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SFMono-Regular1" svg:font-family="SFMono-Regular, Consolas, 'Liberation Mono', Menlo, monospace"/>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729in" table:align="left"/>
    </style:style>
    <style:style style:name="Table1.A" style:family="table-column">
      <style:table-column-properties style:column-width="0.5722in"/>
    </style:style>
    <style:style style:name="Table1.B" style:family="table-column">
      <style:table-column-properties style:column-width="0.8833in"/>
    </style:style>
    <style:style style:name="Table1.C" style:family="table-column">
      <style:table-column-properties style:column-width="2.0306in"/>
    </style:style>
    <style:style style:name="Table1.D" style:family="table-column">
      <style:table-column-properties style:column-width="1.3868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1f1f1">
        <style:background-image/>
      </style:table-row-properties>
    </style:style>
    <style:style style:name="Table2" style:family="table">
      <style:table-properties style:width="6.0618in" table:align="left"/>
    </style:style>
    <style:style style:name="Table2.A" style:family="table-column">
      <style:table-column-properties style:column-width="3.5458in"/>
    </style:style>
    <style:style style:name="Table2.B" style:family="table-column">
      <style:table-column-properties style:column-width="2.516in"/>
    </style:style>
    <style:style style:name="Table2.1" style:family="table-row">
      <style:table-row-properties fo:background-color="#ffffff">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f1f1f1">
        <style:background-image/>
      </style:table-row-properties>
    </style:style>
    <style:style style:name="Table3" style:family="table">
      <style:table-properties style:width="6.6931in" table:align="left"/>
    </style:style>
    <style:style style:name="Table3.A" style:family="table-column">
      <style:table-column-properties style:column-width="3.1354in"/>
    </style:style>
    <style:style style:name="Table3.B" style:family="table-column">
      <style:table-column-properties style:column-width="3.5576in"/>
    </style:style>
    <style:style style:name="Table3.1" style:family="table-row">
      <style:table-row-properties fo:background-color="#ffffff">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f1f1f1">
        <style:background-image/>
      </style:table-row-properties>
    </style:style>
    <style:style style:name="Table4" style:family="table">
      <style:table-properties style:width="5.0063in" table:align="left"/>
    </style:style>
    <style:style style:name="Table4.A" style:family="table-column">
      <style:table-column-properties style:column-width="2.8375in"/>
    </style:style>
    <style:style style:name="Table4.B" style:family="table-column">
      <style:table-column-properties style:column-width="2.1688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f1f1f1">
        <style:background-image/>
      </style:table-row-properties>
    </style:style>
    <style:style style:name="Table4.B6" style:family="table-cell">
      <style:table-cell-properties fo:padding="0.0194in" fo:border="none"/>
    </style:style>
    <style:style style:name="Table5" style:family="table">
      <style:table-properties style:width="6.6931in" table:align="left"/>
    </style:style>
    <style:style style:name="Table5.A" style:family="table-column">
      <style:table-column-properties style:column-width="3.8125in"/>
    </style:style>
    <style:style style:name="Table5.B" style:family="table-column">
      <style:table-column-properties style:column-width="2.8806in"/>
    </style:style>
    <style:style style:name="Table5.1" style:family="table-row">
      <style:table-row-properties fo:background-color="#ffffff">
        <style:background-image/>
      </style:table-row-properties>
    </style:style>
    <style:style style:name="Table5.A1" style:family="table-cell">
      <style:table-cell-properties style:vertical-align="middle" fo:padding="0in" fo:border="none"/>
    </style:style>
    <style:style style:name="Table5.2" style:family="table-row">
      <style:table-row-properties fo:background-color="#f1f1f1">
        <style:background-image/>
      </style:table-row-properties>
    </style:style>
    <style:style style:name="P1" style:family="paragraph" style:parent-style-name="Standard">
      <style:text-properties officeooo:rsid="001e1b5b" officeooo:paragraph-rsid="001e1b5b"/>
    </style:style>
    <style:style style:name="P2" style:family="paragraph" style:parent-style-name="Standard">
      <style:paragraph-properties fo:text-align="center" style:justify-single-word="false"/>
      <style:text-properties style:font-name="LKLUG" fo:font-size="14pt" style:text-underline-style="solid" style:text-underline-width="auto" style:text-underline-color="font-color" fo:font-weight="bold" officeooo:rsid="001e1b5b" officeooo:paragraph-rsid="001e1b5b" style:font-size-asian="14pt" style:font-weight-asian="bold" style:font-size-complex="14pt" style:font-weight-complex="bold"/>
    </style:style>
    <style:style style:name="P3" style:family="paragraph" style:parent-style-name="Standard">
      <style:text-properties officeooo:paragraph-rsid="001e1b5b"/>
    </style:style>
    <style:style style:name="P4" style:family="paragraph" style:parent-style-name="Standard">
      <style:text-properties officeooo:paragraph-rsid="00267797"/>
    </style:style>
    <style:style style:name="P5" style:family="paragraph" style:parent-style-name="Text_20_body">
      <style:text-properties fo:font-variant="normal" fo:text-transform="none" fo:color="#333333" style:font-name="BlinkMacSystemFont" fo:font-size="12pt" fo:letter-spacing="normal" fo:font-style="normal" fo:font-weight="normal" officeooo:paragraph-rsid="00337357"/>
    </style:style>
    <style:style style:name="P6" style:family="paragraph" style:parent-style-name="Text_20_body">
      <style:text-properties fo:font-variant="normal" fo:text-transform="none" fo:color="#4a4a4a" style:font-name="Open Sans" fo:font-size="13pt" fo:letter-spacing="normal" fo:font-style="normal" style:text-underline-style="solid" style:text-underline-width="auto" style:text-underline-color="font-color" fo:font-weight="bold" officeooo:rsid="008d04e6" officeooo:paragraph-rsid="008d04e6" style:font-size-asian="11.3500003814697pt" style:font-weight-asian="bold" style:font-size-complex="13pt" style:font-weight-complex="bold"/>
    </style:style>
    <style:style style:name="P7" style:family="paragraph" style:parent-style-name="Text_20_body">
      <style:text-properties officeooo:paragraph-rsid="00337357"/>
    </style:style>
    <style:style style:name="P8" style:family="paragraph" style:parent-style-name="Text_20_body">
      <style:paragraph-properties fo:orphans="2" fo:widows="2"/>
      <style:text-properties officeooo:paragraph-rsid="005aa08f"/>
    </style:style>
    <style:style style:name="P9" style:family="paragraph" style:parent-style-name="Text_20_body">
      <style:paragraph-properties fo:orphans="2" fo:widows="2"/>
      <style:text-properties style:text-underline-style="solid" style:text-underline-width="auto" style:text-underline-color="font-color" officeooo:rsid="005aa08f" officeooo:paragraph-rsid="005aa08f"/>
    </style:style>
    <style:style style:name="P10" style:family="paragraph" style:parent-style-name="Text_20_body">
      <style:paragraph-properties fo:orphans="2" fo:widows="2"/>
      <style:text-properties style:text-underline-style="solid" style:text-underline-width="auto" style:text-underline-color="font-color" officeooo:rsid="005c41a9" officeooo:paragraph-rsid="005c41a9"/>
    </style:style>
    <style:style style:name="P11" style:family="paragraph" style:parent-style-name="Text_20_body">
      <style:paragraph-properties fo:orphans="2" fo:widows="2"/>
      <style:text-properties style:text-underline-style="none" officeooo:rsid="0052f20a" officeooo:paragraph-rsid="00564544"/>
    </style:style>
    <style:style style:name="P12" style:family="paragraph" style:parent-style-name="Text_20_body">
      <style:text-properties fo:font-size="12pt" style:text-underline-style="none" fo:font-weight="normal" style:font-size-asian="10.5pt" style:font-weight-asian="normal" style:font-size-complex="12pt" style:font-weight-complex="normal"/>
    </style:style>
    <style:style style:name="P13" style:family="paragraph" style:parent-style-name="Text_20_body">
      <style:text-properties fo:font-size="12pt" fo:font-weight="normal"/>
    </style:style>
    <style:style style:name="P14" style:family="paragraph" style:parent-style-name="Text_20_body">
      <style:text-properties officeooo:paragraph-rsid="00774c6a"/>
    </style:style>
    <style:style style:name="P15" style:family="paragraph" style:parent-style-name="Text_20_body">
      <style:text-properties officeooo:paragraph-rsid="00822767"/>
    </style:style>
    <style:style style:name="P16" style:family="paragraph" style:parent-style-name="Text_20_body">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17" style:family="paragraph" style:parent-style-name="Text_20_body">
      <style:text-properties officeooo:paragraph-rsid="008e4044"/>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officeooo:paragraph-rsid="001e1b5b"/>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3"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24" style:family="paragraph" style:parent-style-name="Text_20_body">
      <style:paragraph-properties fo:margin-left="0in" fo:margin-right="0in" fo:margin-top="0in" fo:margin-bottom="0.1252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26"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27"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text-properties fo:font-size="12pt" style:text-underline-style="none" fo:font-weight="normal" style:font-size-asian="10.5pt" style:font-weight-asian="normal" style:font-size-complex="12pt" style:font-weight-complex="normal"/>
    </style:style>
    <style:style style:name="P29" style:family="paragraph" style:parent-style-name="Preformatted_20_Text">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30"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officeooo:paragraph-rsid="006d34dc"/>
    </style:style>
    <style:style style:name="P31"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32"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style:style>
    <style:style style:name="P33" style:family="paragraph" style:parent-style-name="Preformatted_20_Text">
      <loext:graphic-properties draw:fill="solid" draw:fill-color="#272822" draw:opacity="100%"/>
      <style:paragraph-properties fo:margin-left="0in" fo:margin-right="0in" fo:line-height="150%" fo:text-align="start" style:justify-single-word="false" fo:orphans="2" fo:widows="2" fo:text-indent="0in" style:auto-text-indent="false" fo:background-color="#272822"/>
    </style:style>
    <style:style style:name="P34" style:family="paragraph" style:parent-style-name="Text_20_body">
      <style:paragraph-properties fo:margin-top="0.1043in" fo:margin-bottom="0.1043in" loext:contextual-spacing="false" fo:orphans="2" fo:widows="2"/>
      <style:text-properties officeooo:rsid="00267797"/>
    </style:style>
    <style:style style:name="P35" style:family="paragraph" style:parent-style-name="Text_20_body">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6"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d986e" officeooo:paragraph-rsid="003d986e"/>
    </style:style>
    <style:style style:name="P37"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paragraph-rsid="003da900"/>
    </style:style>
    <style:style style:name="P38" style:family="paragraph" style:parent-style-name="Heading_20_2">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9" style:family="paragraph" style:parent-style-name="Preformatted_20_Text">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267797"/>
    </style:style>
    <style:style style:name="P40" style:family="paragraph" style:parent-style-name="Preformatted_20_Text">
      <style:paragraph-properties fo:margin-top="0.1043in" fo:margin-bottom="0.1043in" loext:contextual-spacing="false" fo:orphans="2" fo:widows="2"/>
    </style:style>
    <style:style style:name="P41" style:family="paragraph" style:parent-style-name="Heading_20_1">
      <style:paragraph-properties fo:margin-top="0.1043in" fo:margin-bottom="0.1043in" loext:contextual-spacing="false" fo:orphans="2" fo:widows="2"/>
      <style:text-properties fo:font-variant="normal" fo:text-transform="none" fo:color="#333333" style:font-name="BlinkMacSystemFont" fo:font-size="24pt" fo:letter-spacing="normal" fo:font-style="normal" fo:font-weight="bold" officeooo:rsid="00267797"/>
    </style:style>
    <style:style style:name="P42" style:family="paragraph" style:parent-style-name="Text_20_body">
      <style:paragraph-properties fo:margin-top="0in" fo:margin-bottom="0in" loext:contextual-spacing="false" fo:orphans="2" fo:widows="2"/>
      <style:text-properties officeooo:paragraph-rsid="004dec67"/>
    </style:style>
    <style:style style:name="P43"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style>
    <style:style style:name="P44"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text-properties officeooo:paragraph-rsid="002e087a"/>
    </style:style>
    <style:style style:name="P45"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6" style:family="paragraph" style:parent-style-name="Preformatted_20_Text">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7" style:family="paragraph" style:parent-style-name="Heading_20_3">
      <style:text-properties fo:font-size="12pt" style:text-underline-style="none" fo:font-weight="normal" style:font-size-asian="10.5pt" style:font-weight-asian="normal" style:font-size-complex="12pt" style:font-weight-complex="normal"/>
    </style:style>
    <style:style style:name="P48" style:family="paragraph" style:parent-style-name="Heading_20_3">
      <style:text-properties officeooo:paragraph-rsid="0089c802"/>
    </style:style>
    <style:style style:name="P49" style:family="paragraph" style:parent-style-name="Table_20_Contents">
      <style:paragraph-properties fo:text-align="start" style:justify-single-word="false"/>
    </style:style>
    <style:style style:name="P50" style:family="paragraph" style:parent-style-name="Table_20_Heading">
      <style:paragraph-properties fo:text-align="start" style:justify-single-word="false"/>
    </style:style>
    <style:style style:name="P51" style:family="paragraph" style:parent-style-name="Preformatted_20_Text">
      <style:text-properties fo:font-size="12pt" style:text-underline-style="none" fo:font-weight="normal" style:font-size-asian="10.5pt" style:font-weight-asian="normal" style:font-size-complex="12pt" style:font-weight-complex="normal"/>
    </style:style>
    <style:style style:name="P52" style:family="paragraph" style:parent-style-name="Preformatted_20_Text">
      <style:text-properties fo:font-variant="normal" fo:text-transform="none" fo:color="#333333" style:font-name="x-locale-heading-primary" fo:letter-spacing="normal" fo:font-style="normal" fo:font-weight="normal" style:font-weight-asian="normal" style:font-weight-complex="normal"/>
    </style:style>
    <style:style style:name="P53" style:family="paragraph" style:parent-style-name="Preformatted_20_Text">
      <loext:graphic-properties draw:fill="solid" draw:fill-color="#272822" draw:opacity="100%"/>
      <style:paragraph-properties fo:line-height="150%" fo:text-align="start" style:justify-single-word="false" fo:orphans="2" fo:widows="2" fo:background-color="#272822"/>
    </style:style>
    <style:style style:name="P54"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55"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56"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text-properties officeooo:paragraph-rsid="008a68ab"/>
    </style:style>
    <style:style style:name="P57" style:family="paragraph" style:parent-style-name="Standard" style:list-style-name="L1">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1e1b5b" officeooo:paragraph-rsid="001e1b5b" style:font-size-asian="10.5pt" style:font-weight-asian="normal" style:font-size-complex="12pt" style:font-weight-complex="normal"/>
    </style:style>
    <style:style style:name="P58" style:family="paragraph" style:parent-style-name="Standard">
      <style:text-properties fo:font-variant="normal" fo:text-transform="none" fo:color="#000000" style:font-name="Verdana" fo:font-size="11.25pt" fo:letter-spacing="normal" fo:font-style="normal" fo:font-weight="normal" officeooo:paragraph-rsid="00267797"/>
    </style:style>
    <style:style style:name="P59" style:family="paragraph" style:parent-style-name="Standard">
      <style:text-properties fo:font-variant="normal" fo:text-transform="none" fo:color="#000000" style:font-name="Consolas1" fo:font-size="11.25pt" fo:letter-spacing="normal" fo:font-style="normal" fo:font-weight="normal" officeooo:rsid="00233d3a" officeooo:paragraph-rsid="001e1b5b"/>
    </style:style>
    <style:style style:name="P60" style:family="paragraph" style:parent-style-name="Standard" style:list-style-name="L1">
      <style:text-properties fo:font-variant="normal" fo:text-transform="none" fo:color="#000000" style:font-name="Consolas1" fo:font-size="11.25pt" fo:letter-spacing="normal" fo:font-style="normal" fo:font-weight="normal" officeooo:rsid="00233d3a" officeooo:paragraph-rsid="001e1b5b"/>
    </style:style>
    <style:style style:name="P61" style:family="paragraph" style:parent-style-name="Standard">
      <style:text-properties fo:font-variant="normal" fo:text-transform="none" fo:color="#000000" style:font-name="Consolas1" fo:font-size="11.25pt" fo:letter-spacing="normal" fo:font-style="normal" fo:font-weight="normal" officeooo:rsid="00252f82" officeooo:paragraph-rsid="001e1b5b"/>
    </style:style>
    <style:style style:name="P62" style:family="paragraph" style:parent-style-name="Standard" style:list-style-name="L2">
      <style:text-properties fo:font-variant="normal" fo:text-transform="none" fo:color="#000000" style:font-name="Consolas1" fo:font-size="11.25pt" fo:letter-spacing="normal" fo:font-style="normal" fo:font-weight="normal" officeooo:rsid="00267797" officeooo:paragraph-rsid="00267797"/>
    </style:style>
    <style:style style:name="P63" style:family="paragraph" style:parent-style-name="Standard">
      <style:text-properties fo:font-variant="normal" fo:text-transform="none" fo:color="#000000" style:font-name="Segoe UI" fo:font-size="24pt" fo:letter-spacing="normal" fo:font-style="normal" style:text-underline-style="solid" style:text-underline-width="auto" style:text-underline-color="font-color" fo:font-weight="bold" officeooo:paragraph-rsid="009e7f7d" style:font-weight-asian="bold" style:font-weight-complex="bold"/>
    </style:style>
    <style:style style:name="P64" style:family="paragraph" style:parent-style-name="Standard" style:list-style-name="L2">
      <style:text-properties fo:font-variant="normal" fo:text-transform="none" fo:color="#008000" style:font-name="Consolas1" fo:font-size="11.25pt" fo:letter-spacing="normal" fo:font-style="normal" fo:font-weight="normal" officeooo:rsid="00267797" officeooo:paragraph-rsid="00267797"/>
    </style:style>
    <style:style style:name="P65" style:family="paragraph" style:parent-style-name="Standard">
      <style:text-properties fo:font-variant="normal" fo:text-transform="none" fo:color="#008000" style:font-name="Consolas1" fo:font-size="11.25pt" fo:letter-spacing="normal" fo:font-style="normal" fo:font-weight="normal" officeooo:paragraph-rsid="00267797"/>
    </style:style>
    <style:style style:name="P66" style:family="paragraph" style:parent-style-name="Standard" style:list-style-name="L1">
      <style:text-properties officeooo:rsid="001e1b5b" officeooo:paragraph-rsid="001e1b5b"/>
    </style:style>
    <style:style style:name="P67" style:family="paragraph" style:parent-style-name="Standard" style:list-style-name="L2">
      <style:text-properties officeooo:paragraph-rsid="00267797"/>
    </style:style>
    <style:style style:name="P68" style:family="paragraph" style:parent-style-name="Standard" style:list-style-name="L2">
      <style:text-properties officeooo:rsid="00267797" officeooo:paragraph-rsid="00267797"/>
    </style:style>
    <style:style style:name="P69" style:family="paragraph" style:parent-style-name="Standard" style:list-style-name="L30">
      <style:text-properties officeooo:paragraph-rsid="007c5e6b"/>
    </style:style>
    <style:style style:name="P70" style:family="paragraph" style:parent-style-name="Standard" style:list-style-name="L30">
      <style:text-properties officeooo:paragraph-rsid="007fbcb9"/>
    </style:style>
    <style:style style:name="P71" style:family="paragraph" style:parent-style-name="Standard" style:list-style-name="L30">
      <style:text-properties officeooo:rsid="007e1d56" officeooo:paragraph-rsid="007e1d56"/>
    </style:style>
    <style:style style:name="P72" style:family="paragraph" style:parent-style-name="Standard">
      <style:paragraph-properties style:line-height-at-least="0.198in"/>
      <style:text-properties fo:color="#d4d4d4" style:font-name="Droid Sans Mono" fo:font-size="10.5pt" fo:font-weight="normal" fo:background-color="#1e1e1e"/>
    </style:style>
    <style:style style:name="P73" style:family="paragraph" style:parent-style-name="Standard">
      <style:text-properties fo:color="#000000" style:font-name="Droid Sans Mono" fo:font-size="10.5pt" fo:font-weight="normal" officeooo:rsid="00a2eb9e" officeooo:paragraph-rsid="00a2eb9e" fo:background-color="transparent"/>
    </style:style>
    <style:style style:name="P74" style:family="paragraph" style:parent-style-name="Standard">
      <style:paragraph-properties style:line-height-at-least="0.198in"/>
      <style:text-properties fo:color="#000000" style:font-name="Droid Sans Mono" fo:font-size="10.5pt" fo:font-weight="normal" fo:background-color="transparent"/>
    </style:style>
    <style:style style:name="P75" style:family="paragraph" style:parent-style-name="Standard">
      <style:text-properties fo:color="#000000" style:font-name="Droid Sans Mono" fo:font-size="10.5pt" fo:font-weight="normal" officeooo:paragraph-rsid="00a2eb9e" fo:background-color="transparent"/>
    </style:style>
    <style:style style:name="P76" style:family="paragraph" style:parent-style-name="Standard">
      <style:paragraph-properties style:line-height-at-least="0.198in"/>
      <style:text-properties fo:color="#000000" style:font-name="Droid Sans Mono" fo:font-size="10.5pt" fo:font-weight="normal" officeooo:rsid="00a43142" officeooo:paragraph-rsid="00a43142" fo:background-color="transparent"/>
    </style:style>
    <style:style style:name="P77" style:family="paragraph" style:parent-style-name="Standard">
      <style:text-properties fo:color="#000000" fo:background-color="transparent"/>
    </style:style>
    <style:style style:name="P78" style:family="paragraph" style:parent-style-name="Standard">
      <style:paragraph-properties style:line-height-at-least="0.198in"/>
    </style:style>
    <style:style style:name="P79" style:family="paragraph" style:parent-style-name="Standard">
      <style:text-properties officeooo:paragraph-rsid="00a43142"/>
    </style:style>
    <style:style style:name="P80" style:family="paragraph" style:parent-style-name="Standard">
      <style:text-properties officeooo:rsid="00a54d3b" officeooo:paragraph-rsid="00a54d3b"/>
    </style:style>
    <style:style style:name="P81" style:family="paragraph" style:parent-style-name="Standard">
      <style:paragraph-properties fo:margin-top="0in" fo:margin-bottom="0in" loext:contextual-spacing="false" style:line-height-at-least="0.198in"/>
      <style:text-properties fo:color="#000000" style:font-name="Droid Sans Mono" fo:font-size="10.5pt" fo:font-weight="normal" officeooo:paragraph-rsid="00ab1045" fo:background-color="transparent"/>
    </style:style>
    <style:style style:name="P82" style:family="paragraph" style:parent-style-name="Standard">
      <style:paragraph-properties fo:margin-top="0in" fo:margin-bottom="0in" loext:contextual-spacing="false" style:line-height-at-least="0.198in"/>
      <style:text-properties fo:color="#000000" style:font-name="Droid Sans Mono" fo:font-size="10.5pt" fo:font-weight="normal" officeooo:paragraph-rsid="00acac4d" fo:background-color="transparent"/>
    </style:style>
    <style:style style:name="P83" style:family="paragraph" style:parent-style-name="Standard">
      <style:paragraph-properties fo:margin-top="0in" fo:margin-bottom="0in" loext:contextual-spacing="false" style:line-height-at-least="0.198in"/>
      <style:text-properties officeooo:paragraph-rsid="00af0fc4"/>
    </style:style>
    <style:style style:name="P84" style:family="paragraph" style:parent-style-name="Text_20_body" style:list-style-name="L1">
      <style:text-properties fo:font-variant="normal" fo:text-transform="none" fo:color="#000000" style:font-name="Verdana" fo:font-size="11.25pt" fo:letter-spacing="normal" fo:font-style="normal" fo:font-weight="normal" officeooo:rsid="001e1b5b" officeooo:paragraph-rsid="001e1b5b"/>
    </style:style>
    <style:style style:name="P85" style:family="paragraph" style:parent-style-name="Text_20_body" style:list-style-name="L18">
      <style:paragraph-properties fo:orphans="2" fo:widows="2"/>
      <style:text-properties fo:font-variant="normal" fo:text-transform="none" fo:color="#000000" style:font-name="Verdana" fo:font-size="11.25pt" fo:letter-spacing="normal" fo:font-style="normal" fo:font-weight="normal"/>
    </style:style>
    <style:style style:name="P86"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2f20a" officeooo:paragraph-rsid="0052f20a"/>
    </style:style>
    <style:style style:name="P87"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64544" officeooo:paragraph-rsid="00564544"/>
    </style:style>
    <style:style style:name="P88" style:family="paragraph" style:parent-style-name="Text_20_body" style:list-style-name="L15">
      <style:paragraph-properties fo:orphans="2" fo:widows="2"/>
      <style:text-properties fo:font-variant="normal" fo:text-transform="none" fo:color="#000000" style:font-name="Verdana" fo:font-size="11.25pt" fo:letter-spacing="normal" fo:font-style="normal" style:text-underline-style="none" fo:font-weight="normal" officeooo:rsid="005aa08f" officeooo:paragraph-rsid="005aa08f"/>
    </style:style>
    <style:style style:name="P89"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5aa08f"/>
    </style:style>
    <style:style style:name="P90"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61f906"/>
    </style:style>
    <style:style style:name="P91" style:family="paragraph" style:parent-style-name="Text_20_body" style:list-style-name="L17">
      <style:paragraph-properties fo:orphans="2" fo:widows="2"/>
      <style:text-properties fo:font-variant="normal" fo:text-transform="none" fo:color="#000000" style:font-name="Verdana" fo:font-size="11.25pt" fo:letter-spacing="normal" fo:font-style="normal" fo:font-weight="bold" style:font-weight-asian="bold" style:font-weight-complex="bold"/>
    </style:style>
    <style:style style:name="P92" style:family="paragraph" style:parent-style-name="Text_20_body" style:list-style-name="L13">
      <style:paragraph-properties fo:orphans="2" fo:widows="2"/>
      <style:text-properties fo:font-variant="normal" fo:text-transform="none" fo:color="#000000" style:font-name="Consolas1" fo:font-size="11.25pt" fo:letter-spacing="normal" fo:font-style="normal" style:text-underline-style="none" fo:font-weight="normal" officeooo:rsid="0052f20a" officeooo:paragraph-rsid="0052f20a"/>
    </style:style>
    <style:style style:name="P93"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9aeb" officeooo:paragraph-rsid="00564544"/>
    </style:style>
    <style:style style:name="P94"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a08f" officeooo:paragraph-rsid="005aa08f" style:font-weight-asian="normal" style:font-weight-complex="normal"/>
    </style:style>
    <style:style style:name="P95"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96"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97"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72bf45" officeooo:paragraph-rsid="0075e16f" style:font-weight-asian="normal" style:font-weight-complex="normal"/>
    </style:style>
    <style:style style:name="P98"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style>
    <style:style style:name="P99"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officeooo:paragraph-rsid="0075e16f"/>
    </style:style>
    <style:style style:name="P100" style:family="paragraph" style:parent-style-name="Text_20_body" style:list-style-name="L29">
      <style:paragraph-properties fo:orphans="2" fo:widows="2"/>
      <style:text-properties fo:font-variant="normal" fo:text-transform="none" fo:color="#000000" style:font-name="Consolas1" fo:font-size="11.25pt" fo:letter-spacing="normal" fo:font-style="normal" fo:font-weight="normal" officeooo:rsid="007735ba" officeooo:paragraph-rsid="007735ba"/>
    </style:style>
    <style:style style:name="P101" style:family="paragraph" style:parent-style-name="Text_20_body" style:list-style-name="L20">
      <style:paragraph-properties fo:line-height="100%"/>
      <style:text-properties fo:font-variant="normal" fo:text-transform="none" fo:color="#000000" style:font-name="Consolas1" fo:font-size="12pt" fo:letter-spacing="normal" fo:font-style="normal" style:text-underline-style="none" fo:font-weight="normal" officeooo:rsid="0061f906" style:font-size-asian="10.5pt" style:font-weight-asian="normal" style:font-size-complex="12pt" style:font-weight-complex="normal"/>
    </style:style>
    <style:style style:name="P102" style:family="paragraph" style:parent-style-name="Text_20_body">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P103" style:family="paragraph" style:parent-style-name="Text_20_body">
      <style:text-properties fo:font-variant="normal" fo:text-transform="none" style:font-name="BlinkMacSystemFont" fo:font-size="24pt" fo:font-style="normal" fo:font-weight="bold" officeooo:paragraph-rsid="00337357"/>
    </style:style>
    <style:style style:name="P104"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6c450"/>
    </style:style>
    <style:style style:name="P105"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37357"/>
    </style:style>
    <style:style style:name="P106" style:family="paragraph" style:parent-style-name="Text_20_body" style:list-style-name="L7">
      <style:text-properties fo:font-variant="normal" fo:text-transform="none" fo:color="#333333" style:font-name="Consolas" fo:font-size="12pt" fo:letter-spacing="normal" fo:font-style="normal" fo:font-weight="normal" officeooo:paragraph-rsid="00337357"/>
    </style:style>
    <style:style style:name="P107" style:family="paragraph" style:parent-style-name="Text_20_body">
      <style:text-properties fo:font-variant="normal" fo:text-transform="none" fo:color="#333333" style:text-line-through-style="none" style:text-line-through-type="none" style:font-name="BlinkMacSystemFont" fo:font-size="15pt" fo:letter-spacing="normal" fo:font-style="normal" style:text-underline-style="none" fo:font-weight="normal" officeooo:rsid="0061f906" style:text-blinking="false" style:font-size-asian="10.5pt" style:font-weight-asian="normal" style:font-size-complex="12pt" style:font-weight-complex="normal"/>
    </style:style>
    <style:style style:name="P108" style:family="paragraph" style:parent-style-name="Text_20_body">
      <style:text-properties fo:font-variant="normal" fo:text-transform="none" fo:color="#4a4a4a" style:font-name="Open Sans" fo:font-size="13.5pt" fo:letter-spacing="normal" fo:font-style="normal" style:text-underline-style="solid" style:text-underline-width="auto" style:text-underline-color="font-color" fo:font-weight="bold" officeooo:paragraph-rsid="00865cc7" style:font-weight-asian="bold" style:font-weight-complex="bold"/>
    </style:style>
    <style:style style:name="P109" style:family="paragraph" style:parent-style-name="Text_20_body">
      <style:text-properties fo:font-variant="normal" fo:text-transform="none" fo:color="#4a4a4a" style:font-name="Open Sans" fo:font-size="13.5pt" fo:letter-spacing="normal" fo:font-style="normal" style:text-underline-style="none" fo:font-weight="normal" officeooo:paragraph-rsid="0089c802" style:font-weight-asian="normal" style:font-weight-complex="normal"/>
    </style:style>
    <style:style style:name="P110" style:family="paragraph" style:parent-style-name="Text_20_body">
      <style:text-properties fo:font-variant="normal" fo:text-transform="none" fo:color="#4a4a4a" style:font-name="Open Sans" fo:font-size="13.5pt" fo:letter-spacing="normal" fo:font-style="normal" style:text-underline-style="none" fo:font-weight="normal" officeooo:rsid="008d04e6" officeooo:paragraph-rsid="008e4044" style:font-size-asian="10.5pt" style:font-weight-asian="normal" style:font-size-complex="12pt" style:font-weight-complex="normal"/>
    </style:style>
    <style:style style:name="P111" style:family="paragraph" style:parent-style-name="Text_20_body">
      <style:text-properties fo:font-variant="normal" fo:text-transform="none" fo:color="#4a4a4a" style:text-line-through-style="none" style:text-line-through-type="none" style:font-name="Open Sans" fo:font-size="13.5pt" fo:letter-spacing="normal" fo:font-style="normal" style:text-underline-style="none" fo:font-weight="normal" officeooo:rsid="008a68ab" officeooo:paragraph-rsid="008a68ab" style:text-blinking="false" fo:background-color="transparent" style:font-weight-asian="normal" style:font-weight-complex="normal"/>
    </style:style>
    <style:style style:name="P112" style:family="paragraph" style:parent-style-name="Text_20_body" style:list-style-name="L32">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normal" officeooo:rsid="008a68ab" officeooo:paragraph-rsid="008e4044" style:text-blinking="false" fo:background-color="transparent" style:font-weight-asian="normal" style:font-weight-complex="normal"/>
    </style:style>
    <style:style style:name="P113" style:family="paragraph" style:parent-style-name="Text_20_body">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officeooo:paragraph-rsid="008a68ab" style:text-blinking="false" fo:background-color="transparent" style:font-size-asian="12pt" style:font-weight-asian="normal" style:font-size-complex="12pt" style:font-weight-complex="normal"/>
    </style:style>
    <style:style style:name="P114" style:family="paragraph" style:parent-style-name="Text_20_body" style:list-style-name="L6">
      <style:text-properties officeooo:paragraph-rsid="00337357"/>
    </style:style>
    <style:style style:name="P115" style:family="paragraph" style:parent-style-name="Text_20_body" style:list-style-name="L7">
      <style:text-properties officeooo:paragraph-rsid="00337357"/>
    </style:style>
    <style:style style:name="P116" style:family="paragraph" style:parent-style-name="Text_20_body" style:list-style-name="L11">
      <style:paragraph-properties fo:orphans="2" fo:widows="2"/>
      <style:text-properties officeooo:paragraph-rsid="004c040b"/>
    </style:style>
    <style:style style:name="P117" style:family="paragraph" style:parent-style-name="Text_20_body" style:list-style-name="L12">
      <style:paragraph-properties fo:orphans="2" fo:widows="2"/>
    </style:style>
    <style:style style:name="P118" style:family="paragraph" style:parent-style-name="Text_20_body" style:list-style-name="L13">
      <style:paragraph-properties fo:orphans="2" fo:widows="2"/>
      <style:text-properties officeooo:paragraph-rsid="0052f20a"/>
    </style:style>
    <style:style style:name="P119" style:family="paragraph" style:parent-style-name="Text_20_body" style:list-style-name="L15">
      <style:paragraph-properties fo:orphans="2" fo:widows="2"/>
      <style:text-properties officeooo:paragraph-rsid="005aa08f"/>
    </style:style>
    <style:style style:name="P120" style:family="paragraph" style:parent-style-name="Text_20_body" style:list-style-name="L16">
      <style:paragraph-properties fo:orphans="2" fo:widows="2"/>
      <style:text-properties officeooo:paragraph-rsid="005c41a9"/>
    </style:style>
    <style:style style:name="P121" style:family="paragraph" style:parent-style-name="Text_20_body" style:list-style-name="L17">
      <style:paragraph-properties fo:orphans="2" fo:widows="2"/>
      <style:text-properties officeooo:paragraph-rsid="005aa08f"/>
    </style:style>
    <style:style style:name="P122" style:family="paragraph" style:parent-style-name="Text_20_body" style:list-style-name="L19">
      <style:paragraph-properties fo:orphans="2" fo:widows="2"/>
      <style:text-properties officeooo:paragraph-rsid="005aa08f"/>
    </style:style>
    <style:style style:name="P123" style:family="paragraph" style:parent-style-name="Text_20_body" style:list-style-name="L19">
      <style:paragraph-properties fo:orphans="2" fo:widows="2"/>
      <style:text-properties officeooo:paragraph-rsid="0061f906"/>
    </style:style>
    <style:style style:name="P124" style:family="paragraph" style:parent-style-name="Text_20_body" style:list-style-name="L28">
      <style:paragraph-properties fo:orphans="2" fo:widows="2"/>
    </style:style>
    <style:style style:name="P125" style:family="paragraph" style:parent-style-name="Text_20_body" style:list-style-name="L29">
      <style:paragraph-properties fo:orphans="2" fo:widows="2"/>
      <style:text-properties officeooo:paragraph-rsid="007735ba"/>
    </style:style>
    <style:style style:name="P126" style:family="paragraph" style:parent-style-name="Text_20_body" style:list-style-name="L14">
      <style:paragraph-properties fo:orphans="2" fo:widows="2"/>
      <style:text-properties style:text-underline-style="none" officeooo:rsid="0052f20a" officeooo:paragraph-rsid="00564544"/>
    </style:style>
    <style:style style:name="P127" style:family="paragraph" style:parent-style-name="Text_20_body" style:list-style-name="L28">
      <style:text-properties officeooo:paragraph-rsid="007251ff"/>
    </style:style>
    <style:style style:name="P128" style:family="paragraph" style:parent-style-name="Text_20_body" style:list-style-name="L28">
      <style:text-properties officeooo:paragraph-rsid="0072bf45"/>
    </style:style>
    <style:style style:name="P129" style:family="paragraph" style:parent-style-name="Text_20_body" style:list-style-name="L29">
      <style:paragraph-properties fo:orphans="2" fo:widows="2"/>
      <style:text-properties officeooo:rsid="007735ba" officeooo:paragraph-rsid="007735ba"/>
    </style:style>
    <style:style style:name="P130" style:family="paragraph" style:parent-style-name="Text_20_body" style:list-style-name="L30">
      <style:text-properties officeooo:paragraph-rsid="0078731b"/>
    </style:style>
    <style:style style:name="P131" style:family="paragraph" style:parent-style-name="Text_20_body" style:list-style-name="L30">
      <style:text-properties officeooo:paragraph-rsid="007959a9"/>
    </style:style>
    <style:style style:name="P132" style:family="paragraph" style:parent-style-name="Text_20_body" style:list-style-name="L30">
      <style:text-properties officeooo:paragraph-rsid="00789b1d"/>
    </style:style>
    <style:style style:name="P133" style:family="paragraph" style:parent-style-name="Text_20_body" style:list-style-name="L30">
      <style:text-properties officeooo:paragraph-rsid="007aba93"/>
    </style:style>
    <style:style style:name="P134" style:family="paragraph" style:parent-style-name="Text_20_body" style:list-style-name="L31">
      <style:text-properties officeooo:paragraph-rsid="00839c13"/>
    </style:style>
    <style:style style:name="P135" style:family="paragraph" style:parent-style-name="Text_20_body">
      <style:text-properties style:text-underline-style="solid" style:text-underline-width="auto" style:text-underline-color="font-color" fo:font-weight="bold" officeooo:rsid="00a2eb9e" officeooo:paragraph-rsid="00a2eb9e" style:font-weight-asian="bold" style:font-weight-complex="bold"/>
    </style:style>
    <style:style style:name="P136" style:family="paragraph" style:parent-style-name="Text_20_body">
      <style:text-properties officeooo:paragraph-rsid="009e7f7d"/>
    </style:style>
    <style:style style:name="P137" style:family="paragraph" style:parent-style-name="Text_20_body">
      <style:text-properties fo:color="#000000" officeooo:rsid="00a2eb9e" officeooo:paragraph-rsid="00a2eb9e" fo:background-color="transparent"/>
    </style:style>
    <style:style style:name="P138" style:family="paragraph" style:parent-style-name="Text_20_body">
      <style:text-properties fo:color="#000000" officeooo:paragraph-rsid="00a2eb9e" fo:background-color="transparent"/>
    </style:style>
    <style:style style:name="P139" style:family="paragraph" style:parent-style-name="Text_20_body">
      <style:text-properties officeooo:rsid="00a2eb9e" officeooo:paragraph-rsid="00a2eb9e"/>
    </style:style>
    <style:style style:name="P140" style:family="paragraph" style:parent-style-name="Text_20_body">
      <style:paragraph-properties fo:margin-left="0in" fo:margin-right="0in" fo:orphans="2" fo:widows="2" fo:text-indent="0in" style:auto-text-indent="false"/>
      <style:text-properties fo:font-variant="normal" fo:text-transform="none" fo:color="#000000" style:font-name="Consolas1" fo:font-size="11.25pt" fo:letter-spacing="normal" fo:font-style="normal" fo:font-weight="normal"/>
    </style:style>
    <style:style style:name="P141"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42" style:family="paragraph" style:parent-style-name="Text_20_body">
      <style:paragraph-properties fo:margin-left="0in" fo:margin-right="0in" fo:orphans="2" fo:widows="2" fo:text-indent="0in" style:auto-text-indent="false"/>
    </style:style>
    <style:style style:name="P143" style:family="paragraph" style:parent-style-name="Text_20_body" style:list-style-name="L8">
      <style:paragraph-properties fo:margin-left="0in" fo:margin-right="0in" fo:margin-top="0in" fo:margin-bottom="0.2291in" loext:contextual-spacing="false" fo:orphans="2" fo:widows="2" fo:text-indent="0in" style:auto-text-indent="false" fo:padding="0in" fo:border="none"/>
    </style:style>
    <style:style style:name="P144" style:family="paragraph" style:parent-style-name="Text_20_body" style:list-style-name="L22">
      <style:paragraph-properties fo:margin-left="0in" fo:margin-right="0in" fo:margin-top="0in" fo:margin-bottom="0.2291in" loext:contextual-spacing="false" fo:orphans="2" fo:widows="2" fo:text-indent="0in" style:auto-text-indent="false" fo:padding="0in" fo:border="none"/>
    </style:style>
    <style:style style:name="P145"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style>
    <style:style style:name="P146"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style>
    <style:style style:name="P147"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48"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49" style:family="paragraph" style:parent-style-name="Text_20_body" style:list-style-name="L21">
      <style:paragraph-properties fo:margin-left="0in" fo:margin-right="0in" fo:margin-top="0.2291in" fo:margin-bottom="0.2291in" loext:contextual-spacing="false" fo:line-height="100%"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50"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51"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style>
    <style:style style:name="P1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Verdana" fo:font-size="11.25pt" fo:letter-spacing="normal" fo:font-style="normal" fo:font-weight="normal"/>
    </style:style>
    <style:style style:name="P153" style:family="paragraph" style:parent-style-name="Text_20_body">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154" style:family="paragraph" style:parent-style-name="Text_20_body">
      <style:paragraph-properties fo:margin-left="0in" fo:margin-right="0in" fo:margin-top="0in" fo:margin-bottom="0in" loext:contextual-spacing="false" fo:orphans="2" fo:widows="2" fo:text-indent="0in" style:auto-text-indent="false"/>
    </style:style>
    <style:style style:name="P155"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officeooo:rsid="0098eb3f" officeooo:paragraph-rsid="0098eb3f"/>
    </style:style>
    <style:style style:name="P156"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157" style:family="paragraph" style:parent-style-name="Text_20_body">
      <style:paragraph-properties fo:margin-left="0in" fo:margin-right="0in" fo:margin-top="0.1665in" fo:margin-bottom="0.1665in" loext:contextual-spacing="false" fo:orphans="2" fo:widows="2" fo:text-indent="0in" style:auto-text-indent="false"/>
    </style:style>
    <style:style style:name="P158" style:family="paragraph" style:parent-style-name="Text_20_body" style:list-style-name="L3">
      <style:paragraph-properties fo:margin-top="0.1043in" fo:margin-bottom="0.1043in" loext:contextual-spacing="false" fo:orphans="2" fo:widows="2"/>
      <style:text-properties officeooo:rsid="00267797"/>
    </style:style>
    <style:style style:name="P159" style:family="paragraph" style:parent-style-name="Text_20_body" style:list-style-name="L3">
      <style:paragraph-properties fo:margin-top="0.1043in" fo:margin-bottom="0.1043in" loext:contextual-spacing="false" fo:orphans="2" fo:widows="2"/>
      <style:text-properties officeooo:paragraph-rsid="00332f35"/>
    </style:style>
    <style:style style:name="P160" style:family="paragraph" style:parent-style-name="Text_20_body" style:list-style-name="L5">
      <style:paragraph-properties fo:margin-top="0.1043in" fo:margin-bottom="0.1043in" loext:contextual-spacing="false" fo:orphans="2" fo:widows="2"/>
    </style:style>
    <style:style style:name="P161" style:family="paragraph" style:parent-style-name="Text_20_body" style:list-style-name="L10">
      <style:paragraph-properties fo:margin-top="0.1043in" fo:margin-bottom="0.1043in" loext:contextual-spacing="false" fo:orphans="2" fo:widows="2"/>
      <style:text-properties officeooo:paragraph-rsid="003eeb5d"/>
    </style:style>
    <style:style style:name="P162" style:family="paragraph" style:parent-style-name="Text_20_body" style:list-style-name="L3">
      <style:paragraph-properties fo:margin-top="0.1043in" fo:margin-bottom="0.1043in" loext:contextual-spacing="false" fo:orphans="2" fo:widows="2"/>
      <style:text-properties fo:font-variant="normal" fo:text-transform="none" fo:color="#333333" style:font-name="BlinkMacSystemFont" fo:font-size="12pt" fo:letter-spacing="normal" fo:font-style="normal" fo:font-weight="normal" officeooo:rsid="00267797" officeooo:paragraph-rsid="00332f35"/>
    </style:style>
    <style:style style:name="P163"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style:text-underline-style="solid" style:text-underline-width="auto" style:text-underline-color="font-color" fo:font-weight="bold" officeooo:rsid="003eeb5d" officeooo:paragraph-rsid="003eeb5d"/>
    </style:style>
    <style:style style:name="P164"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eeb5d" officeooo:paragraph-rsid="003eeb5d"/>
    </style:style>
    <style:style style:name="P165" style:family="paragraph" style:parent-style-name="Text_20_body" style:list-style-name="L4">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66"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986e" officeooo:paragraph-rsid="003d986e"/>
    </style:style>
    <style:style style:name="P167"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a900" officeooo:paragraph-rsid="003da900"/>
    </style:style>
    <style:style style:name="P168"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3eeb5d" officeooo:paragraph-rsid="003eeb5d"/>
    </style:style>
    <style:style style:name="P169"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488865" officeooo:paragraph-rsid="00488865"/>
    </style:style>
    <style:style style:name="P170"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488865" officeooo:paragraph-rsid="00488865"/>
    </style:style>
    <style:style style:name="P171" style:family="paragraph" style:parent-style-name="Text_20_body" style:list-style-name="L9">
      <style:paragraph-properties fo:margin-top="0.1043in" fo:margin-bottom="0.1043in" loext:contextual-spacing="false" fo:orphans="2" fo:widows="2"/>
      <style:text-properties style:text-underline-style="solid" style:text-underline-width="auto" style:text-underline-color="font-color" officeooo:paragraph-rsid="003eeb5d"/>
    </style:style>
    <style:style style:name="P172" style:family="paragraph" style:parent-style-name="Text_20_body" style:list-style-name="L5">
      <style:paragraph-properties fo:margin-top="0in" fo:margin-bottom="0.2291in" loext:contextual-spacing="false" fo:orphans="2" fo:widows="2" fo:padding="0in" fo:border="none"/>
    </style:style>
    <style:style style:name="P173" style:family="paragraph" style:parent-style-name="Text_20_body" style:list-style-name="L5">
      <style:paragraph-properties fo:margin-top="0in" fo:margin-bottom="0.2291in" loext:contextual-spacing="false" fo:orphans="2" fo:widows="2" fo:padding="0in" fo:border="none"/>
      <style:text-properties officeooo:paragraph-rsid="002f7706"/>
    </style:style>
    <style:style style:name="P174" style:family="paragraph" style:parent-style-name="Text_20_body" style:list-style-name="L7">
      <style:paragraph-properties fo:margin-top="0.1252in" fo:margin-bottom="0.1252in" loext:contextual-spacing="false" fo:orphans="2" fo:widows="2" fo:padding="0in" fo:border="none"/>
    </style:style>
    <style:style style:name="P175" style:family="paragraph" style:parent-style-name="Text_20_body">
      <style:paragraph-properties fo:margin-top="0in" fo:margin-bottom="0in" loext:contextual-spacing="false"/>
    </style:style>
    <style:style style:name="P176" style:family="paragraph" style:parent-style-name="Text_20_body" style:list-style-name="L11">
      <style:paragraph-properties fo:margin-top="0in" fo:margin-bottom="0in" loext:contextual-spacing="false" fo:orphans="2" fo:widows="2"/>
    </style:style>
    <style:style style:name="P177" style:family="paragraph" style:parent-style-name="Text_20_body" style:list-style-name="L12">
      <style:paragraph-properties fo:margin-top="0in" fo:margin-bottom="0in" loext:contextual-spacing="false" fo:orphans="2" fo:widows="2"/>
    </style:style>
    <style:style style:name="P178" style:family="paragraph" style:parent-style-name="Text_20_body" style:list-style-name="L17">
      <style:paragraph-properties fo:margin-top="0in" fo:margin-bottom="0in" loext:contextual-spacing="false" fo:orphans="2" fo:widows="2"/>
    </style:style>
    <style:style style:name="P179" style:family="paragraph" style:parent-style-name="Text_20_body" style:list-style-name="L18">
      <style:paragraph-properties fo:margin-top="0in" fo:margin-bottom="0in" loext:contextual-spacing="false" fo:orphans="2" fo:widows="2"/>
    </style:style>
    <style:style style:name="P180" style:family="paragraph" style:parent-style-name="Text_20_body" style:list-style-name="L18">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181" style:family="paragraph" style:parent-style-name="Text_20_body">
      <style:paragraph-properties fo:margin-top="0in" fo:margin-bottom="0in" loext:contextual-spacing="false"/>
      <style:text-properties officeooo:paragraph-rsid="0089c802"/>
    </style:style>
    <style:style style:name="P182" style:family="paragraph" style:parent-style-name="Text_20_body">
      <style:paragraph-properties fo:margin-top="0in" fo:margin-bottom="0in" loext:contextual-spacing="false"/>
      <style:text-properties fo:color="#000000" fo:background-color="transparent"/>
    </style:style>
    <style:style style:name="P183"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49943"/>
    </style:style>
    <style:style style:name="P184"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67379"/>
    </style:style>
    <style:style style:name="P185"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fo:font-variant="normal" fo:text-transform="none" fo:color="#4a4a4a" style:font-name="Open Sans" fo:font-size="13.5pt" fo:letter-spacing="normal" fo:font-style="normal" style:text-underline-style="solid" style:text-underline-width="auto" style:text-underline-color="font-color" fo:font-weight="normal" officeooo:paragraph-rsid="00967379" style:font-weight-asian="normal" style:font-weight-complex="normal"/>
    </style:style>
    <style:style style:name="P186" style:family="paragraph" style:parent-style-name="Text_20_body" style:list-style-name="L34">
      <style:paragraph-properties fo:margin-top="0in" fo:margin-bottom="0in" loext:contextual-spacing="false" fo:line-height="190%" fo:text-align="start" style:justify-single-word="false" fo:orphans="2" fo:widows="2" fo:padding="0in" fo:border="none"/>
    </style:style>
    <style:style style:name="P187" style:family="paragraph" style:parent-style-name="Text_20_body" style:list-style-name="L34">
      <style:paragraph-properties fo:margin-top="0in" fo:margin-bottom="0in" loext:contextual-spacing="false" fo:line-height="190%" fo:text-align="start" style:justify-single-word="false" fo:orphans="2" fo:widows="2" fo:padding="0in" fo:border="none"/>
      <style:text-properties officeooo:paragraph-rsid="00975923"/>
    </style:style>
    <style:style style:name="P188" style:family="paragraph" style:parent-style-name="Text_20_body" style:list-style-name="L35">
      <style:paragraph-properties fo:margin-top="0in" fo:margin-bottom="0in" loext:contextual-spacing="false" fo:line-height="190%" fo:text-align="start" style:justify-single-word="false" fo:orphans="2" fo:widows="2" fo:padding="0in" fo:border="none"/>
      <style:text-properties officeooo:paragraph-rsid="00975923"/>
    </style:style>
    <style:style style:name="P189"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9b905" officeooo:paragraph-rsid="0069b905" style:text-blinking="false"/>
    </style:style>
    <style:style style:name="P190" style:family="paragraph" style:parent-style-name="Text_20_body" style:list-style-name="L33">
      <style:paragraph-properties fo:margin-top="0in" fo:margin-bottom="0.4417in" loext:contextual-spacing="false" fo:line-height="190%" fo:text-align="start" style:justify-single-word="false" fo:orphans="2" fo:widows="2" fo:padding="0in" fo:border="none"/>
      <style:text-properties officeooo:paragraph-rsid="00949943"/>
    </style:style>
    <style:style style:name="P191" style:family="paragraph" style:parent-style-name="Text_20_body">
      <style:paragraph-properties fo:margin-top="0.25in" fo:margin-bottom="0.25in" loext:contextual-spacing="false" fo:orphans="2" fo:widows="2"/>
      <style:text-properties fo:font-variant="normal" fo:text-transform="none" fo:color="#000000" style:font-name="Verdana" fo:font-size="11.25pt" fo:letter-spacing="normal" fo:font-style="normal" fo:font-weight="normal" fo:background-color="#f1f1f1" loext:padding="0in" loext:border="none"/>
    </style:style>
    <style:style style:name="P192" style:family="paragraph" style:parent-style-name="Text_20_body">
      <style:paragraph-properties fo:margin-top="0.1665in" fo:margin-bottom="0.1665in" loext:contextual-spacing="false" fo:orphans="2" fo:widows="2"/>
    </style:style>
    <style:style style:name="P193" style:family="paragraph" style:parent-style-name="Heading_20_2">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94" style:family="paragraph" style:parent-style-name="Heading_20_2">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paragraph-rsid="004c040b"/>
    </style:style>
    <style:style style:name="P195"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bold" officeooo:rsid="005aa08f" officeooo:paragraph-rsid="005aa08f" style:font-weight-asian="bold" style:font-weight-complex="bold"/>
    </style:style>
    <style:style style:name="P196"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normal" officeooo:rsid="0061f906" officeooo:paragraph-rsid="005aa08f"/>
    </style:style>
    <style:style style:name="P197" style:family="paragraph" style:parent-style-name="Heading_20_2">
      <style:text-properties fo:font-variant="normal" fo:text-transform="none" fo:color="#000000" style:font-name="Consolas1" fo:font-size="11.25pt" fo:letter-spacing="normal" fo:font-style="normal" style:text-underline-style="none" fo:font-weight="bold" officeooo:rsid="0061f906" style:font-weight-asian="bold" style:font-weight-complex="bold"/>
    </style:style>
    <style:style style:name="P198" style:family="paragraph" style:parent-style-name="Heading_20_2">
      <style:text-properties fo:font-variant="normal" fo:text-transform="none" fo:color="#000000" style:font-name="Segoe UI" fo:font-size="24pt" fo:letter-spacing="normal" fo:font-style="normal" fo:font-weight="normal" officeooo:paragraph-rsid="0089c802"/>
    </style:style>
    <style:style style:name="P199" style:family="paragraph" style:parent-style-name="Heading_20_2" style:list-style-name="L23">
      <style:text-properties fo:font-variant="normal" fo:text-transform="none" style:font-name="BlinkMacSystemFont" fo:font-size="24pt" fo:font-style="normal" style:text-underline-style="none" fo:font-weight="bold" style:font-size-asian="10.5pt" style:font-weight-asian="normal" style:font-size-complex="12pt" style:font-weight-complex="normal"/>
    </style:style>
    <style:style style:name="P200" style:family="paragraph" style:parent-style-name="Heading_20_2" style:list-style-name="L26"/>
    <style:style style:name="P201" style:family="paragraph" style:parent-style-name="Heading_20_2" style:list-style-name="L25">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202"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4pt" fo:letter-spacing="normal" fo:font-style="normal" fo:font-weight="normal"/>
    </style:style>
    <style:style style:name="P203" style:family="paragraph" style:parent-style-name="Heading_20_2">
      <style:paragraph-properties fo:margin-top="0in" fo:margin-bottom="0in" loext:contextual-spacing="false"/>
      <style:text-properties officeooo:paragraph-rsid="009e7f7d"/>
    </style:style>
    <style:style style:name="P204" style:family="paragraph" style:parent-style-name="_31_" style:list-style-name="L1">
      <style:text-properties officeooo:paragraph-rsid="001ff774"/>
    </style:style>
    <style:style style:name="P205" style:family="paragraph" style:parent-style-name="_31_" style:list-style-name="L1">
      <style:text-properties fo:font-variant="normal" fo:text-transform="none" fo:color="#000000" style:font-name="Verdana" fo:font-size="11.25pt" fo:letter-spacing="normal" fo:font-style="normal" fo:font-weight="normal" officeooo:paragraph-rsid="001ff774"/>
    </style:style>
    <style:style style:name="P206"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Consolas1" fo:font-size="11.25pt" fo:letter-spacing="normal" fo:font-style="normal" fo:font-weight="normal" officeooo:rsid="00267797"/>
    </style:style>
    <style:style style:name="P207" style:family="paragraph" style:parent-style-name="Table_20_Contents">
      <style:paragraph-properties fo:text-align="start" style:justify-single-word="false"/>
    </style:style>
    <style:style style:name="P208" style:family="paragraph" style:parent-style-name="Table_20_Contents">
      <style:text-properties fo:font-size="2pt" style:font-size-asian="2pt" style:font-size-complex="2pt"/>
    </style:style>
    <style:style style:name="P209"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ae440"/>
    </style:style>
    <style:style style:name="P210"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b4b0b"/>
    </style:style>
    <style:style style:name="P211"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style>
    <style:style style:name="P212"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text-properties officeooo:paragraph-rsid="0064179f"/>
    </style:style>
    <style:style style:name="P213" style:family="paragraph" style:parent-style-name="Preformatted_20_Text">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214"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215" style:family="paragraph" style:parent-style-name="Table_20_Heading">
      <style:paragraph-properties fo:text-align="start" style:justify-single-word="false"/>
    </style:style>
    <style:style style:name="P216" style:family="paragraph" style:parent-style-name="Heading_20_1">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217" style:family="paragraph" style:parent-style-name="Heading_20_1">
      <style:text-properties fo:font-variant="normal" fo:text-transform="none" fo:color="#333333" style:text-line-through-style="none" style:text-line-through-type="none" style:font-name="BlinkMacSystemFont" fo:font-size="15pt" fo:letter-spacing="normal" fo:font-style="normal" style:text-underline-style="none" fo:font-weight="bold" officeooo:rsid="0061f906" style:text-blinking="false" style:font-size-asian="10.5pt" style:font-weight-asian="normal" style:font-size-complex="12pt" style:font-weight-complex="normal"/>
    </style:style>
    <style:style style:name="P218" style:family="paragraph" style:parent-style-name="Heading_20_1">
      <style:text-properties fo:font-variant="normal" fo:text-transform="none" fo:color="#000000" style:font-name="Consolas1" fo:font-size="11.25pt" fo:letter-spacing="normal" fo:font-style="normal" style:text-underline-style="solid" style:text-underline-width="auto" style:text-underline-color="font-color" fo:font-weight="bold" officeooo:rsid="0061f906" style:font-weight-asian="bold" style:font-weight-complex="bold"/>
    </style:style>
    <style:style style:name="P219" style:family="paragraph" style:parent-style-name="Heading_20_1">
      <style:paragraph-properties fo:margin-left="0in" fo:margin-right="0in" fo:orphans="2" fo:widows="2" fo:text-indent="0in"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bold" officeooo:paragraph-rsid="007735ba" style:font-weight-asian="bold" style:font-weight-complex="bold"/>
    </style:style>
    <style:style style:name="P220" style:family="paragraph" style:parent-style-name="Heading_20_4">
      <style:text-properties officeooo:paragraph-rsid="008a68ab"/>
    </style:style>
    <style:style style:name="P221"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P222"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style>
    <style:style style:name="P223" style:family="paragraph" style:parent-style-name="Heading_20_4">
      <style:paragraph-properties fo:margin-left="0in" fo:margin-right="0in" fo:margin-top="0in" fo:margin-bottom="0.104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1" style:family="text">
      <style:text-properties style:text-underline-style="none" officeooo:rsid="001e1b5b" style:font-size-asian="10.5pt" style:font-weight-asian="normal" style:font-size-complex="12pt" style:font-weight-complex="normal"/>
    </style:style>
    <style:style style:name="T2" style:family="text">
      <style:text-properties style:text-underline-style="none" officeooo:rsid="001ff774" style:font-size-asian="10.5pt" style:font-weight-asian="normal" style:font-size-complex="12pt" style:font-weight-complex="normal"/>
    </style:style>
    <style:style style:name="T3" style:family="text">
      <style:text-properties style:text-underline-style="none" officeooo:rsid="00232f49" style:font-size-asian="10.5pt" style:font-weight-asian="normal" style:font-size-complex="12pt" style:font-weight-complex="normal"/>
    </style:style>
    <style:style style:name="T4" style:family="text">
      <style:text-properties fo:font-variant="normal" fo:text-transform="none" fo:color="#0000cd" style:font-name="Consolas1" fo:font-size="11.25pt" fo:letter-spacing="normal" fo:font-style="normal" fo:font-weight="normal"/>
    </style:style>
    <style:style style:name="T5" style:family="text">
      <style:text-properties fo:font-variant="normal" fo:text-transform="none" fo:color="#0000cd" style:font-name="Consolas1" fo:font-size="11.25pt" fo:letter-spacing="normal" fo:font-style="normal" fo:font-weight="normal" officeooo:rsid="00233d3a"/>
    </style:style>
    <style:style style:name="T6" style:family="text">
      <style:text-properties fo:font-variant="normal" fo:text-transform="none" fo:color="#0000cd" style:font-name="Consolas1" fo:font-size="11.25pt" fo:letter-spacing="normal" fo:font-style="normal" fo:font-weight="normal" officeooo:rsid="00252f82"/>
    </style:style>
    <style:style style:name="T7" style:family="text">
      <style:text-properties fo:font-variant="normal" fo:text-transform="none" fo:color="#0000cd" style:font-name="Consolas1" fo:font-size="11.25pt" fo:letter-spacing="normal" fo:font-style="normal" fo:font-weight="normal" fo:background-color="#f1f1f1" loext:char-shading-value="0" loext:padding="0in" loext:border="none"/>
    </style:style>
    <style:style style:name="T8" style:family="text">
      <style:text-properties fo:font-variant="normal" fo:text-transform="none" fo:color="#0000cd" style:font-name="Consolas1" fo:font-size="11.25pt" fo:letter-spacing="normal" fo:font-style="normal" fo:font-weight="normal" fo:background-color="#f1f1f1" loext:char-shading-value="0" style:font-weight-asian="bold" style:font-weight-complex="bold" loext:padding="0in" loext:border="none"/>
    </style:style>
    <style:style style:name="T9" style:family="text">
      <style:text-properties fo:font-variant="normal" fo:text-transform="none" fo:color="#0000cd" style:font-name="Consolas1" fo:font-size="11.25pt" fo:letter-spacing="normal" fo:font-style="normal" fo:font-weight="normal" officeooo:rsid="00564544"/>
    </style:style>
    <style:style style:name="T10" style:family="text">
      <style:text-properties fo:font-variant="normal" fo:text-transform="none" fo:color="#0000cd" style:font-name="Consolas1" fo:font-size="11.25pt" fo:letter-spacing="normal" fo:font-style="normal" fo:font-weight="normal" officeooo:rsid="0057cc84"/>
    </style:style>
    <style:style style:name="T11" style:family="text">
      <style:text-properties fo:font-variant="normal" fo:text-transform="none" fo:color="#0000cd" style:font-name="Consolas1" fo:font-size="11.25pt" fo:letter-spacing="normal" fo:font-style="normal" fo:font-weight="normal" officeooo:rsid="00774c6a"/>
    </style:style>
    <style:style style:name="T12" style:family="text">
      <style:text-properties fo:font-variant="normal" fo:text-transform="none" fo:color="#0000cd" style:font-name="Consolas1" fo:font-size="11.25pt" fo:letter-spacing="normal" fo:font-style="normal" fo:font-weight="normal" officeooo:rsid="0078731b" fo:background-color="#ffffff" loext:char-shading-value="0" loext:padding="0in" loext:border="none"/>
    </style:style>
    <style:style style:name="T13" style:family="text">
      <style:text-properties fo:font-variant="normal" fo:text-transform="none" fo:color="#0000cd" style:font-name="Consolas1" fo:font-size="11.25pt" fo:letter-spacing="normal" fo:font-style="normal" fo:font-weight="normal" officeooo:rsid="00789b1d" fo:background-color="#ffffff" loext:char-shading-value="0" loext:padding="0in" loext:border="none"/>
    </style:style>
    <style:style style:name="T14" style:family="text">
      <style:text-properties fo:font-variant="normal" fo:text-transform="none" fo:color="#0000cd" style:font-name="Consolas1" fo:font-size="11.25pt" fo:letter-spacing="normal" fo:font-style="normal" fo:font-weight="normal" officeooo:rsid="007959a9" fo:background-color="#ffffff" loext:char-shading-value="0" loext:padding="0in" loext:border="none"/>
    </style:style>
    <style:style style:name="T15" style:family="text">
      <style:text-properties fo:font-variant="normal" fo:text-transform="none" fo:color="#0000cd"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6" style:family="text">
      <style:text-properties fo:font-variant="normal" fo:text-transform="none" fo:color="#0000cd" style:font-name="Consolas1" fo:font-size="11.25pt" fo:letter-spacing="normal" fo:font-style="normal" fo:font-weight="normal" officeooo:rsid="007c5e6b"/>
    </style:style>
    <style:style style:name="T17" style:family="text">
      <style:text-properties fo:font-variant="normal" fo:text-transform="none" fo:color="#0000cd" style:font-name="Consolas1" fo:font-size="11.25pt" fo:letter-spacing="normal" fo:font-style="normal" fo:font-weight="normal" officeooo:rsid="007fbcb9"/>
    </style:style>
    <style:style style:name="T18" style:family="text">
      <style:text-properties fo:font-variant="normal" fo:text-transform="none" fo:color="#0000cd" style:font-name="Consolas1" fo:font-size="11.25pt" fo:letter-spacing="normal" fo:font-style="normal" style:text-underline-style="none" fo:font-weight="normal" officeooo:rsid="0052f20a"/>
    </style:style>
    <style:style style:name="T19" style:family="text">
      <style:text-properties fo:font-variant="normal" fo:text-transform="none" fo:color="#0000cd" style:font-name="Consolas1" fo:font-size="11.25pt" fo:letter-spacing="normal" fo:font-style="normal" style:text-underline-style="none" fo:font-weight="normal" officeooo:rsid="005aa08f"/>
    </style:style>
    <style:style style:name="T20" style:family="text">
      <style:text-properties fo:font-variant="normal" fo:text-transform="none" fo:color="#0000cd" style:font-name="Consolas1" fo:font-size="11.25pt" fo:letter-spacing="normal" fo:font-style="normal" style:text-underline-style="none" fo:font-weight="normal" officeooo:rsid="005c41a9"/>
    </style:style>
    <style:style style:name="T21" style:family="text">
      <style:text-properties fo:font-variant="normal" fo:text-transform="none" fo:color="#0000cd" style:font-name="Consolas1" fo:font-size="11.25pt" fo:letter-spacing="normal" fo:font-style="normal" style:text-underline-style="none" fo:font-weight="normal" officeooo:rsid="0061f906"/>
    </style:style>
    <style:style style:name="T22" style:family="text">
      <style:text-properties fo:font-variant="normal" fo:text-transform="none" fo:color="#0000cd" style:font-name="Consolas1" fo:font-size="11.25pt" fo:letter-spacing="normal" fo:font-style="normal" style:text-underline-style="none" fo:font-weight="normal" style:font-weight-asian="normal" style:font-weight-complex="normal"/>
    </style:style>
    <style:style style:name="T23" style:family="text">
      <style:text-properties fo:font-variant="normal" fo:text-transform="none" fo:color="#0000cd" style:font-name="Consolas1" fo:font-size="11.25pt" fo:letter-spacing="normal" fo:font-style="normal" style:text-underline-style="none" fo:font-weight="normal" fo:background-color="#ffffff" loext:char-shading-value="0" loext:padding="0in" loext:border="none"/>
    </style:style>
    <style:style style:name="T24" style:family="text">
      <style:text-properties fo:font-variant="normal" fo:text-transform="none" fo:color="#0000cd"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25" style:family="text">
      <style:text-properties fo:font-variant="normal" fo:text-transform="none" fo:color="#0000cd" style:font-name="Consolas1" fo:font-size="11.25pt" fo:letter-spacing="normal" fo:font-style="normal" style:text-underline-style="none" fo:font-weight="normal" officeooo:rsid="00839c13"/>
    </style:style>
    <style:style style:name="T26" style:family="text">
      <style:text-properties fo:font-variant="normal" fo:text-transform="none" fo:color="#0000cd" style:font-name="Consolas1" fo:font-size="11.25pt" fo:letter-spacing="normal" fo:font-style="normal" style:text-underline-style="none" fo:font-weight="normal" officeooo:rsid="008503a4"/>
    </style:style>
    <style:style style:name="T27" style:family="text">
      <style:text-properties fo:font-variant="normal" fo:text-transform="none" fo:color="#000000" style:font-name="Consolas1" fo:font-size="11.25pt" fo:letter-spacing="normal" fo:font-style="normal" fo:font-weight="normal"/>
    </style:style>
    <style:style style:name="T28" style:family="text">
      <style:text-properties fo:font-variant="normal" fo:text-transform="none" fo:color="#000000" style:font-name="Consolas1" fo:font-size="11.25pt" fo:letter-spacing="normal" fo:font-style="normal" fo:font-weight="normal" officeooo:rsid="00233d3a"/>
    </style:style>
    <style:style style:name="T29" style:family="text">
      <style:text-properties fo:font-variant="normal" fo:text-transform="none" fo:color="#000000" style:font-name="Consolas1" fo:font-size="11.25pt" fo:letter-spacing="normal" fo:font-style="normal" fo:font-weight="normal" officeooo:rsid="00252f82"/>
    </style:style>
    <style:style style:name="T30" style:family="text">
      <style:text-properties fo:font-variant="normal" fo:text-transform="none" fo:color="#000000" style:font-name="Consolas1" fo:font-size="11.25pt" fo:letter-spacing="normal" fo:font-style="normal" fo:font-weight="normal" officeooo:rsid="00257b0d"/>
    </style:style>
    <style:style style:name="T31" style:family="text">
      <style:text-properties fo:font-variant="normal" fo:text-transform="none" fo:color="#000000" style:font-name="Consolas1" fo:font-size="11.25pt" fo:letter-spacing="normal" fo:font-style="normal" fo:font-weight="normal" fo:background-color="#f1f1f1" loext:char-shading-value="0" loext:padding="0in" loext:border="none"/>
    </style:style>
    <style:style style:name="T32" style:family="text">
      <style:text-properties fo:font-variant="normal" fo:text-transform="none" fo:color="#000000" style:font-name="Consolas1" fo:font-size="11.25pt" fo:letter-spacing="normal" fo:font-style="normal" fo:font-weight="normal" fo:background-color="#f1f1f1" loext:char-shading-value="0" style:font-weight-asian="bold" style:font-weight-complex="bold" loext:padding="0in" loext:border="none"/>
    </style:style>
    <style:style style:name="T33" style:family="text">
      <style:text-properties fo:font-variant="normal" fo:text-transform="none" fo:color="#000000" style:font-name="Consolas1" fo:font-size="11.25pt" fo:letter-spacing="normal" fo:font-style="normal" fo:font-weight="normal" officeooo:rsid="00267797"/>
    </style:style>
    <style:style style:name="T34" style:family="text">
      <style:text-properties fo:font-variant="normal" fo:text-transform="none" fo:color="#000000" style:font-name="Consolas1" fo:font-size="11.25pt" fo:letter-spacing="normal" fo:font-style="normal" fo:font-weight="normal" officeooo:rsid="00267797" loext:padding="0in" loext:border="none"/>
    </style:style>
    <style:style style:name="T35" style:family="text">
      <style:text-properties fo:font-variant="normal" fo:text-transform="none" fo:color="#000000" style:font-name="Consolas1" fo:font-size="11.25pt" fo:letter-spacing="normal" fo:font-style="normal" fo:font-weight="normal" officeooo:rsid="003eeb5d"/>
    </style:style>
    <style:style style:name="T36" style:family="text">
      <style:text-properties fo:font-variant="normal" fo:text-transform="none" fo:color="#000000" style:font-name="Consolas1" fo:font-size="11.25pt" fo:letter-spacing="normal" fo:font-style="normal" fo:font-weight="normal" officeooo:rsid="00564544"/>
    </style:style>
    <style:style style:name="T37" style:family="text">
      <style:text-properties fo:font-variant="normal" fo:text-transform="none" fo:color="#000000" style:font-name="Consolas1" fo:font-size="11.25pt" fo:letter-spacing="normal" fo:font-style="normal" fo:font-weight="normal" officeooo:rsid="0057cc84"/>
    </style:style>
    <style:style style:name="T38" style:family="text">
      <style:text-properties fo:font-variant="normal" fo:text-transform="none" fo:color="#000000" style:font-name="Consolas1" fo:font-size="11.25pt" fo:letter-spacing="normal" fo:font-style="normal" fo:font-weight="normal" officeooo:rsid="0058f6b6"/>
    </style:style>
    <style:style style:name="T39" style:family="text">
      <style:text-properties fo:font-variant="normal" fo:text-transform="none" fo:color="#000000" style:font-name="Consolas1" fo:font-size="11.25pt" fo:letter-spacing="normal" fo:font-style="normal" fo:font-weight="normal" officeooo:rsid="005a9aeb"/>
    </style:style>
    <style:style style:name="T40" style:family="text">
      <style:text-properties fo:font-variant="normal" fo:text-transform="none" fo:color="#000000" style:font-name="Consolas1" fo:font-size="11.25pt" fo:letter-spacing="normal" fo:font-style="normal" fo:font-weight="normal" officeooo:rsid="00774c6a"/>
    </style:style>
    <style:style style:name="T41" style:family="text">
      <style:text-properties fo:font-variant="normal" fo:text-transform="none" fo:color="#000000" style:font-name="Consolas1" fo:font-size="11.25pt" fo:letter-spacing="normal" fo:font-style="normal" fo:font-weight="normal" officeooo:rsid="007735ba"/>
    </style:style>
    <style:style style:name="T42" style:family="text">
      <style:text-properties fo:font-variant="normal" fo:text-transform="none" fo:color="#000000" style:font-name="Consolas1" fo:font-size="11.25pt" fo:letter-spacing="normal" fo:font-style="normal" fo:font-weight="normal" officeooo:rsid="0078731b" fo:background-color="#ffffff" loext:char-shading-value="0" loext:padding="0in" loext:border="none"/>
    </style:style>
    <style:style style:name="T43" style:family="text">
      <style:text-properties fo:font-variant="normal" fo:text-transform="none" fo:color="#000000" style:font-name="Consolas1" fo:font-size="11.25pt" fo:letter-spacing="normal" fo:font-style="normal" fo:font-weight="normal" fo:background-color="#ffffff" loext:char-shading-value="0" loext:padding="0in" loext:border="none"/>
    </style:style>
    <style:style style:name="T44" style:family="text">
      <style:text-properties fo:font-variant="normal" fo:text-transform="none" fo:color="#000000" style:font-name="Consolas1" fo:font-size="11.25pt" fo:letter-spacing="normal" fo:font-style="normal" fo:font-weight="normal" officeooo:rsid="00789b1d" fo:background-color="#ffffff" loext:char-shading-value="0" loext:padding="0in" loext:border="none"/>
    </style:style>
    <style:style style:name="T45" style:family="text">
      <style:text-properties fo:font-variant="normal" fo:text-transform="none" fo:color="#000000" style:font-name="Consolas1" fo:font-size="11.25pt" fo:letter-spacing="normal" fo:font-style="normal" fo:font-weight="normal" officeooo:rsid="007959a9" fo:background-color="#ffffff" loext:char-shading-value="0" loext:padding="0in" loext:border="none"/>
    </style:style>
    <style:style style:name="T46" style:family="text">
      <style:text-properties fo:font-variant="normal" fo:text-transform="none" fo:color="#000000" style:font-name="Consolas1" fo:font-size="11.25pt" fo:letter-spacing="normal" fo:font-style="normal" fo:font-weight="normal" fo:background-color="#ffffff" loext:char-shading-value="0" loext:padding-left="0.1252in" loext:padding-right="0.1252in" loext:padding-top="0.0835in" loext:padding-bottom="0.0835in" loext:border="0.06pt solid #cccccc"/>
    </style:style>
    <style:style style:name="T47" style:family="text">
      <style:text-properties fo:font-variant="normal" fo:text-transform="none" fo:color="#000000"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48" style:family="text">
      <style:text-properties fo:font-variant="normal" fo:text-transform="none" fo:color="#000000" style:font-name="Consolas1" fo:font-size="11.25pt" fo:letter-spacing="normal" fo:font-style="normal" fo:font-weight="normal" officeooo:rsid="007c5e6b"/>
    </style:style>
    <style:style style:name="T49" style:family="text">
      <style:text-properties fo:font-variant="normal" fo:text-transform="none" fo:color="#000000" style:font-name="Consolas1" fo:font-size="11.25pt" fo:letter-spacing="normal" fo:font-style="normal" fo:font-weight="normal" officeooo:rsid="007fbcb9"/>
    </style:style>
    <style:style style:name="T50" style:family="text">
      <style:text-properties fo:font-variant="normal" fo:text-transform="none" fo:color="#000000" style:font-name="Consolas1" fo:font-size="11.25pt" fo:letter-spacing="normal" fo:font-style="normal" fo:font-weight="bold" fo:background-color="#f1f1f1" loext:char-shading-value="0" style:font-weight-asian="bold" style:font-weight-complex="bold" loext:padding="0in" loext:border="none"/>
    </style:style>
    <style:style style:name="T51" style:family="text">
      <style:text-properties fo:font-variant="normal" fo:text-transform="none" fo:color="#000000" style:font-name="Consolas1" fo:font-size="11.25pt" fo:letter-spacing="normal" fo:font-style="normal" fo:font-weight="bold" style:font-weight-asian="bold" style:font-weight-complex="bold"/>
    </style:style>
    <style:style style:name="T52" style:family="text">
      <style:text-properties fo:font-variant="normal" fo:text-transform="none" fo:color="#000000" style:font-name="Consolas1" fo:font-size="11.25pt" fo:letter-spacing="normal" fo:font-style="normal" style:text-underline-style="none" fo:font-weight="normal" officeooo:rsid="0052f20a"/>
    </style:style>
    <style:style style:name="T53" style:family="text">
      <style:text-properties fo:font-variant="normal" fo:text-transform="none" fo:color="#000000" style:font-name="Consolas1" fo:font-size="11.25pt" fo:letter-spacing="normal" fo:font-style="normal" style:text-underline-style="none" fo:font-weight="normal" officeooo:rsid="005aa08f"/>
    </style:style>
    <style:style style:name="T54" style:family="text">
      <style:text-properties fo:font-variant="normal" fo:text-transform="none" fo:color="#000000" style:font-name="Consolas1" fo:font-size="11.25pt" fo:letter-spacing="normal" fo:font-style="normal" style:text-underline-style="none" fo:font-weight="normal" officeooo:rsid="005c41a9"/>
    </style:style>
    <style:style style:name="T55" style:family="text">
      <style:text-properties fo:font-variant="normal" fo:text-transform="none" fo:color="#000000" style:font-name="Consolas1" fo:font-size="11.25pt" fo:letter-spacing="normal" fo:font-style="normal" style:text-underline-style="none" fo:font-weight="normal" officeooo:rsid="0061f906"/>
    </style:style>
    <style:style style:name="T56" style:family="text">
      <style:text-properties fo:font-variant="normal" fo:text-transform="none" fo:color="#000000" style:font-name="Consolas1" fo:font-size="11.25pt" fo:letter-spacing="normal" fo:font-style="normal" style:text-underline-style="none" fo:font-weight="normal" style:font-weight-asian="normal" style:font-weight-complex="normal"/>
    </style:style>
    <style:style style:name="T57" style:family="text">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T58" style:family="text">
      <style:text-properties fo:font-variant="normal" fo:text-transform="none" fo:color="#000000" style:font-name="Consolas1" fo:font-size="11.25pt" fo:letter-spacing="normal" fo:font-style="normal" style:text-underline-style="none" fo:font-weight="normal" officeooo:rsid="007251ff" style:font-weight-asian="normal" style:font-weight-complex="normal"/>
    </style:style>
    <style:style style:name="T59" style:family="text">
      <style:text-properties fo:font-variant="normal" fo:text-transform="none" fo:color="#000000" style:font-name="Consolas1" fo:font-size="11.25pt" fo:letter-spacing="normal" fo:font-style="normal" style:text-underline-style="none" fo:font-weight="normal" officeooo:rsid="0072bf45" style:font-weight-asian="normal" style:font-weight-complex="normal"/>
    </style:style>
    <style:style style:name="T60" style:family="text">
      <style:text-properties fo:font-variant="normal" fo:text-transform="none" fo:color="#000000" style:font-name="Consolas1" fo:font-size="11.25pt" fo:letter-spacing="normal" fo:font-style="normal" style:text-underline-style="none" fo:font-weight="normal" fo:background-color="#ffffff" loext:char-shading-value="0" loext:padding="0in" loext:border="none"/>
    </style:style>
    <style:style style:name="T61" style:family="text">
      <style:text-properties fo:font-variant="normal" fo:text-transform="none" fo:color="#000000"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62" style:family="text">
      <style:text-properties fo:font-variant="normal" fo:text-transform="none" fo:color="#000000" style:font-name="Consolas1" fo:font-size="11.25pt" fo:letter-spacing="normal" fo:font-style="normal" style:text-underline-style="none" fo:font-weight="normal" officeooo:rsid="00839c13"/>
    </style:style>
    <style:style style:name="T63" style:family="text">
      <style:text-properties fo:font-variant="normal" fo:text-transform="none" fo:color="#000000" style:font-name="Consolas1" fo:font-size="11.25pt" fo:letter-spacing="normal" fo:font-style="normal" style:text-underline-style="none" fo:font-weight="normal" officeooo:rsid="008503a4"/>
    </style:style>
    <style:style style:name="T64" style:family="text">
      <style:text-properties fo:font-variant="normal" fo:text-transform="none" fo:color="#000000" style:font-name="Consolas1" fo:font-size="11.25pt" fo:letter-spacing="normal" style:text-underline-style="none" fo:font-weight="normal" style:font-weight-asian="normal" style:font-weight-complex="normal"/>
    </style:style>
    <style:style style:name="T65" style:family="text">
      <style:text-properties fo:font-variant="normal" fo:text-transform="none" fo:color="#000000" style:font-name="Consolas1" fo:font-size="16pt" fo:letter-spacing="normal" fo:font-style="normal" style:text-underline-style="solid" style:text-underline-width="auto" style:text-underline-color="font-color" fo:font-weight="bold" officeooo:rsid="0061f906" style:font-size-asian="16pt" style:font-weight-asian="bold" style:font-size-complex="16pt" style:font-weight-complex="bold"/>
    </style:style>
    <style:style style:name="T66" style:family="text">
      <style:text-properties fo:font-variant="normal" fo:text-transform="none" fo:color="#000000" style:font-name="Consolas1" fo:letter-spacing="normal" fo:font-style="normal" fo:font-weight="bold" officeooo:rsid="0061f906" fo:background-color="#f5f2f0" loext:char-shading-value="0" loext:padding="0in" loext:border="none"/>
    </style:style>
    <style:style style:name="T67" style:family="text">
      <style:text-properties fo:font-variant="normal" fo:text-transform="none" fo:color="#000000" style:font-name="Consolas1" fo:font-size="10.5pt" fo:letter-spacing="normal" fo:font-style="normal" officeooo:rsid="0061f906" loext:padding="0in" loext:border="none"/>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style:text-underline-style="none" officeooo:rsid="0052f20a"/>
    </style:style>
    <style:style style:name="T70" style:family="text">
      <style:text-properties fo:font-variant="normal" fo:text-transform="none" fo:color="#000000" style:font-name="Verdana" fo:font-size="11.25pt" fo:letter-spacing="normal" fo:font-style="normal" fo:font-weight="normal"/>
    </style:style>
    <style:style style:name="T71" style:family="text">
      <style:text-properties fo:font-variant="normal" fo:text-transform="none" fo:color="#000000" style:font-name="Verdana" fo:font-size="11.25pt" fo:letter-spacing="normal" fo:font-style="normal" fo:font-weight="normal" fo:background-color="#f1f1f1" loext:char-shading-value="0" loext:padding="0in" loext:border="none"/>
    </style:style>
    <style:style style:name="T72" style:family="text">
      <style:text-properties fo:font-variant="normal" fo:text-transform="none" fo:color="#000000" style:font-name="Verdana" fo:font-size="11.25pt" fo:letter-spacing="normal" fo:font-style="normal" fo:font-weight="normal" fo:background-color="#f1f1f1" loext:char-shading-value="0" style:font-weight-asian="bold" style:font-weight-complex="bold" loext:padding="0in" loext:border="none"/>
    </style:style>
    <style:style style:name="T73" style:family="text">
      <style:text-properties fo:font-variant="normal" fo:text-transform="none" fo:color="#000000" style:font-name="Verdana" fo:font-size="11.25pt" fo:letter-spacing="normal" fo:font-style="normal" fo:font-weight="normal" officeooo:rsid="0050ab0e" fo:background-color="#f1f1f1" loext:char-shading-value="0" style:font-weight-asian="bold" style:font-weight-complex="bold" loext:padding="0in" loext:border="none"/>
    </style:style>
    <style:style style:name="T74" style:family="text">
      <style:text-properties fo:font-variant="normal" fo:text-transform="none" fo:color="#000000" style:font-name="Verdana" fo:font-size="11.25pt" fo:letter-spacing="normal" fo:font-style="normal" fo:font-weight="normal" officeooo:rsid="00267797"/>
    </style:style>
    <style:style style:name="T75" style:family="text">
      <style:text-properties fo:font-variant="normal" fo:text-transform="none" fo:color="#000000" style:font-name="Verdana" fo:font-size="11.25pt" fo:letter-spacing="normal" fo:font-style="normal" fo:font-weight="normal" officeooo:rsid="003eeb5d"/>
    </style:style>
    <style:style style:name="T76" style:family="text">
      <style:text-properties fo:font-variant="normal" fo:text-transform="none" fo:color="#000000" style:font-name="Verdana" fo:font-size="11.25pt" fo:letter-spacing="normal" fo:font-style="normal" fo:font-weight="normal" officeooo:rsid="004a54fe"/>
    </style:style>
    <style:style style:name="T77" style:family="text">
      <style:text-properties fo:font-variant="normal" fo:text-transform="none" fo:color="#000000" style:font-name="Verdana" fo:font-size="11.25pt" fo:letter-spacing="normal" fo:font-style="normal" fo:font-weight="normal" officeooo:rsid="00564544"/>
    </style:style>
    <style:style style:name="T78" style:family="text">
      <style:text-properties fo:font-variant="normal" fo:text-transform="none" fo:color="#000000" style:font-name="Verdana" fo:font-size="11.25pt" fo:letter-spacing="normal" fo:font-style="normal" fo:font-weight="normal" officeooo:rsid="0057cc84"/>
    </style:style>
    <style:style style:name="T79" style:family="text">
      <style:text-properties fo:font-variant="normal" fo:text-transform="none" fo:color="#000000" style:font-name="Verdana" fo:font-size="11.25pt" fo:letter-spacing="normal" fo:font-style="normal" fo:font-weight="normal" officeooo:rsid="005aa08f"/>
    </style:style>
    <style:style style:name="T80" style:family="text">
      <style:text-properties fo:font-variant="normal" fo:text-transform="none" fo:color="#000000" style:font-name="Verdana" fo:font-size="11.25pt" fo:letter-spacing="normal" fo:font-style="normal" fo:font-weight="normal" officeooo:rsid="00604fde"/>
    </style:style>
    <style:style style:name="T81" style:family="text">
      <style:text-properties fo:font-variant="normal" fo:text-transform="none" fo:color="#000000" style:font-name="Verdana" fo:font-size="11.25pt" fo:letter-spacing="normal" fo:font-style="normal" fo:font-weight="normal" officeooo:rsid="0075e16f"/>
    </style:style>
    <style:style style:name="T82" style:family="text">
      <style:text-properties fo:font-variant="normal" fo:text-transform="none" fo:color="#000000" style:font-name="Verdana" fo:font-size="11.25pt" fo:letter-spacing="normal" fo:font-style="normal" fo:font-weight="normal" officeooo:rsid="00774c6a"/>
    </style:style>
    <style:style style:name="T83" style:family="text">
      <style:text-properties fo:font-variant="normal" fo:text-transform="none" fo:color="#000000" style:font-name="Verdana" fo:font-size="11.25pt" fo:letter-spacing="normal" fo:font-style="normal" fo:font-weight="normal" fo:background-color="#ffffff" loext:char-shading-value="0" loext:padding="0in" loext:border="none"/>
    </style:style>
    <style:style style:name="T84" style:family="text">
      <style:text-properties fo:font-variant="normal" fo:text-transform="none" fo:color="#000000" style:font-name="Verdana" fo:font-size="11.25pt" fo:letter-spacing="normal" fo:font-style="normal" fo:font-weight="normal" officeooo:rsid="00774c6a" fo:background-color="#ffffff" loext:char-shading-value="0" loext:padding="0in" loext:border="none"/>
    </style:style>
    <style:style style:name="T85" style:family="text">
      <style:text-properties fo:font-variant="normal" fo:text-transform="none" fo:color="#000000" style:font-name="Verdana" fo:font-size="11.25pt" fo:letter-spacing="normal" fo:font-style="normal" fo:font-weight="normal" officeooo:rsid="0078731b" fo:background-color="#ffffff" loext:char-shading-value="0" loext:padding="0in" loext:border="none"/>
    </style:style>
    <style:style style:name="T86" style:family="text">
      <style:text-properties fo:font-variant="normal" fo:text-transform="none" fo:color="#000000" style:font-name="Verdana" fo:font-size="11.25pt" fo:letter-spacing="normal" fo:font-style="normal" fo:font-weight="normal" officeooo:rsid="00789b1d" fo:background-color="#ffffff" loext:char-shading-value="0" loext:padding="0in" loext:border="none"/>
    </style:style>
    <style:style style:name="T87" style:family="text">
      <style:text-properties fo:font-variant="normal" fo:text-transform="none" fo:color="#000000" style:font-name="Verdana" fo:font-size="11.25pt" fo:letter-spacing="normal" fo:font-style="normal" fo:font-weight="normal" officeooo:rsid="007959a9" fo:background-color="#ffffff" loext:char-shading-value="0" loext:padding="0in" loext:border="none"/>
    </style:style>
    <style:style style:name="T88" style:family="text">
      <style:text-properties fo:font-variant="normal" fo:text-transform="none" fo:color="#000000" style:font-name="Verdana" fo:font-size="11.25pt" fo:letter-spacing="normal" fo:font-style="normal" fo:font-weight="normal" officeooo:rsid="007c5e6b"/>
    </style:style>
    <style:style style:name="T89" style:family="text">
      <style:text-properties fo:font-variant="normal" fo:text-transform="none" fo:color="#000000" style:font-name="Verdana" fo:font-size="11.25pt" fo:letter-spacing="normal" fo:font-style="normal" fo:font-weight="normal" officeooo:rsid="007fbcb9"/>
    </style:style>
    <style:style style:name="T90" style:family="text">
      <style:text-properties fo:font-variant="normal" fo:text-transform="none" fo:color="#000000" style:font-name="Verdana" fo:font-size="11.25pt" fo:letter-spacing="normal" fo:font-style="normal" fo:font-weight="normal" fo:background-color="transparent" loext:char-shading-value="0"/>
    </style:style>
    <style:style style:name="T91" style:family="text">
      <style:text-properties fo:font-variant="normal" fo:text-transform="none" fo:color="#000000" style:font-name="Verdana" fo:font-size="11.25pt" fo:letter-spacing="normal" fo:font-style="normal" fo:font-weight="bold"/>
    </style:style>
    <style:style style:name="T92" style:family="text">
      <style:text-properties fo:font-variant="normal" fo:text-transform="none" fo:color="#000000" style:font-name="Verdana" fo:font-size="11.25pt" fo:letter-spacing="normal" fo:font-style="normal" fo:font-weight="bold" officeooo:rsid="003eeb5d"/>
    </style:style>
    <style:style style:name="T93"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74c6a" fo:background-color="#ffffff" loext:char-shading-value="0" loext:padding="0in" loext:border="none"/>
    </style:style>
    <style:style style:name="T94"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95"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96"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839c13"/>
    </style:style>
    <style:style style:name="T97" style:family="text">
      <style:text-properties fo:font-variant="normal" fo:text-transform="none" fo:color="#000000" style:font-name="Verdana" fo:font-size="11.25pt" fo:letter-spacing="normal" fo:font-style="normal" style:text-underline-style="solid" style:text-underline-width="auto" style:text-underline-color="font-color" fo:font-weight="bold" style:font-weight-asian="bold" style:font-weight-complex="bold"/>
    </style:style>
    <style:style style:name="T98" style:family="text">
      <style:text-properties fo:font-variant="normal" fo:text-transform="none" fo:color="#000000" style:font-name="Verdana" fo:font-size="11.25pt" fo:letter-spacing="normal" fo:font-style="normal" style:text-underline-style="none" fo:font-weight="normal"/>
    </style:style>
    <style:style style:name="T99" style:family="text">
      <style:text-properties fo:font-variant="normal" fo:text-transform="none" fo:color="#000000" style:font-name="Verdana" fo:font-size="11.25pt" fo:letter-spacing="normal" fo:font-style="normal" style:text-underline-style="none" fo:font-weight="normal" officeooo:rsid="0052f20a"/>
    </style:style>
    <style:style style:name="T100" style:family="text">
      <style:text-properties fo:font-variant="normal" fo:text-transform="none" fo:color="#000000" style:font-name="Verdana" fo:font-size="11.25pt" fo:letter-spacing="normal" fo:font-style="normal" style:text-underline-style="none" fo:font-weight="normal" officeooo:rsid="005aa08f"/>
    </style:style>
    <style:style style:name="T101" style:family="text">
      <style:text-properties fo:font-variant="normal" fo:text-transform="none" fo:color="#000000" style:font-name="Verdana" fo:font-size="11.25pt" fo:letter-spacing="normal" fo:font-style="normal" style:text-underline-style="none" fo:font-weight="normal" officeooo:rsid="00839c13" fo:background-color="#f1f1f1" loext:char-shading-value="0" loext:padding="0in" loext:border="none"/>
    </style:style>
    <style:style style:name="T102" style:family="text">
      <style:text-properties fo:font-variant="normal" fo:text-transform="none" fo:color="#000000" style:font-name="Verdana" fo:font-size="11.25pt" fo:letter-spacing="normal" fo:font-style="normal" style:text-underline-style="none" fo:font-weight="normal" officeooo:rsid="005c41a9"/>
    </style:style>
    <style:style style:name="T103" style:family="text">
      <style:text-properties fo:font-variant="normal" fo:text-transform="none" fo:color="#000000" style:font-name="Verdana" fo:font-size="11.25pt" fo:letter-spacing="normal" fo:font-style="normal" style:text-underline-style="none" fo:font-weight="normal" officeooo:rsid="0061f906"/>
    </style:style>
    <style:style style:name="T104" style:family="text">
      <style:text-properties fo:font-variant="normal" fo:text-transform="none" fo:color="#000000" style:font-name="Verdana" fo:font-size="11.25pt" fo:letter-spacing="normal" fo:font-style="normal" style:text-underline-style="none" fo:font-weight="normal" style:font-weight-asian="normal" style:font-weight-complex="normal"/>
    </style:style>
    <style:style style:name="T105" style:family="text">
      <style:text-properties fo:font-variant="normal" fo:text-transform="none" fo:color="#000000" style:font-name="Verdana" fo:font-size="11.25pt" fo:letter-spacing="normal" fo:font-style="normal" style:text-underline-style="none" fo:font-weight="normal" officeooo:rsid="009e7f7d" style:font-weight-asian="normal" style:font-weight-complex="normal"/>
    </style:style>
    <style:style style:name="T106" style:family="text">
      <style:text-properties fo:font-variant="normal" fo:text-transform="none" fo:color="#000000" style:font-name="Verdana" fo:font-size="11.25pt" fo:letter-spacing="normal" fo:font-style="normal" style:text-underline-style="none" fo:font-weight="normal" fo:background-color="#ffffff" loext:char-shading-value="0" loext:padding="0in" loext:border="none"/>
    </style:style>
    <style:style style:name="T107" style:family="text">
      <style:text-properties fo:font-variant="normal" fo:text-transform="none" fo:color="#000000" style:font-name="Verdana" fo:font-size="11.25pt" fo:letter-spacing="normal" fo:font-style="normal" style:text-underline-style="none" fo:font-weight="normal" officeooo:rsid="007aba93" fo:background-color="#ffffff" loext:char-shading-value="0" loext:padding="0in" loext:border="none"/>
    </style:style>
    <style:style style:name="T108" style:family="text">
      <style:text-properties fo:font-variant="normal" fo:text-transform="none" fo:color="#000000" style:font-name="Verdana" fo:font-size="11.25pt" fo:letter-spacing="normal" fo:font-style="normal" style:text-underline-style="none" fo:font-weight="normal" officeooo:rsid="00839c13"/>
    </style:style>
    <style:style style:name="T109" style:family="text">
      <style:text-properties fo:font-variant="normal" fo:text-transform="none" fo:color="#000000" style:font-name="Verdana" fo:font-size="11.25pt" fo:letter-spacing="normal" fo:font-style="normal" style:text-underline-style="none" fo:font-weight="normal" officeooo:rsid="008503a4"/>
    </style:style>
    <style:style style:name="T110" style:family="text">
      <style:text-properties fo:font-variant="normal" fo:text-transform="none" fo:color="#000000" style:font-name="Verdana" fo:font-size="11.25pt" fo:letter-spacing="normal" fo:font-style="normal" style:text-underline-style="none" fo:font-weight="bold" officeooo:rsid="0052f20a"/>
    </style:style>
    <style:style style:name="T111" style:family="text">
      <style:text-properties fo:font-variant="normal" fo:text-transform="none" fo:color="#000000" style:font-name="Verdana" fo:font-size="11.25pt" fo:letter-spacing="normal" fo:font-style="normal" style:text-underline-style="none" fo:font-weight="bold" officeooo:rsid="005aa08f"/>
    </style:style>
    <style:style style:name="T112" style:family="text">
      <style:text-properties fo:font-variant="normal" fo:text-transform="none" fo:color="#000000" style:font-name="Verdana" fo:font-size="11.25pt" fo:letter-spacing="normal" fo:font-weight="normal"/>
    </style:style>
    <style:style style:name="T113" style:family="text">
      <style:text-properties fo:font-variant="normal" fo:text-transform="none" fo:color="#000000" style:font-name="Open Sans" fo:font-size="13.5pt" fo:letter-spacing="normal" fo:font-style="normal" fo:font-weight="normal" officeooo:rsid="00267797" loext:padding="0in" loext:border="none"/>
    </style:style>
    <style:style style:name="T114" style:family="text">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T115" style:family="text">
      <style:text-properties fo:font-variant="normal" fo:text-transform="none" fo:color="#ff0000" style:font-name="Consolas1" fo:font-size="11.25pt" fo:letter-spacing="normal" fo:font-style="normal" fo:font-weight="normal"/>
    </style:style>
    <style:style style:name="T116" style:family="text">
      <style:text-properties fo:font-variant="normal" fo:text-transform="none" fo:color="#ff0000" style:font-name="Consolas1" fo:font-size="11.25pt" fo:letter-spacing="normal" fo:font-style="normal" fo:font-weight="normal" officeooo:rsid="00233d3a"/>
    </style:style>
    <style:style style:name="T117" style:family="text">
      <style:text-properties fo:font-variant="normal" fo:text-transform="none" fo:color="#ff0000" style:font-name="Consolas1" fo:font-size="11.25pt" fo:letter-spacing="normal" fo:font-style="normal" fo:font-weight="normal" officeooo:rsid="00252f82"/>
    </style:style>
    <style:style style:name="T118" style:family="text">
      <style:text-properties fo:font-variant="normal" fo:text-transform="none" fo:color="#ff0000" style:font-name="Consolas1" fo:font-size="11.25pt" fo:letter-spacing="normal" fo:font-style="normal" fo:font-weight="normal" fo:background-color="#f1f1f1" loext:char-shading-value="0" loext:padding="0in" loext:border="none"/>
    </style:style>
    <style:style style:name="T119" style:family="text">
      <style:text-properties fo:font-variant="normal" fo:text-transform="none" fo:color="#ff0000" style:font-name="Consolas1" fo:font-size="11.25pt" fo:letter-spacing="normal" fo:font-style="normal" fo:font-weight="normal" fo:background-color="#f1f1f1" loext:char-shading-value="0" style:font-weight-asian="bold" style:font-weight-complex="bold" loext:padding="0in" loext:border="none"/>
    </style:style>
    <style:style style:name="T120" style:family="text">
      <style:text-properties fo:font-variant="normal" fo:text-transform="none" fo:color="#ff0000" style:font-name="Consolas1" fo:font-size="11.25pt" fo:letter-spacing="normal" fo:font-style="normal" style:text-underline-style="none" fo:font-weight="normal" officeooo:rsid="00839c13"/>
    </style:style>
    <style:style style:name="T121" style:family="text">
      <style:text-properties fo:font-variant="normal" fo:text-transform="none" fo:color="#ff0000" style:font-name="Consolas1" fo:font-size="11.25pt" fo:letter-spacing="normal" fo:font-style="normal" style:text-underline-style="none" fo:font-weight="normal" officeooo:rsid="008503a4"/>
    </style:style>
    <style:style style:name="T122" style:family="text">
      <style:text-properties fo:font-variant="normal" fo:text-transform="none" fo:color="#ff0000" style:font-name="Verdana" fo:font-size="11.25pt" fo:letter-spacing="normal" fo:font-style="normal" fo:font-weight="normal"/>
    </style:style>
    <style:style style:name="T123" style:family="text">
      <style:text-properties fo:font-variant="normal" fo:text-transform="none" fo:color="#ff0000" style:font-name="Verdana" fo:font-size="11.25pt" fo:letter-spacing="normal" fo:font-style="normal" fo:font-weight="normal" officeooo:rsid="00789b1d" fo:background-color="#ffffff" loext:char-shading-value="0" loext:padding="0in" loext:border="none"/>
    </style:style>
    <style:style style:name="T124" style:family="text">
      <style:text-properties fo:font-variant="normal" fo:text-transform="none" fo:color="#ff0000" style:font-name="Verdana" fo:font-size="11.25pt" fo:letter-spacing="normal" fo:font-style="normal" fo:font-weight="normal" officeooo:rsid="007c5e6b"/>
    </style:style>
    <style:style style:name="T125" style:family="text">
      <style:text-properties fo:font-variant="normal" fo:text-transform="none" fo:color="#ff0000" style:font-name="Verdana" fo:font-size="11.25pt" fo:letter-spacing="normal" fo:font-style="normal" style:text-underline-style="none" fo:font-weight="normal" fo:background-color="#ffffff" loext:char-shading-value="0" loext:padding="0in" loext:border="none"/>
    </style:style>
    <style:style style:name="T126" style:family="text">
      <style:text-properties fo:font-variant="normal" fo:text-transform="none" fo:color="#a52a2a" style:font-name="Consolas1" fo:font-size="11.25pt" fo:letter-spacing="normal" fo:font-style="normal" fo:font-weight="normal"/>
    </style:style>
    <style:style style:name="T127" style:family="text">
      <style:text-properties fo:font-variant="normal" fo:text-transform="none" fo:color="#a52a2a" style:font-name="Consolas1" fo:font-size="11.25pt" fo:letter-spacing="normal" fo:font-style="normal" fo:font-weight="normal" officeooo:rsid="00233d3a"/>
    </style:style>
    <style:style style:name="T128" style:family="text">
      <style:text-properties fo:font-variant="normal" fo:text-transform="none" fo:color="#a52a2a" style:font-name="Consolas1" fo:font-size="11.25pt" fo:letter-spacing="normal" fo:font-style="normal" fo:font-weight="normal" officeooo:rsid="00252f82"/>
    </style:style>
    <style:style style:name="T129" style:family="text">
      <style:text-properties fo:font-variant="normal" fo:text-transform="none" fo:color="#a52a2a" style:font-name="Consolas1" fo:font-size="11.25pt" fo:letter-spacing="normal" fo:font-style="normal" fo:font-weight="normal" fo:background-color="#f1f1f1" loext:char-shading-value="0" loext:padding="0in" loext:border="none"/>
    </style:style>
    <style:style style:name="T130" style:family="text">
      <style:text-properties fo:font-variant="normal" fo:text-transform="none" fo:color="#a52a2a" style:font-name="Consolas1" fo:font-size="11.25pt" fo:letter-spacing="normal" fo:font-style="normal" fo:font-weight="normal" fo:background-color="#f1f1f1" loext:char-shading-value="0" style:font-weight-asian="bold" style:font-weight-complex="bold" loext:padding="0in" loext:border="none"/>
    </style:style>
    <style:style style:name="T131" style:family="text">
      <style:text-properties fo:font-variant="normal" fo:text-transform="none" fo:color="#a52a2a" style:font-name="Consolas1" fo:font-size="11.25pt" fo:letter-spacing="normal" fo:font-style="normal" fo:font-weight="normal" officeooo:rsid="00564544"/>
    </style:style>
    <style:style style:name="T132" style:family="text">
      <style:text-properties fo:font-variant="normal" fo:text-transform="none" fo:color="#a52a2a" style:font-name="Consolas1" fo:font-size="11.25pt" fo:letter-spacing="normal" fo:font-style="normal" fo:font-weight="normal" officeooo:rsid="0057cc84"/>
    </style:style>
    <style:style style:name="T133" style:family="text">
      <style:text-properties fo:font-variant="normal" fo:text-transform="none" fo:color="#a52a2a" style:font-name="Consolas1" fo:font-size="11.25pt" fo:letter-spacing="normal" fo:font-style="normal" fo:font-weight="normal" officeooo:rsid="00774c6a"/>
    </style:style>
    <style:style style:name="T134" style:family="text">
      <style:text-properties fo:font-variant="normal" fo:text-transform="none" fo:color="#a52a2a" style:font-name="Consolas1" fo:font-size="11.25pt" fo:letter-spacing="normal" fo:font-style="normal" fo:font-weight="normal" officeooo:rsid="0078731b" fo:background-color="#ffffff" loext:char-shading-value="0" loext:padding="0in" loext:border="none"/>
    </style:style>
    <style:style style:name="T135" style:family="text">
      <style:text-properties fo:font-variant="normal" fo:text-transform="none" fo:color="#a52a2a" style:font-name="Consolas1" fo:font-size="11.25pt" fo:letter-spacing="normal" fo:font-style="normal" fo:font-weight="normal" officeooo:rsid="00789b1d" fo:background-color="#ffffff" loext:char-shading-value="0" loext:padding="0in" loext:border="none"/>
    </style:style>
    <style:style style:name="T136" style:family="text">
      <style:text-properties fo:font-variant="normal" fo:text-transform="none" fo:color="#a52a2a" style:font-name="Consolas1" fo:font-size="11.25pt" fo:letter-spacing="normal" fo:font-style="normal" fo:font-weight="normal" officeooo:rsid="007959a9" fo:background-color="#ffffff" loext:char-shading-value="0" loext:padding="0in" loext:border="none"/>
    </style:style>
    <style:style style:name="T137" style:family="text">
      <style:text-properties fo:font-variant="normal" fo:text-transform="none" fo:color="#a52a2a"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38" style:family="text">
      <style:text-properties fo:font-variant="normal" fo:text-transform="none" fo:color="#a52a2a" style:font-name="Consolas1" fo:font-size="11.25pt" fo:letter-spacing="normal" fo:font-style="normal" fo:font-weight="normal" officeooo:rsid="007c5e6b"/>
    </style:style>
    <style:style style:name="T139" style:family="text">
      <style:text-properties fo:font-variant="normal" fo:text-transform="none" fo:color="#a52a2a" style:font-name="Consolas1" fo:font-size="11.25pt" fo:letter-spacing="normal" fo:font-style="normal" fo:font-weight="normal" officeooo:rsid="007fbcb9"/>
    </style:style>
    <style:style style:name="T140" style:family="text">
      <style:text-properties fo:font-variant="normal" fo:text-transform="none" fo:color="#a52a2a" style:font-name="Consolas1" fo:font-size="11.25pt" fo:letter-spacing="normal" fo:font-style="normal" style:text-underline-style="none" fo:font-weight="normal" officeooo:rsid="0052f20a"/>
    </style:style>
    <style:style style:name="T141" style:family="text">
      <style:text-properties fo:font-variant="normal" fo:text-transform="none" fo:color="#a52a2a" style:font-name="Consolas1" fo:font-size="11.25pt" fo:letter-spacing="normal" fo:font-style="normal" style:text-underline-style="none" fo:font-weight="normal" officeooo:rsid="005aa08f"/>
    </style:style>
    <style:style style:name="T142" style:family="text">
      <style:text-properties fo:font-variant="normal" fo:text-transform="none" fo:color="#a52a2a" style:font-name="Consolas1" fo:font-size="11.25pt" fo:letter-spacing="normal" fo:font-style="normal" style:text-underline-style="none" fo:font-weight="normal" officeooo:rsid="005c41a9"/>
    </style:style>
    <style:style style:name="T143" style:family="text">
      <style:text-properties fo:font-variant="normal" fo:text-transform="none" fo:color="#a52a2a" style:font-name="Consolas1" fo:font-size="11.25pt" fo:letter-spacing="normal" fo:font-style="normal" style:text-underline-style="none" fo:font-weight="normal" officeooo:rsid="0061f906"/>
    </style:style>
    <style:style style:name="T144" style:family="text">
      <style:text-properties fo:font-variant="normal" fo:text-transform="none" fo:color="#a52a2a" style:font-name="Consolas1" fo:font-size="11.25pt" fo:letter-spacing="normal" fo:font-style="normal" style:text-underline-style="none" fo:font-weight="normal" fo:background-color="#ffffff" loext:char-shading-value="0" loext:padding="0in" loext:border="none"/>
    </style:style>
    <style:style style:name="T145" style:family="text">
      <style:text-properties fo:font-variant="normal" fo:text-transform="none" fo:color="#a52a2a"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146" style:family="text">
      <style:text-properties fo:font-variant="normal" fo:text-transform="none" fo:color="#a52a2a" style:font-name="Consolas1" fo:font-size="11.25pt" fo:letter-spacing="normal" fo:font-style="normal" style:text-underline-style="none" fo:font-weight="normal" officeooo:rsid="00839c13"/>
    </style:style>
    <style:style style:name="T147" style:family="text">
      <style:text-properties fo:font-variant="normal" fo:text-transform="none" fo:color="#a52a2a" style:font-name="Consolas1" fo:font-size="11.25pt" fo:letter-spacing="normal" fo:font-style="normal" style:text-underline-style="none" fo:font-weight="normal" officeooo:rsid="008503a4"/>
    </style:style>
    <style:style style:name="T148" style:family="text">
      <style:text-properties fo:font-variant="normal" fo:text-transform="none" fo:color="#008000" style:font-name="Consolas1" fo:font-size="11.25pt" fo:letter-spacing="normal" fo:font-style="normal" fo:font-weight="normal"/>
    </style:style>
    <style:style style:name="T149" style:family="text">
      <style:text-properties fo:font-variant="normal" fo:text-transform="none" fo:color="#008000" style:font-name="Consolas1" fo:font-size="11.25pt" fo:letter-spacing="normal" fo:font-style="normal" fo:font-weight="normal" officeooo:rsid="00564544"/>
    </style:style>
    <style:style style:name="T150" style:family="text">
      <style:text-properties fo:font-variant="normal" fo:text-transform="none" fo:color="#008000" style:font-name="Consolas1" fo:font-size="11.25pt" fo:letter-spacing="normal" fo:font-style="normal" fo:font-weight="normal" officeooo:rsid="0057cc84"/>
    </style:style>
    <style:style style:name="T151" style:family="text">
      <style:text-properties fo:font-variant="normal" fo:text-transform="none" fo:color="#008000" style:font-name="Consolas1" fo:font-size="11.25pt" fo:letter-spacing="normal" fo:font-style="normal" fo:font-weight="normal" fo:background-color="#f1f1f1" loext:char-shading-value="0" style:font-weight-asian="bold" style:font-weight-complex="bold" loext:padding="0in" loext:border="none"/>
    </style:style>
    <style:style style:name="T152" style:family="text">
      <style:text-properties fo:font-variant="normal" fo:text-transform="none" fo:color="#008000" style:font-name="Consolas1" fo:font-size="11.25pt" fo:letter-spacing="normal" fo:font-style="normal" fo:font-weight="normal" officeooo:rsid="0078731b" fo:background-color="#ffffff" loext:char-shading-value="0" loext:padding="0in" loext:border="none"/>
    </style:style>
    <style:style style:name="T153" style:family="text">
      <style:text-properties fo:font-variant="normal" fo:text-transform="none" fo:color="#008000" style:font-name="Consolas1" fo:font-size="11.25pt" fo:letter-spacing="normal" fo:font-style="normal" fo:font-weight="normal" officeooo:rsid="00789b1d" fo:background-color="#ffffff" loext:char-shading-value="0" loext:padding="0in" loext:border="none"/>
    </style:style>
    <style:style style:name="T154" style:family="text">
      <style:text-properties fo:font-variant="normal" fo:text-transform="none" fo:color="#008000" style:font-name="Consolas1" fo:font-size="11.25pt" fo:letter-spacing="normal" fo:font-style="normal" fo:font-weight="normal" officeooo:rsid="007959a9" fo:background-color="#ffffff" loext:char-shading-value="0" loext:padding="0in" loext:border="none"/>
    </style:style>
    <style:style style:name="T155" style:family="text">
      <style:text-properties fo:font-variant="normal" fo:text-transform="none" fo:color="#008000" style:font-name="Consolas1" fo:font-size="11.25pt" fo:letter-spacing="normal" fo:font-style="normal" fo:font-weight="normal" officeooo:rsid="007c5e6b"/>
    </style:style>
    <style:style style:name="T156" style:family="text">
      <style:text-properties fo:font-variant="normal" fo:text-transform="none" fo:color="#008000" style:font-name="Consolas1" fo:font-size="11.25pt" fo:letter-spacing="normal" fo:font-style="normal" fo:font-weight="normal" officeooo:rsid="007fbcb9"/>
    </style:style>
    <style:style style:name="T157" style:family="text">
      <style:text-properties fo:font-variant="normal" fo:text-transform="none" fo:color="#008000" style:font-name="Consolas1" fo:font-size="11.25pt" fo:letter-spacing="normal" fo:font-style="normal" style:text-underline-style="none" fo:font-weight="normal" officeooo:rsid="0061f906"/>
    </style:style>
    <style:style style:name="T158" style:family="text">
      <style:text-properties fo:font-variant="normal" fo:text-transform="none" fo:color="#008000" style:font-name="Consolas1" fo:font-size="11.25pt" fo:letter-spacing="normal" fo:font-style="normal" style:text-underline-style="none" fo:font-weight="normal" fo:background-color="#ffffff" loext:char-shading-value="0" loext:padding="0in" loext:border="none"/>
    </style:style>
    <style:style style:name="T159" style:family="text">
      <style:text-properties fo:font-variant="normal" fo:text-transform="none" fo:color="#dc143c" style:font-name="Consolas1" fo:font-size="11.25pt" fo:letter-spacing="normal" fo:font-style="normal" fo:font-weight="normal" fo:background-color="#f1f1f1" loext:char-shading-value="0" loext:padding="0in" loext:border="none"/>
    </style:style>
    <style:style style:name="T160" style:family="text">
      <style:text-properties fo:font-variant="normal" fo:text-transform="none" fo:color="#dc143c" style:font-name="Consolas1" fo:font-size="11.25pt" fo:letter-spacing="normal" fo:font-style="normal" fo:font-weight="normal" officeooo:rsid="00267797" fo:background-color="#f1f1f1" loext:char-shading-value="0" loext:padding="0in" loext:border="none"/>
    </style:style>
    <style:style style:name="T161" style:family="text">
      <style:text-properties fo:font-variant="normal" fo:text-transform="none" fo:color="#dc143c" style:font-name="Consolas1" fo:font-size="11.25pt" fo:letter-spacing="normal" fo:font-style="normal" fo:font-weight="normal" officeooo:rsid="003eeb5d" fo:background-color="#f1f1f1" loext:char-shading-value="0" loext:padding="0in" loext:border="none"/>
    </style:style>
    <style:style style:name="T162" style:family="text">
      <style:text-properties fo:font-variant="normal" fo:text-transform="none" fo:color="#dc143c" style:font-name="Consolas1" fo:font-size="11.25pt" fo:letter-spacing="normal" fo:font-style="normal" fo:font-weight="normal" officeooo:rsid="004c040b" fo:background-color="#f1f1f1" loext:char-shading-value="0" loext:padding="0in" loext:border="none"/>
    </style:style>
    <style:style style:name="T163" style:family="text">
      <style:text-properties fo:font-variant="normal" fo:text-transform="none" fo:color="#dc143c" style:font-name="Consolas1" fo:font-size="11.25pt" fo:letter-spacing="normal" fo:font-style="normal" fo:font-weight="normal" officeooo:rsid="004dec67" fo:background-color="#f1f1f1" loext:char-shading-value="0" loext:padding="0in" loext:border="none"/>
    </style:style>
    <style:style style:name="T164" style:family="text">
      <style:text-properties fo:font-variant="normal" fo:text-transform="none" fo:color="#dc143c" style:font-name="Consolas1" fo:font-size="11.25pt" fo:letter-spacing="normal" fo:font-style="normal" fo:font-weight="normal" fo:background-color="#f1f1f1" loext:char-shading-value="0" style:font-weight-asian="bold" style:font-weight-complex="bold" loext:padding="0in" loext:border="none"/>
    </style:style>
    <style:style style:name="T165" style:family="text">
      <style:text-properties fo:font-variant="normal" fo:text-transform="none" fo:color="#dc143c" style:font-name="Consolas1" fo:font-size="11.25pt" fo:letter-spacing="normal" fo:font-style="normal" fo:font-weight="normal" officeooo:rsid="00564544" fo:background-color="#f1f1f1" loext:char-shading-value="0" loext:padding="0in" loext:border="none"/>
    </style:style>
    <style:style style:name="T166" style:family="text">
      <style:text-properties fo:font-variant="normal" fo:text-transform="none" fo:color="#dc143c" style:font-name="Consolas1" fo:font-size="11.25pt" fo:letter-spacing="normal" fo:font-style="normal" fo:font-weight="normal" officeooo:rsid="0057cc84" fo:background-color="#f1f1f1" loext:char-shading-value="0" loext:padding="0in" loext:border="none"/>
    </style:style>
    <style:style style:name="T167" style:family="text">
      <style:text-properties fo:font-variant="normal" fo:text-transform="none" fo:color="#dc143c" style:font-name="Consolas1" fo:font-size="11.25pt" fo:letter-spacing="normal" fo:font-style="normal" fo:font-weight="normal" officeooo:rsid="00774c6a" fo:background-color="#f1f1f1" loext:char-shading-value="0" loext:padding="0in" loext:border="none"/>
    </style:style>
    <style:style style:name="T168" style:family="text">
      <style:text-properties fo:font-variant="normal" fo:text-transform="none" fo:color="#dc143c" style:font-name="Consolas1" fo:font-size="11.25pt" fo:letter-spacing="normal" fo:font-style="normal" fo:font-weight="normal" officeooo:rsid="0078731b" fo:background-color="#f1f1f1" loext:char-shading-value="0" loext:padding="0in" loext:border="none"/>
    </style:style>
    <style:style style:name="T169" style:family="text">
      <style:text-properties fo:font-variant="normal" fo:text-transform="none" fo:color="#dc143c" style:font-name="Consolas1" fo:font-size="11.25pt" fo:letter-spacing="normal" fo:font-style="normal" fo:font-weight="normal" officeooo:rsid="007959a9" fo:background-color="#f1f1f1" loext:char-shading-value="0" loext:padding="0in" loext:border="none"/>
    </style:style>
    <style:style style:name="T170" style:family="text">
      <style:text-properties fo:font-variant="normal" fo:text-transform="none" fo:color="#dc143c" style:font-name="Consolas1" fo:font-size="11.25pt" fo:letter-spacing="normal" fo:font-style="normal" fo:font-weight="bold" fo:background-color="#f1f1f1" loext:char-shading-value="0" style:font-weight-asian="bold" style:font-weight-complex="bold" loext:padding="0in" loext:border="none"/>
    </style:style>
    <style:style style:name="T171" style:family="text">
      <style:text-properties fo:font-variant="normal" fo:text-transform="none" fo:color="#dc143c" style:font-name="Consolas1" fo:font-size="11.25pt" fo:letter-spacing="normal" fo:font-style="normal" style:text-underline-style="none" fo:font-weight="normal" officeooo:rsid="0052f20a" fo:background-color="#f1f1f1" loext:char-shading-value="0" loext:padding="0in" loext:border="none"/>
    </style:style>
    <style:style style:name="T172" style:family="text">
      <style:text-properties fo:font-variant="normal" fo:text-transform="none" fo:color="#dc143c" style:font-name="Consolas1" fo:font-size="11.25pt" fo:letter-spacing="normal" fo:font-style="normal" style:text-underline-style="none" fo:font-weight="normal" officeooo:rsid="005aa08f" fo:background-color="#f1f1f1" loext:char-shading-value="0" loext:padding="0in" loext:border="none"/>
    </style:style>
    <style:style style:name="T173" style:family="text">
      <style:text-properties fo:font-variant="normal" fo:text-transform="none" fo:color="#dc143c" style:font-name="Consolas1" fo:font-size="11.25pt" fo:letter-spacing="normal" fo:font-style="normal" style:text-underline-style="none" fo:font-weight="normal" officeooo:rsid="005c41a9" fo:background-color="#f1f1f1" loext:char-shading-value="0" loext:padding="0in" loext:border="none"/>
    </style:style>
    <style:style style:name="T174" style:family="text">
      <style:text-properties fo:font-variant="normal" fo:text-transform="none" fo:color="#dc143c" style:font-name="Consolas1" fo:font-size="11.25pt" fo:letter-spacing="normal" fo:font-style="normal" style:text-underline-style="none" fo:font-weight="normal" officeooo:rsid="0061f906" fo:background-color="#f1f1f1" loext:char-shading-value="0" loext:padding="0in" loext:border="none"/>
    </style:style>
    <style:style style:name="T175" style:family="text">
      <style:text-properties fo:font-variant="normal" fo:text-transform="none" fo:color="#dc143c" style:font-name="Consolas1" fo:font-size="11.25pt" fo:letter-spacing="normal" fo:font-style="normal" style:text-underline-style="none" fo:font-weight="normal" fo:background-color="#f1f1f1" loext:char-shading-value="0" style:font-weight-asian="normal" style:font-weight-complex="normal" loext:padding="0in" loext:border="none"/>
    </style:style>
    <style:style style:name="T176" style:family="text">
      <style:text-properties fo:font-variant="normal" fo:text-transform="none" fo:color="#dc143c" style:font-name="Consolas1" fo:font-size="11.25pt" fo:letter-spacing="normal" fo:font-style="normal" style:text-underline-style="none" fo:font-weight="normal" fo:background-color="#f1f1f1" loext:char-shading-value="0" loext:padding="0in" loext:border="none"/>
    </style:style>
    <style:style style:name="T177" style:family="text">
      <style:text-properties fo:font-variant="normal" fo:text-transform="none" fo:color="#dc143c" style:font-name="Consolas1" fo:font-size="11.25pt" fo:letter-spacing="normal" fo:font-style="normal" style:text-underline-style="none" fo:font-weight="normal" officeooo:rsid="00839c13" fo:background-color="#f1f1f1" loext:char-shading-value="0" loext:padding="0in" loext:border="none"/>
    </style:style>
    <style:style style:name="T178" style:family="text">
      <style:text-properties fo:font-variant="normal" fo:text-transform="none" fo:color="#0077aa" style:font-name="Consolas" fo:font-size="10.5pt" fo:letter-spacing="normal" fo:font-style="normal" fo:font-weight="normal" loext:padding="0in" loext:border="none"/>
    </style:style>
    <style:style style:name="T179" style:family="text">
      <style:text-properties fo:font-variant="normal" fo:text-transform="none" fo:color="#0077aa" style:font-name="Consolas" fo:font-size="10.5pt" fo:letter-spacing="normal" fo:font-style="normal" officeooo:rsid="0061f906" loext:padding="0in" loext:border="none"/>
    </style:style>
    <style:style style:name="T180" style:family="text">
      <style:text-properties fo:font-variant="normal" fo:text-transform="none" fo:color="#0077aa" style:font-name="Consolas" fo:font-size="10.5pt" fo:letter-spacing="normal" fo:font-style="normal" style:text-underline-style="none" fo:font-weight="normal" officeooo:rsid="0061f906" loext:padding="0in" loext:border="none"/>
    </style:style>
    <style:style style:name="T181" style:family="text">
      <style:text-properties fo:font-variant="normal" fo:text-transform="none" fo:color="#0077aa" style:text-line-through-style="none" style:text-line-through-type="none" style:font-name="Consolas" fo:font-size="10.5pt" fo:letter-spacing="normal" fo:font-style="normal" officeooo:rsid="0061f906" style:text-blinking="false" loext:padding="0in" loext:border="none"/>
    </style:style>
    <style:style style:name="T182" style:family="text">
      <style:text-properties fo:font-variant="normal" fo:text-transform="none" fo:color="#333333" style:font-name="Consolas" fo:font-size="10.5pt" fo:letter-spacing="normal" fo:font-style="normal" fo:font-weight="normal" loext:padding="0in" loext:border="none"/>
    </style:style>
    <style:style style:name="T183" style:family="text">
      <style:text-properties fo:font-variant="normal" fo:text-transform="none" fo:color="#333333" style:font-name="Consolas" fo:font-size="10.5pt" fo:letter-spacing="normal" fo:font-style="normal" fo:font-weight="normal" officeooo:rsid="0064179f" loext:padding="0in" loext:border="none"/>
    </style:style>
    <style:style style:name="T184" style:family="text">
      <style:text-properties fo:font-variant="normal" fo:text-transform="none" fo:color="#333333" style:font-name="Consolas" fo:font-size="10.5pt" fo:letter-spacing="normal" fo:font-style="normal" officeooo:rsid="0061f906" loext:padding="0in" loext:border="none"/>
    </style:style>
    <style:style style:name="T185" style:family="text">
      <style:text-properties fo:font-variant="normal" fo:text-transform="none" fo:color="#333333" style:font-name="Consolas" fo:font-size="10.5pt" fo:letter-spacing="normal" fo:font-style="normal" style:text-underline-style="none" fo:font-weight="normal" officeooo:rsid="0061f906" loext:padding="0in" loext:border="none"/>
    </style:style>
    <style:style style:name="T186" style:family="text">
      <style:text-properties fo:font-variant="normal" fo:text-transform="none" fo:color="#333333" style:font-name="Consolas" fo:font-size="12pt" fo:letter-spacing="normal" fo:font-style="normal" fo:font-weight="normal" fo:background-color="#f5f2f0" loext:char-shading-value="0" loext:padding="0in" loext:border="none"/>
    </style:style>
    <style:style style:name="T187" style:family="text">
      <style:text-properties fo:font-variant="normal" fo:text-transform="none" fo:color="#333333" style:font-name="Consolas" fo:font-size="12pt" fo:letter-spacing="normal" fo:font-style="normal" fo:font-weight="normal" officeooo:rsid="00267797" fo:background-color="#f5f2f0" loext:char-shading-value="0" loext:padding="0in" loext:border="none"/>
    </style:style>
    <style:style style:name="T188" style:family="text">
      <style:text-properties fo:font-variant="normal" fo:text-transform="none" fo:color="#333333" style:font-name="Consolas" fo:font-size="12pt" fo:letter-spacing="normal" fo:font-style="normal" fo:font-weight="normal" officeooo:rsid="00337357"/>
    </style:style>
    <style:style style:name="T189" style:family="text">
      <style:text-properties fo:font-variant="normal" fo:text-transform="none" fo:color="#333333" style:font-name="Consolas" fo:letter-spacing="normal" fo:font-style="normal" officeooo:rsid="0061f906" fo:background-color="#f5f2f0" loext:char-shading-value="0" loext:padding="0in" loext:border="none"/>
    </style:style>
    <style:style style:name="T190" style:family="text">
      <style:text-properties fo:font-variant="normal" fo:text-transform="none" fo:color="#333333" style:font-name="Consolas" fo:letter-spacing="normal" fo:font-style="normal" fo:font-weight="bold" officeooo:rsid="0061f906" fo:background-color="#f5f2f0" loext:char-shading-value="0" loext:padding="0in" loext:border="none"/>
    </style:style>
    <style:style style:name="T191" style:family="text">
      <style:text-properties fo:font-variant="normal" fo:text-transform="none" fo:color="#333333" style:font-name="BlinkMacSystemFont" fo:font-size="12pt" fo:letter-spacing="normal" fo:font-style="normal" fo:font-weight="normal"/>
    </style:style>
    <style:style style:name="T192" style:family="text">
      <style:text-properties fo:font-variant="normal" fo:text-transform="none" fo:color="#333333" style:font-name="BlinkMacSystemFont" fo:font-size="12pt" fo:letter-spacing="normal" fo:font-style="normal" fo:font-weight="normal" officeooo:rsid="00267797"/>
    </style:style>
    <style:style style:name="T193" style:family="text">
      <style:text-properties fo:font-variant="normal" fo:text-transform="none" fo:color="#333333" style:font-name="BlinkMacSystemFont" fo:font-size="12pt" fo:letter-spacing="normal" fo:font-style="normal" fo:font-weight="normal" officeooo:rsid="00337357"/>
    </style:style>
    <style:style style:name="T194" style:family="text">
      <style:text-properties fo:font-variant="normal" fo:text-transform="none" fo:color="#333333" style:font-name="BlinkMacSystemFont" fo:font-size="12pt" fo:letter-spacing="normal" fo:font-style="normal" fo:font-weight="normal" officeooo:rsid="0036c450"/>
    </style:style>
    <style:style style:name="T195" style:family="text">
      <style:text-properties fo:font-variant="normal" fo:text-transform="none" fo:color="#333333" style:font-name="BlinkMacSystemFont" fo:font-size="12pt" fo:letter-spacing="normal" fo:font-style="normal" fo:font-weight="normal" loext:padding="0in" loext:border="none"/>
    </style:style>
    <style:style style:name="T196" style:family="text">
      <style:text-properties fo:font-variant="normal" fo:text-transform="none" fo:color="#333333" style:font-name="BlinkMacSystemFont" fo:font-size="12pt" fo:letter-spacing="normal" fo:font-style="normal" fo:font-weight="normal" officeooo:rsid="003d411c" loext:padding="0in" loext:border="none"/>
    </style:style>
    <style:style style:name="T197" style:family="text">
      <style:text-properties fo:font-variant="normal" fo:text-transform="none" fo:color="#333333" style:font-name="BlinkMacSystemFont" fo:font-size="12pt" fo:letter-spacing="normal" fo:font-style="normal" fo:font-weight="normal" officeooo:rsid="0063045c" loext:padding="0in" loext:border="none"/>
    </style:style>
    <style:style style:name="T198" style:family="text">
      <style:text-properties fo:font-variant="normal" fo:text-transform="none" fo:color="#333333" style:font-name="BlinkMacSystemFont" fo:font-size="12pt" fo:letter-spacing="normal" fo:font-style="normal" fo:font-weight="normal" officeooo:rsid="0064179f" loext:padding="0in" loext:border="none"/>
    </style:style>
    <style:style style:name="T199" style:family="text">
      <style:text-properties fo:font-variant="normal" fo:text-transform="none" fo:color="#333333" style:font-name="BlinkMacSystemFont" fo:letter-spacing="normal" fo:font-style="normal"/>
    </style:style>
    <style:style style:name="T200" style:family="text">
      <style:text-properties fo:font-variant="normal" fo:text-transform="none" fo:color="#333333" style:font-name="BlinkMacSystemFont" fo:letter-spacing="normal" fo:font-style="normal" officeooo:rsid="0061f906"/>
    </style:style>
    <style:style style:name="T201" style:family="text">
      <style:text-properties fo:font-variant="normal" fo:text-transform="none" fo:color="#333333" style:font-name="BlinkMacSystemFont" fo:letter-spacing="normal" fo:font-style="normal" fo:font-weight="bold" officeooo:rsid="0061f906"/>
    </style:style>
    <style:style style:name="T202" style:family="text">
      <style:text-properties fo:font-variant="normal" fo:text-transform="none" fo:color="#333333" style:font-name="Consolas1" fo:font-size="11.25pt" fo:letter-spacing="normal" fo:font-weight="normal" loext:padding="0in" loext:border="none"/>
    </style:style>
    <style:style style:name="T203" style:family="text">
      <style:text-properties fo:font-variant="normal" fo:text-transform="none" fo:color="#333333" style:font-name="Consolas1" fo:letter-spacing="normal" fo:font-style="normal" officeooo:rsid="0061f906"/>
    </style:style>
    <style:style style:name="T204"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style:style>
    <style:style style:name="T205"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loext:padding="0in" loext:border="none"/>
    </style:style>
    <style:style style:name="T206"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1f906" style:text-blinking="false"/>
    </style:style>
    <style:style style:name="T207"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d34dc" style:text-blinking="false"/>
    </style:style>
    <style:style style:name="T208" style:family="text">
      <style:text-properties fo:font-variant="normal" fo:text-transform="none" fo:color="#333333" style:text-line-through-style="none" style:text-line-through-type="none" style:font-name="BlinkMacSystemFont" fo:font-size="12pt" fo:letter-spacing="normal" fo:font-style="normal" style:text-underline-style="none" fo:font-weight="bold" officeooo:rsid="0061f906" style:text-blinking="false" style:font-weight-asian="bold" style:font-weight-complex="bold"/>
    </style:style>
    <style:style style:name="T209" style:family="text">
      <style:text-properties fo:font-variant="normal" fo:text-transform="none" fo:color="#333333" style:text-line-through-style="none" style:text-line-through-type="none" style:font-name="BlinkMacSystemFont" fo:font-size="18pt" fo:letter-spacing="normal" fo:font-style="normal" style:text-underline-style="none" fo:font-weight="normal" officeooo:rsid="0061f906" style:text-blinking="false"/>
    </style:style>
    <style:style style:name="T210" style:family="text">
      <style:text-properties fo:font-variant="normal" fo:text-transform="none" fo:color="#333333" style:text-line-through-style="none" style:text-line-through-type="none" style:font-name="BlinkMacSystemFont" fo:font-size="18pt" fo:letter-spacing="normal" fo:font-style="normal" style:text-underline-style="none" fo:font-weight="bold" officeooo:rsid="0061f906" style:text-blinking="false" style:font-weight-asian="bold" style:font-weight-complex="bold"/>
    </style:style>
    <style:style style:name="T211" style:family="text">
      <style:text-properties fo:font-variant="normal" fo:text-transform="none" fo:color="#333333" style:text-line-through-style="none" style:text-line-through-type="none" style:font-name="BlinkMacSystemFont" fo:letter-spacing="normal" fo:font-style="normal" style:text-underline-style="none" fo:font-weight="normal" officeooo:rsid="0061f906" style:text-blinking="false" style:font-size-asian="10.5pt" style:font-size-complex="12pt"/>
    </style:style>
    <style:style style:name="T212" style:family="text">
      <style:text-properties fo:font-variant="normal" fo:text-transform="none" fo:color="#333333" style:text-line-through-style="none" style:text-line-through-type="none" style:font-name="Consolas" fo:font-size="10.5pt" fo:letter-spacing="normal" fo:font-style="normal" officeooo:rsid="0061f906" style:text-blinking="false" loext:padding="0in" loext:border="none"/>
    </style:style>
    <style:style style:name="T213" style:family="text">
      <style:text-properties fo:font-variant="normal" fo:text-transform="none" fo:color="#333333" style:text-line-through-style="none" style:text-line-through-type="none" style:font-name="Consolas" fo:font-size="12pt" fo:letter-spacing="normal" fo:font-style="normal" style:text-underline-style="none" fo:font-weight="bold" officeooo:rsid="0061f906" style:text-blinking="false" fo:background-color="#f5f2f0" loext:char-shading-value="0" style:font-weight-asian="bold" style:font-weight-complex="bold" loext:padding="0in" loext:border="none"/>
    </style:style>
    <style:style style:name="T214" style:family="text">
      <style:text-properties fo:font-variant="normal" fo:text-transform="none" fo:color="#333333" fo:letter-spacing="normal" loext:padding="0in" loext:border="none"/>
    </style:style>
    <style:style style:name="T215" style:family="text">
      <style:text-properties fo:font-variant="normal" fo:text-transform="none" fo:color="#a67f59" style:font-name="Consolas" fo:font-size="10.5pt" fo:letter-spacing="normal" fo:font-style="normal" fo:font-weight="normal" loext:padding="0in" loext:border="none"/>
    </style:style>
    <style:style style:name="T216" style:family="text">
      <style:text-properties fo:font-variant="normal" fo:text-transform="none" fo:color="#a67f59" style:font-name="Consolas" fo:font-size="10.5pt" fo:letter-spacing="normal" fo:font-style="normal" fo:font-weight="normal" officeooo:rsid="0064179f" loext:padding="0in" loext:border="none"/>
    </style:style>
    <style:style style:name="T217" style:family="text">
      <style:text-properties fo:font-variant="normal" fo:text-transform="none" fo:color="#a67f59" style:font-name="Consolas" fo:font-size="10.5pt" fo:letter-spacing="normal" fo:font-style="normal" officeooo:rsid="0061f906" loext:padding="0in" loext:border="none"/>
    </style:style>
    <style:style style:name="T218" style:family="text">
      <style:text-properties fo:font-variant="normal" fo:text-transform="none" fo:color="#a67f59" style:font-name="Consolas" fo:font-size="10.5pt" fo:letter-spacing="normal" fo:font-style="normal" style:text-underline-style="none" fo:font-weight="normal" officeooo:rsid="0061f906" loext:padding="0in" loext:border="none"/>
    </style:style>
    <style:style style:name="T219" style:family="text">
      <style:text-properties fo:font-variant="normal" fo:text-transform="none" fo:color="#a67f59" style:text-line-through-style="none" style:text-line-through-type="none" style:font-name="Consolas" fo:font-size="10.5pt" fo:letter-spacing="normal" fo:font-style="normal" officeooo:rsid="0061f906" style:text-blinking="false" loext:padding="0in" loext:border="none"/>
    </style:style>
    <style:style style:name="T220" style:family="text">
      <style:text-properties fo:font-variant="normal" fo:text-transform="none" fo:color="#990055" style:font-name="Consolas" fo:font-size="10.5pt" fo:letter-spacing="normal" fo:font-style="normal" fo:font-weight="normal" loext:padding="0in" loext:border="none"/>
    </style:style>
    <style:style style:name="T221" style:family="text">
      <style:text-properties fo:font-variant="normal" fo:text-transform="none" fo:color="#990055" style:font-name="Consolas" fo:font-size="10.5pt" fo:letter-spacing="normal" fo:font-style="normal" fo:font-weight="normal" officeooo:rsid="0064179f" loext:padding="0in" loext:border="none"/>
    </style:style>
    <style:style style:name="T222" style:family="text">
      <style:text-properties fo:font-variant="normal" fo:text-transform="none" fo:color="#990055" style:font-name="Consolas" fo:font-size="10.5pt" fo:letter-spacing="normal" fo:font-style="normal" officeooo:rsid="0061f906" loext:padding="0in" loext:border="none"/>
    </style:style>
    <style:style style:name="T223" style:family="text">
      <style:text-properties fo:font-variant="normal" fo:text-transform="none" fo:color="#990055" style:text-line-through-style="none" style:text-line-through-type="none" style:font-name="Consolas" fo:font-size="10.5pt" fo:letter-spacing="normal" fo:font-style="normal" officeooo:rsid="0061f906" style:text-blinking="false" loext:padding="0in" loext:border="none"/>
    </style:style>
    <style:style style:name="T224" style:family="text">
      <style:text-properties fo:font-variant="normal" fo:text-transform="none" fo:color="#999999" style:font-name="Consolas" fo:font-size="10.5pt" fo:letter-spacing="normal" fo:font-style="normal" fo:font-weight="normal" loext:padding="0in" loext:border="none"/>
    </style:style>
    <style:style style:name="T225" style:family="text">
      <style:text-properties fo:font-variant="normal" fo:text-transform="none" fo:color="#999999" style:font-name="Consolas" fo:font-size="10.5pt" fo:letter-spacing="normal" fo:font-style="normal" fo:font-weight="normal" officeooo:rsid="0064179f" loext:padding="0in" loext:border="none"/>
    </style:style>
    <style:style style:name="T226" style:family="text">
      <style:text-properties fo:font-variant="normal" fo:text-transform="none" fo:color="#999999" style:font-name="Consolas" fo:font-size="10.5pt" fo:letter-spacing="normal" fo:font-style="normal" officeooo:rsid="0061f906" loext:padding="0in" loext:border="none"/>
    </style:style>
    <style:style style:name="T227" style:family="text">
      <style:text-properties fo:font-variant="normal" fo:text-transform="none" fo:color="#999999" style:font-name="Consolas" fo:font-size="10.5pt" fo:letter-spacing="normal" fo:font-style="normal" style:text-underline-style="none" fo:font-weight="normal" officeooo:rsid="0061f906" loext:padding="0in" loext:border="none"/>
    </style:style>
    <style:style style:name="T228" style:family="text">
      <style:text-properties fo:font-variant="normal" fo:text-transform="none" fo:color="#999999" style:text-line-through-style="none" style:text-line-through-type="none" style:font-name="Consolas" fo:font-size="10.5pt" fo:letter-spacing="normal" fo:font-style="normal" officeooo:rsid="0061f906" style:text-blinking="false" loext:padding="0in" loext:border="none"/>
    </style:style>
    <style:style style:name="T229" style:family="text">
      <style:text-properties fo:font-variant="normal" fo:text-transform="none" fo:color="#708090" style:font-name="Consolas" fo:font-size="10.5pt" fo:letter-spacing="normal" fo:font-style="normal" fo:font-weight="normal" loext:padding="0in" loext:border="none"/>
    </style:style>
    <style:style style:name="T230" style:family="text">
      <style:text-properties fo:font-variant="normal" fo:text-transform="none" fo:color="#708090" style:font-name="Consolas" fo:font-size="10.5pt" fo:letter-spacing="normal" fo:font-style="normal" fo:font-weight="normal" officeooo:rsid="002e087a" loext:padding="0in" loext:border="none"/>
    </style:style>
    <style:style style:name="T231" style:family="text">
      <style:text-properties fo:font-variant="normal" fo:text-transform="none" fo:color="#708090" style:font-name="Consolas" fo:font-size="10.5pt" fo:letter-spacing="normal" fo:font-style="normal" fo:font-weight="normal" officeooo:rsid="0064179f" loext:padding="0in" loext:border="none"/>
    </style:style>
    <style:style style:name="T232" style:family="text">
      <style:text-properties fo:font-variant="normal" fo:text-transform="none" fo:color="#708090" style:font-name="Consolas" fo:font-size="10.5pt" fo:letter-spacing="normal" fo:font-style="normal" officeooo:rsid="0061f906" loext:padding="0in" loext:border="none"/>
    </style:style>
    <style:style style:name="T233" style:family="text">
      <style:text-properties fo:font-variant="normal" fo:text-transform="none" fo:color="#708090" fo:font-size="10.5pt" fo:letter-spacing="normal" fo:font-style="normal" fo:font-weight="normal" officeooo:rsid="002e087a" loext:padding="0in" loext:border="none"/>
    </style:style>
    <style:style style:name="T234" style:family="text">
      <style:text-properties fo:font-variant="normal" fo:text-transform="none" fo:color="#708090" style:text-line-through-style="none" style:text-line-through-type="none" style:font-name="Consolas" fo:font-size="10.5pt" fo:letter-spacing="normal" fo:font-style="normal" officeooo:rsid="0061f906" style:text-blinking="false" loext:padding="0in" loext:border="none"/>
    </style:style>
    <style:style style:name="T235" style:family="text">
      <style:text-properties fo:font-variant="normal" fo:text-transform="none" fo:color="#708090" style:font-name="Consolas2" fo:font-size="10.5pt" fo:letter-spacing="normal" fo:font-style="normal" fo:font-weight="normal"/>
    </style:style>
    <style:style style:name="T236" style:family="text">
      <style:text-properties fo:font-variant="normal" fo:text-transform="none" fo:color="#669900" style:font-name="Consolas" fo:font-size="10.5pt" fo:letter-spacing="normal" fo:font-style="normal" fo:font-weight="normal" loext:padding="0in" loext:border="none"/>
    </style:style>
    <style:style style:name="T237" style:family="text">
      <style:text-properties fo:font-variant="normal" fo:text-transform="none" fo:color="#669900" style:font-name="Consolas" fo:font-size="10.5pt" fo:letter-spacing="normal" fo:font-style="normal" fo:font-weight="normal" officeooo:rsid="0064179f" loext:padding="0in" loext:border="none"/>
    </style:style>
    <style:style style:name="T238" style:family="text">
      <style:text-properties fo:font-variant="normal" fo:text-transform="none" fo:color="#669900" style:font-name="Consolas" fo:font-size="10.5pt" fo:letter-spacing="normal" fo:font-style="normal" style:text-underline-style="none" fo:font-weight="normal" officeooo:rsid="0061f906" loext:padding="0in" loext:border="none"/>
    </style:style>
    <style:style style:name="T239" style:family="text">
      <style:text-properties fo:font-variant="normal" fo:text-transform="none" fo:color="#1c1c1c" style:font-name="Consolas1" fo:font-size="11.25pt" fo:letter-spacing="normal" fo:font-style="normal" fo:font-weight="normal" officeooo:rsid="00789b1d" fo:background-color="#ffffff" loext:char-shading-value="0" loext:padding="0in" loext:border="none"/>
    </style:style>
    <style:style style:name="T240" style:family="text">
      <style:text-properties fo:font-variant="normal" fo:text-transform="none" fo:color="#1c1c1c" style:font-name="Consolas1" fo:font-size="11.25pt" fo:letter-spacing="normal" fo:font-style="normal" fo:font-weight="normal" officeooo:rsid="007959a9" fo:background-color="#ffffff" loext:char-shading-value="0" loext:padding="0in" loext:border="none"/>
    </style:style>
    <style:style style:name="T241"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242"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959a9" fo:background-color="#ffffff" loext:char-shading-value="0" loext:padding="0in" loext:border="none"/>
    </style:style>
    <style:style style:name="T243"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9b1d" fo:background-color="#ffffff" loext:char-shading-value="0" loext:padding="0in" loext:border="none"/>
    </style:style>
    <style:style style:name="T244"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245" style:family="text">
      <style:text-properties fo:font-variant="normal" fo:text-transform="none" fo:color="#1c1c1c" style:font-name="Consolas1" fo:font-size="11.25pt" fo:letter-spacing="normal" fo:font-style="normal" style:text-underline-style="none" fo:font-weight="normal" officeooo:rsid="007aba93" fo:background-color="#ffffff" loext:char-shading-value="0" loext:padding="0in" loext:border="none"/>
    </style:style>
    <style:style style:name="T246" style:family="text">
      <style:text-properties fo:font-variant="normal" fo:text-transform="none" fo:color="#4a4a4a" style:font-name="Open Sans" fo:font-size="13.5pt" fo:letter-spacing="normal" fo:font-style="normal" fo:font-weight="normal"/>
    </style:style>
    <style:style style:name="T247" style:family="text">
      <style:text-properties fo:font-variant="normal" fo:text-transform="none" fo:color="#4a4a4a" style:font-name="Open Sans" fo:font-size="13.5pt" fo:letter-spacing="normal" fo:font-style="normal" fo:font-weight="normal" officeooo:rsid="009ae440"/>
    </style:style>
    <style:style style:name="T248" style:family="text">
      <style:text-properties fo:font-variant="normal" fo:text-transform="none" fo:color="#4a4a4a" style:font-name="Open Sans" fo:font-size="13.5pt" fo:letter-spacing="normal" fo:font-style="normal" fo:font-weight="bold" officeooo:rsid="009ae440"/>
    </style:style>
    <style:style style:name="T249" style:family="text">
      <style:text-properties fo:font-variant="normal" fo:text-transform="none" fo:color="#4a4a4a" style:font-name="Open Sans" fo:font-size="13.5pt" fo:letter-spacing="normal" fo:font-style="normal" style:text-underline-style="solid" style:text-underline-width="auto" style:text-underline-color="font-color" fo:font-weight="normal" style:font-weight-asian="normal" style:font-weight-complex="normal"/>
    </style:style>
    <style:style style:name="T250" style:family="text">
      <style:text-properties fo:font-variant="normal" fo:text-transform="none" fo:color="#4a4a4a" style:font-name="Open Sans" fo:font-size="13.5pt" fo:letter-spacing="normal" fo:font-style="normal" style:text-underline-style="none" fo:font-weight="normal" officeooo:rsid="00949943" style:font-size-asian="9.60000038146973pt" style:font-weight-asian="normal" style:font-size-complex="11pt" style:font-weight-complex="normal"/>
    </style:style>
    <style:style style:name="T251" style:family="text">
      <style:text-properties fo:font-variant="normal" fo:text-transform="none" fo:color="#4a4a4a" style:font-name="Open Sans" fo:font-size="13.5pt" fo:letter-spacing="normal" fo:font-style="normal" style:text-underline-style="none" fo:font-weight="normal" officeooo:rsid="009ae440" style:font-size-asian="10.5pt" style:font-weight-asian="normal" style:font-size-complex="12pt" style:font-weight-complex="normal"/>
    </style:style>
    <style:style style:name="T252" style:family="text">
      <style:text-properties fo:font-variant="normal" fo:text-transform="none" fo:color="#4a4a4a" style:font-name="Open Sans" fo:font-size="12pt" fo:letter-spacing="normal" fo:font-style="normal" fo:font-weight="normal" style:font-size-asian="12pt" style:font-size-complex="12pt"/>
    </style:style>
    <style:style style:name="T253" style:family="text">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254" style:family="text">
      <style:text-properties fo:font-variant="normal" fo:text-transform="none" fo:color="#4a4a4a" style:font-name="Open Sans" fo:font-size="12pt" fo:letter-spacing="normal" fo:font-style="normal" fo:font-weight="normal" officeooo:rsid="009ab3ad" style:font-size-asian="12pt" style:font-weight-asian="normal" style:font-size-complex="12pt" style:font-weight-complex="normal"/>
    </style:style>
    <style:style style:name="T255" style:family="text">
      <style:text-properties fo:font-variant="normal" fo:text-transform="none" fo:color="#4a4a4a" style:font-name="Open Sans" fo:font-size="12pt" fo:letter-spacing="normal" fo:font-style="normal" fo:font-weight="bold" style:font-size-asian="12pt" style:font-size-complex="12pt"/>
    </style:style>
    <style:style style:name="T256" style:family="text">
      <style:text-properties fo:font-variant="normal" fo:text-transform="none" fo:color="#4a4a4a" style:font-name="Open Sans" fo:font-size="12pt" fo:letter-spacing="normal" fo:font-style="normal" style:text-underline-style="none" fo:font-weight="normal" style:font-size-asian="12pt" style:font-weight-asian="normal" style:font-size-complex="12pt" style:font-weight-complex="normal"/>
    </style:style>
    <style:style style:name="T257" style:family="text">
      <style:text-properties fo:font-variant="normal" fo:text-transform="none" fo:color="#4a4a4a" style:font-name="Open Sans" fo:font-size="12pt" fo:letter-spacing="normal" fo:font-style="normal" style:text-underline-style="none" fo:font-weight="normal" officeooo:rsid="0099b779" style:font-size-asian="12pt" style:font-weight-asian="normal" style:font-size-complex="12pt" style:font-weight-complex="normal"/>
    </style:style>
    <style:style style:name="T258"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a68ab" style:text-blinking="false" fo:background-color="transparent" loext:char-shading-value="0" style:font-weight-asian="normal" style:font-weight-complex="normal"/>
    </style:style>
    <style:style style:name="T259"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f9b7f" style:text-blinking="false" fo:background-color="transparent" loext:char-shading-value="0" style:font-weight-asian="normal" style:font-weight-complex="normal"/>
    </style:style>
    <style:style style:name="T260" style:family="text">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61"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2"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weight-asian="normal" style:font-weight-complex="normal"/>
    </style:style>
    <style:style style:name="T263"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64"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5" style:family="text">
      <style:text-properties fo:font-variant="normal" fo:text-transform="none" fo:color="#f8f8f2" style:font-name="Consolas2" fo:font-size="10.5pt" fo:letter-spacing="normal" fo:font-style="normal" fo:font-weight="normal"/>
    </style:style>
    <style:style style:name="T266" style:family="text">
      <style:text-properties fo:font-variant="normal" fo:text-transform="none" fo:color="#f8f8f2" style:font-name="Consolas2" fo:font-size="10.5pt" fo:letter-spacing="normal" fo:font-style="normal" fo:font-weight="normal" fo:background-color="transparent" loext:char-shading-value="0"/>
    </style:style>
    <style:style style:name="T267" style:family="text">
      <style:text-properties fo:font-variant="normal" fo:text-transform="none" fo:color="#f8f8f2" style:font-name="Consolas2" fo:font-size="10.5pt" fo:letter-spacing="normal" fo:font-style="normal" fo:font-weight="normal" officeooo:rsid="009ae440"/>
    </style:style>
    <style:style style:name="T268" style:family="text">
      <style:text-properties fo:font-variant="normal" fo:text-transform="none" fo:color="#f8f8f2" style:font-name="Consolas2" fo:font-size="10.5pt" fo:letter-spacing="normal" fo:font-style="normal" fo:font-weight="normal" officeooo:rsid="009b4b0b"/>
    </style:style>
    <style:style style:name="T269" style:family="text">
      <style:text-properties fo:font-variant="normal" fo:text-transform="none" fo:color="#f8f8f2"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70" style:family="text">
      <style:text-properties fo:font-variant="normal" fo:text-transform="none" fo:color="#f8f8f2" fo:letter-spacing="normal"/>
    </style:style>
    <style:style style:name="T271" style:family="text">
      <style:text-properties fo:font-variant="normal" fo:text-transform="none" fo:color="#f8f8f2" fo:letter-spacing="normal" fo:background-color="transparent" loext:char-shading-value="0"/>
    </style:style>
    <style:style style:name="T272" style:family="text">
      <style:text-properties fo:font-variant="normal" fo:text-transform="none" fo:color="#f9267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3" style:family="text">
      <style:text-properties fo:font-variant="normal" fo:text-transform="none" fo:color="#f92672" style:font-name="Consolas2" fo:font-size="10.5pt" fo:letter-spacing="normal" fo:font-style="normal" fo:font-weight="normal" fo:background-color="transparent" loext:char-shading-value="0"/>
    </style:style>
    <style:style style:name="T274"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5"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76" style:family="text">
      <style:text-properties fo:font-variant="normal" fo:text-transform="none" fo:color="#a6e22e" style:font-name="Consolas2" fo:font-size="10.5pt" fo:letter-spacing="normal" fo:font-style="normal" fo:font-weight="normal"/>
    </style:style>
    <style:style style:name="T277" style:family="text">
      <style:text-properties fo:font-variant="normal" fo:text-transform="none" fo:color="#a6e22e" style:font-name="Consolas2" fo:font-size="10.5pt" fo:letter-spacing="normal" fo:font-style="normal" fo:font-weight="normal" fo:background-color="transparent" loext:char-shading-value="0"/>
    </style:style>
    <style:style style:name="T278" style:family="text">
      <style:text-properties fo:font-variant="normal" fo:text-transform="none" fo:color="#a6e22e" style:font-name="Consolas2" fo:font-size="10.5pt" fo:letter-spacing="normal" fo:font-style="normal" fo:font-weight="normal" officeooo:rsid="009ae440"/>
    </style:style>
    <style:style style:name="T279" style:family="text">
      <style:text-properties fo:font-variant="normal" fo:text-transform="none" fo:color="#a6e22e"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0"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81"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2" style:family="text">
      <style:text-properties fo:font-variant="normal" fo:text-transform="none" fo:color="#e6db74" style:font-name="Consolas2" fo:font-size="10.5pt" fo:letter-spacing="normal" fo:font-style="normal" fo:font-weight="normal"/>
    </style:style>
    <style:style style:name="T283" style:family="text">
      <style:text-properties fo:font-variant="normal" fo:text-transform="none" fo:color="#e6db74" style:font-name="Consolas2" fo:font-size="10.5pt" fo:letter-spacing="normal" fo:font-style="normal" fo:font-weight="normal" fo:background-color="transparent" loext:char-shading-value="0"/>
    </style:style>
    <style:style style:name="T284" style:family="text">
      <style:text-properties fo:font-variant="normal" fo:text-transform="none" fo:color="#e6db74" style:font-name="Consolas2" fo:font-size="10.5pt" fo:letter-spacing="normal" fo:font-style="normal" fo:font-weight="normal" officeooo:rsid="009ae440"/>
    </style:style>
    <style:style style:name="T285" style:family="text">
      <style:text-properties fo:font-variant="normal" fo:text-transform="none" fo:color="#e6db74"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6" style:family="text">
      <style:text-properties fo:font-variant="normal" fo:text-transform="none" fo:color="#66d9ef"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66d9ef" style:font-name="Consolas2" fo:font-size="10.5pt" fo:letter-spacing="normal" fo:font-style="normal" fo:font-weight="normal"/>
    </style:style>
    <style:style style:name="T288" style:family="text">
      <style:text-properties fo:font-variant="normal" fo:text-transform="none" fo:color="#66d9ef" style:font-name="Consolas2" fo:font-size="10.5pt" fo:letter-spacing="normal" fo:font-style="normal" fo:font-weight="normal" officeooo:rsid="009ae440"/>
    </style:style>
    <style:style style:name="T289" style:family="text">
      <style:text-properties fo:font-variant="normal" fo:text-transform="none" fo:color="#66d9ef"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90" style:family="text">
      <style:text-properties fo:font-variant="normal" fo:text-transform="none" style:font-name="Open Sans" fo:font-size="12pt" fo:letter-spacing="normal" fo:font-style="normal" fo:font-weight="normal"/>
    </style:style>
    <style:style style:name="T291" style:family="text">
      <style:text-properties fo:font-variant="normal" fo:text-transform="none" style:font-name="Open Sans" fo:font-size="12pt" fo:letter-spacing="normal" fo:font-style="normal" fo:font-weight="normal" officeooo:rsid="008f9b7f"/>
    </style:style>
    <style:style style:name="T292" style:family="text">
      <style:text-properties fo:font-variant="normal" fo:text-transform="none" style:font-name="Open Sans" fo:font-size="12pt" fo:letter-spacing="normal" fo:font-style="normal" fo:font-weight="normal" style:font-size-asian="12pt" style:font-size-complex="12pt"/>
    </style:style>
    <style:style style:name="T293" style:family="text">
      <style:text-properties fo:font-variant="normal" fo:text-transform="none" style:font-name="Open Sans" fo:font-size="12pt" fo:letter-spacing="normal" fo:font-style="normal" fo:font-weight="normal" officeooo:rsid="00967379"/>
    </style:style>
    <style:style style:name="T294" style:family="text">
      <style:text-properties fo:font-variant="normal" fo:text-transform="none" style:font-name="Open Sans" fo:font-size="12pt" fo:letter-spacing="normal" fo:font-style="normal" fo:font-weight="normal" officeooo:rsid="00975923"/>
    </style:style>
    <style:style style:name="T295" style:family="text">
      <style:text-properties fo:font-variant="normal" fo:text-transform="none" style:font-name="Open Sans" fo:font-size="12pt" fo:letter-spacing="normal" fo:font-style="normal" fo:font-weight="bold" style:font-size-asian="12pt" style:font-weight-asian="bold" style:font-size-complex="12pt" style:font-weight-complex="bold"/>
    </style:style>
    <style:style style:name="T296" style:family="text">
      <style:text-properties fo:font-variant="normal" fo:text-transform="none" style:font-name="Open Sans" fo:font-size="13pt" fo:letter-spacing="normal" fo:font-style="normal" style:text-underline-style="solid" style:text-underline-width="auto" style:text-underline-color="font-color" fo:font-weight="bold" officeooo:rsid="009ae440" style:font-size-asian="13pt" style:font-weight-asian="bold" style:font-size-complex="13pt" style:font-weight-complex="bold"/>
    </style:style>
    <style:style style:name="T297" style:family="text">
      <style:text-properties fo:font-variant="normal" fo:text-transform="none" fo:color="#e83e8c" style:font-name="SFMono-Regular" fo:font-size="11.25pt" fo:letter-spacing="normal" fo:font-style="normal" fo:font-weight="normal" officeooo:rsid="009ae440"/>
    </style:style>
    <style:style style:name="T298" style:family="text">
      <style:text-properties fo:font-variant="normal" fo:text-transform="none" fo:color="#e80000" style:font-name="Consolas1" fo:font-size="11.25pt" fo:letter-spacing="normal" fo:font-style="normal" fo:font-weight="normal" fo:background-color="transparent" loext:char-shading-value="0" loext:padding-left="0.1252in" loext:padding-right="0.1252in" loext:padding-top="0.0835in" loext:padding-bottom="0.0835in" loext:border="0.06pt solid #cccccc"/>
    </style:style>
    <style:style style:name="T299" style:family="text">
      <style:text-properties fo:color="#0000cd" style:font-name="Consolas1"/>
    </style:style>
    <style:style style:name="T300" style:family="text">
      <style:text-properties fo:color="#0000cd" style:font-name="Consolas1" fo:font-size="11.25pt" fo:font-weight="normal"/>
    </style:style>
    <style:style style:name="T301" style:family="text">
      <style:text-properties fo:color="#0000cd" style:font-name="Consolas1" fo:font-weight="normal"/>
    </style:style>
    <style:style style:name="T302" style:family="text">
      <style:text-properties style:font-name="Consolas1"/>
    </style:style>
    <style:style style:name="T303" style:family="text">
      <style:text-properties style:font-name="Consolas1" fo:font-size="11.25pt" fo:font-style="normal"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4" style:family="text">
      <style:text-properties style:font-name="Consolas1" fo:font-size="11.25pt"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5" style:family="text">
      <style:text-properties style:font-name="Consolas1" fo:font-weight="normal"/>
    </style:style>
    <style:style style:name="T306" style:family="text">
      <style:text-properties fo:color="#000000" style:font-name="Verdana" fo:font-size="11.25pt" fo:font-weight="normal"/>
    </style:style>
    <style:style style:name="T307" style:family="text">
      <style:text-properties fo:color="#000000" style:font-name="Consolas1" fo:font-size="11.25pt" fo:font-weight="normal"/>
    </style:style>
    <style:style style:name="T308" style:family="text">
      <style:text-properties fo:color="#000000" style:font-name="Consolas1" fo:font-size="11.25pt" fo:font-weight="normal" loext:padding="0in" loext:border="none"/>
    </style:style>
    <style:style style:name="T309" style:family="text">
      <style:text-properties fo:color="#000000" style:font-name="Consolas1" fo:font-size="11.25pt" fo:font-weight="normal" officeooo:rsid="003da900"/>
    </style:style>
    <style:style style:name="T310" style:family="text">
      <style:text-properties fo:color="#000000" style:font-name="Consolas1" fo:font-size="11.25pt" style:text-underline-style="solid" style:text-underline-width="auto" style:text-underline-color="font-color" style:font-weight-asian="bold" style:font-weight-complex="bold"/>
    </style:style>
    <style:style style:name="T311" style:family="text">
      <style:text-properties fo:color="#000000" style:font-name="Consolas1" fo:font-size="13pt" style:text-underline-style="solid" style:text-underline-width="auto" style:text-underline-color="font-color" style:font-size-asian="13pt" style:font-weight-asian="bold" style:font-size-complex="13pt" style:font-weight-complex="bold"/>
    </style:style>
    <style:style style:name="T312" style:family="text">
      <style:text-properties fo:color="#000000" style:font-name="Droid Sans Mono" fo:font-size="10.5pt" fo:font-weight="normal" fo:background-color="transparent" loext:char-shading-value="0"/>
    </style:style>
    <style:style style:name="T313" style:family="text">
      <style:text-properties fo:color="#000000" style:font-name="Droid Sans Mono" fo:font-size="10.5pt" fo:font-weight="normal" officeooo:rsid="00ac280e" fo:background-color="transparent" loext:char-shading-value="0"/>
    </style:style>
    <style:style style:name="T314" style:family="text">
      <style:text-properties fo:color="#000000" style:font-name="Droid Sans Mono" fo:font-size="10.5pt" fo:font-weight="normal" officeooo:rsid="00accc03" fo:background-color="transparent" loext:char-shading-value="0"/>
    </style:style>
    <style:style style:name="T315" style:family="text">
      <style:text-properties fo:color="#ff0000" style:font-name="Consolas1" fo:font-weight="normal"/>
    </style:style>
    <style:style style:name="T316" style:family="text">
      <style:text-properties fo:color="#a52a2a" style:font-name="Consolas1"/>
    </style:style>
    <style:style style:name="T317" style:family="text">
      <style:text-properties fo:color="#a52a2a" style:font-name="Consolas1" fo:font-size="11.25pt" fo:font-weight="normal"/>
    </style:style>
    <style:style style:name="T318" style:family="text">
      <style:text-properties fo:color="#a52a2a" style:font-name="Consolas1" fo:font-weight="normal"/>
    </style:style>
    <style:style style:name="T319" style:family="text">
      <style:text-properties fo:color="#008000" style:font-name="Consolas1" fo:font-weight="normal"/>
    </style:style>
    <style:style style:name="T320" style:family="text">
      <style:text-properties fo:color="#dc143c" style:font-name="Consolas1" fo:font-size="11.25pt" fo:font-weight="normal" fo:background-color="#f1f1f1" loext:char-shading-value="0" loext:padding="0in" loext:border="none"/>
    </style:style>
    <style:style style:name="T321" style:family="text">
      <style:text-properties fo:color="#dc143c" style:font-name="Consolas1" fo:background-color="#f1f1f1" loext:char-shading-value="0" loext:padding="0in" loext:border="none"/>
    </style:style>
    <style:style style:name="T322" style:family="text">
      <style:text-properties fo:font-weight="bold"/>
    </style:style>
    <style:style style:name="T323" style:family="text">
      <style:text-properties style:font-name="Consolas"/>
    </style:style>
    <style:style style:name="T324" style:family="text">
      <style:text-properties style:font-name="Consolas" fo:font-size="10.5pt" fo:font-weight="normal" loext:padding="0in" loext:border="none"/>
    </style:style>
    <style:style style:name="T325" style:family="text">
      <style:text-properties style:font-name="Consolas" fo:font-size="10.5pt" loext:padding="0in" loext:border="none"/>
    </style:style>
    <style:style style:name="T326" style:family="text">
      <style:text-properties style:font-name="Consolas" officeooo:rsid="00337357"/>
    </style:style>
    <style:style style:name="T327" style:family="text">
      <style:text-properties style:font-name="Consolas" fo:background-color="#f5f2f0" loext:char-shading-value="0" loext:padding="0in" loext:border="none"/>
    </style:style>
    <style:style style:name="T328" style:family="text">
      <style:text-properties fo:color="#333333" style:text-line-through-style="none" style:text-line-through-type="none" fo:font-size="12pt" fo:letter-spacing="normal" officeooo:rsid="0061f906" style:text-blinking="false"/>
    </style:style>
    <style:style style:name="T329" style:family="text">
      <style:text-properties fo:color="#333333" style:text-line-through-style="none" style:text-line-through-type="none" style:font-name="Consolas" fo:font-size="12pt" fo:letter-spacing="normal" officeooo:rsid="0061f906" style:text-blinking="false" fo:background-color="#f5f2f0" loext:char-shading-value="0" loext:padding="0in" loext:border="none"/>
    </style:style>
    <style:style style:name="T330" style:family="text">
      <style:text-properties fo:color="#333333" style:text-line-through-style="none" style:text-line-through-type="none" style:font-name="Consolas" fo:font-size="10.5pt" fo:letter-spacing="normal" officeooo:rsid="0061f906" style:text-blinking="false" fo:background-color="#f5f2f0" loext:char-shading-value="0" loext:padding="0in" loext:border="none"/>
    </style:style>
    <style:style style:name="T331" style:family="text">
      <style:text-properties fo:color="#333333" style:text-line-through-style="none" style:text-line-through-type="none" fo:font-size="18pt" fo:letter-spacing="normal" officeooo:rsid="0061f906" style:text-blinking="false"/>
    </style:style>
    <style:style style:name="T332" style:family="text">
      <style:text-properties fo:color="#0077aa" style:font-name="Consolas" fo:font-size="10.5pt" fo:font-weight="normal" loext:padding="0in" loext:border="none"/>
    </style:style>
    <style:style style:name="T333" style:family="text">
      <style:text-properties fo:color="#a67f59" style:font-name="Consolas" fo:font-size="10.5pt" fo:font-weight="normal" loext:padding="0in" loext:border="none"/>
    </style:style>
    <style:style style:name="T334" style:family="text">
      <style:text-properties fo:color="#a67f59" style:font-name="Consolas" fo:font-size="10.5pt" loext:padding="0in" loext:border="none"/>
    </style:style>
    <style:style style:name="T335" style:family="text">
      <style:text-properties fo:color="#a67f59" style:text-line-through-style="none" style:text-line-through-type="none" style:font-name="Consolas" fo:font-size="10.5pt" style:text-underline-style="none" style:text-blinking="false" loext:padding="0in" loext:border="none"/>
    </style:style>
    <style:style style:name="T336" style:family="text">
      <style:text-properties fo:color="#a67f59" style:text-line-through-style="none" style:text-line-through-type="none" style:font-name="Consolas" fo:font-size="10.5pt" fo:letter-spacing="normal" officeooo:rsid="0061f906" style:text-blinking="false" fo:background-color="#f5f2f0" loext:char-shading-value="0" loext:padding="0in" loext:border="none"/>
    </style:style>
    <style:style style:name="T337" style:family="text">
      <style:text-properties fo:color="#990055" style:font-name="Consolas" fo:font-size="10.5pt" fo:font-weight="normal" loext:padding="0in" loext:border="none"/>
    </style:style>
    <style:style style:name="T338" style:family="text">
      <style:text-properties fo:color="#990055" style:text-line-through-style="none" style:text-line-through-type="none" style:font-name="Consolas" fo:font-size="10.5pt" style:text-underline-style="none" style:text-blinking="false" loext:padding="0in" loext:border="none"/>
    </style:style>
    <style:style style:name="T339" style:family="text">
      <style:text-properties fo:color="#990055" style:text-line-through-style="none" style:text-line-through-type="none" style:font-name="Consolas" fo:font-size="10.5pt" fo:letter-spacing="normal" officeooo:rsid="0061f906" style:text-blinking="false" fo:background-color="#f5f2f0" loext:char-shading-value="0" loext:padding="0in" loext:border="none"/>
    </style:style>
    <style:style style:name="T340" style:family="text">
      <style:text-properties fo:color="#999999" style:font-name="Consolas" fo:font-size="10.5pt" fo:font-weight="normal" loext:padding="0in" loext:border="none"/>
    </style:style>
    <style:style style:name="T341" style:family="text">
      <style:text-properties fo:color="#999999" style:font-name="Consolas" fo:font-size="10.5pt" loext:padding="0in" loext:border="none"/>
    </style:style>
    <style:style style:name="T342" style:family="text">
      <style:text-properties fo:color="#999999" style:text-line-through-style="none" style:text-line-through-type="none" style:font-name="Consolas" fo:font-size="10.5pt" style:text-underline-style="none" style:text-blinking="false" loext:padding="0in" loext:border="none"/>
    </style:style>
    <style:style style:name="T343" style:family="text">
      <style:text-properties fo:color="#999999" style:text-line-through-style="none" style:text-line-through-type="none" style:font-name="Consolas" fo:font-size="10.5pt" fo:letter-spacing="normal" officeooo:rsid="0061f906" style:text-blinking="false" fo:background-color="#f5f2f0" loext:char-shading-value="0" loext:padding="0in" loext:border="none"/>
    </style:style>
    <style:style style:name="T344" style:family="text">
      <style:text-properties fo:color="#708090" style:text-line-through-style="none" style:text-line-through-type="none" style:font-name="Consolas" fo:font-size="10.5pt" style:text-underline-style="none" style:text-blinking="false" loext:padding="0in" loext:border="none"/>
    </style:style>
    <style:style style:name="T345" style:family="text">
      <style:text-properties fo:color="#708090" style:text-line-through-style="none" style:text-line-through-type="none" style:font-name="Consolas" fo:font-size="10.5pt" fo:letter-spacing="normal" officeooo:rsid="0061f906" style:text-blinking="false" fo:background-color="#f5f2f0" loext:char-shading-value="0" loext:padding="0in" loext:border="none"/>
    </style:style>
    <style:style style:name="T346" style:family="text">
      <style:text-properties style:font-name="BlinkMacSystemFont"/>
    </style:style>
    <style:style style:name="T347" style:family="text">
      <style:text-properties style:text-line-through-style="none" style:text-line-through-type="none" style:text-underline-style="none" style:text-blinking="false"/>
    </style:style>
    <style:style style:name="T348" style:family="text">
      <style:text-properties style:text-line-through-style="none" style:text-line-through-type="none" fo:font-size="18pt" style:text-underline-style="none" style:text-blinking="false"/>
    </style:style>
    <style:style style:name="T349" style:family="text">
      <style:text-properties style:text-line-through-style="none" style:text-line-through-type="none" style:font-name="Consolas" style:text-underline-style="none" style:text-blinking="false" fo:background-color="#f5f2f0" loext:char-shading-value="0" loext:padding="0in" loext:border="none"/>
    </style:style>
    <style:style style:name="T350" style:family="text">
      <style:text-properties style:text-line-through-style="none" style:text-line-through-type="none" style:font-name="Consolas" fo:font-size="10.5pt" style:text-underline-style="none" style:text-blinking="false" loext:padding="0in" loext:border="none"/>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07fbcb9"/>
    </style:style>
    <style:style style:name="T353" style:family="text">
      <style:text-properties officeooo:rsid="00337357"/>
    </style:style>
    <style:style style:name="T354" style:family="text">
      <style:text-properties fo:color="#669900" style:font-name="Consolas" fo:font-size="10.5pt" fo:font-weight="normal" loext:padding="0in" loext:border="none"/>
    </style:style>
    <style:style style:name="T355" style:family="text">
      <style:text-properties officeooo:rsid="00604fde"/>
    </style:style>
    <style:style style:name="T356" style:family="text">
      <style:text-properties style:font-name="Consolas2" fo:font-size="12pt" style:text-underline-style="none" officeooo:rsid="0061f906" fo:background-color="transparent" loext:char-shading-value="0" loext:padding="0in" loext:border="none"/>
    </style:style>
    <style:style style:name="T357" style:family="text">
      <style:text-properties style:font-name="Consolas2" fo:font-size="12pt" style:text-underline-style="none" officeooo:rsid="00711341" fo:background-color="transparent" loext:char-shading-value="0" loext:padding="0in" loext:border="none"/>
    </style:style>
    <style:style style:name="T358" style:family="text">
      <style:text-properties officeooo:rsid="00774c6a"/>
    </style:style>
    <style:style style:name="T359" style:family="text">
      <style:text-properties officeooo:rsid="007fbcb9"/>
    </style:style>
    <style:style style:name="T360" style:family="text">
      <style:text-properties officeooo:rsid="0098eb3f"/>
    </style:style>
    <style:style style:name="T361" style:family="text">
      <style:text-properties officeooo:rsid="009ab3ad"/>
    </style:style>
    <style:style style:name="T362" style:family="text">
      <style:text-properties officeooo:rsid="009d7b35"/>
    </style:style>
    <style:style style:name="T363" style:family="text">
      <style:text-properties style:font-name="Verdana" fo:font-size="11.25pt" style:text-underline-style="none" fo:font-weight="normal" style:font-weight-asian="normal" style:font-weight-complex="normal"/>
    </style:style>
    <style:style style:name="T364" style:family="text">
      <style:text-properties officeooo:rsid="00a1b6c1"/>
    </style:style>
    <style:style style:name="T365" style:family="text">
      <style:text-properties officeooo:rsid="00a2eb9e"/>
    </style:style>
    <style:style style:name="T366" style:family="text">
      <style:text-properties fo:color="#569cd6"/>
    </style:style>
    <style:style style:name="T367" style:family="text">
      <style:text-properties fo:color="#9cdcfe"/>
    </style:style>
    <style:style style:name="T368" style:family="text">
      <style:text-properties fo:color="#b5cea8"/>
    </style:style>
    <style:style style:name="T369" style:family="text">
      <style:text-properties fo:color="#6a9955"/>
    </style:style>
    <style:style style:name="T370" style:family="text">
      <style:text-properties fo:color="#6a9955" style:font-name="Droid Sans Mono" fo:font-size="10.5pt" fo:font-weight="normal" fo:background-color="#1e1e1e" loext:char-shading-value="0"/>
    </style:style>
    <style:style style:name="T371" style:family="text">
      <style:text-properties fo:color="#6a9955" fo:background-color="#1e1e1e" loext:char-shading-value="0"/>
    </style:style>
    <style:style style:name="T372" style:family="text">
      <style:text-properties style:font-name="Droid Sans Mono" fo:font-size="10.5pt" fo:font-weight="normal"/>
    </style:style>
    <style:style style:name="T373" style:family="text">
      <style:text-properties fo:color="#dcdcaa"/>
    </style:style>
    <style:style style:name="T374" style:family="text">
      <style:text-properties fo:color="#c586c0"/>
    </style:style>
    <style:style style:name="T375" style:family="text">
      <style:text-properties officeooo:rsid="00a54d3b"/>
    </style:style>
    <style:style style:name="T376" style:family="text">
      <style:text-properties fo:color="#4ec9b0"/>
    </style:style>
    <style:style style:name="T377" style:family="text">
      <style:text-properties officeooo:rsid="00a74ade"/>
    </style:style>
    <style:style style:name="T378" style:family="text">
      <style:text-properties officeooo:rsid="00a90126"/>
    </style:style>
    <style:style style:name="T379" style:family="text">
      <style:text-properties officeooo:rsid="00a9d476"/>
    </style:style>
    <style:style style:name="T380" style:family="text">
      <style:text-properties fo:background-color="#ffffff"/>
    </style:style>
    <style:style style:name="T381" style:family="text">
      <style:text-properties officeooo:rsid="00ab1045"/>
    </style:style>
    <style:style style:name="T382" style:family="text">
      <style:text-properties officeooo:rsid="00ab1045" fo:background-color="#ffffff"/>
    </style:style>
    <style:style style:name="T383" style:family="text">
      <style:text-properties officeooo:rsid="00ac280e"/>
    </style:style>
    <style:style style:name="T384" style:family="text">
      <style:text-properties officeooo:rsid="00ac280e" fo:background-color="#ffffff"/>
    </style:style>
    <style:style style:name="T385" style:family="text">
      <style:text-properties officeooo:rsid="00acac4d"/>
    </style:style>
    <style:style style:name="T386" style:family="text">
      <style:text-properties officeooo:rsid="00acac4d" fo:background-color="#ffffff"/>
    </style:style>
    <style:style style:name="T387" style:family="text">
      <style:text-properties officeooo:rsid="00accc03"/>
    </style:style>
    <style:style style:name="T388" style:family="text">
      <style:text-properties officeooo:rsid="00accc03" fo:background-color="#fffff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Script</text:p>
      <text:p text:style-name="P2"/>
      <text:list xml:id="list663327008" text:style-name="L1">
        <text:list-item>
          <text:p text:style-name="P204"><text:span text:style-name="T1">JavaScript numbers are always stored as double precision floating point numbers </text:span><text:span text:style-name="T2">and are always 64-bit floating point.</text:span></text:p>
          <text:p text:style-name="P205"><text:span text:style-name="T2">This format stores numbers in 64 bits, where the number (the fraction) is stored in bits 0 to 51 </text:span><text:span text:style-name="T3">(52 bits) </text:span><text:span text:style-name="T2">, the exponent in bits 52 to 62 </text:span><text:span text:style-name="T3">(11 bits)</text:span><text:span text:style-name="T2">, and the sign in bit 63 </text:span><text:span text:style-name="T3">(1 bit) </text:span><text:span text:style-name="T2">:</text:span></text:p>
          <text:list>
            <text:list-header>
              <text:p text:style-name="P57">var x = 6;</text:p>
              <text:p text:style-name="P57">var y = 3.14;</text:p>
              <text:p text:style-name="P57"/>
            </text:list-header>
          </text:list>
        </text:list-item>
        <text:list-item>
          <text:p text:style-name="P84">JavaScript uses the + operator for both addition and concatenation.</text:p>
        </text:list-item>
      </text:list>
      <text:p text:style-name="P18"><text:tab/>Numbers are added. Strings are concatenated:</text:p>
      <text:p text:style-name="P20"><text:span text:style-name="T70"><text:tab/><text:tab/></text:span><text:span text:style-name="T4">var</text:span><text:span text:style-name="T68"> </text:span><text:span text:style-name="T27">x = </text:span><text:span text:style-name="T115">10</text:span><text:span text:style-name="T27">;</text:span><text:line-break/><text:tab/><text:tab/><text:span text:style-name="T4">var</text:span><text:span text:style-name="T68"> </text:span><text:span text:style-name="T27">y = </text:span><text:span text:style-name="T115">20</text:span><text:span text:style-name="T27">;</text:span><text:line-break/><text:tab/><text:tab/><text:span text:style-name="T4">var</text:span><text:span text:style-name="T68"> </text:span><text:span text:style-name="T27">z = x + y;  →</text:span><text:span text:style-name="T28"> z=30</text:span></text:p>
      <text:p text:style-name="P140"/>
      <text:list xml:id="list155931848986500" text:continue-numbering="true" text:style-name="L1">
        <text:list-item>
          <text:list>
            <text:list-item>
              <text:list>
                <text:list-header>
                  <text:p text:style-name="P66"><text:span text:style-name="T4">var</text:span><text:span text:style-name="T68"> </text:span><text:span text:style-name="T27">x = </text:span><text:span text:style-name="T126">"10"</text:span><text:span text:style-name="T27">;</text:span><text:line-break/><text:span text:style-name="T4">var</text:span><text:span text:style-name="T68"> </text:span><text:span text:style-name="T27">y = </text:span><text:span text:style-name="T126">"20"</text:span><text:span text:style-name="T27">;</text:span><text:line-break/><text:span text:style-name="T4">var</text:span><text:span text:style-name="T68"> </text:span><text:span text:style-name="T27">z = x + y; →</text:span><text:span text:style-name="T28"> z=”1020”</text:span></text:p>
                </text:list-header>
              </text:list>
            </text:list-item>
          </text:list>
        </text:list-item>
      </text:list>
      <text:p text:style-name="P59"/>
      <text:p text:style-name="P59"><text:tab/>*If you add a string and a number, the result will be a string <text:tab/>concatenation:</text:p>
      <text:list xml:id="list155931844543726" text:continue-numbering="true" text:style-name="L1">
        <text:list-item>
          <text:list>
            <text:list-item>
              <text:list>
                <text:list-header>
                  <text:p text:style-name="P60"/>
                </text:list-header>
              </text:list>
            </text:list-item>
          </text:list>
        </text:list-item>
      </text:list>
      <text:p text:style-name="P1"><text:span text:style-name="T5"><text:tab/><text:tab/>var</text:span><text:span text:style-name="T28"> x = </text:span><text:span text:style-name="T116">10</text:span><text:span text:style-name="T28">;<text:line-break/><text:tab/><text:tab/></text:span><text:span text:style-name="T5">var</text:span><text:span text:style-name="T28"> y = </text:span><text:span text:style-name="T127">"20"</text:span><text:span text:style-name="T28">;<text:line-break/><text:tab/><text:tab/></text:span><text:span text:style-name="T5">var</text:span><text:span text:style-name="T28"> z = x + y; z-→ “1020” </text:span></text:p>
      <text:p text:style-name="P59"/>
      <text:p text:style-name="P1"><text:span text:style-name="T5"><text:tab/><text:tab/>var</text:span><text:span text:style-name="T28"> x = </text:span><text:span text:style-name="T116">10</text:span><text:span text:style-name="T28">;<text:line-break/><text:tab/><text:tab/></text:span><text:span text:style-name="T5">var</text:span><text:span text:style-name="T28"> y = </text:span><text:span text:style-name="T116">20</text:span><text:span text:style-name="T28">;<text:line-break/><text:tab/><text:tab/></text:span><text:span text:style-name="T5">var</text:span><text:span text:style-name="T28"> z = </text:span><text:span text:style-name="T127">"The result is: "</text:span><text:span text:style-name="T28"> + x + y; →</text:span><text:span text:style-name="T29"> z=”the result is 1020”;</text:span></text:p>
      <text:p text:style-name="P61"/>
      <text:p text:style-name="P3"><text:span text:style-name="T29"><text:tab/><text:tab/></text:span><text:span text:style-name="T6">var</text:span><text:span text:style-name="T29"> x = </text:span><text:span text:style-name="T117">10</text:span><text:span text:style-name="T29">;<text:line-break/><text:tab/><text:tab/></text:span><text:span text:style-name="T6">var</text:span><text:span text:style-name="T29"> y = </text:span><text:span text:style-name="T117">20</text:span><text:span text:style-name="T29">;<text:line-break/><text:tab/><text:tab/></text:span><text:span text:style-name="T6">var</text:span><text:span text:style-name="T29"> z = </text:span><text:span text:style-name="T128">"30"</text:span><text:span text:style-name="T29">;<text:line-break/><text:tab/><text:tab/></text:span><text:span text:style-name="T6">var</text:span><text:span text:style-name="T29"> result = x + y + z; → </text:span><text:span text:style-name="T30">result</text:span><text:span text:style-name="T29">=”3030”;</text:span></text:p>
      <text:p text:style-name="P61"/>
      <text:list xml:id="list4115042124" text:style-name="L2">
        <text:list-item>
          <text:p text:style-name="P68"><text:span text:style-name="T29">N</text:span><text:span text:style-name="T27">aN – Not a Number:</text:span></text:p>
          <text:p text:style-name="P62"/>
          <text:p text:style-name="P68"><text:span text:style-name="T4">var</text:span><text:span text:style-name="T27"> x = </text:span><text:span text:style-name="T115">100</text:span><text:span text:style-name="T27"> / </text:span><text:span text:style-name="T126">"Apple"</text:span><text:span text:style-name="T27">; </text:span><text:span text:style-name="T115"> </text:span><text:span text:style-name="T148">// x will be NaN (Not a Number)</text:span></text:p>
          <text:p text:style-name="P68"><text:span text:style-name="T4">var</text:span><text:span text:style-name="T27"> x = </text:span><text:span text:style-name="T115">100</text:span><text:span text:style-name="T27"> / </text:span><text:span text:style-name="T126">"10"</text:span><text:span text:style-name="T27">;    </text:span><text:span text:style-name="T115"> </text:span><text:span text:style-name="T148">// x will be 10</text:span></text:p>
          <text:p text:style-name="P64"/>
          <text:p text:style-name="P67"><text:span text:style-name="T33">*</text:span><text:span text:style-name="T70">You can use the global JavaScript function </text:span><text:span text:style-name="Source_20_Text"><text:span text:style-name="T159">isNaN()</text:span></text:span><text:span text:style-name="T70"> to find out if a value is a number.</text:span></text:p>
        </text:list-item>
      </text:list>
      <text:p text:style-name="P58"/>
      <text:p text:style-name="P4"><text:span text:style-name="T70"><text:tab/></text:span><text:span text:style-name="T4">var</text:span><text:span text:style-name="T70"> </text:span><text:span text:style-name="T27">x = </text:span><text:span text:style-name="T4">NaN</text:span><text:span text:style-name="T27">;</text:span><text:span text:style-name="T70"><text:line-break/><text:tab/></text:span><text:span text:style-name="T4">var</text:span><text:span text:style-name="T70"> </text:span><text:span text:style-name="T27">y = </text:span><text:span text:style-name="T115">5</text:span><text:span text:style-name="T27">;</text:span><text:span text:style-name="T70"><text:line-break/><text:tab/></text:span><text:span text:style-name="T4">var</text:span><text:span text:style-name="T70"> </text:span><text:span text:style-name="T27">z = x + y;         </text:span><text:span text:style-name="T148">// z will be NaN</text:span></text:p>
      <text:p text:style-name="P65"/>
      <text:p text:style-name="P4"><text:span text:style-name="T148"><text:tab/></text:span><text:span text:style-name="T4">var</text:span><text:span text:style-name="T27"> x = </text:span><text:span text:style-name="T4">NaN</text:span><text:span text:style-name="T27">;</text:span><text:span text:style-name="T148"><text:line-break/><text:tab/></text:span><text:span text:style-name="T4">var</text:span><text:span text:style-name="T27"> y = </text:span><text:span text:style-name="T126">"5"</text:span><text:span text:style-name="T27">;</text:span><text:span text:style-name="T148"><text:line-break/><text:tab/></text:span><text:span text:style-name="T4">var</text:span><text:span text:style-name="T27"> z = x + y;         </text:span><text:span text:style-name="T148">// z will be NaN5</text:span></text:p>
      <text:h text:style-name="P206" text:outline-level="3"><text:soft-page-break/></text:h>
      <text:list xml:id="list3038159703" text:style-name="L3">
        <text:list-item>
          <text:p text:style-name="P158"><text:span text:style-name="Source_20_Text"><text:span text:style-name="T159">Infinity</text:span></text:span><text:span text:style-name="T27"> </text:span><text:span text:style-name="T70">(or </text:span><text:span text:style-name="Source_20_Text"><text:span text:style-name="T159">-Infinity</text:span></text:span><text:span text:style-name="T70">) is the value JavaScript will return if you calculate a number outside the largest possible number:</text:span></text:p>
          <text:p text:style-name="P158"><text:span text:style-name="T4">var</text:span><text:span text:style-name="T122"> </text:span><text:span text:style-name="T27">myNumber = </text:span><text:span text:style-name="T115">2</text:span><text:span text:style-name="T27">;</text:span><text:span text:style-name="T70"><text:line-break/></text:span><text:span text:style-name="T4">while</text:span><text:span text:style-name="T70"> </text:span><text:span text:style-name="T27">(myNumber != </text:span><text:span text:style-name="T115">Infinity</text:span><text:span text:style-name="T27">) {   </text:span><text:span text:style-name="T148">// Execute until Infinity<text:line-break/></text:span><text:span text:style-name="T70">  </text:span><text:span text:style-name="T27">myNumber = myNumber * myNumber;</text:span><text:span text:style-name="T70"><text:line-break/></text:span><text:span text:style-name="T27">}</text:span></text:p>
          <text:p text:style-name="P158"><text:span text:style-name="T4">var</text:span><text:span text:style-name="T27"> x =  </text:span><text:span text:style-name="T115">2</text:span><text:span text:style-name="T27"> / </text:span><text:span text:style-name="T115">0</text:span><text:span text:style-name="T27">;      </text:span><text:span text:style-name="T115"> </text:span><text:span text:style-name="T148">// x will be Infinity<text:line-break/></text:span><text:span text:style-name="T4">var</text:span><text:span text:style-name="T27"> y = -</text:span><text:span text:style-name="T115">2</text:span><text:span text:style-name="T27"> / </text:span><text:span text:style-name="T115">0</text:span><text:span text:style-name="T27">;       </text:span><text:span text:style-name="T148">// y will be -Infinity</text:span></text:p>
        </text:list-item>
        <text:list-item>
          <text:p text:style-name="P158"><text:span text:style-name="T70">By default, JavaScript displays numbers as </text:span><text:span text:style-name="Strong_20_Emphasis"><text:span text:style-name="T91">base 10</text:span></text:span><text:span text:style-name="T70"> decimals.</text:span></text:p>
        </text:list-item>
      </text:list>
      <text:p text:style-name="P20"><text:span text:style-name="T70"><text:tab/>But you can use the </text:span><text:span text:style-name="Source_20_Text"><text:span text:style-name="T159">toString()</text:span></text:span><text:span text:style-name="T70"> method to output numbers from </text:span><text:span text:style-name="Strong_20_Emphasis"><text:span text:style-name="T91">base <text:tab/>2</text:span></text:span><text:span text:style-name="T70"> to </text:span><text:span text:style-name="Strong_20_Emphasis"><text:span text:style-name="T91">base 36</text:span></text:span><text:span text:style-name="T70">.</text:span></text:p>
      <text:p text:style-name="P20"><text:span text:style-name="T70"><text:tab/>Hexadecimal is </text:span><text:span text:style-name="Strong_20_Emphasis"><text:span text:style-name="T91">base 16</text:span></text:span><text:span text:style-name="T70">. Decimal is </text:span><text:span text:style-name="Strong_20_Emphasis"><text:span text:style-name="T91">base 10</text:span></text:span><text:span text:style-name="T70">. Octal is </text:span><text:span text:style-name="Strong_20_Emphasis"><text:span text:style-name="T91">base 8</text:span></text:span><text:span text:style-name="T70">. Binary is </text:span><text:span text:style-name="Strong_20_Emphasis"><text:span text:style-name="T91">base <text:tab/>2</text:span></text:span><text:span text:style-name="T70">.</text:span></text:p>
      <text:list xml:id="list155931426554654" text:continue-numbering="true" text:style-name="L3">
        <text:list-header>
          <text:p text:style-name="P158"><text:span text:style-name="T4">var</text:span><text:span text:style-name="T27"> myNumber = </text:span><text:span text:style-name="T115">32</text:span><text:span text:style-name="T27">;<text:line-break/>myNumber.toString(</text:span><text:span text:style-name="T115">10</text:span><text:span text:style-name="T27">);  </text:span><text:span text:style-name="T148">// returns “32”<text:line-break/></text:span><text:span text:style-name="T27">myNumber.toString(</text:span><text:span text:style-name="T115">32</text:span><text:span text:style-name="T27">);  </text:span><text:span text:style-name="T148">// returns “10”<text:line-break/></text:span><text:span text:style-name="T27">myNumber.toString(</text:span><text:span text:style-name="T115">16</text:span><text:span text:style-name="T27">);  </text:span><text:span text:style-name="T148">// returns “20”<text:line-break/></text:span><text:span text:style-name="T27">myNumber.toString(</text:span><text:span text:style-name="T115">8</text:span><text:span text:style-name="T27">);   </text:span><text:span text:style-name="T148">// returns “40”<text:line-break/></text:span><text:span text:style-name="T27">myNumber.toString(</text:span><text:span text:style-name="T115">2</text:span><text:span text:style-name="T27">);   </text:span><text:span text:style-name="T148">// returns “100000”</text:span></text:p>
        </text:list-header>
        <text:list-item>
          <text:p text:style-name="P159"><text:span text:style-name="T74">the </text:span><text:span text:style-name="Source_20_Text"><text:span text:style-name="T160">===</text:span></text:span><text:span text:style-name="T33"> </text:span><text:span text:style-name="T74">operator expects equality in both type and value.</text:span></text:p>
        </text:list-item>
        <text:list-item>
          <text:p text:style-name="P162">Doing maths is “safe” in JavaScript. We can do anything: divide by zero, treat non-numeric strings as numbers, etc.</text:p>
        </text:list-item>
      </text:list>
      <text:p text:style-name="P24"><text:span text:style-name="T191"><text:tab/>The script will never stop with a fatal error (“die”). At worst, we’ll <text:tab/>get </text:span><text:span text:style-name="Source_20_Text"><text:span text:style-name="T186">NaN</text:span></text:span><text:span text:style-name="T191"> as the result.</text:span></text:p>
      <text:p text:style-name="P35"/>
      <text:h text:style-name="P38" text:outline-level="2"/>
      <text:p text:style-name="P35"/>
      <text:p text:style-name="P35"/>
      <text:p text:style-name="P35"><text:soft-page-break/></text:p>
      <text:p text:style-name="P35"/>
      <text:h text:style-name="P193" text:outline-level="2">JavaScript Operator Precedence Values:</text:h>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Value</text:p>
          </table:table-cell>
          <table:table-cell table:style-name="Table1.A1" office:value-type="string">
            <text:p text:style-name="P50">Operator</text:p>
          </table:table-cell>
          <table:table-cell table:style-name="Table1.A1" office:value-type="string">
            <text:p text:style-name="P50">Description</text:p>
          </table:table-cell>
          <table:table-cell table:style-name="Table1.A1" office:value-type="string">
            <text:p text:style-name="P50">Example</text:p>
          </table:table-cell>
        </table:table-row>
        <table:table-row table:style-name="Table1.2">
          <table:table-cell table:style-name="Table1.A1" office:value-type="string">
            <text:p text:style-name="P49">20</text:p>
          </table:table-cell>
          <table:table-cell table:style-name="Table1.A1" office:value-type="string">
            <text:p text:style-name="P49">( )</text:p>
          </table:table-cell>
          <table:table-cell table:style-name="Table1.A1" office:value-type="string">
            <text:p text:style-name="P49">Expression grouping</text:p>
          </table:table-cell>
          <table:table-cell table:style-name="Table1.A1" office:value-type="string">
            <text:p text:style-name="P49">(3 + 4)</text:p>
          </table:table-cell>
        </table:table-row>
        <table:table-row table:style-name="Table1.1">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2">
          <table:table-cell table:style-name="Table1.A1" office:value-type="string">
            <text:p text:style-name="P49">19</text:p>
          </table:table-cell>
          <table:table-cell table:style-name="Table1.A1" office:value-type="string">
            <text:p text:style-name="P49">.</text:p>
          </table:table-cell>
          <table:table-cell table:style-name="Table1.A1" office:value-type="string">
            <text:p text:style-name="P49">Member</text:p>
          </table:table-cell>
          <table:table-cell table:style-name="Table1.A1" office:value-type="string">
            <text:p text:style-name="P49">person.name</text:p>
          </table:table-cell>
        </table:table-row>
        <table:table-row table:style-name="Table1.1">
          <table:table-cell table:style-name="Table1.A1" office:value-type="string">
            <text:p text:style-name="P49">19</text:p>
          </table:table-cell>
          <table:table-cell table:style-name="Table1.A1" office:value-type="string">
            <text:p text:style-name="P49">[]</text:p>
          </table:table-cell>
          <table:table-cell table:style-name="Table1.A1" office:value-type="string">
            <text:p text:style-name="P49">Member</text:p>
          </table:table-cell>
          <table:table-cell table:style-name="Table1.A1" office:value-type="string">
            <text:p text:style-name="P49">person["name"]</text:p>
          </table:table-cell>
        </table:table-row>
        <table:table-row table:style-name="Table1.2">
          <table:table-cell table:style-name="Table1.A1" office:value-type="string">
            <text:p text:style-name="P49">19</text:p>
          </table:table-cell>
          <table:table-cell table:style-name="Table1.A1" office:value-type="string">
            <text:p text:style-name="P49">()</text:p>
          </table:table-cell>
          <table:table-cell table:style-name="Table1.A1" office:value-type="string">
            <text:p text:style-name="P49">Function call</text:p>
          </table:table-cell>
          <table:table-cell table:style-name="Table1.A1" office:value-type="string">
            <text:p text:style-name="P49">myFunction()</text:p>
          </table:table-cell>
        </table:table-row>
        <table:table-row table:style-name="Table1.1">
          <table:table-cell table:style-name="Table1.A1" office:value-type="string">
            <text:p text:style-name="P49">19</text:p>
          </table:table-cell>
          <table:table-cell table:style-name="Table1.A1" office:value-type="string">
            <text:p text:style-name="P49">new</text:p>
          </table:table-cell>
          <table:table-cell table:style-name="Table1.A1" office:value-type="string">
            <text:p text:style-name="P49">Create</text:p>
          </table:table-cell>
          <table:table-cell table:style-name="Table1.A1" office:value-type="string">
            <text:p text:style-name="P49">new Date()</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17</text:p>
          </table:table-cell>
          <table:table-cell table:style-name="Table1.A1" office:value-type="string">
            <text:p text:style-name="P49">++</text:p>
          </table:table-cell>
          <table:table-cell table:style-name="Table1.A1" office:value-type="string">
            <text:p text:style-name="P49">Postfix Increment</text:p>
          </table:table-cell>
          <table:table-cell table:style-name="Table1.A1" office:value-type="string">
            <text:p text:style-name="P49">i++</text:p>
          </table:table-cell>
        </table:table-row>
        <table:table-row table:style-name="Table1.2">
          <table:table-cell table:style-name="Table1.A1" office:value-type="string">
            <text:p text:style-name="P49">17</text:p>
          </table:table-cell>
          <table:table-cell table:style-name="Table1.A1" office:value-type="string">
            <text:p text:style-name="P49">--</text:p>
          </table:table-cell>
          <table:table-cell table:style-name="Table1.A1" office:value-type="string">
            <text:p text:style-name="P49">Postfix Decrement</text:p>
          </table:table-cell>
          <table:table-cell table:style-name="Table1.A1" office:value-type="string">
            <text:p text:style-name="P49">i--</text:p>
          </table:table-cell>
        </table:table-row>
        <table:table-row table:style-name="Table1.1">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2">
          <table:table-cell table:style-name="Table1.A1" office:value-type="string">
            <text:p text:style-name="P49">16</text:p>
          </table:table-cell>
          <table:table-cell table:style-name="Table1.A1" office:value-type="string">
            <text:p text:style-name="P49">++</text:p>
          </table:table-cell>
          <table:table-cell table:style-name="Table1.A1" office:value-type="string">
            <text:p text:style-name="P49">Prefix Increment</text:p>
          </table:table-cell>
          <table:table-cell table:style-name="Table1.A1" office:value-type="string">
            <text:p text:style-name="P49">++i</text:p>
          </table:table-cell>
        </table:table-row>
        <table:table-row table:style-name="Table1.1">
          <table:table-cell table:style-name="Table1.A1" office:value-type="string">
            <text:p text:style-name="P49">16</text:p>
          </table:table-cell>
          <table:table-cell table:style-name="Table1.A1" office:value-type="string">
            <text:p text:style-name="P49">--</text:p>
          </table:table-cell>
          <table:table-cell table:style-name="Table1.A1" office:value-type="string">
            <text:p text:style-name="P49">Prefix Decrement</text:p>
          </table:table-cell>
          <table:table-cell table:style-name="Table1.A1" office:value-type="string">
            <text:p text:style-name="P49">--i</text:p>
          </table:table-cell>
        </table:table-row>
        <table:table-row table:style-name="Table1.2">
          <table:table-cell table:style-name="Table1.A1" office:value-type="string">
            <text:p text:style-name="P49">16</text:p>
          </table:table-cell>
          <table:table-cell table:style-name="Table1.A1" office:value-type="string">
            <text:p text:style-name="P49">!</text:p>
          </table:table-cell>
          <table:table-cell table:style-name="Table1.A1" office:value-type="string">
            <text:p text:style-name="P49">Logical not</text:p>
          </table:table-cell>
          <table:table-cell table:style-name="Table1.A1" office:value-type="string">
            <text:p text:style-name="P49">!(x==y)</text:p>
          </table:table-cell>
        </table:table-row>
        <table:table-row table:style-name="Table1.1">
          <table:table-cell table:style-name="Table1.A1" office:value-type="string">
            <text:p text:style-name="P49">16</text:p>
          </table:table-cell>
          <table:table-cell table:style-name="Table1.A1" office:value-type="string">
            <text:p text:style-name="P49">typeof</text:p>
          </table:table-cell>
          <table:table-cell table:style-name="Table1.A1" office:value-type="string">
            <text:p text:style-name="P49">Type</text:p>
          </table:table-cell>
          <table:table-cell table:style-name="Table1.A1" office:value-type="string">
            <text:p text:style-name="P49">typeof x</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15</text:p>
          </table:table-cell>
          <table:table-cell table:style-name="Table1.A1" office:value-type="string">
            <text:p text:style-name="P49">**</text:p>
          </table:table-cell>
          <table:table-cell table:style-name="Table1.A1" office:value-type="string">
            <text:p text:style-name="P49">Exponentiation (ES2016)</text:p>
          </table:table-cell>
          <table:table-cell table:style-name="Table1.A1" office:value-type="string">
            <text:p text:style-name="P49">10 ** 2</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14</text:p>
          </table:table-cell>
          <table:table-cell table:style-name="Table1.A1" office:value-type="string">
            <text:p text:style-name="P49">*</text:p>
          </table:table-cell>
          <table:table-cell table:style-name="Table1.A1" office:value-type="string">
            <text:p text:style-name="P49">Multiplication</text:p>
          </table:table-cell>
          <table:table-cell table:style-name="Table1.A1" office:value-type="string">
            <text:p text:style-name="P49">10 * 5</text:p>
          </table:table-cell>
        </table:table-row>
        <table:table-row table:style-name="Table1.2">
          <table:table-cell table:style-name="Table1.A1" office:value-type="string">
            <text:p text:style-name="P49">14</text:p>
          </table:table-cell>
          <table:table-cell table:style-name="Table1.A1" office:value-type="string">
            <text:p text:style-name="P49">/</text:p>
          </table:table-cell>
          <table:table-cell table:style-name="Table1.A1" office:value-type="string">
            <text:p text:style-name="P49">Division</text:p>
          </table:table-cell>
          <table:table-cell table:style-name="Table1.A1" office:value-type="string">
            <text:p text:style-name="P49">10 / 5</text:p>
          </table:table-cell>
        </table:table-row>
        <table:table-row table:style-name="Table1.1">
          <table:table-cell table:style-name="Table1.A1" office:value-type="string">
            <text:p text:style-name="P49">14</text:p>
          </table:table-cell>
          <table:table-cell table:style-name="Table1.A1" office:value-type="string">
            <text:p text:style-name="P49">%</text:p>
          </table:table-cell>
          <table:table-cell table:style-name="Table1.A1" office:value-type="string">
            <text:p text:style-name="P49">Division Remainder</text:p>
          </table:table-cell>
          <table:table-cell table:style-name="Table1.A1" office:value-type="string">
            <text:p text:style-name="P49">10 % 5</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13</text:p>
          </table:table-cell>
          <table:table-cell table:style-name="Table1.A1" office:value-type="string">
            <text:p text:style-name="P49">+</text:p>
          </table:table-cell>
          <table:table-cell table:style-name="Table1.A1" office:value-type="string">
            <text:p text:style-name="P49">Addition</text:p>
          </table:table-cell>
          <table:table-cell table:style-name="Table1.A1" office:value-type="string">
            <text:p text:style-name="P49">10 + 5</text:p>
          </table:table-cell>
        </table:table-row>
        <table:table-row table:style-name="Table1.2">
          <table:table-cell table:style-name="Table1.A1" office:value-type="string">
            <text:p text:style-name="P49">13</text:p>
          </table:table-cell>
          <table:table-cell table:style-name="Table1.A1" office:value-type="string">
            <text:p text:style-name="P49">-</text:p>
          </table:table-cell>
          <table:table-cell table:style-name="Table1.A1" office:value-type="string">
            <text:p text:style-name="P49">Subtraction</text:p>
          </table:table-cell>
          <table:table-cell table:style-name="Table1.A1" office:value-type="string">
            <text:p text:style-name="P49">10 - 5</text:p>
          </table:table-cell>
        </table:table-row>
        <table:table-row table:style-name="Table1.1">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2">
          <table:table-cell table:style-name="Table1.A1" office:value-type="string">
            <text:p text:style-name="P49">12</text:p>
          </table:table-cell>
          <table:table-cell table:style-name="Table1.A1" office:value-type="string">
            <text:p text:style-name="P49">&lt;&lt;</text:p>
          </table:table-cell>
          <table:table-cell table:style-name="Table1.A1" office:value-type="string">
            <text:p text:style-name="P49">Shift left</text:p>
          </table:table-cell>
          <table:table-cell table:style-name="Table1.A1" office:value-type="string">
            <text:p text:style-name="P49">x &lt;&lt; 2</text:p>
          </table:table-cell>
        </table:table-row>
        <table:table-row table:style-name="Table1.1">
          <table:table-cell table:style-name="Table1.A1" office:value-type="string">
            <text:p text:style-name="P49">12</text:p>
          </table:table-cell>
          <table:table-cell table:style-name="Table1.A1" office:value-type="string">
            <text:p text:style-name="P49">&gt;&gt;</text:p>
          </table:table-cell>
          <table:table-cell table:style-name="Table1.A1" office:value-type="string">
            <text:p text:style-name="P49">Shift right</text:p>
          </table:table-cell>
          <table:table-cell table:style-name="Table1.A1" office:value-type="string">
            <text:p text:style-name="P49">x &gt;&gt; 2</text:p>
          </table:table-cell>
        </table:table-row>
        <table:table-row table:style-name="Table1.2">
          <table:table-cell table:style-name="Table1.A1" office:value-type="string">
            <text:p text:style-name="P49">12</text:p>
          </table:table-cell>
          <table:table-cell table:style-name="Table1.A1" office:value-type="string">
            <text:p text:style-name="P49">&gt;&gt;&gt;</text:p>
          </table:table-cell>
          <table:table-cell table:style-name="Table1.A1" office:value-type="string">
            <text:p text:style-name="P49">Shift right (unsigned)</text:p>
          </table:table-cell>
          <table:table-cell table:style-name="Table1.A1" office:value-type="string">
            <text:p text:style-name="P49">x &gt;&gt;&gt; 2</text:p>
          </table:table-cell>
        </table:table-row>
        <table:table-row table:style-name="Table1.1">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2">
          <table:table-cell table:style-name="Table1.A1" office:value-type="string">
            <text:p text:style-name="P49">11</text:p>
          </table:table-cell>
          <table:table-cell table:style-name="Table1.A1" office:value-type="string">
            <text:p text:style-name="P49">&lt;</text:p>
          </table:table-cell>
          <table:table-cell table:style-name="Table1.A1" office:value-type="string">
            <text:p text:style-name="P49">Less than</text:p>
          </table:table-cell>
          <table:table-cell table:style-name="Table1.A1" office:value-type="string">
            <text:p text:style-name="P49">x &lt; y </text:p>
          </table:table-cell>
        </table:table-row>
        <table:table-row table:style-name="Table1.1">
          <table:table-cell table:style-name="Table1.A1" office:value-type="string">
            <text:p text:style-name="P49">11</text:p>
          </table:table-cell>
          <table:table-cell table:style-name="Table1.A1" office:value-type="string">
            <text:p text:style-name="P49">&lt;=</text:p>
          </table:table-cell>
          <table:table-cell table:style-name="Table1.A1" office:value-type="string">
            <text:p text:style-name="P49">Less than or equal</text:p>
          </table:table-cell>
          <table:table-cell table:style-name="Table1.A1" office:value-type="string">
            <text:p text:style-name="P49">x &lt;= y</text:p>
          </table:table-cell>
        </table:table-row>
        <table:table-row table:style-name="Table1.2">
          <table:table-cell table:style-name="Table1.A1" office:value-type="string">
            <text:p text:style-name="P49">11</text:p>
          </table:table-cell>
          <table:table-cell table:style-name="Table1.A1" office:value-type="string">
            <text:p text:style-name="P49">&gt;</text:p>
          </table:table-cell>
          <table:table-cell table:style-name="Table1.A1" office:value-type="string">
            <text:p text:style-name="P49">Greater than</text:p>
          </table:table-cell>
          <table:table-cell table:style-name="Table1.A1" office:value-type="string">
            <text:p text:style-name="P49">x &gt; y</text:p>
          </table:table-cell>
        </table:table-row>
        <table:table-row table:style-name="Table1.1">
          <table:table-cell table:style-name="Table1.A1" office:value-type="string">
            <text:p text:style-name="P49">11</text:p>
          </table:table-cell>
          <table:table-cell table:style-name="Table1.A1" office:value-type="string">
            <text:p text:style-name="P49">&gt;=</text:p>
          </table:table-cell>
          <table:table-cell table:style-name="Table1.A1" office:value-type="string">
            <text:p text:style-name="P49">Greater than or equal</text:p>
          </table:table-cell>
          <table:table-cell table:style-name="Table1.A1" office:value-type="string">
            <text:p text:style-name="P49">x &gt;= y</text:p>
          </table:table-cell>
        </table:table-row>
        <table:table-row table:style-name="Table1.2">
          <table:table-cell table:style-name="Table1.A1" office:value-type="string">
            <text:p text:style-name="P49">11</text:p>
          </table:table-cell>
          <table:table-cell table:style-name="Table1.A1" office:value-type="string">
            <text:p text:style-name="P49">in</text:p>
          </table:table-cell>
          <table:table-cell table:style-name="Table1.A1" office:value-type="string">
            <text:p text:style-name="P49">Property in Object</text:p>
          </table:table-cell>
          <table:table-cell table:style-name="Table1.A1" office:value-type="string">
            <text:p text:style-name="P49">"PI" in Math</text:p>
          </table:table-cell>
        </table:table-row>
        <table:table-row table:style-name="Table1.1">
          <table:table-cell table:style-name="Table1.A1" office:value-type="string">
            <text:p text:style-name="P49">11</text:p>
          </table:table-cell>
          <table:table-cell table:style-name="Table1.A1" office:value-type="string">
            <text:p text:style-name="P49">instanceof</text:p>
          </table:table-cell>
          <table:table-cell table:style-name="Table1.A1" office:value-type="string">
            <text:p text:style-name="P49">Instance of Object</text:p>
          </table:table-cell>
          <table:table-cell table:style-name="Table1.A1" office:value-type="string">
            <text:p text:style-name="P49">instanceof Array</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10</text:p>
          </table:table-cell>
          <table:table-cell table:style-name="Table1.A1" office:value-type="string">
            <text:p text:style-name="P49">==</text:p>
          </table:table-cell>
          <table:table-cell table:style-name="Table1.A1" office:value-type="string">
            <text:p text:style-name="P49">Equal</text:p>
          </table:table-cell>
          <table:table-cell table:style-name="Table1.A1" office:value-type="string">
            <text:p text:style-name="P49">x == y</text:p>
          </table:table-cell>
        </table:table-row>
        <table:table-row table:style-name="Table1.2">
          <table:table-cell table:style-name="Table1.A1" office:value-type="string">
            <text:p text:style-name="P49">10</text:p>
          </table:table-cell>
          <table:table-cell table:style-name="Table1.A1" office:value-type="string">
            <text:p text:style-name="P49">===</text:p>
          </table:table-cell>
          <table:table-cell table:style-name="Table1.A1" office:value-type="string">
            <text:p text:style-name="P49">Strict equal</text:p>
          </table:table-cell>
          <table:table-cell table:style-name="Table1.A1" office:value-type="string">
            <text:p text:style-name="P49">x === y</text:p>
          </table:table-cell>
        </table:table-row>
        <table:table-row table:style-name="Table1.1">
          <table:table-cell table:style-name="Table1.A1" office:value-type="string">
            <text:p text:style-name="P49">10</text:p>
          </table:table-cell>
          <table:table-cell table:style-name="Table1.A1" office:value-type="string">
            <text:p text:style-name="P49">!=</text:p>
          </table:table-cell>
          <table:table-cell table:style-name="Table1.A1" office:value-type="string">
            <text:p text:style-name="P49">Unequal</text:p>
          </table:table-cell>
          <table:table-cell table:style-name="Table1.A1" office:value-type="string">
            <text:p text:style-name="P49">x != y</text:p>
          </table:table-cell>
        </table:table-row>
        <table:table-row table:style-name="Table1.2">
          <table:table-cell table:style-name="Table1.A1" office:value-type="string">
            <text:p text:style-name="P49">10</text:p>
          </table:table-cell>
          <table:table-cell table:style-name="Table1.A1" office:value-type="string">
            <text:p text:style-name="P49">!==</text:p>
          </table:table-cell>
          <table:table-cell table:style-name="Table1.A1" office:value-type="string">
            <text:p text:style-name="P49">Strict unequal</text:p>
          </table:table-cell>
          <table:table-cell table:style-name="Table1.A1" office:value-type="string">
            <text:p text:style-name="P49">x !== y</text:p>
          </table:table-cell>
        </table:table-row>
        <table:table-row table:style-name="Table1.1">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2">
          <table:table-cell table:style-name="Table1.A1" office:value-type="string">
            <text:p text:style-name="P49">9</text:p>
          </table:table-cell>
          <table:table-cell table:style-name="Table1.A1" office:value-type="string">
            <text:p text:style-name="P49">&amp;</text:p>
          </table:table-cell>
          <table:table-cell table:style-name="Table1.A1" office:value-type="string">
            <text:p text:style-name="P49">Bitwise AND</text:p>
          </table:table-cell>
          <table:table-cell table:style-name="Table1.A1" office:value-type="string">
            <text:p text:style-name="P49">x &amp; y</text:p>
          </table:table-cell>
        </table:table-row>
        <table:table-row table:style-name="Table1.1">
          <table:table-cell table:style-name="Table1.A1" office:value-type="string">
            <text:p text:style-name="P49">8</text:p>
          </table:table-cell>
          <table:table-cell table:style-name="Table1.A1" office:value-type="string">
            <text:p text:style-name="P49">^</text:p>
          </table:table-cell>
          <table:table-cell table:style-name="Table1.A1" office:value-type="string">
            <text:p text:style-name="P49">Bitwise XOR</text:p>
          </table:table-cell>
          <table:table-cell table:style-name="Table1.A1" office:value-type="string">
            <text:p text:style-name="P49">x ^ y</text:p>
          </table:table-cell>
        </table:table-row>
        <table:table-row table:style-name="Table1.2">
          <table:table-cell table:style-name="Table1.A1" office:value-type="string">
            <text:p text:style-name="P49">7</text:p>
          </table:table-cell>
          <table:table-cell table:style-name="Table1.A1" office:value-type="string">
            <text:p text:style-name="P49">|</text:p>
          </table:table-cell>
          <table:table-cell table:style-name="Table1.A1" office:value-type="string">
            <text:p text:style-name="P49">Bitwise OR</text:p>
          </table:table-cell>
          <table:table-cell table:style-name="Table1.A1" office:value-type="string">
            <text:p text:style-name="P49">x | y</text:p>
          </table:table-cell>
        </table:table-row>
        <text:soft-page-break/>
        <table:table-row table:style-name="Table1.1">
          <table:table-cell table:style-name="Table1.A1" office:value-type="string">
            <text:p text:style-name="P49">6</text:p>
          </table:table-cell>
          <table:table-cell table:style-name="Table1.A1" office:value-type="string">
            <text:p text:style-name="P49">&amp;&amp;</text:p>
          </table:table-cell>
          <table:table-cell table:style-name="Table1.A1" office:value-type="string">
            <text:p text:style-name="P49">Logical AND</text:p>
          </table:table-cell>
          <table:table-cell table:style-name="Table1.A1" office:value-type="string">
            <text:p text:style-name="P49">x &amp;&amp; y</text:p>
          </table:table-cell>
        </table:table-row>
        <table:table-row table:style-name="Table1.2">
          <table:table-cell table:style-name="Table1.A1" office:value-type="string">
            <text:p text:style-name="P49">5</text:p>
          </table:table-cell>
          <table:table-cell table:style-name="Table1.A1" office:value-type="string">
            <text:p text:style-name="P49">||</text:p>
          </table:table-cell>
          <table:table-cell table:style-name="Table1.A1" office:value-type="string">
            <text:p text:style-name="P49">Logical OR</text:p>
          </table:table-cell>
          <table:table-cell table:style-name="Table1.A1" office:value-type="string">
            <text:p text:style-name="P49">x || y</text:p>
          </table:table-cell>
        </table:table-row>
        <table:table-row table:style-name="Table1.1">
          <table:table-cell table:style-name="Table1.A1" office:value-type="string">
            <text:p text:style-name="P49">4</text:p>
          </table:table-cell>
          <table:table-cell table:style-name="Table1.A1" office:value-type="string">
            <text:p text:style-name="P49">? :</text:p>
          </table:table-cell>
          <table:table-cell table:style-name="Table1.A1" office:value-type="string">
            <text:p text:style-name="P49">Condition</text:p>
          </table:table-cell>
          <table:table-cell table:style-name="Table1.A1" office:value-type="string">
            <text:p text:style-name="P49">? "Yes" : "No"</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2">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1">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2">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1">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2">
          <table:table-cell table:style-name="Table1.A1" office:value-type="string">
            <text:p text:style-name="P49">3</text:p>
          </table:table-cell>
          <table:table-cell table:style-name="Table1.A1" office:value-type="string">
            <text:p text:style-name="P49">&lt;&lt;=</text:p>
          </table:table-cell>
          <table:table-cell table:style-name="Table1.A1" office:value-type="string">
            <text:p text:style-name="P49">Assignment</text:p>
          </table:table-cell>
          <table:table-cell table:style-name="Table1.A1" office:value-type="string">
            <text:p text:style-name="P49">x &lt;&lt;= y</text:p>
          </table:table-cell>
        </table:table-row>
        <table:table-row table:style-name="Table1.1">
          <table:table-cell table:style-name="Table1.A1" office:value-type="string">
            <text:p text:style-name="P49">3</text:p>
          </table:table-cell>
          <table:table-cell table:style-name="Table1.A1" office:value-type="string">
            <text:p text:style-name="P49">&gt;&gt;=</text:p>
          </table:table-cell>
          <table:table-cell table:style-name="Table1.A1" office:value-type="string">
            <text:p text:style-name="P49">Assignment</text:p>
          </table:table-cell>
          <table:table-cell table:style-name="Table1.A1" office:value-type="string">
            <text:p text:style-name="P49">x &gt;&gt;= y</text:p>
          </table:table-cell>
        </table:table-row>
        <table:table-row table:style-name="Table1.2">
          <table:table-cell table:style-name="Table1.A1" office:value-type="string">
            <text:p text:style-name="P49">3</text:p>
          </table:table-cell>
          <table:table-cell table:style-name="Table1.A1" office:value-type="string">
            <text:p text:style-name="P49">&gt;&gt;&gt;=</text:p>
          </table:table-cell>
          <table:table-cell table:style-name="Table1.A1" office:value-type="string">
            <text:p text:style-name="P49">Assignment</text:p>
          </table:table-cell>
          <table:table-cell table:style-name="Table1.A1" office:value-type="string">
            <text:p text:style-name="P49">x &gt;&gt;&gt;= y</text:p>
          </table:table-cell>
        </table:table-row>
        <table:table-row table:style-name="Table1.1">
          <table:table-cell table:style-name="Table1.A1" office:value-type="string">
            <text:p text:style-name="P49">3</text:p>
          </table:table-cell>
          <table:table-cell table:style-name="Table1.A1" office:value-type="string">
            <text:p text:style-name="P49">&amp;=</text:p>
          </table:table-cell>
          <table:table-cell table:style-name="Table1.A1" office:value-type="string">
            <text:p text:style-name="P49">Assignment</text:p>
          </table:table-cell>
          <table:table-cell table:style-name="Table1.A1" office:value-type="string">
            <text:p text:style-name="P49">x &amp;= y</text:p>
          </table:table-cell>
        </table:table-row>
        <table:table-row table:style-name="Table1.2">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1">
          <table:table-cell table:style-name="Table1.A1" office:value-type="string">
            <text:p text:style-name="P49">3</text:p>
          </table:table-cell>
          <table:table-cell table:style-name="Table1.A1" office:value-type="string">
            <text:p text:style-name="P49">|=</text:p>
          </table:table-cell>
          <table:table-cell table:style-name="Table1.A1" office:value-type="string">
            <text:p text:style-name="P49">Assignment</text:p>
          </table:table-cell>
          <table:table-cell table:style-name="Table1.A1" office:value-type="string">
            <text:p text:style-name="P49">x |= y</text:p>
          </table:table-cell>
        </table:table-row>
        <table:table-row table:style-name="Table1.2">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cell table:style-name="Table1.A1" office:value-type="string">
            <text:p text:style-name="P49"> </text:p>
          </table:table-cell>
        </table:table-row>
        <table:table-row table:style-name="Table1.1">
          <table:table-cell table:style-name="Table1.A1" office:value-type="string">
            <text:p text:style-name="P49">2</text:p>
          </table:table-cell>
          <table:table-cell table:style-name="Table1.A1" office:value-type="string">
            <text:p text:style-name="P49">yield</text:p>
          </table:table-cell>
          <table:table-cell table:style-name="Table1.A1" office:value-type="string">
            <text:p text:style-name="P49">Pause Function</text:p>
          </table:table-cell>
          <table:table-cell table:style-name="Table1.A1" office:value-type="string">
            <text:p text:style-name="P49">yield x</text:p>
          </table:table-cell>
        </table:table-row>
        <table:table-row table:style-name="Table1.2">
          <table:table-cell table:style-name="Table1.A1" office:value-type="string">
            <text:p text:style-name="P49">1</text:p>
          </table:table-cell>
          <table:table-cell table:style-name="Table1.A1" office:value-type="string">
            <text:p text:style-name="P49">,</text:p>
          </table:table-cell>
          <table:table-cell table:style-name="Table1.A1" office:value-type="string">
            <text:p text:style-name="P49">Comma</text:p>
          </table:table-cell>
          <table:table-cell table:style-name="Table1.A1" office:value-type="string">
            <text:p text:style-name="P49">5 , 6</text:p>
          </table:table-cell>
        </table:table-row>
      </table:table>
      <text:list xml:id="list4066017321" text:style-name="L4">
        <text:list-header>
          <text:p text:style-name="P165"/>
        </text:list-header>
        <text:list-item>
          <text:p text:style-name="P165">The postfix and prefix forms:</text:p>
        </text:list-item>
      </text:list>
      <text:p text:style-name="P39"><text:span text:style-name="Source_20_Text"><text:span text:style-name="T308"><text:tab/></text:span></text:span><text:span text:style-name="Source_20_Text">let</text:span><text:span text:style-name="Source_20_Text"><text:span text:style-name="T324"> a </text:span></text:span><text:span text:style-name="Source_20_Text"><text:span text:style-name="T333">=</text:span></text:span><text:span text:style-name="Source_20_Text"><text:span text:style-name="T324"> </text:span></text:span><text:span text:style-name="Source_20_Text"><text:span text:style-name="T337">1</text:span></text:span><text:span text:style-name="Source_20_Text"><text:span text:style-name="T340">,</text:span></text:span><text:span text:style-name="Source_20_Text"><text:span text:style-name="T324"> b </text:span></text:span><text:span text:style-name="Source_20_Text"><text:span text:style-name="T333">=</text:span></text:span><text:span text:style-name="Source_20_Text"><text:span text:style-name="T324"> </text:span></text:span><text:span text:style-name="Source_20_Text"><text:span text:style-name="T337">1</text:span></text:span><text:span text:style-name="Source_20_Text"><text:span text:style-name="T340">;</text:span></text:span></text:p>
      <text:p text:style-name="P43"/>
      <text:p text:style-name="P43"><text:span text:style-name="Source_20_Text"><text:span text:style-name="T178"><text:tab/>let</text:span></text:span><text:span text:style-name="Source_20_Text"><text:span text:style-name="T182"> c </text:span></text:span><text:span text:style-name="Source_20_Text"><text:span text:style-name="T215">=</text:span></text:span><text:span text:style-name="Source_20_Text"><text:span text:style-name="T182"> </text:span></text:span><text:span text:style-name="Source_20_Text"><text:span text:style-name="T215">++</text:span></text:span><text:span text:style-name="Source_20_Text"><text:span text:style-name="T182">a</text:span></text:span><text:span text:style-name="Source_20_Text"><text:span text:style-name="T224">;</text:span></text:span><text:span text:style-name="Source_20_Text"><text:span text:style-name="T182"> </text:span></text:span><text:span text:style-name="Source_20_Text"><text:span text:style-name="T229">// ? </text:span></text:span></text:p>
      <text:p text:style-name="P43"><text:span text:style-name="Source_20_Text"><text:span text:style-name="T178"><text:tab/>let</text:span></text:span><text:span text:style-name="Source_20_Text"><text:span text:style-name="T182"> d </text:span></text:span><text:span text:style-name="Source_20_Text"><text:span text:style-name="T215">=</text:span></text:span><text:span text:style-name="Source_20_Text"><text:span text:style-name="T182"> b</text:span></text:span><text:span text:style-name="Source_20_Text"><text:span text:style-name="T215">++</text:span></text:span><text:span text:style-name="Source_20_Text"><text:span text:style-name="T224">;</text:span></text:span><text:span text:style-name="Source_20_Text"><text:span text:style-name="T182"> </text:span></text:span><text:span text:style-name="Source_20_Text"><text:span text:style-name="T229">// ?</text:span></text:span></text:p>
      <text:p text:style-name="P44"><text:span text:style-name="Source_20_Text"><text:span text:style-name="T230">++a → </text:span></text:span><text:span text:style-name="Source_20_Text"><text:span text:style-name="T233"><text:s/></text:span></text:span><text:span text:style-name="Source_20_Text"><text:span text:style-name="T230">2, prefix form returns the new value. Increment a by 1 and then assign it to c; so both a and c will be 2;</text:span></text:span></text:p>
      <text:p text:style-name="P44"><text:span text:style-name="Source_20_Text"><text:span text:style-name="T230"/></text:span></text:p>
      <text:p text:style-name="P44"><text:span text:style-name="Source_20_Text"><text:span text:style-name="T230">b++ → 1, postfix form returns the old value. D gets the old value and then b increment by 1; so d will be 1 and b 2;</text:span></text:span></text:p>
      <text:p text:style-name="P44"><text:span text:style-name="Source_20_Text"><text:span text:style-name="T230"/></text:span></text:p>
      <text:p text:style-name="P44"><text:span text:style-name="Source_20_Text"><text:span text:style-name="T230"/></text:span></text:p>
      <text:h text:style-name="P216" text:outline-level="1"/>
      <text:h text:style-name="P41" text:outline-level="1"><text:span text:style-name="T310">Variables</text:span><text:span text:style-name="T307">:</text:span></text:h>
      <text:list xml:id="list4055394091" text:style-name="L5">
        <text:list-item>
          <text:p text:style-name="P160"><text:span text:style-name="T192">We can declare variables to store data by using the </text:span><text:span text:style-name="Source_20_Text"><text:span text:style-name="T187">var</text:span></text:span><text:span text:style-name="T192">, </text:span><text:span text:style-name="Source_20_Text"><text:span text:style-name="T187">let</text:span></text:span><text:span text:style-name="T192">, or </text:span><text:span text:style-name="Source_20_Text"><text:span text:style-name="T187">const</text:span></text:span><text:span text:style-name="T192"> keywords.</text:span></text:p>
        </text:list-item>
        <text:list-item>
          <text:p text:style-name="P172"><text:span text:style-name="Source_20_Text"><text:span text:style-name="T186">let</text:span></text:span><text:span text:style-name="T191"> – is a modern variable declaration.</text:span></text:p>
        </text:list-item>
        <text:list-item>
          <text:p text:style-name="P173"><text:span text:style-name="Source_20_Text"><text:span text:style-name="T186">var</text:span></text:span><text:span text:style-name="T191"> – is an old-school variable declaration. Normally we don’t use it at all.</text:span></text:p>
        </text:list-item>
        <text:list-item>
          <text:p text:style-name="P173"><text:span text:style-name="Source_20_Text"><text:span text:style-name="T186">const</text:span></text:span><text:span text:style-name="T191"> – is like </text:span><text:span text:style-name="Source_20_Text"><text:span text:style-name="T186">let</text:span></text:span><text:span text:style-name="T191">, but the value of the variable can’t be changed.</text:span></text:p>
        </text:list-item>
      </text:list>
      <text:p text:style-name="P7"><text:line-break/></text:p>
      <text:p text:style-name="P103"/>
      <text:p text:style-name="P103"><text:soft-page-break/>Data types:</text:p>
      <text:list xml:id="list1661920922" text:style-name="L6">
        <text:list-item>
          <text:p text:style-name="P114"><text:span text:style-name="T191">primitive</text:span><text:span text:style-name="T193">s data :</text:span></text:p>
        </text:list-item>
      </text:list>
      <text:p text:style-name="P104"><text:tab/>→<text:span text:style-name="T364"> </text:span>numbers: or numbers of any kind: integer or floating-point.</text:p>
      <text:p text:style-name="P104"><text:tab/>→<text:span text:style-name="T364"> </text:span>String: A string may have one or more characters, there’s no separate <text:tab/>single-character type.</text:p>
      <text:p text:style-name="P105"><text:tab/>→<text:span text:style-name="T364"> </text:span>Boolean: for true/false;</text:p>
      <text:p text:style-name="P105"><text:tab/>→<text:span text:style-name="T364"> </text:span>null (empty),</text:p>
      <text:p text:style-name="P5"><text:span text:style-name="T353"><text:tab/> → </text:span><text:span text:style-name="T323">undefined </text:span><text:span text:style-name="T326">(value is not <text:tab/>assigned).</text:span></text:p>
      <text:list xml:id="list3741654818" text:style-name="L7">
        <text:list-item>
          <text:p text:style-name="P106"><text:span text:style-name="T353">Object: </text:span><text:span text:style-name="T346">used to store collections of data and more complex entities.</text:span></text:p>
        </text:list-item>
        <text:list-item>
          <text:p text:style-name="P115"><text:span text:style-name="T188">Symbol: </text:span><text:span text:style-name="T191">used to create unique identifiers for objects.</text:span></text:p>
        </text:list-item>
        <text:list-item>
          <text:p text:style-name="P174"><text:span text:style-name="T191">The </text:span><text:span text:style-name="Source_20_Text"><text:span text:style-name="T186">typeof</text:span></text:span><text:span text:style-name="T191"> operator allows us to see which type is stored in a variable:</text:span></text:p>
        </text:list-item>
      </text:list>
      <text:list xml:id="list4242828643" text:style-name="L8">
        <text:list-header>
          <text:p text:style-name="P143"><text:span text:style-name="T191">→</text:span><text:span text:style-name="T194"> </text:span><text:span text:style-name="T191">Two forms: </text:span><text:span text:style-name="Source_20_Text"><text:span text:style-name="T186">typeof x</text:span></text:span><text:span text:style-name="T191"> or </text:span><text:span text:style-name="Source_20_Text"><text:span text:style-name="T186">typeof(x)</text:span></text:span><text:span text:style-name="T191">.</text:span></text:p>
          <text:p text:style-name="P143"><text:span text:style-name="T191">→</text:span><text:span text:style-name="T194"> </text:span><text:span text:style-name="T191">Returns a string with the name of the type, like </text:span><text:span text:style-name="Source_20_Text"><text:span text:style-name="T186">"string"</text:span></text:span><text:span text:style-name="T191">.</text:span></text:p>
          <text:p text:style-name="P143"><text:span text:style-name="T191">→</text:span><text:span text:style-name="T194"> </text:span><text:span text:style-name="T191">For </text:span><text:span text:style-name="Source_20_Text"><text:span text:style-name="T186">null</text:span></text:span><text:span text:style-name="T191"> returns </text:span><text:span text:style-name="Source_20_Text"><text:span text:style-name="T186">"object"</text:span></text:span><text:span text:style-name="T191"> – this is an error in the language, it’s not actually an object.</text:span></text:p>
        </text:list-header>
      </text:list>
      <text:p text:style-name="P40"><text:span text:style-name="Source_20_Text"><text:span text:style-name="T113">backtick quotes</text:span></text:span><text:span text:style-name="Source_20_Text"><text:span text:style-name="T34"> - </text:span></text:span><text:span text:style-name="Source_20_Text"><text:span text:style-name="T195">Backticks embed the expression inside </text:span></text:span><text:span text:style-name="Source_20_Text"><text:span text:style-name="T186">${...}</text:span></text:span><text:span text:style-name="Source_20_Text"><text:span text:style-name="T202"> </text:span></text:span><text:span text:style-name="Source_20_Text"><text:span text:style-name="T195">into the string. </text:span></text:span><text:span text:style-name="Source_20_Text"><text:span text:style-name="T196">Example:</text:span></text:span></text:p>
      <text:p text:style-name="P39"><text:span text:style-name="Source_20_Text"><text:span text:style-name="T332">let</text:span></text:span><text:span text:style-name="Source_20_Text"><text:span text:style-name="T324"> name </text:span></text:span><text:span text:style-name="Source_20_Text"><text:span text:style-name="T333">=</text:span></text:span><text:span text:style-name="Source_20_Text"><text:span text:style-name="T324"> </text:span></text:span><text:span text:style-name="Source_20_Text"><text:span text:style-name="T354">"Ilya"</text:span></text:span><text:span text:style-name="Source_20_Text"><text:span text:style-name="T340">;</text:span></text:span></text:p>
      <text:p text:style-name="P43"/>
      <text:p text:style-name="P43"><text:span text:style-name="Source_20_Text"><text:span text:style-name="T229">// the expression is a number 1</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hello </text:span></text:span><text:span text:style-name="Source_20_Text"><text:span text:style-name="T224">${</text:span></text:span><text:span text:style-name="Source_20_Text"><text:span text:style-name="T220">1</text:span></text:span><text:span text:style-name="Source_20_Text"><text:span text:style-name="T224">}</text:span></text:span><text:span text:style-name="Source_20_Text"><text:span text:style-name="T236">`</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hello 1</text:span></text:span></text:p>
      <text:p text:style-name="P43"/>
      <text:p text:style-name="P43"><text:span text:style-name="Source_20_Text"><text:span text:style-name="T229">// the expression is a string "name"</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hello </text:span></text:span><text:span text:style-name="Source_20_Text"><text:span text:style-name="T224">${</text:span></text:span><text:span text:style-name="Source_20_Text"><text:span text:style-name="T236">"name"</text:span></text:span><text:span text:style-name="Source_20_Text"><text:span text:style-name="T224">}</text:span></text:span><text:span text:style-name="Source_20_Text"><text:span text:style-name="T236">`</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hello name</text:span></text:span></text:p>
      <text:p text:style-name="P43"/>
      <text:p text:style-name="P43"><text:span text:style-name="Source_20_Text"><text:span text:style-name="T229">// the expression is a variable, embed it</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hello </text:span></text:span><text:span text:style-name="Source_20_Text"><text:span text:style-name="T224">${</text:span></text:span><text:span text:style-name="Source_20_Text"><text:span text:style-name="T182">name</text:span></text:span><text:span text:style-name="Source_20_Text"><text:span text:style-name="T224">}</text:span></text:span><text:span text:style-name="Source_20_Text"><text:span text:style-name="T236">`</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hello Ilya</text:span></text:span></text:p>
      <text:p text:style-name="P166"/>
      <text:p text:style-name="P36"><text:span text:style-name="T311">String</text:span><text:span text:style-name="T307">:</text:span></text:p>
      <text:list xml:id="list4118339318" text:style-name="L9">
        <text:list-item>
          <text:p text:style-name="P171"><text:span text:style-name="T35">string </text:span><text:span text:style-name="T27">length</text:span><text:span text:style-name="T35">:</text:span></text:p>
        </text:list-item>
      </text:list>
      <text:p text:style-name="P167"><text:tab/>let name = “nataly”;</text:p>
      <text:p text:style-name="P37"><text:span text:style-name="T309"><text:tab/>let len = name.</text:span><text:span text:style-name="T307">length</text:span><text:span text:style-name="T309">; //6</text:span></text:p>
      <text:list xml:id="list1016842336" text:style-name="L10">
        <text:list-item>
          <text:p text:style-name="P163"><text:soft-page-break/><text:span text:style-name="T309">f</text:span><text:span text:style-name="T307">inding a string in a string:</text:span></text:p>
          <text:p text:style-name="P164"><text:span text:style-name="T306">The </text:span><text:span text:style-name="Source_20_Text"><text:span text:style-name="T320">indexOf()</text:span></text:span><text:span text:style-name="T307"> </text:span><text:span text:style-name="T306">method returns the index of (the position of) the </text:span><text:span text:style-name="Source_20_Text"><text:span text:style-name="T320">first</text:span></text:span><text:span text:style-name="T307"> </text:span><text:span text:style-name="T306">occurrence of a specified text in a string:</text:span></text:p>
          <text:list>
            <text:list-header>
              <text:p text:style-name="P164"><text:span text:style-name="T300">let</text:span><text:span text:style-name="T307"> str = </text:span><text:span text:style-name="T317">"Please locate where 'locate' occurs!"</text:span><text:span text:style-name="T307">;<text:line-break/></text:span><text:span text:style-name="T300">let</text:span><text:span text:style-name="T307"> pos = str.indexOf(</text:span><text:span text:style-name="T317">"locate"</text:span><text:span text:style-name="T307">); //7</text:span></text:p>
            </text:list-header>
            <text:list-item>
              <text:p text:style-name="P161"><text:span text:style-name="T75">The </text:span><text:span text:style-name="Source_20_Text"><text:span text:style-name="T161">lastIndexOf()</text:span></text:span><text:span text:style-name="T35"> </text:span><text:span text:style-name="T75">method returns the index of the </text:span><text:span text:style-name="Strong_20_Emphasis"><text:span text:style-name="T92">last</text:span></text:span><text:span text:style-name="T35"> </text:span><text:span text:style-name="T75">occurrence of a specified text in a string. </text:span><text:span text:style-name="T70">The </text:span><text:span text:style-name="Source_20_Text"><text:span text:style-name="T159">lastIndexOf()</text:span></text:span><text:span text:style-name="T112"> </text:span><text:span text:style-name="T70">methods searches backwards (from the end to the beginning)</text:span><text:span text:style-name="T75">.</text:span></text:p>
            </text:list-item>
            <text:list-item>
              <text:p text:style-name="P164"><text:span text:style-name="T306">Both </text:span><text:span text:style-name="Source_20_Text"><text:span text:style-name="T320">indexOf()</text:span></text:span><text:span text:style-name="T306">, and </text:span><text:span text:style-name="Source_20_Text"><text:span text:style-name="T320">lastIndexOf()</text:span></text:span><text:span text:style-name="T306"> return -1 if the text is not found.</text:span></text:p>
            </text:list-item>
            <text:list-item>
              <text:p text:style-name="P168">Both methods accept a second parameter as the starting position for the search.</text:p>
            </text:list-item>
          </text:list>
        </text:list-item>
        <text:list-item>
          <text:p text:style-name="P170">Searching for a string in a string:</text:p>
          <text:p text:style-name="P169">The <text:span text:style-name="Source_20_Text"><text:span text:style-name="T321">search()</text:span></text:span> method searches a string for a specified value and returns the position of the match:</text:p>
          <text:p text:style-name="P169"><text:span text:style-name="T299">var</text:span> <text:span text:style-name="T302">str = </text:span><text:span text:style-name="T316">"Please locate where 'locate' occurs!"</text:span><text:span text:style-name="T302">;</text:span><text:line-break/><text:span text:style-name="T299">var</text:span> <text:span text:style-name="T302">pos = str.search(</text:span><text:span text:style-name="T316">"locate"</text:span><text:span text:style-name="T302">);</text:span></text:p>
          <text:list>
            <text:list-item>
              <text:p text:style-name="P169">The two methods, <text:span text:style-name="Source_20_Text"><text:span text:style-name="T321">indexOf()</text:span></text:span> and <text:span text:style-name="Source_20_Text"><text:span text:style-name="T321">search()</text:span></text:span>, are <text:span text:style-name="Strong_20_Emphasis"><text:span text:style-name="T322">equal?</text:span></text:span></text:p>
            </text:list-item>
          </text:list>
        </text:list-item>
      </text:list>
      <text:p text:style-name="P18"><text:tab/>They accept the same arguments (parameters), and return the same value?</text:p>
      <text:p text:style-name="P20"><text:span text:style-name="T70"><text:tab/>The two methods are </text:span><text:span text:style-name="Strong_20_Emphasis"><text:span text:style-name="T91">NOT</text:span></text:span><text:span text:style-name="T70"> equal. These are the differences:</text:span></text:p>
      <text:list xml:id="list664515277" text:style-name="L11">
        <text:list-header>
          <text:p text:style-name="P176"><text:span text:style-name="T70">→</text:span><text:span text:style-name="T76"> </text:span><text:span text:style-name="T70"><text:s/>The </text:span><text:span text:style-name="Source_20_Text"><text:span text:style-name="T159">search()</text:span></text:span><text:span text:style-name="T70"> method cannot take a second start position argument.</text:span></text:p>
          <text:p text:style-name="P116"><text:span text:style-name="T70">→</text:span><text:span text:style-name="T76"> </text:span><text:span text:style-name="T70"><text:s/>The </text:span><text:span text:style-name="Source_20_Text"><text:span text:style-name="T159">indexOf()</text:span></text:span><text:span text:style-name="T70"> method cannot take powerful search values (regular expressions).</text:span></text:p>
        </text:list-header>
      </text:list>
      <text:h text:style-name="P194" text:outline-level="2">Extracting String Parts:</text:h>
      <text:p text:style-name="P18">There are 3 methods for extracting a part of a string:</text:p>
      <text:list xml:id="list1549732141" text:style-name="L12">
        <text:list-item>
          <text:p text:style-name="P177"><text:span text:style-name="Source_20_Text"><text:span text:style-name="T170">slice(</text:span></text:span><text:span text:style-name="Source_20_Text"><text:span text:style-name="Emphasis"><text:span text:style-name="T170">start</text:span></text:span></text:span><text:span text:style-name="Source_20_Text"><text:span text:style-name="T170">, </text:span></text:span><text:span text:style-name="Source_20_Text"><text:span text:style-name="Emphasis"><text:span text:style-name="T170">end</text:span></text:span></text:span><text:span text:style-name="Source_20_Text"><text:span text:style-name="T170">):</text:span></text:span><text:span text:style-name="Source_20_Text"><text:span text:style-name="T164"> </text:span></text:span><text:span text:style-name="Source_20_Text"><text:span text:style-name="T159">slice()</text:span></text:span><text:span text:style-name="Source_20_Text"><text:span text:style-name="T71"> extracts a part of a string and returns the extracted part in a new string.</text:span></text:span></text:p>
        </text:list-item>
      </text:list>
      <text:p text:style-name="P19"><text:tab/>The method takes 2 parameters: the start position, and the end position (end <text:tab/>not included). If a parameter is negative, the position is counted from the end <text:tab/>of the string. If you omit the second parameter, the method will slice out the <text:tab/>rest of the string.</text:p>
      <text:list xml:id="list155931424412156" text:continue-numbering="true" text:style-name="L12">
        <text:list-header>
          <text:p text:style-name="P177"><text:span text:style-name="Source_20_Text"><text:span text:style-name="T7">var</text:span></text:span><text:span text:style-name="Source_20_Text"><text:span text:style-name="T31"> str = </text:span></text:span><text:span text:style-name="Source_20_Text"><text:span text:style-name="T129">"Apple, Banana, Kiwi"</text:span></text:span><text:span text:style-name="Source_20_Text"><text:span text:style-name="T31">;</text:span></text:span><text:span text:style-name="Source_20_Text"><text:span text:style-name="T159"><text:line-break/></text:span></text:span><text:span text:style-name="Source_20_Text"><text:span text:style-name="T7">var</text:span></text:span><text:span text:style-name="Source_20_Text"><text:span text:style-name="T31"> res = str.slice(</text:span></text:span><text:span text:style-name="Source_20_Text"><text:span text:style-name="T118">7</text:span></text:span><text:span text:style-name="Source_20_Text"><text:span text:style-name="T31">, </text:span></text:span><text:span text:style-name="Source_20_Text"><text:span text:style-name="T118">13</text:span></text:span><text:span text:style-name="Source_20_Text"><text:span text:style-name="T31">);</text:span></text:span><text:span text:style-name="Source_20_Text"><text:span text:style-name="T159"> //</text:span></text:span><text:span text:style-name="Source_20_Text"><text:span text:style-name="T162">Banana</text:span></text:span></text:p>
        </text:list-header>
      </text:list>
      <text:p text:style-name="P42"><text:span text:style-name="Source_20_Text"><text:span text:style-name="T163"/></text:span></text:p>
      <text:p text:style-name="P42"><text:span text:style-name="Source_20_Text"><text:span text:style-name="T163"/></text:span></text:p>
      <text:p text:style-name="P42"><text:span text:style-name="Source_20_Text"><text:span text:style-name="T163"/></text:span></text:p>
      <text:list xml:id="list155932568203263" text:continue-numbering="true" text:style-name="L12">
        <text:list-item>
          <text:p text:style-name="P177"><text:soft-page-break/><text:span text:style-name="Source_20_Text"><text:span text:style-name="T170">substring(</text:span></text:span><text:span text:style-name="Source_20_Text"><text:span text:style-name="Emphasis"><text:span text:style-name="T170">start</text:span></text:span></text:span><text:span text:style-name="Source_20_Text"><text:span text:style-name="T170">, </text:span></text:span><text:span text:style-name="Source_20_Text"><text:span text:style-name="Emphasis"><text:span text:style-name="T170">end</text:span></text:span></text:span><text:span text:style-name="Source_20_Text"><text:span text:style-name="T170">): </text:span></text:span><text:span text:style-name="Source_20_Text"><text:span text:style-name="T159">substring()</text:span></text:span><text:span text:style-name="Source_20_Text"><text:span text:style-name="T71"> is similar to </text:span></text:span><text:span text:style-name="Source_20_Text"><text:span text:style-name="T159">slice()</text:span></text:span><text:span text:style-name="Source_20_Text"><text:span text:style-name="T71">. </text:span></text:span><text:span text:style-name="T70">The difference is that </text:span><text:span text:style-name="Source_20_Text"><text:span text:style-name="T159">substring()</text:span></text:span><text:span text:style-name="T70"> cannot accept negative indexes.</text:span></text:p>
          <text:p text:style-name="P177"><text:span text:style-name="Source_20_Text"><text:span text:style-name="T159"/></text:span></text:p>
        </text:list-item>
        <text:list-item>
          <text:p text:style-name="P117"><text:span text:style-name="Source_20_Text"><text:span text:style-name="T170">substr(</text:span></text:span><text:span text:style-name="Source_20_Text"><text:span text:style-name="Emphasis"><text:span text:style-name="T170">start</text:span></text:span></text:span><text:span text:style-name="Source_20_Text"><text:span text:style-name="T170">, </text:span></text:span><text:span text:style-name="Source_20_Text"><text:span text:style-name="Emphasis"><text:span text:style-name="T170">length</text:span></text:span></text:span><text:span text:style-name="Source_20_Text"><text:span text:style-name="T170">): </text:span></text:span><text:span text:style-name="Source_20_Text"><text:span text:style-name="T164">substr()</text:span></text:span><text:span text:style-name="Source_20_Text"><text:span text:style-name="T72"> is similar to </text:span></text:span><text:span text:style-name="Source_20_Text"><text:span text:style-name="T164">slice()</text:span></text:span><text:span text:style-name="Source_20_Text"><text:span text:style-name="T72">. </text:span></text:span><text:span text:style-name="Source_20_Text"><text:span text:style-name="T73">T</text:span></text:span><text:span text:style-name="T70">he difference is that the second parameter specifies the </text:span><text:span text:style-name="T91">length</text:span><text:span text:style-name="T70"> of the extracted part. If you omit the second parameter, </text:span><text:span text:style-name="Source_20_Text"><text:span text:style-name="T159">substr()</text:span></text:span><text:span text:style-name="T70"> will slice out the rest of the string. If the first parameter is negative, the position counts from the end of the string.</text:span></text:p>
          <text:p text:style-name="P117"><text:span text:style-name="Source_20_Text"><text:span text:style-name="T170"/></text:span></text:p>
        </text:list-item>
      </text:list>
      <text:p text:style-name="P86">Replacing string content:</text:p>
      <text:list xml:id="list3863271144" text:style-name="L13">
        <text:list-item>
          <text:p text:style-name="P118"><text:span text:style-name="T99">The </text:span><text:span text:style-name="Source_20_Text"><text:span text:style-name="T171">replace()</text:span></text:span><text:span text:style-name="T69"> </text:span><text:span text:style-name="T99">method replaces a specified value with another value in a string:</text:span></text:p>
          <text:p text:style-name="P118"><text:span text:style-name="T52">str = </text:span><text:span text:style-name="T140">"Please visit Microsoft!"</text:span><text:span text:style-name="T52">;</text:span><text:span text:style-name="T99"><text:line-break/></text:span><text:span text:style-name="T18">var</text:span><text:span text:style-name="T99"> </text:span><text:span text:style-name="T52">n = str.replace(</text:span><text:span text:style-name="T140">"Microsoft"</text:span><text:span text:style-name="T52">, </text:span><text:span text:style-name="T140">"W3Schools"</text:span><text:span text:style-name="T52">);</text:span></text:p>
        </text:list-item>
        <text:list-item>
          <text:p text:style-name="P118"><text:span text:style-name="T99">The </text:span><text:span text:style-name="Source_20_Text"><text:span text:style-name="T171">replace()</text:span></text:span><text:span text:style-name="T99"> method does not change the string it is called on. It returns a new string.</text:span></text:p>
        </text:list-item>
        <text:list-item>
          <text:p text:style-name="P118"><text:span text:style-name="T99">By default, the </text:span><text:span text:style-name="Source_20_Text"><text:span text:style-name="T171">replace()</text:span></text:span><text:span text:style-name="T99"> method replaces </text:span><text:span text:style-name="Strong_20_Emphasis"><text:span text:style-name="T110">only the first</text:span></text:span><text:span text:style-name="T99"> match.</text:span></text:p>
          <text:p text:style-name="P118"><text:span text:style-name="T99">To replace all matches, use a </text:span><text:span text:style-name="Strong_20_Emphasis"><text:span text:style-name="T110">regular expression</text:span></text:span><text:span text:style-name="T99"> with a </text:span><text:span text:style-name="Source_20_Text"><text:span text:style-name="T171">/g</text:span></text:span><text:span text:style-name="T99"> flag (global match):</text:span></text:p>
          <text:p text:style-name="P118"><text:span text:style-name="T52">str = </text:span><text:span text:style-name="T140">"Please visit Microsoft and Microsoft!"</text:span><text:span text:style-name="T52">;</text:span><text:span text:style-name="T99"><text:line-break/></text:span><text:span text:style-name="T18">var</text:span><text:span text:style-name="T99"> </text:span><text:span text:style-name="T52">n = str.replace(/Microsoft/g, </text:span><text:span text:style-name="T140">"W3Schools"</text:span><text:span text:style-name="T52">);</text:span></text:p>
        </text:list-item>
        <text:list-item>
          <text:p text:style-name="P118"><text:span text:style-name="T99">By default, the </text:span><text:span text:style-name="Source_20_Text"><text:span text:style-name="T171">replace()</text:span></text:span><text:span text:style-name="T99"> method is case sensitive. Writing MICROSOFT (with upper-case) will not work.</text:span></text:p>
          <text:p text:style-name="P118"><text:span text:style-name="T99">To replace case insensitive, use a </text:span><text:span text:style-name="Strong_20_Emphasis"><text:span text:style-name="T110">regular expression</text:span></text:span><text:span text:style-name="T99"> with an </text:span><text:span text:style-name="Source_20_Text"><text:span text:style-name="T171">/i</text:span></text:span><text:span text:style-name="T99"> flag (insensitive):</text:span></text:p>
          <text:p text:style-name="P118"><text:span text:style-name="T52">str = </text:span><text:span text:style-name="T140">"Please visit Microsoft!"</text:span><text:span text:style-name="T52">;</text:span><text:span text:style-name="T99"><text:line-break/></text:span><text:span text:style-name="T18">var</text:span><text:span text:style-name="T99"> </text:span><text:span text:style-name="T52">n = str.replace(/MICROSOFT/i, </text:span><text:span text:style-name="T140">"W3Schools"</text:span><text:span text:style-name="T52">);</text:span></text:p>
          <text:p text:style-name="P92"/>
        </text:list-item>
      </text:list>
      <text:p text:style-name="P87">Convert to Upper and Lower case:</text:p>
      <text:list xml:id="list696547942" text:style-name="L14">
        <text:list-item>
          <text:p text:style-name="P126"><text:span text:style-name="T77">A string is converted to upper case with </text:span><text:span text:style-name="Source_20_Text"><text:span text:style-name="T165">toUpperCase()</text:span></text:span><text:span text:style-name="T77">:</text:span></text:p>
          <text:p text:style-name="P126"><text:span text:style-name="T9">var</text:span><text:span text:style-name="T77"> </text:span><text:span text:style-name="T36">text1 = </text:span><text:span text:style-name="T131">"Hello World!"</text:span><text:span text:style-name="T36">;</text:span><text:span text:style-name="T149"><text:line-break/></text:span><text:span text:style-name="T9">var</text:span><text:span text:style-name="T77"> </text:span><text:span text:style-name="T36">text2 = text1.toUpperCase(); //</text:span><text:span text:style-name="T37">HELLO W</text:span><text:span text:style-name="T38">O</text:span><text:span text:style-name="T37">RLD!</text:span></text:p>
        </text:list-item>
        <text:list-item>
          <text:p text:style-name="P126"><text:span text:style-name="T78">A string is converted to lower case with </text:span><text:span text:style-name="Source_20_Text"><text:span text:style-name="T166">toLowerCase()</text:span></text:span><text:span text:style-name="T78">:</text:span></text:p>
          <text:p text:style-name="P126"><text:span text:style-name="T10">var</text:span><text:span text:style-name="T37"> text1 = </text:span><text:span text:style-name="T132">"Hello World!"</text:span><text:span text:style-name="T37">;</text:span><text:span text:style-name="T150"><text:line-break/></text:span><text:span text:style-name="T10">var</text:span><text:span text:style-name="T37"> text2 = text1.toLowerCase(); //</text:span><text:span text:style-name="T39">hello world!</text:span></text:p>
        </text:list-item>
      </text:list>
      <text:p text:style-name="P93"/>
      <text:p text:style-name="P11"/>
      <text:p text:style-name="P93"/>
      <text:p text:style-name="P93"/>
      <text:p text:style-name="P9"><text:soft-page-break/><text:span text:style-name="T39"><text:tab/>C</text:span><text:span text:style-name="T27">oncat:</text:span></text:p>
      <text:list xml:id="list2785253444" text:style-name="L15">
        <text:list-item>
          <text:p text:style-name="P119"><text:span text:style-name="Source_20_Text"><text:span text:style-name="T172">concat()</text:span></text:span><text:span text:style-name="T53"> </text:span><text:span text:style-name="T100">joins two or more strings:</text:span></text:p>
          <text:p text:style-name="P119"><text:span text:style-name="T19">var</text:span><text:span text:style-name="T53"> text1 = </text:span><text:span text:style-name="T141">"Hello"</text:span><text:span text:style-name="T53">;<text:line-break/></text:span><text:span text:style-name="T19">var</text:span><text:span text:style-name="T53"> text2 = </text:span><text:span text:style-name="T141">"World"</text:span><text:span text:style-name="T53">;<text:line-break/></text:span><text:span text:style-name="T19">var</text:span><text:span text:style-name="T53"> text3 = text1.concat(</text:span><text:span text:style-name="T141">" "</text:span><text:span text:style-name="T53">, text2); //Hello World!</text:span></text:p>
        </text:list-item>
        <text:list-item>
          <text:p text:style-name="P119"><text:span text:style-name="T100">The </text:span><text:span text:style-name="Source_20_Text"><text:span text:style-name="T172">concat()</text:span></text:span><text:span text:style-name="T100"> method can be used instead of the plus operator. These two lines do the same:</text:span></text:p>
          <text:p text:style-name="P119"><text:span text:style-name="T19">var</text:span><text:span text:style-name="T100"> </text:span><text:span text:style-name="T53">text = </text:span><text:span text:style-name="T141">"Hello"</text:span><text:span text:style-name="T100"> </text:span><text:span text:style-name="T53">+ </text:span><text:span text:style-name="T141">" "</text:span><text:span text:style-name="T100"> </text:span><text:span text:style-name="T53">+ </text:span><text:span text:style-name="T141">"World!"</text:span><text:span text:style-name="T53">;</text:span><text:span text:style-name="T100"><text:line-break/></text:span><text:span text:style-name="T19">var</text:span><text:span text:style-name="T100"> </text:span><text:span text:style-name="T53">text = </text:span><text:span text:style-name="T141">"Hello"</text:span><text:span text:style-name="T53">.concat(</text:span><text:span text:style-name="T141">" "</text:span><text:span text:style-name="T53">, </text:span><text:span text:style-name="T141">"World!"</text:span><text:span text:style-name="T53">);</text:span></text:p>
        </text:list-item>
        <text:list-item>
          <text:p text:style-name="P88">All string methods return a new string. They don't modify the original string.<text:line-break/>Formally said: Strings are immutable: Strings cannot be changed, only replaced.</text:p>
        </text:list-item>
      </text:list>
      <text:p text:style-name="P10"><text:span text:style-name="T79"><text:tab/>T</text:span><text:span text:style-name="T70">rim:</text:span></text:p>
      <text:list xml:id="list3099400222" text:style-name="L16">
        <text:list-item>
          <text:p text:style-name="P120"><text:span text:style-name="T102">The </text:span><text:span text:style-name="Source_20_Text"><text:span text:style-name="T173">trim()</text:span></text:span><text:span text:style-name="T102"> method removes whitespace from both sides of a string:</text:span></text:p>
          <text:p text:style-name="P120"><text:span text:style-name="T20">var</text:span><text:span text:style-name="T102"> </text:span><text:span text:style-name="T54">str = </text:span><text:span text:style-name="T142">"       Hello World!        "</text:span><text:span text:style-name="T54">;</text:span><text:span text:style-name="T102"><text:line-break/></text:span><text:span text:style-name="T54">alert(str.trim());</text:span></text:p>
        </text:list-item>
      </text:list>
      <text:h text:style-name="P195" text:outline-level="2">Extracting String Characters:</text:h>
      <text:p text:style-name="P94">There are 3 methods for extracting string characters:</text:p>
      <text:list xml:id="list2980112037" text:style-name="L17">
        <text:list-item>
          <text:p text:style-name="P178"><text:span text:style-name="Source_20_Text"><text:span text:style-name="T170">charAt(</text:span></text:span><text:span text:style-name="Source_20_Text"><text:span text:style-name="Emphasis"><text:span text:style-name="T170">position</text:span></text:span></text:span><text:span text:style-name="Source_20_Text"><text:span text:style-name="T170">):</text:span></text:span><text:span text:style-name="Source_20_Text"><text:span text:style-name="T72">The </text:span></text:span><text:span text:style-name="Source_20_Text"><text:span text:style-name="T164">charAt()</text:span></text:span><text:span text:style-name="Source_20_Text"><text:span text:style-name="T50"> </text:span></text:span><text:span text:style-name="Source_20_Text"><text:span text:style-name="T72">method returns the character at a specified index (position) in a string:</text:span></text:span></text:p>
          <text:list>
            <text:list-header>
              <text:p text:style-name="P178"><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0">"HELLO WORLD"</text:span></text:span><text:span text:style-name="Source_20_Text"><text:span text:style-name="T32">;</text:span></text:span><text:span text:style-name="Source_20_Text"><text:span text:style-name="T170"><text:line-break/></text:span></text:span><text:span text:style-name="Source_20_Text"><text:span text:style-name="T32">str.charAt(</text:span></text:span><text:span text:style-name="Source_20_Text"><text:span text:style-name="T119">0</text:span></text:span><text:span text:style-name="Source_20_Text"><text:span text:style-name="T32">);       </text:span></text:span><text:span text:style-name="Source_20_Text"><text:span text:style-name="T151">// returns H</text:span></text:span></text:p>
            </text:list-header>
          </text:list>
          <text:p text:style-name="P178"><text:span text:style-name="Source_20_Text"><text:span text:style-name="T170"/></text:span></text:p>
        </text:list-item>
        <text:list-item>
          <text:p text:style-name="P178"><text:span text:style-name="Source_20_Text"><text:span text:style-name="T170">charCodeAt(</text:span></text:span><text:span text:style-name="Source_20_Text"><text:span text:style-name="Emphasis"><text:span text:style-name="T170">position</text:span></text:span></text:span><text:span text:style-name="Source_20_Text"><text:span text:style-name="T170">): </text:span></text:span><text:span text:style-name="Source_20_Text"><text:span text:style-name="T72">The </text:span></text:span><text:span text:style-name="Source_20_Text"><text:span text:style-name="T164">charCodeAt()</text:span></text:span><text:span text:style-name="Source_20_Text"><text:span text:style-name="T72"> method returns the unicode of the character at a specified index in a string. </text:span></text:span><text:span text:style-name="T70">The method returns a UTF-16 code (an integer between 0 and 65535):</text:span></text:p>
          <text:list>
            <text:list-header>
              <text:p text:style-name="P178"><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0">"HELLO WORLD"</text:span></text:span><text:span text:style-name="Source_20_Text"><text:span text:style-name="T32">;</text:span></text:span><text:span text:style-name="Source_20_Text"><text:span text:style-name="T170"><text:line-break/></text:span></text:span><text:span text:style-name="Source_20_Text"><text:span text:style-name="T32">str.charCodeAt(</text:span></text:span><text:span text:style-name="Source_20_Text"><text:span text:style-name="T119">0</text:span></text:span><text:span text:style-name="Source_20_Text"><text:span text:style-name="T32">);         </text:span></text:span><text:span text:style-name="Source_20_Text"><text:span text:style-name="T151">// returns 72</text:span></text:span></text:p>
              <text:p text:style-name="P178"><text:span text:style-name="Source_20_Text"><text:span text:style-name="T151"/></text:span></text:p>
            </text:list-header>
          </text:list>
        </text:list-item>
        <text:list-item>
          <text:p text:style-name="P91">Property access [ ]:</text:p>
          <text:list>
            <text:list-header>
              <text:p text:style-name="P91"><text:span text:style-name="T301">var</text:span> <text:span text:style-name="T305">str = </text:span><text:span text:style-name="T318">"HELLO WORLD"</text:span><text:span text:style-name="T305">;</text:span><text:line-break/><text:span text:style-name="T305">str[</text:span><text:span text:style-name="T315">0</text:span><text:span text:style-name="T305">];                   </text:span><text:span text:style-name="T319">// returns H</text:span></text:p>
            </text:list-header>
          </text:list>
        </text:list-item>
      </text:list>
      <text:p text:style-name="P94"/>
      <text:list xml:id="list155931373457865" text:continue-numbering="true" text:style-name="L17">
        <text:list-item>
          <text:p text:style-name="P121"><text:span text:style-name="T100">Property access might be a little </text:span><text:span text:style-name="Strong_20_Emphasis"><text:span text:style-name="T111">unpredictable:</text:span></text:span></text:p>
        </text:list-item>
      </text:list>
      <text:list xml:id="list271790180" text:style-name="L18">
        <text:list-header>
          <text:p text:style-name="P179"><text:span text:style-name="T80">→ <text:s/></text:span><text:span text:style-name="T70">It makes strings look like arrays (but they are not)</text:span></text:p>
          <text:p text:style-name="P180">→<text:span text:style-name="T355"> </text:span>If no character is found, [ ] returns undefined, while charAt() returns an <text:tab/>empty string.</text:p>
          <text:p text:style-name="P85">→<text:span text:style-name="T355"> </text:span>It is read only. str[0] = "A" gives no error (but does not work!)</text:p>
        </text:list-header>
      </text:list>
      <text:p text:style-name="P8"><text:soft-page-break/><text:span text:style-name="T53"><text:tab/>→</text:span><text:span text:style-name="T55"> If you want to work with a string as an array, you can convert <text:tab/>it to an array.</text:span></text:p>
      <text:h text:style-name="P196" text:outline-level="2">Converting a String to an Array:</text:h>
      <text:list xml:id="list4265053559" text:style-name="L19">
        <text:list-item>
          <text:p text:style-name="P122"><text:span text:style-name="T103">A string can be converted to an array with the </text:span><text:span text:style-name="Source_20_Text"><text:span text:style-name="T174">split()</text:span></text:span><text:span text:style-name="T55"> </text:span><text:span text:style-name="T103">method:</text:span></text:p>
          <text:p text:style-name="P89"><text:s text:c="2"/>var str = "a,b,c,d,e,f";</text:p>
          <text:p text:style-name="P90"><text:s text:c="2"/>var arr = str.split(",");</text:p>
          <text:p text:style-name="P90"><text:s/>alert(arr[0]); //a</text:p>
          <text:p text:style-name="P90"/>
          <text:p text:style-name="P123"><text:span text:style-name="T21">var</text:span><text:span text:style-name="T103"> </text:span><text:span text:style-name="T55">txt = </text:span><text:span text:style-name="T143">"Hello"</text:span><text:span text:style-name="T55">;       </text:span><text:span text:style-name="T157">// String<text:line-break/></text:span><text:span text:style-name="T55">txt.split(</text:span><text:span text:style-name="T143">""</text:span><text:span text:style-name="T55">);           </text:span><text:span text:style-name="T157">// Split in characters</text:span></text:p>
        </text:list-item>
      </text:list>
      <text:p text:style-name="Text_20_body"><text:line-break/><text:span text:style-name="T65">Comparisons:</text:span></text:p>
      <text:list xml:id="list2756069257" text:style-name="L20">
        <text:list-item>
          <text:p text:style-name="P101">Comparison operators return a boolean value.</text:p>
        </text:list-item>
      </text:list>
      <text:list xml:id="list394075463" text:style-name="L21">
        <text:list-item>
          <text:p text:style-name="P149">Strings are compared letter-by-letter in the “dictionary” order.</text:p>
        </text:list-item>
        <text:list-item>
          <text:p text:style-name="P150">When values of different types are compared, they get converted to numbers (with the exclusion of a strict equality check).</text:p>
        </text:list-item>
        <text:list-item>
          <text:p text:style-name="P151"><text:span text:style-name="T191">The values </text:span><text:span text:style-name="Source_20_Text"><text:span text:style-name="T186">null</text:span></text:span><text:span text:style-name="T191"> and </text:span><text:span text:style-name="Source_20_Text"><text:span text:style-name="T186">undefined</text:span></text:span><text:span text:style-name="T191"> equal </text:span><text:span text:style-name="Source_20_Text"><text:span text:style-name="T186">==</text:span></text:span><text:span text:style-name="T191"> each other and do not equal any other value.</text:span></text:p>
          <text:p text:style-name="P150"/>
        </text:list-item>
        <text:list-item>
          <text:p text:style-name="P151"><text:span text:style-name="Strong_20_Emphasis"><text:span text:style-name="T191">A strict equality operator </text:span></text:span><text:span text:style-name="Strong_20_Emphasis"><text:span text:style-name="Source_20_Text"><text:span text:style-name="T186">===</text:span></text:span></text:span><text:span text:style-name="Strong_20_Emphasis"><text:span text:style-name="T191"> checks the equality without type conversion:</text:span></text:span></text:p>
          <text:p text:style-name="P211"><text:span text:style-name="Strong_20_Emphasis"><text:span text:style-name="Source_20_Text"><text:span text:style-name="T182">alert</text:span></text:span></text:span><text:span text:style-name="Strong_20_Emphasis"><text:span text:style-name="Source_20_Text"><text:span text:style-name="T224">(</text:span></text:span></text:span><text:span text:style-name="Strong_20_Emphasis"><text:span text:style-name="Source_20_Text"><text:span text:style-name="T182"> </text:span></text:span></text:span><text:span text:style-name="Strong_20_Emphasis"><text:span text:style-name="Source_20_Text"><text:span text:style-name="T220">0</text:span></text:span></text:span><text:span text:style-name="Strong_20_Emphasis"><text:span text:style-name="Source_20_Text"><text:span text:style-name="T182"> </text:span></text:span></text:span><text:span text:style-name="Strong_20_Emphasis"><text:span text:style-name="Source_20_Text"><text:span text:style-name="T215">===</text:span></text:span></text:span><text:span text:style-name="Strong_20_Emphasis"><text:span text:style-name="Source_20_Text"><text:span text:style-name="T182"> </text:span></text:span></text:span><text:span text:style-name="Strong_20_Emphasis"><text:span text:style-name="Source_20_Text"><text:span text:style-name="T220">false</text:span></text:span></text:span><text:span text:style-name="Strong_20_Emphasis"><text:span text:style-name="Source_20_Text"><text:span text:style-name="T182"> </text:span></text:span></text:span><text:span text:style-name="Strong_20_Emphasis"><text:span text:style-name="Source_20_Text"><text:span text:style-name="T224">);</text:span></text:span></text:span><text:span text:style-name="Strong_20_Emphasis"><text:span text:style-name="Source_20_Text"><text:span text:style-name="T182"> </text:span></text:span></text:span><text:span text:style-name="Strong_20_Emphasis"><text:span text:style-name="Source_20_Text"><text:span text:style-name="T229">// false, because the types are different</text:span></text:span></text:span><text:span text:style-name="Strong_20_Emphasis"><text:span text:style-name="T195">.</text:span></text:span></text:p>
          <text:p text:style-name="P212"><text:span text:style-name="Strong_20_Emphasis"><text:span text:style-name="Source_20_Text"><text:span text:style-name="T182">alert</text:span></text:span></text:span><text:span text:style-name="Strong_20_Emphasis"><text:span text:style-name="Source_20_Text"><text:span text:style-name="T224">(</text:span></text:span></text:span><text:span text:style-name="Strong_20_Emphasis"><text:span text:style-name="Source_20_Text"><text:span text:style-name="T182"> </text:span></text:span></text:span><text:span text:style-name="Strong_20_Emphasis"><text:span text:style-name="Source_20_Text"><text:span text:style-name="T220">0</text:span></text:span></text:span><text:span text:style-name="Strong_20_Emphasis"><text:span text:style-name="Source_20_Text"><text:span text:style-name="T182"> </text:span></text:span></text:span><text:span text:style-name="Strong_20_Emphasis"><text:span text:style-name="Source_20_Text"><text:span text:style-name="T215">==</text:span></text:span></text:span><text:span text:style-name="Strong_20_Emphasis"><text:span text:style-name="Source_20_Text"><text:span text:style-name="T182"> </text:span></text:span></text:span><text:span text:style-name="Strong_20_Emphasis"><text:span text:style-name="Source_20_Text"><text:span text:style-name="T220">false</text:span></text:span></text:span><text:span text:style-name="Strong_20_Emphasis"><text:span text:style-name="Source_20_Text"><text:span text:style-name="T182"> </text:span></text:span></text:span><text:span text:style-name="Strong_20_Emphasis"><text:span text:style-name="Source_20_Text"><text:span text:style-name="T224">);</text:span></text:span></text:span><text:span text:style-name="Strong_20_Emphasis"><text:span text:style-name="Source_20_Text"><text:span text:style-name="T182"> </text:span></text:span></text:span><text:span text:style-name="Strong_20_Emphasis"><text:span text:style-name="Source_20_Text"><text:span text:style-name="T229">// true</text:span></text:span></text:span><text:span text:style-name="Strong_20_Emphasis"><text:span text:style-name="T195"> – </text:span></text:span><text:span text:style-name="Strong_20_Emphasis"><text:span text:style-name="T197">regular equality not check the type – and false convert to number- and get the value-0. </text:span></text:span><text:span text:style-name="Strong_20_Emphasis"><text:span text:style-name="T198">Same with- <text:s/></text:span></text:span></text:p>
          <text:p text:style-name="P212"><text:span text:style-name="Strong_20_Emphasis"><text:span text:style-name="Source_20_Text"><text:span text:style-name="T183">alert</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7">''</text:span></text:span></text:span><text:span text:style-name="Strong_20_Emphasis"><text:span text:style-name="Source_20_Text"><text:span text:style-name="T183"> </text:span></text:span></text:span><text:span text:style-name="Strong_20_Emphasis"><text:span text:style-name="Source_20_Text"><text:span text:style-name="T216">==</text:span></text:span></text:span><text:span text:style-name="Strong_20_Emphasis"><text:span text:style-name="Source_20_Text"><text:span text:style-name="T183"> </text:span></text:span></text:span><text:span text:style-name="Strong_20_Emphasis"><text:span text:style-name="Source_20_Text"><text:span text:style-name="T221">false</text:span></text:span></text:span><text:span text:style-name="Strong_20_Emphasis"><text:span text:style-name="Source_20_Text"><text:span text:style-name="T183"> </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1">// true</text:span></text:span></text:span></text:p>
          <text:p text:style-name="P212"><text:span text:style-name="Source_20_Text"><text:span text:style-name="T231"/></text:span></text:p>
        </text:list-item>
        <text:list-item>
          <text:p text:style-name="P151"><text:span text:style-name="T191">Be careful when using comparisons like </text:span><text:span text:style-name="Source_20_Text"><text:span text:style-name="T186">&gt;</text:span></text:span><text:span text:style-name="T191"> or </text:span><text:span text:style-name="Source_20_Text"><text:span text:style-name="T186">&lt;</text:span></text:span><text:span text:style-name="T191"> with variables that can occasionally be </text:span><text:span text:style-name="Source_20_Text"><text:span text:style-name="T186">null/undefined</text:span></text:span><text:span text:style-name="T191">. Checking for </text:span><text:span text:style-name="Source_20_Text"><text:span text:style-name="T186">null/undefined</text:span></text:span><text:span text:style-name="T191"> separately is a good idea.</text:span></text:p>
        </text:list-item>
      </text:list>
      <text:p text:style-name="P51"><text:span text:style-name="Source_20_Text"><text:span text:style-name="T184">alert</text:span></text:span><text:span text:style-name="Source_20_Text"><text:span text:style-name="T226">(</text:span></text:span><text:span text:style-name="Source_20_Text"><text:span text:style-name="T184"> </text:span></text:span><text:span text:style-name="Source_20_Text"><text:span text:style-name="T179">null</text:span></text:span><text:span text:style-name="Source_20_Text"><text:span text:style-name="T184"> </text:span></text:span><text:span text:style-name="Source_20_Text"><text:span text:style-name="T217">===</text:span></text:span><text:span text:style-name="Source_20_Text"><text:span text:style-name="T184"> </text:span></text:span><text:span text:style-name="Source_20_Text"><text:span text:style-name="T179">undefined</text:span></text:span><text:span text:style-name="Source_20_Text"><text:span text:style-name="T184"> </text:span></text:span><text:span text:style-name="Source_20_Text"><text:span text:style-name="T226">);</text:span></text:span><text:span text:style-name="Source_20_Text"><text:span text:style-name="T184"> </text:span></text:span><text:span text:style-name="Source_20_Text"><text:span text:style-name="T232">// false</text:span></text:span></text:p>
      <text:p text:style-name="P51"><text:span text:style-name="Source_20_Text"><text:span text:style-name="T184">alert</text:span></text:span><text:span text:style-name="Source_20_Text"><text:span text:style-name="T226">(</text:span></text:span><text:span text:style-name="Source_20_Text"><text:span text:style-name="T184"> </text:span></text:span><text:span text:style-name="Source_20_Text"><text:span text:style-name="T179">null</text:span></text:span><text:span text:style-name="Source_20_Text"><text:span text:style-name="T184"> </text:span></text:span><text:span text:style-name="Source_20_Text"><text:span text:style-name="T217">==</text:span></text:span><text:span text:style-name="Source_20_Text"><text:span text:style-name="T184"> </text:span></text:span><text:span text:style-name="Source_20_Text"><text:span text:style-name="T179">undefined</text:span></text:span><text:span text:style-name="Source_20_Text"><text:span text:style-name="T184"> </text:span></text:span><text:span text:style-name="Source_20_Text"><text:span text:style-name="T226">);</text:span></text:span><text:span text:style-name="Source_20_Text"><text:span text:style-name="T184"> </text:span></text:span><text:span text:style-name="Source_20_Text"><text:span text:style-name="T232">// true</text:span></text:span></text:p>
      <text:h text:style-name="P47" text:outline-level="3"><text:a xlink:type="simple" xlink:href="https://javascript.info/comparison#strange-result-null-vs-0" office:name="strange-result-null-vs-0" text:style-name="Internet_20_link" text:visited-style-name="Visited_20_Internet_20_Link"><text:span text:style-name="Source_20_Text">Strange result: null vs 0</text:span></text:a><text:span text:style-name="Source_20_Text"><text:span text:style-name="T205">:</text:span></text:span></text:h>
      <text:p text:style-name="P51"><text:span text:style-name="Source_20_Text"><text:span text:style-name="T67"><text:tab/></text:span></text:span><text:span text:style-name="Source_20_Text">alert</text:span><text:span text:style-name="Source_20_Text"><text:span text:style-name="T226">(</text:span></text:span><text:span text:style-name="Source_20_Text"><text:span text:style-name="T184"> </text:span></text:span><text:span text:style-name="Source_20_Text"><text:span text:style-name="T179">null</text:span></text:span><text:span text:style-name="Source_20_Text"><text:span text:style-name="T184"> </text:span></text:span><text:span text:style-name="Source_20_Text"><text:span text:style-name="T217">&gt;</text:span></text:span><text:span text:style-name="Source_20_Text"><text:span text:style-name="T184"> </text:span></text:span><text:span text:style-name="Source_20_Text"><text:span text:style-name="T222">0</text:span></text:span><text:span text:style-name="Source_20_Text"><text:span text:style-name="T184"> </text:span></text:span><text:span text:style-name="Source_20_Text"><text:span text:style-name="T226">);</text:span></text:span><text:span text:style-name="Source_20_Text"><text:span text:style-name="T184"> <text:s/></text:span></text:span><text:span text:style-name="Source_20_Text"><text:span text:style-name="T232">// (1) fals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178">null</text:span></text:span><text:span text:style-name="Source_20_Text"><text:span text:style-name="T182"> </text:span></text:span><text:span text:style-name="Source_20_Text"><text:span text:style-name="T215">==</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2) fals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178">null</text:span></text:span><text:span text:style-name="Source_20_Text"><text:span text:style-name="T182"> </text:span></text:span><text:span text:style-name="Source_20_Text"><text:span text:style-name="T215">&gt;=</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3) true</text:span></text:span></text:p>
      <text:p text:style-name="P12"><text:span text:style-name="T200">Mathematically, that’s strange. The last result states that "</text:span><text:span text:style-name="Source_20_Text"><text:span text:style-name="T189">null</text:span></text:span><text:span text:style-name="T200"> is greater than or equal to zero", so in one of the comparisons above it must be </text:span><text:span text:style-name="Source_20_Text"><text:span text:style-name="T189">true</text:span></text:span><text:span text:style-name="T200">, but they are both false.</text:span></text:p>
      <text:p text:style-name="P24"><text:soft-page-break/><text:span text:style-name="T191">The reason is that an equality check </text:span><text:span text:style-name="Source_20_Text"><text:span text:style-name="T186">==</text:span></text:span><text:span text:style-name="T191"> and comparisons </text:span><text:span text:style-name="Source_20_Text"><text:span text:style-name="T186">&gt; &lt; &gt;= &lt;=</text:span></text:span><text:span text:style-name="T191"> work differently. Comparisons convert </text:span><text:span text:style-name="Source_20_Text"><text:span text:style-name="T186">null</text:span></text:span><text:span text:style-name="T191"> to a number, treating it as </text:span><text:span text:style-name="Source_20_Text"><text:span text:style-name="T186">0</text:span></text:span><text:span text:style-name="T191">. That’s why (3) </text:span><text:span text:style-name="Source_20_Text"><text:span text:style-name="T186">null &gt;= 0</text:span></text:span><text:span text:style-name="T191"> is true and (1) </text:span><text:span text:style-name="Source_20_Text"><text:span text:style-name="T186">null &gt; 0</text:span></text:span><text:span text:style-name="T191"> is false.</text:span></text:p>
      <text:p text:style-name="P24"><text:span text:style-name="T191">On the other hand, the equality check </text:span><text:span text:style-name="Source_20_Text"><text:span text:style-name="T186">==</text:span></text:span><text:span text:style-name="T191"> for </text:span><text:span text:style-name="Source_20_Text"><text:span text:style-name="T186">undefined</text:span></text:span><text:span text:style-name="T191"> and </text:span><text:span text:style-name="Source_20_Text"><text:span text:style-name="T186">null</text:span></text:span><text:span text:style-name="T191"> is defined such that, without any conversions, they equal each other and don’t equal anything else. That’s why (2) </text:span><text:span text:style-name="Source_20_Text"><text:span text:style-name="T186">null == 0</text:span></text:span><text:span text:style-name="T191"> is false.</text:span></text:p>
      <text:h text:style-name="P47" text:outline-level="3"><text:a xlink:type="simple" xlink:href="https://javascript.info/comparison#an-incomparable-undefined" office:name="an-incomparable-undefined" text:style-name="Internet_20_link" text:visited-style-name="Visited_20_Internet_20_Link">An incomparable undefined</text:a><text:span text:style-name="T204">:</text:span></text:h>
      <text:p text:style-name="P51"><text:span text:style-name="Source_20_Text"><text:span text:style-name="T205"><text:tab/></text:span></text:span><text:span text:style-name="Source_20_Text">alert</text:span><text:span text:style-name="Source_20_Text"><text:span text:style-name="T228">(</text:span></text:span><text:span text:style-name="Source_20_Text"><text:span text:style-name="T212"> </text:span></text:span><text:span text:style-name="Source_20_Text"><text:span text:style-name="T181">undefined</text:span></text:span><text:span text:style-name="Source_20_Text"><text:span text:style-name="T212"> </text:span></text:span><text:span text:style-name="Source_20_Text"><text:span text:style-name="T219">&gt;</text:span></text:span><text:span text:style-name="Source_20_Text"><text:span text:style-name="T212"> </text:span></text:span><text:span text:style-name="Source_20_Text"><text:span text:style-name="T223">0</text:span></text:span><text:span text:style-name="Source_20_Text"><text:span text:style-name="T212"> </text:span></text:span><text:span text:style-name="Source_20_Text"><text:span text:style-name="T228">);</text:span></text:span><text:span text:style-name="Source_20_Text"><text:span text:style-name="T212"> </text:span></text:span><text:span text:style-name="Source_20_Text"><text:span text:style-name="T234">// false (1)</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178">undefined</text:span></text:span><text:span text:style-name="Source_20_Text"><text:span text:style-name="T182"> </text:span></text:span><text:span text:style-name="Source_20_Text"><text:span text:style-name="T215">&lt;</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false (2)</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178">undefined</text:span></text:span><text:span text:style-name="Source_20_Text"><text:span text:style-name="T182"> </text:span></text:span><text:span text:style-name="Source_20_Text"><text:span text:style-name="T215">==</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false (3)</text:span></text:span></text:p>
      <text:p text:style-name="P107">Why does it dislike zero so much? Always false!</text:p>
      <text:p text:style-name="P25">We get these results because:</text:p>
      <text:list xml:id="list3094683074" text:style-name="L22">
        <text:list-item>
          <text:p text:style-name="P144"><text:span text:style-name="T191">Comparisons </text:span><text:span text:style-name="Source_20_Text"><text:span text:style-name="T186">(1)</text:span></text:span><text:span text:style-name="T191"> and </text:span><text:span text:style-name="Source_20_Text"><text:span text:style-name="T186">(2)</text:span></text:span><text:span text:style-name="T191"> return </text:span><text:span text:style-name="Source_20_Text"><text:span text:style-name="T186">false</text:span></text:span><text:span text:style-name="T191"> because </text:span><text:span text:style-name="Source_20_Text"><text:span text:style-name="T186">undefined</text:span></text:span><text:span text:style-name="T191"> gets converted to </text:span><text:span text:style-name="Source_20_Text"><text:span text:style-name="T186">NaN</text:span></text:span><text:span text:style-name="T191"> and </text:span><text:span text:style-name="Source_20_Text"><text:span text:style-name="T186">NaN</text:span></text:span><text:span text:style-name="T191"> is a special numeric value which returns </text:span><text:span text:style-name="Source_20_Text"><text:span text:style-name="T186">false</text:span></text:span><text:span text:style-name="T191"> for all comparisons.</text:span></text:p>
        </text:list-item>
        <text:list-item>
          <text:p text:style-name="P144"><text:span text:style-name="T191">The equality check </text:span><text:span text:style-name="Source_20_Text"><text:span text:style-name="T186">(3)</text:span></text:span><text:span text:style-name="T191"> returns </text:span><text:span text:style-name="Source_20_Text"><text:span text:style-name="T186">false</text:span></text:span><text:span text:style-name="T191"> because </text:span><text:span text:style-name="Source_20_Text"><text:span text:style-name="T186">undefined</text:span></text:span><text:span text:style-name="T191"> only equals </text:span><text:span text:style-name="Source_20_Text"><text:span text:style-name="T186">null</text:span></text:span><text:span text:style-name="T191">, </text:span><text:span text:style-name="Source_20_Text"><text:span text:style-name="T186">undefined</text:span></text:span><text:span text:style-name="T191">, and no other value.</text:span></text:p>
        </text:list-item>
      </text:list>
      <text:h text:style-name="P217" text:outline-level="1">Logical operators:</text:h>
      <text:list xml:id="list1817104889" text:style-name="L23">
        <text:list-item>
          <text:list>
            <text:list-item>
              <text:h text:style-name="P199" text:outline-level="2"><text:a xlink:type="simple" xlink:href="https://javascript.info/logical-operators#or" office:name="or" text:style-name="Internet_20_link" text:visited-style-name="Visited_20_Internet_20_Link">|| (OR)</text:a><text:span text:style-name="T331">:</text:span></text:h>
            </text:list-item>
          </text:list>
        </text:list-item>
      </text:list>
      <text:p text:style-name="P26"><text:span text:style-name="T328">Most of the time, OR </text:span><text:span text:style-name="Source_20_Text"><text:span text:style-name="T329">||</text:span></text:span><text:span text:style-name="T328"> is used in an </text:span><text:span text:style-name="Source_20_Text"><text:span text:style-name="T329">if</text:span></text:span><text:span text:style-name="T328"> statement to test if </text:span><text:span text:style-name="Emphasis"><text:span text:style-name="T328">any</text:span></text:span><text:span text:style-name="T328"> of the given conditions is </text:span><text:span text:style-name="Source_20_Text"><text:span text:style-name="T329">true:</text:span></text:span></text:p>
      <text:p text:style-name="P29"><text:span text:style-name="Source_20_Text"><text:span text:style-name="T329"><text:tab/></text:span></text:span><text:span text:style-name="Source_20_Text"><text:span text:style-name="T330">alert</text:span></text:span><text:span text:style-name="Source_20_Text"><text:span text:style-name="T343">(</text:span></text:span><text:span text:style-name="Source_20_Text"><text:span text:style-name="T330"> </text:span></text:span><text:span text:style-name="Source_20_Text"><text:span text:style-name="T339">true</text:span></text:span><text:span text:style-name="Source_20_Text"><text:span text:style-name="T330"> </text:span></text:span><text:span text:style-name="Source_20_Text"><text:span text:style-name="T336">||</text:span></text:span><text:span text:style-name="Source_20_Text"><text:span text:style-name="T330"> </text:span></text:span><text:span text:style-name="Source_20_Text"><text:span text:style-name="T339">true</text:span></text:span><text:span text:style-name="Source_20_Text"><text:span text:style-name="T330"> </text:span></text:span><text:span text:style-name="Source_20_Text"><text:span text:style-name="T343">);</text:span></text:span><text:span text:style-name="Source_20_Text"><text:span text:style-name="T330"> <text:s text:c="2"/></text:span></text:span><text:span text:style-name="Source_20_Text"><text:span text:style-name="T345">// tru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15">||</text:span></text:span><text:span text:style-name="Source_20_Text"><text:span text:style-name="T182"> </text:span></text:span><text:span text:style-name="Source_20_Text"><text:span text:style-name="T220">true</text:span></text:span><text:span text:style-name="Source_20_Text"><text:span text:style-name="T182"> </text:span></text:span><text:span text:style-name="Source_20_Text"><text:span text:style-name="T224">);</text:span></text:span><text:span text:style-name="Source_20_Text"><text:span text:style-name="T182"> <text:s/></text:span></text:span><text:span text:style-name="Source_20_Text"><text:span text:style-name="T229">// tru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true</text:span></text:span><text:span text:style-name="Source_20_Text"><text:span text:style-name="T182"> </text:span></text:span><text:span text:style-name="Source_20_Text"><text:span text:style-name="T215">||</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24">);</text:span></text:span><text:span text:style-name="Source_20_Text"><text:span text:style-name="T182"> <text:s/></text:span></text:span><text:span text:style-name="Source_20_Text"><text:span text:style-name="T229">// tru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15">||</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false</text:span></text:span></text:p>
      <text:p text:style-name="P26"><text:span text:style-name="Source_20_Text"><text:span text:style-name="T329"/></text:span></text:p>
      <text:p text:style-name="P22"><text:span text:style-name="Source_20_Text"><text:span text:style-name="T325">result </text:span></text:span><text:span text:style-name="Source_20_Text"><text:span text:style-name="T334">=</text:span></text:span><text:span text:style-name="Source_20_Text"><text:span text:style-name="T325"> value1 </text:span></text:span><text:span text:style-name="Source_20_Text"><text:span text:style-name="T334">||</text:span></text:span><text:span text:style-name="Source_20_Text"><text:span text:style-name="T325"> value2 </text:span></text:span><text:span text:style-name="Source_20_Text"><text:span text:style-name="T334">||</text:span></text:span><text:span text:style-name="Source_20_Text"><text:span text:style-name="T325"> value3</text:span></text:span><text:span text:style-name="Source_20_Text"><text:span text:style-name="T341">;</text:span></text:span></text:p>
      <text:p text:style-name="P21">he OR <text:span text:style-name="Source_20_Text"><text:span text:style-name="T327">||</text:span></text:span> operator does the following:</text:p>
      <text:list xml:id="list1836992232" text:style-name="L24">
        <text:list-item>
          <text:p text:style-name="P147">Evaluates operands from left to right.</text:p>
        </text:list-item>
        <text:list-item>
          <text:p text:style-name="P145"><text:span text:style-name="T191">For each operand, converts it to boolean. If the result is </text:span><text:span text:style-name="Source_20_Text"><text:span text:style-name="T186">true</text:span></text:span><text:span text:style-name="T191">, stops and returns the original value of that operand.</text:span></text:p>
        </text:list-item>
        <text:list-item>
          <text:p text:style-name="P145"><text:span text:style-name="T191">If all operands have been evaluated (i.e. all were </text:span><text:span text:style-name="Source_20_Text"><text:span text:style-name="T186">false</text:span></text:span><text:span text:style-name="T191">), returns the last operand.</text:span></text:p>
        </text:list-item>
      </text:list>
      <text:p text:style-name="P31"><text:soft-page-break/>A value is returned in its original form, without the conversion.</text:p>
      <text:p text:style-name="P24"><text:span text:style-name="T191">In other words, a chain of OR </text:span><text:span text:style-name="Source_20_Text"><text:span text:style-name="T186">"||"</text:span></text:span><text:span text:style-name="T191"> returns the first truthy value or the last one if no truthy value is found.</text:span></text:p>
      <text:p text:style-name="P21"/>
      <text:p text:style-name="P51"><text:span text:style-name="Source_20_Text"><text:span text:style-name="T181">let</text:span></text:span><text:span text:style-name="Source_20_Text"><text:span text:style-name="T212"> currentUser </text:span></text:span><text:span text:style-name="Source_20_Text"><text:span text:style-name="T219">=</text:span></text:span><text:span text:style-name="Source_20_Text"><text:span text:style-name="T212"> </text:span></text:span><text:span text:style-name="Source_20_Text"><text:span text:style-name="T181">null</text:span></text:span><text:span text:style-name="Source_20_Text"><text:span text:style-name="T228">;</text:span></text:span></text:p>
      <text:p text:style-name="P43"><text:span text:style-name="Source_20_Text"><text:span text:style-name="T178">let</text:span></text:span><text:span text:style-name="Source_20_Text"><text:span text:style-name="T182"> defaultUser </text:span></text:span><text:span text:style-name="Source_20_Text"><text:span text:style-name="T215">=</text:span></text:span><text:span text:style-name="Source_20_Text"><text:span text:style-name="T182"> </text:span></text:span><text:span text:style-name="Source_20_Text"><text:span text:style-name="T236">"John"</text:span></text:span><text:span text:style-name="Source_20_Text"><text:span text:style-name="T224">;</text:span></text:span></text:p>
      <text:p text:style-name="P43"/>
      <text:p text:style-name="P43"><text:span text:style-name="Source_20_Text"><text:span text:style-name="T178">let</text:span></text:span><text:span text:style-name="Source_20_Text"><text:span text:style-name="T182"> name </text:span></text:span><text:span text:style-name="Source_20_Text"><text:span text:style-name="T215">=</text:span></text:span><text:span text:style-name="Source_20_Text"><text:span text:style-name="T182"> currentUser </text:span></text:span><text:span text:style-name="Source_20_Text"><text:span text:style-name="T215">||</text:span></text:span><text:span text:style-name="Source_20_Text"><text:span text:style-name="T182"> defaultUser </text:span></text:span><text:span text:style-name="Source_20_Text"><text:span text:style-name="T215">||</text:span></text:span><text:span text:style-name="Source_20_Text"><text:span text:style-name="T182"> </text:span></text:span><text:span text:style-name="Source_20_Text"><text:span text:style-name="T236">"unnamed"</text:span></text:span><text:span text:style-name="Source_20_Text"><text:span text:style-name="T224">;</text:span></text:span></text:p>
      <text:p text:style-name="P43"/>
      <text:p text:style-name="P43"><text:span text:style-name="Source_20_Text"><text:span text:style-name="T182">alert</text:span></text:span><text:span text:style-name="Source_20_Text"><text:span text:style-name="T224">(</text:span></text:span><text:span text:style-name="Source_20_Text"><text:span text:style-name="T182"> name </text:span></text:span><text:span text:style-name="Source_20_Text"><text:span text:style-name="T224">);</text:span></text:span><text:span text:style-name="Source_20_Text"><text:span text:style-name="T182"> </text:span></text:span><text:span text:style-name="Source_20_Text"><text:span text:style-name="T229">// selects "John" – the first truthy value</text:span></text:span></text:p>
      <text:p text:style-name="P43"><text:span text:style-name="Source_20_Text"><text:span text:style-name="T229"/></text:span></text:p>
      <text:p text:style-name="P27"><text:span text:style-name="T191">If both </text:span><text:span text:style-name="Source_20_Text"><text:span text:style-name="T186">currentUser</text:span></text:span><text:span text:style-name="T191"> and </text:span><text:span text:style-name="Source_20_Text"><text:span text:style-name="T186">defaultUser</text:span></text:span><text:span text:style-name="T191"> were falsy, </text:span><text:span text:style-name="Source_20_Text"><text:span text:style-name="T186">"unnamed"</text:span></text:span><text:span text:style-name="T191"> would be the result.</text:span></text:p>
      <text:p text:style-name="P13"><text:span text:style-name="Strong_20_Emphasis"><text:span text:style-name="T211">Short-circuit evaluation: </text:span></text:span><text:span text:style-name="T199">Operands can be not only values, but arbitrary expressions. OR evaluates and tests them from left to right. The evaluation stops when a truthy value is reached, and the value is returned. This process is called “a short-circuit evaluation” because it goes as short as possible from left to right.</text:span></text:p>
      <text:list xml:id="list3218748884" text:style-name="L25">
        <text:list-item>
          <text:list>
            <text:list-item>
              <text:h text:style-name="P201" text:outline-level="2"><text:a xlink:type="simple" xlink:href="https://javascript.info/logical-operators#and" office:name="and" text:style-name="Internet_20_link" text:visited-style-name="Visited_20_Internet_20_Link">&amp;&amp; (AND)</text:a><text:span text:style-name="T348">:</text:span></text:h>
            </text:list-item>
          </text:list>
        </text:list-item>
      </text:list>
      <text:p text:style-name="P45"><text:span text:style-name="T347">In classical programming, AND returns </text:span><text:span text:style-name="Source_20_Text"><text:span text:style-name="T349">true</text:span></text:span><text:span text:style-name="T348"> </text:span><text:span text:style-name="T347">if both operands are truthy and </text:span><text:span text:style-name="Source_20_Text"><text:span text:style-name="T349">false</text:span></text:span><text:span text:style-name="T348"> </text:span><text:span text:style-name="T347">otherwise:</text:span></text:p>
      <text:p text:style-name="P46"><text:span text:style-name="Source_20_Text"><text:span text:style-name="T350"><text:tab/>alert</text:span></text:span><text:span text:style-name="Source_20_Text"><text:span text:style-name="T342">(</text:span></text:span><text:span text:style-name="Source_20_Text"><text:span text:style-name="T350"> </text:span></text:span><text:span text:style-name="Source_20_Text"><text:span text:style-name="T338">true</text:span></text:span><text:span text:style-name="Source_20_Text"><text:span text:style-name="T350"> </text:span></text:span><text:span text:style-name="Source_20_Text"><text:span text:style-name="T335">&amp;&amp;</text:span></text:span><text:span text:style-name="Source_20_Text"><text:span text:style-name="T350"> </text:span></text:span><text:span text:style-name="Source_20_Text"><text:span text:style-name="T338">true</text:span></text:span><text:span text:style-name="Source_20_Text"><text:span text:style-name="T350"> </text:span></text:span><text:span text:style-name="Source_20_Text"><text:span text:style-name="T342">);</text:span></text:span><text:span text:style-name="Source_20_Text"><text:span text:style-name="T350"> <text:s text:c="2"/></text:span></text:span><text:span text:style-name="Source_20_Text"><text:span text:style-name="T344">// tru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true</text:span></text:span><text:span text:style-name="Source_20_Text"><text:span text:style-name="T182"> </text:span></text:span><text:span text:style-name="Source_20_Text"><text:span text:style-name="T224">);</text:span></text:span><text:span text:style-name="Source_20_Text"><text:span text:style-name="T182"> <text:s/></text:span></text:span><text:span text:style-name="Source_20_Text"><text:span text:style-name="T229">// fals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true</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24">);</text:span></text:span><text:span text:style-name="Source_20_Text"><text:span text:style-name="T182"> <text:s/></text:span></text:span><text:span text:style-name="Source_20_Text"><text:span text:style-name="T229">// false</text:span></text:span></text:p>
      <text:p text:style-name="P43"><text:span text:style-name="Source_20_Text"><text:span text:style-name="T182"><text:tab/>alert</text:span></text:span><text:span text:style-name="Source_20_Text"><text:span text:style-name="T224">(</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false</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false</text:span></text:span></text:p>
      <text:p text:style-name="P189">AND finds the first falsy value. In other words, AND returns the first falsy value or the last value if none were found:</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20">1</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0</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20">1</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5</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5</text:span></text:span></text:p>
      <text:p text:style-name="P43"/>
      <text:p text:style-name="P43"><text:span text:style-name="Source_20_Text"><text:span text:style-name="T229">// if the first operand is falsy,</text:span></text:span></text:p>
      <text:p text:style-name="P43"><text:span text:style-name="Source_20_Text"><text:span text:style-name="T229">// AND returns it. The second operand is ignored</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178">null</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20">5</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null</text:span></text:span></text:p>
      <text:p text:style-name="P43"><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20">0</text:span></text:span><text:span text:style-name="Source_20_Text"><text:span text:style-name="T182"> </text:span></text:span><text:span text:style-name="Source_20_Text"><text:span text:style-name="T215">&amp;&amp;</text:span></text:span><text:span text:style-name="Source_20_Text"><text:span text:style-name="T182"> </text:span></text:span><text:span text:style-name="Source_20_Text"><text:span text:style-name="T236">"no matter what"</text:span></text:span><text:span text:style-name="Source_20_Text"><text:span text:style-name="T182"> </text:span></text:span><text:span text:style-name="Source_20_Text"><text:span text:style-name="T224">);</text:span></text:span><text:span text:style-name="Source_20_Text"><text:span text:style-name="T182"> </text:span></text:span><text:span text:style-name="Source_20_Text"><text:span text:style-name="T229">// 0</text:span></text:span></text:p>
      <text:p text:style-name="P189"/>
      <text:p text:style-name="P28"><text:span text:style-name="T201">Precedence of AND </text:span><text:span text:style-name="Source_20_Text"><text:span text:style-name="T190">&amp;&amp;</text:span></text:span><text:span text:style-name="T203"> </text:span><text:span text:style-name="T201">is higher than OR </text:span><text:span text:style-name="Source_20_Text"><text:span text:style-name="T190">||</text:span></text:span><text:span text:style-name="Source_20_Text"><text:span text:style-name="T66">.</text:span></text:span></text:p>
      <text:p text:style-name="P21"/>
      <text:h text:style-name="Heading_20_2" text:outline-level="2"><text:a xlink:type="simple" xlink:href="https://javascript.info/logical-operators#not" office:name="not" text:style-name="Internet_20_link" text:visited-style-name="Visited_20_Internet_20_Link"><text:span text:style-name="T114"/></text:a></text:h>
      <text:p text:style-name="P102"/>
      <text:list xml:id="list289202053" text:style-name="L26">
        <text:list-item>
          <text:list>
            <text:list-item>
              <text:h text:style-name="P200" text:outline-level="2"><text:soft-page-break/><text:a xlink:type="simple" xlink:href="https://javascript.info/logical-operators#not" office:name="not" text:style-name="Internet_20_link" text:visited-style-name="Visited_20_Internet_20_Link">! (NOT)</text:a><text:span text:style-name="T209">:</text:span></text:h>
            </text:list-item>
          </text:list>
        </text:list-item>
      </text:list>
      <text:p text:style-name="P30"><text:span text:style-name="T206">T</text:span><text:span text:style-name="T207">he operator accepts a single argument and does the following:</text:span></text:p>
      <text:list xml:id="list2033863007" text:style-name="L27">
        <text:list-item>
          <text:p text:style-name="P146"><text:span text:style-name="T191">Converts the operand to boolean type: </text:span><text:span text:style-name="Source_20_Text"><text:span text:style-name="T186">true/false</text:span></text:span><text:span text:style-name="T191">.</text:span></text:p>
        </text:list-item>
        <text:list-item>
          <text:p text:style-name="P148">Returns the inverse value.</text:p>
        </text:list-item>
      </text:list>
      <text:p text:style-name="Text_20_body"><text:span text:style-name="T208">The precedence of NOT </text:span><text:span text:style-name="Source_20_Text"><text:span text:style-name="T213">!</text:span></text:span><text:span text:style-name="T210"> </text:span><text:span text:style-name="T208">is the highest of all logical operators, so it always executes first, before </text:span><text:span text:style-name="Source_20_Text"><text:span text:style-name="T213">&amp;&amp;</text:span></text:span><text:span text:style-name="T210"> </text:span><text:span text:style-name="T208">or </text:span><text:span text:style-name="Source_20_Text"><text:span text:style-name="T213">||</text:span></text:span><text:span text:style-name="T208">.</text:span></text:p>
      <text:p text:style-name="Text_20_body"/>
      <text:p text:style-name="Preformatted_20_Text"><text:span text:style-name="Source_20_Text"><text:span text:style-name="T180">let</text:span></text:span><text:span text:style-name="Source_20_Text"><text:span text:style-name="T185"> userName </text:span></text:span><text:span text:style-name="Source_20_Text"><text:span text:style-name="T218">=</text:span></text:span><text:span text:style-name="Source_20_Text"><text:span text:style-name="T185"> prompt</text:span></text:span><text:span text:style-name="Source_20_Text"><text:span text:style-name="T227">(</text:span></text:span><text:span text:style-name="Source_20_Text"><text:span text:style-name="T238">"Who's there?"</text:span></text:span><text:span text:style-name="Source_20_Text"><text:span text:style-name="T227">,</text:span></text:span><text:span text:style-name="Source_20_Text"><text:span text:style-name="T185"> </text:span></text:span><text:span text:style-name="Source_20_Text"><text:span text:style-name="T238">''</text:span></text:span><text:span text:style-name="Source_20_Text"><text:span text:style-name="T227">);</text:span></text:span></text:p>
      <text:p text:style-name="P43"/>
      <text:p text:style-name="P43"><text:span text:style-name="Source_20_Text"><text:span text:style-name="T178">if</text:span></text:span><text:span text:style-name="Source_20_Text"><text:span text:style-name="T182"> </text:span></text:span><text:span text:style-name="Source_20_Text"><text:span text:style-name="T224">(</text:span></text:span><text:span text:style-name="Source_20_Text"><text:span text:style-name="T182">userName </text:span></text:span><text:span text:style-name="Source_20_Text"><text:span text:style-name="T215">==</text:span></text:span><text:span text:style-name="Source_20_Text"><text:span text:style-name="T182"> </text:span></text:span><text:span text:style-name="Source_20_Text"><text:span text:style-name="T236">'Admin'</text:span></text:span><text:span text:style-name="Source_20_Text"><text:span text:style-name="T224">)</text:span></text:span><text:span text:style-name="Source_20_Text"><text:span text:style-name="T182"> </text:span></text:span><text:span text:style-name="Source_20_Text"><text:span text:style-name="T224">{</text:span></text:span></text:p>
      <text:p text:style-name="P43"/>
      <text:p text:style-name="P43"><text:span text:style-name="Source_20_Text"><text:span text:style-name="T214"><text:s text:c="2"/></text:span></text:span><text:span text:style-name="Source_20_Text"><text:span text:style-name="T178">let</text:span></text:span><text:span text:style-name="Source_20_Text"><text:span text:style-name="T182"> pass </text:span></text:span><text:span text:style-name="Source_20_Text"><text:span text:style-name="T215">=</text:span></text:span><text:span text:style-name="Source_20_Text"><text:span text:style-name="T182"> prompt</text:span></text:span><text:span text:style-name="Source_20_Text"><text:span text:style-name="T224">(</text:span></text:span><text:span text:style-name="Source_20_Text"><text:span text:style-name="T236">'Password?'</text:span></text:span><text:span text:style-name="Source_20_Text"><text:span text:style-name="T224">,</text:span></text:span><text:span text:style-name="Source_20_Text"><text:span text:style-name="T182"> </text:span></text:span><text:span text:style-name="Source_20_Text"><text:span text:style-name="T236">''</text:span></text:span><text:span text:style-name="Source_20_Text"><text:span text:style-name="T224">);</text:span></text:span></text:p>
      <text:p text:style-name="P43"/>
      <text:p text:style-name="P43"><text:span text:style-name="Source_20_Text"><text:span text:style-name="T214"><text:s text:c="2"/></text:span></text:span><text:span text:style-name="Source_20_Text"><text:span text:style-name="T178">if</text:span></text:span><text:span text:style-name="Source_20_Text"><text:span text:style-name="T182"> </text:span></text:span><text:span text:style-name="Source_20_Text"><text:span text:style-name="T224">(</text:span></text:span><text:span text:style-name="Source_20_Text"><text:span text:style-name="T182">pass </text:span></text:span><text:span text:style-name="Source_20_Text"><text:span text:style-name="T215">==</text:span></text:span><text:span text:style-name="Source_20_Text"><text:span text:style-name="T182"> </text:span></text:span><text:span text:style-name="Source_20_Text"><text:span text:style-name="T236">'TheMaster'</text:span></text:span><text:span text:style-name="Source_20_Text"><text:span text:style-name="T224">)</text:span></text:span><text:span text:style-name="Source_20_Text"><text:span text:style-name="T182"> </text:span></text:span><text:span text:style-name="Source_20_Text"><text:span text:style-name="T224">{</text:span></text:span></text:p>
      <text:p text:style-name="P43"><text:span text:style-name="Source_20_Text"><text:span text:style-name="T214"><text:s text:c="4"/></text:span></text:span><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Welcome!'</text:span></text:span><text:span text:style-name="Source_20_Text"><text:span text:style-name="T182"> </text:span></text:span><text:span text:style-name="Source_20_Text"><text:span text:style-name="T224">);</text:span></text:span></text:p>
      <text:p text:style-name="P43"><text:span text:style-name="Source_20_Text"><text:span text:style-name="T214"><text:s text:c="2"/></text:span></text:span><text:span text:style-name="Source_20_Text"><text:span text:style-name="T224">}</text:span></text:span><text:span text:style-name="Source_20_Text"><text:span text:style-name="T182"> </text:span></text:span><text:span text:style-name="Source_20_Text"><text:span text:style-name="T178">else</text:span></text:span><text:span text:style-name="Source_20_Text"><text:span text:style-name="T182"> </text:span></text:span><text:span text:style-name="Source_20_Text"><text:span text:style-name="T178">if</text:span></text:span><text:span text:style-name="Source_20_Text"><text:span text:style-name="T182"> </text:span></text:span><text:span text:style-name="Source_20_Text"><text:span text:style-name="T224">(</text:span></text:span><text:span text:style-name="Source_20_Text"><text:span text:style-name="T182">pass </text:span></text:span><text:span text:style-name="Source_20_Text"><text:span text:style-name="T215">==</text:span></text:span><text:span text:style-name="Source_20_Text"><text:span text:style-name="T182"> </text:span></text:span><text:span text:style-name="Source_20_Text"><text:span text:style-name="T236">''</text:span></text:span><text:span text:style-name="Source_20_Text"><text:span text:style-name="T182"> </text:span></text:span><text:span text:style-name="Source_20_Text"><text:span text:style-name="T215">||</text:span></text:span><text:span text:style-name="Source_20_Text"><text:span text:style-name="T182"> pass </text:span></text:span><text:span text:style-name="Source_20_Text"><text:span text:style-name="T215">==</text:span></text:span><text:span text:style-name="Source_20_Text"><text:span text:style-name="T182"> </text:span></text:span><text:span text:style-name="Source_20_Text"><text:span text:style-name="T178">null</text:span></text:span><text:span text:style-name="Source_20_Text"><text:span text:style-name="T224">)</text:span></text:span><text:span text:style-name="Source_20_Text"><text:span text:style-name="T182"> </text:span></text:span><text:span text:style-name="Source_20_Text"><text:span text:style-name="T224">{</text:span></text:span></text:p>
      <text:p text:style-name="P43"><text:span text:style-name="Source_20_Text"><text:span text:style-name="T214"><text:s text:c="4"/></text:span></text:span><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Canceled'</text:span></text:span><text:span text:style-name="Source_20_Text"><text:span text:style-name="T182"> </text:span></text:span><text:span text:style-name="Source_20_Text"><text:span text:style-name="T224">);</text:span></text:span></text:p>
      <text:p text:style-name="P43"><text:span text:style-name="Source_20_Text"><text:span text:style-name="T214"><text:s text:c="2"/></text:span></text:span><text:span text:style-name="Source_20_Text"><text:span text:style-name="T224">}</text:span></text:span><text:span text:style-name="Source_20_Text"><text:span text:style-name="T182"> </text:span></text:span><text:span text:style-name="Source_20_Text"><text:span text:style-name="T178">else</text:span></text:span><text:span text:style-name="Source_20_Text"><text:span text:style-name="T182"> </text:span></text:span><text:span text:style-name="Source_20_Text"><text:span text:style-name="T224">{</text:span></text:span></text:p>
      <text:p text:style-name="P43"><text:span text:style-name="Source_20_Text"><text:span text:style-name="T214"><text:s text:c="4"/></text:span></text:span><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Wrong password'</text:span></text:span><text:span text:style-name="Source_20_Text"><text:span text:style-name="T182"> </text:span></text:span><text:span text:style-name="Source_20_Text"><text:span text:style-name="T224">);</text:span></text:span></text:p>
      <text:p text:style-name="P43"><text:span text:style-name="Source_20_Text"><text:span text:style-name="T214"><text:s text:c="2"/></text:span></text:span><text:span text:style-name="Source_20_Text"><text:span text:style-name="T224">}</text:span></text:span></text:p>
      <text:p text:style-name="P43"/>
      <text:p text:style-name="P43"><text:span text:style-name="Source_20_Text"><text:span text:style-name="T224">}</text:span></text:span><text:span text:style-name="Source_20_Text"><text:span text:style-name="T182"> </text:span></text:span><text:span text:style-name="Source_20_Text"><text:span text:style-name="T178">else</text:span></text:span><text:span text:style-name="Source_20_Text"><text:span text:style-name="T182"> </text:span></text:span><text:span text:style-name="Source_20_Text"><text:span text:style-name="T178">if</text:span></text:span><text:span text:style-name="Source_20_Text"><text:span text:style-name="T182"> </text:span></text:span><text:span text:style-name="Source_20_Text"><text:span text:style-name="T224">(</text:span></text:span><text:span text:style-name="Source_20_Text"><text:span text:style-name="T182">userName </text:span></text:span><text:span text:style-name="Source_20_Text"><text:span text:style-name="T215">==</text:span></text:span><text:span text:style-name="Source_20_Text"><text:span text:style-name="T182"> </text:span></text:span><text:span text:style-name="Source_20_Text"><text:span text:style-name="T236">''</text:span></text:span><text:span text:style-name="Source_20_Text"><text:span text:style-name="T182"> </text:span></text:span><text:span text:style-name="Source_20_Text"><text:span text:style-name="T215">||</text:span></text:span><text:span text:style-name="Source_20_Text"><text:span text:style-name="T182"> userName </text:span></text:span><text:span text:style-name="Source_20_Text"><text:span text:style-name="T215">==</text:span></text:span><text:span text:style-name="Source_20_Text"><text:span text:style-name="T182"> </text:span></text:span><text:span text:style-name="Source_20_Text"><text:span text:style-name="T178">null</text:span></text:span><text:span text:style-name="Source_20_Text"><text:span text:style-name="T224">)</text:span></text:span><text:span text:style-name="Source_20_Text"><text:span text:style-name="T182"> </text:span></text:span><text:span text:style-name="Source_20_Text"><text:span text:style-name="T224">{</text:span></text:span></text:p>
      <text:p text:style-name="P43"><text:span text:style-name="Source_20_Text"><text:span text:style-name="T214"><text:s text:c="2"/></text:span></text:span><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Canceled'</text:span></text:span><text:span text:style-name="Source_20_Text"><text:span text:style-name="T182"> </text:span></text:span><text:span text:style-name="Source_20_Text"><text:span text:style-name="T224">);</text:span></text:span></text:p>
      <text:p text:style-name="P43"><text:span text:style-name="Source_20_Text"><text:span text:style-name="T224">}</text:span></text:span><text:span text:style-name="Source_20_Text"><text:span text:style-name="T182"> </text:span></text:span><text:span text:style-name="Source_20_Text"><text:span text:style-name="T178">else</text:span></text:span><text:span text:style-name="Source_20_Text"><text:span text:style-name="T182"> </text:span></text:span><text:span text:style-name="Source_20_Text"><text:span text:style-name="T224">{</text:span></text:span></text:p>
      <text:p text:style-name="P43"><text:span text:style-name="Source_20_Text"><text:span text:style-name="T214"><text:s text:c="2"/></text:span></text:span><text:span text:style-name="Source_20_Text"><text:span text:style-name="T182">alert</text:span></text:span><text:span text:style-name="Source_20_Text"><text:span text:style-name="T224">(</text:span></text:span><text:span text:style-name="Source_20_Text"><text:span text:style-name="T182"> </text:span></text:span><text:span text:style-name="Source_20_Text"><text:span text:style-name="T236">"I don't know you"</text:span></text:span><text:span text:style-name="Source_20_Text"><text:span text:style-name="T182"> </text:span></text:span><text:span text:style-name="Source_20_Text"><text:span text:style-name="T224">);</text:span></text:span></text:p>
      <text:p text:style-name="P43"><text:span text:style-name="Source_20_Text"><text:span text:style-name="T224">}</text:span></text:span></text:p>
      <text:p text:style-name="P98"/>
      <text:h text:style-name="P197" text:outline-level="2"><text:bookmark text:name="Ternary_operator"/>Ternary operator:</text:h>
      <text:p text:style-name="P52"><text:span text:style-name="Source_20_Text"><text:span text:style-name="T356">(condition) ? </text:span></text:span><text:span text:style-name="Source_20_Text"><text:span text:style-name="T357">if the condition is true-</text:span></text:span><text:span text:style-name="Source_20_Text"><text:span text:style-name="T356">run this code : </text:span></text:span><text:span text:style-name="Source_20_Text"><text:span text:style-name="T357">if false-</text:span></text:span><text:span text:style-name="Source_20_Text"><text:span text:style-name="T356">run this code instead.</text:span></text:span></text:p>
      <text:p text:style-name="P95"/>
      <text:h text:style-name="P218" text:outline-level="1">Arrays:</text:h>
      <text:list xml:id="list3380039943" text:style-name="L28">
        <text:list-item>
          <text:p text:style-name="P96">An array can hold many values under a single name, and you can access the values by referring to an index number.</text:p>
        </text:list-item>
        <text:list-item>
          <text:p text:style-name="P127"><text:span text:style-name="T57">C</text:span><text:span text:style-name="T58">reate array: </text:span><text:span text:style-name="T22">var</text:span><text:span text:style-name="T56"> </text:span><text:span text:style-name="Emphasis"><text:span text:style-name="T64">array_name</text:span></text:span><text:span text:style-name="T56"> = [</text:span><text:span text:style-name="Emphasis"><text:span text:style-name="T64">item1</text:span></text:span><text:span text:style-name="T56">, </text:span><text:span text:style-name="Emphasis"><text:span text:style-name="T64">item2</text:span></text:span><text:span text:style-name="T56">, ...];</text:span></text:p>
        </text:list-item>
        <text:list-item>
          <text:p text:style-name="P128"><text:span text:style-name="T58">A</text:span><text:span text:style-name="T59">rrays are objects: </text:span><text:span text:style-name="T104">Arrays are a special type of objects. The </text:span><text:span text:style-name="Source_20_Text"><text:span text:style-name="T175">typeof</text:span></text:span><text:span text:style-name="T56"> </text:span><text:span text:style-name="T104">operator in JavaScript returns "object" for arrays.</text:span></text:p>
        </text:list-item>
        <text:list-item>
          <text:p text:style-name="P97">you can have variables of different types in the same Array.</text:p>
        </text:list-item>
        <text:list-item>
          <text:p text:style-name="P99">The Difference Between Arrays and Objects:</text:p>
          <text:p text:style-name="P124"><text:soft-page-break/><text:span text:style-name="T70">→</text:span><text:span text:style-name="T81"> </text:span><text:span text:style-name="T70">In JavaScript, </text:span><text:span text:style-name="Strong_20_Emphasis"><text:span text:style-name="T91">arrays</text:span></text:span><text:span text:style-name="T70"> use </text:span><text:span text:style-name="Strong_20_Emphasis"><text:span text:style-name="T91">numbered indexes</text:span></text:span><text:span text:style-name="T70">.  </text:span></text:p>
        </text:list-item>
      </text:list>
      <text:p text:style-name="P20"><text:span text:style-name="T70"><text:tab/>→</text:span><text:span text:style-name="T81"> </text:span><text:span text:style-name="T70">In JavaScript, </text:span><text:span text:style-name="Strong_20_Emphasis"><text:span text:style-name="T91">objects</text:span></text:span><text:span text:style-name="T70"> use </text:span><text:span text:style-name="Strong_20_Emphasis"><text:span text:style-name="T91">named indexes</text:span></text:span><text:span text:style-name="T70">.</text:span></text:p>
      <text:h text:style-name="P219" text:outline-level="1">JavaScript Array Methods:</text:h>
      <text:list xml:id="list1807712167" text:style-name="L29">
        <text:list-item>
          <text:p text:style-name="P129"><text:span text:style-name="T351">Converting array to string:</text:span> </text:p>
          <text:p text:style-name="P129"><text:span text:style-name="T4">→</text:span><text:span text:style-name="T11"> </text:span><text:span text:style-name="T4">var</text:span><text:span text:style-name="T68"> </text:span><text:span text:style-name="T27">fruits = [</text:span><text:span text:style-name="T126">"Banana"</text:span><text:span text:style-name="T27">, </text:span><text:span text:style-name="T126">"Orange"</text:span><text:span text:style-name="T27">, </text:span><text:span text:style-name="T126">"Apple"</text:span><text:span text:style-name="T27">, </text:span><text:span text:style-name="T126">"Mango"</text:span><text:span text:style-name="T27">];</text:span><text:line-break/><text:span text:style-name="T27">document.getElementById(</text:span><text:span text:style-name="T126">"demo"</text:span><text:span text:style-name="T27">).innerHTML</text:span><text:span text:style-name="T68"> </text:span><text:span text:style-name="T27">= fruits.</text:span><text:span text:style-name="T51">toString</text:span><text:span text:style-name="T27">();</text:span></text:p>
          <text:p text:style-name="P100">//output- Banana,Orange,Apple,Mango.</text:p>
          <text:p text:style-name="P125"><text:span text:style-name="T41">→</text:span><text:span text:style-name="T40"> </text:span><text:span text:style-name="T82">The </text:span><text:span text:style-name="Source_20_Text"><text:span text:style-name="T167">join()</text:span></text:span><text:span text:style-name="T40"> </text:span><text:span text:style-name="T82">method also joins all array elements into a string. It behaves just like </text:span><text:span text:style-name="Source_20_Text"><text:span text:style-name="T167">toString()</text:span></text:span><text:span text:style-name="T82">, but in addition you can specify the separator:</text:span></text:p>
          <text:p text:style-name="P125"><text:span text:style-name="T11">var</text:span><text:span text:style-name="T82"> </text:span><text:span text:style-name="T40">fruits = [</text:span><text:span text:style-name="T133">"Banana"</text:span><text:span text:style-name="T40">, </text:span><text:span text:style-name="T133">"Orange"</text:span><text:span text:style-name="T40">, </text:span><text:span text:style-name="T133">"Apple"</text:span><text:span text:style-name="T40">, </text:span><text:span text:style-name="T133">"Mango"</text:span><text:span text:style-name="T40">];</text:span><text:span text:style-name="T82"><text:line-break/></text:span><text:span text:style-name="T40">document.getElementById(</text:span><text:span text:style-name="T133">"demo"</text:span><text:span text:style-name="T40">).innerHTML</text:span><text:span text:style-name="T82"> </text:span><text:span text:style-name="T40">= fruits.join(</text:span><text:span text:style-name="T133">" * "</text:span><text:span text:style-name="T40">);</text:span></text:p>
        </text:list-item>
      </text:list>
      <text:p text:style-name="P14"><text:tab/>//<text:span text:style-name="T358">output- </text:span><text:span text:style-name="T83">Banana * Orange * Apple * Mang</text:span><text:span text:style-name="T84">o (* is the <text:s/>separator).</text:span></text:p>
      <text:list xml:id="list239358661" text:style-name="L30">
        <text:list-item>
          <text:p text:style-name="P130"><text:span text:style-name="T93">R</text:span><text:span text:style-name="T94">emove </text:span><text:span text:style-name="T95">the last </text:span><text:span text:style-name="T94">element from the array</text:span><text:span text:style-name="T85">: </text:span><text:span text:style-name="T83">Popping</text:span><text:span text:style-name="T85">: remove the last element in the array. The </text:span><text:span text:style-name="Source_20_Text"><text:span text:style-name="T168">pop()</text:span></text:span><text:span text:style-name="T85"> method returns the value that was "popped out":</text:span></text:p>
          <text:p text:style-name="P130"><text:span text:style-name="T85">→ </text:span><text:span text:style-name="T12">var</text:span><text:span text:style-name="T85"> </text:span><text:span text:style-name="T42">fruits = [</text:span><text:span text:style-name="T134">"Banana"</text:span><text:span text:style-name="T42">, </text:span><text:span text:style-name="T134">"Orange"</text:span><text:span text:style-name="T42">, </text:span><text:span text:style-name="T134">"Apple"</text:span><text:span text:style-name="T42">, </text:span><text:span text:style-name="T134">"Mango"</text:span><text:span text:style-name="T42">];</text:span><text:span text:style-name="T85"><text:line-break/> </text:span><text:span text:style-name="T12">var</text:span><text:span text:style-name="T85"> </text:span><text:span text:style-name="T42">x = fruits.pop();      </text:span><text:span text:style-name="T152">// the value of x is "Mango"</text:span></text:p>
        </text:list-item>
        <text:list-item>
          <text:p text:style-name="P131"><text:span text:style-name="T241">R</text:span><text:span text:style-name="T242">emove the first element</text:span><text:span text:style-name="T240"> from the array: Shifting. </text:span><text:span text:style-name="T83">The </text:span><text:span text:style-name="Source_20_Text"><text:span text:style-name="T159">shift()</text:span></text:span><text:span text:style-name="T43"> </text:span><text:span text:style-name="T83">method removes the first array element and "shifts" all other elements to a lower index.</text:span><text:span text:style-name="T240"> </text:span><text:span text:style-name="T87">The </text:span><text:span text:style-name="Source_20_Text"><text:span text:style-name="T169">shift()</text:span></text:span><text:span text:style-name="T45"> </text:span><text:span text:style-name="T87">method returns the string that was "shifted out":</text:span></text:p>
          <text:p text:style-name="P131"><text:span text:style-name="T240">→ </text:span><text:span text:style-name="T14">var</text:span><text:span text:style-name="T45"> fruits = [</text:span><text:span text:style-name="T136">"Banana"</text:span><text:span text:style-name="T45">, </text:span><text:span text:style-name="T136">"Orange"</text:span><text:span text:style-name="T45">, </text:span><text:span text:style-name="T136">"Apple"</text:span><text:span text:style-name="T45">, </text:span><text:span text:style-name="T136">"Mango"</text:span><text:span text:style-name="T45">];</text:span><text:span text:style-name="T240"><text:line-break/> <text:s/></text:span><text:span text:style-name="T14">var</text:span><text:span text:style-name="T45"> x = fruits.shift();    </text:span><text:span text:style-name="T154">// the value of x is "Banana"</text:span></text:p>
        </text:list-item>
        <text:list-item>
          <text:p text:style-name="P132"><text:span text:style-name="T241">A</text:span><text:span text:style-name="T243">dding element to the </text:span><text:span text:style-name="T244">end of the </text:span><text:span text:style-name="T243">array</text:span><text:span text:style-name="T239">:Pushing:</text:span><text:span text:style-name="T153"> </text:span><text:span text:style-name="T83">The </text:span><text:span text:style-name="Source_20_Text"><text:span text:style-name="T159">push()</text:span></text:span><text:span text:style-name="T43"> </text:span><text:span text:style-name="T83">method adds a new element to an array (at the end). The </text:span><text:span text:style-name="Source_20_Text"><text:span text:style-name="T159">push()</text:span></text:span><text:span text:style-name="T83"> method returns the new array length:</text:span></text:p>
          <text:p text:style-name="P132"><text:span text:style-name="T83">→</text:span><text:span text:style-name="T86"> </text:span><text:span text:style-name="T13">var</text:span><text:span text:style-name="T86"> </text:span><text:span text:style-name="T44">fruits = [</text:span><text:span text:style-name="T135">"Banana"</text:span><text:span text:style-name="T44">, </text:span><text:span text:style-name="T135">"Orange"</text:span><text:span text:style-name="T44">, </text:span><text:span text:style-name="T135">"Apple"</text:span><text:span text:style-name="T44">, </text:span><text:span text:style-name="T135">"Mango"</text:span><text:span text:style-name="T44">];</text:span><text:span text:style-name="T86"><text:line-break/> </text:span><text:span text:style-name="T13">var</text:span><text:span text:style-name="T86"> </text:span><text:span text:style-name="T44">x =</text:span><text:span text:style-name="T123"> </text:span><text:span text:style-name="T44">fruits.push(</text:span><text:span text:style-name="T135">"Kiwi"</text:span><text:span text:style-name="T44">);   </text:span><text:span text:style-name="T153">//  the value of x is 5</text:span></text:p>
        </text:list-item>
        <text:list-item>
          <text:p text:style-name="P133"><text:span text:style-name="T243">A</text:span><text:span text:style-name="T244">dding element at the beginning of the array:</text:span><text:span text:style-name="T245"> </text:span><text:span text:style-name="T106">The </text:span><text:span text:style-name="Source_20_Text"><text:span text:style-name="T176">unshift()</text:span></text:span><text:span text:style-name="T60"> </text:span><text:span text:style-name="T106">method adds a new element to an array (at the beginning), and "unshifts" older elements. The </text:span><text:span text:style-name="Source_20_Text"><text:span text:style-name="T176">unshift()</text:span></text:span><text:span text:style-name="T106"> method returns the new array length. </text:span></text:p>
          <text:p text:style-name="P133"><text:span text:style-name="T106">→</text:span><text:span text:style-name="T107"> </text:span><text:span text:style-name="T23">var</text:span><text:span text:style-name="T106"> </text:span><text:span text:style-name="T60">fruits = [</text:span><text:span text:style-name="T144">"Banana"</text:span><text:span text:style-name="T60">, </text:span><text:span text:style-name="T144">"Orange"</text:span><text:span text:style-name="T60">, </text:span><text:span text:style-name="T144">"Apple"</text:span><text:span text:style-name="T60">, </text:span><text:span text:style-name="T144">"Mango"</text:span><text:span text:style-name="T60">];</text:span><text:span text:style-name="T106"><text:line-break/> <text:s text:c="2"/></text:span><text:span text:style-name="T60">fruits.unshift(</text:span><text:span text:style-name="T144">"Lemon"</text:span><text:span text:style-name="T60">);   </text:span><text:span text:style-name="T125"> </text:span><text:span text:style-name="T158">// Returns 5</text:span></text:p>
        </text:list-item>
        <text:list-item>
          <text:p text:style-name="P69"><text:span text:style-name="T70">The </text:span><text:span text:style-name="Source_20_Text"><text:span text:style-name="T159">length</text:span></text:span><text:span text:style-name="T68"> </text:span><text:span text:style-name="T70">property provides an easy way to append a new element to an array:</text:span></text:p>
          <text:p text:style-name="P69"><text:span text:style-name="T70">→</text:span><text:span text:style-name="T88"> </text:span><text:span text:style-name="T16">var</text:span><text:span text:style-name="T88"> </text:span><text:span text:style-name="T48">fruits = [</text:span><text:span text:style-name="T138">"Banana"</text:span><text:span text:style-name="T48">, </text:span><text:span text:style-name="T138">"Orange"</text:span><text:span text:style-name="T48">, </text:span><text:span text:style-name="T138">"Apple"</text:span><text:span text:style-name="T48">, </text:span><text:span text:style-name="T138">"Mango"</text:span><text:span text:style-name="T48">];</text:span><text:span text:style-name="T88"><text:line-break/></text:span><text:span text:style-name="T48">fruits[fruits.length] = </text:span><text:span text:style-name="T138">"Kiwi"</text:span><text:span text:style-name="T48">;         </text:span><text:span text:style-name="T124"> </text:span><text:span text:style-name="T155">// Appends "Kiwi" to fruits</text:span><text:span text:style-name="T88">- <text:s/>[Banana,Orange,Apple,Mango]</text:span><text:line-break/><text:line-break/></text:p>
        </text:list-item>
        <text:list-item>
          <text:p text:style-name="P71"><text:soft-page-break/>use the <text:span text:style-name="T351">splice()</text:span> method to add/remove elements from the array.</text:p>
          <text:p text:style-name="P71"/>
        </text:list-item>
        <text:list-item>
          <text:p text:style-name="P70"><text:span text:style-name="T352">Merging (concatenating) arrays</text:span><text:span text:style-name="T359">: </text:span><text:span text:style-name="T70">The </text:span><text:span text:style-name="Source_20_Text"><text:span text:style-name="T159">concat()</text:span></text:span><text:span text:style-name="T68"> </text:span><text:span text:style-name="T70">method creates a new array by merging (concatenating) existing arrays. The </text:span><text:span text:style-name="Source_20_Text"><text:span text:style-name="T159">concat()</text:span></text:span><text:span text:style-name="T70"> method does not change the existing arrays. It always returns a new array:</text:span></text:p>
          <text:p text:style-name="P70"><text:span text:style-name="T70">→</text:span><text:span text:style-name="T89"> </text:span><text:span text:style-name="T17">var</text:span><text:span text:style-name="T89"> </text:span><text:span text:style-name="T49">myGirls = [</text:span><text:span text:style-name="T139">"Cecilie"</text:span><text:span text:style-name="T49">, </text:span><text:span text:style-name="T139">"Lone"</text:span><text:span text:style-name="T49">];</text:span><text:span text:style-name="T89"><text:line-break/></text:span><text:span text:style-name="T17">var</text:span><text:span text:style-name="T89"> </text:span><text:span text:style-name="T49">myBoys = [</text:span><text:span text:style-name="T139">"Emil"</text:span><text:span text:style-name="T49">, </text:span><text:span text:style-name="T139">"Tobias"</text:span><text:span text:style-name="T49">, </text:span><text:span text:style-name="T139">"Linus"</text:span><text:span text:style-name="T49">];</text:span><text:span text:style-name="T89"><text:line-break/></text:span><text:span text:style-name="T17">var</text:span><text:span text:style-name="T89"> </text:span><text:span text:style-name="T49">myChildren = myGirls.concat(myBoys);  <text:tab/><text:tab/><text:tab/><text:tab/><text:tab/> <text:s/></text:span><text:span text:style-name="T156">// Concatenates myGirls and myBoys</text:span><text:span text:style-name="T89">- [Cecilie,Lone,Emil,Tobias,Linus];</text:span></text:p>
        </text:list-item>
      </text:list>
      <text:p text:style-name="P15"><text:tab/><text:span text:style-name="T70">The </text:span><text:span text:style-name="Source_20_Text"><text:span text:style-name="T159">concat()</text:span></text:span><text:span text:style-name="T70"> method can take any number of array arguments.</text:span></text:p>
      <text:list xml:id="list4175312561" text:style-name="L31">
        <text:list-item>
          <text:p text:style-name="P134"><text:span text:style-name="T96">Slicing array:</text:span><text:span text:style-name="T108"> </text:span><text:span text:style-name="T98">The </text:span><text:span text:style-name="Source_20_Text"><text:span text:style-name="T176">slice()</text:span></text:span><text:span text:style-name="T98"> method slices out a piece of an array into a new array.</text:span><text:span text:style-name="T108"> The </text:span><text:span text:style-name="Source_20_Text"><text:span text:style-name="T177">slice()</text:span></text:span><text:span text:style-name="T108"> method creates a new array. It does not remove any elements from the source array:</text:span></text:p>
          <text:p text:style-name="P134"><text:span text:style-name="T108">→ </text:span><text:span text:style-name="T25">var</text:span><text:span text:style-name="T108"> </text:span><text:span text:style-name="T62">fruits = [</text:span><text:span text:style-name="T146">"Banana"</text:span><text:span text:style-name="T62">, </text:span><text:span text:style-name="T146">"Orange"</text:span><text:span text:style-name="T62">, </text:span><text:span text:style-name="T146">"Lemon"</text:span><text:span text:style-name="T62">, </text:span><text:span text:style-name="T146">"Apple"</text:span><text:span text:style-name="T62">, </text:span><text:span text:style-name="T146">"Mango"</text:span><text:span text:style-name="T62">];</text:span><text:span text:style-name="T108"><text:line-break/></text:span><text:span text:style-name="T25">var</text:span><text:span text:style-name="T108"> </text:span><text:span text:style-name="T62">citrus = fruits.slice(</text:span><text:span text:style-name="T120">1</text:span><text:span text:style-name="T62">);</text:span><text:span text:style-name="T108"> //[Orange,Lemon,Apple,Mango].</text:span></text:p>
          <text:p text:style-name="P134"><text:span text:style-name="T108">The </text:span><text:span text:style-name="Source_20_Text"><text:span text:style-name="T177">slice()</text:span></text:span><text:span text:style-name="T108"> method can take two arguments like </text:span><text:span text:style-name="Source_20_Text"><text:span text:style-name="T177">slice(1, 3)</text:span></text:span><text:span text:style-name="Source_20_Text"><text:span text:style-name="T101">. </text:span></text:span><text:span text:style-name="T70">The method then selects elements from the start argument, and up to (but not including) the end argument.</text:span></text:p>
          <text:p text:style-name="P134"><text:span text:style-name="T108">→</text:span><text:span text:style-name="T109"> </text:span><text:span text:style-name="T26">var</text:span><text:span text:style-name="T109"> </text:span><text:span text:style-name="T63">fruits = [</text:span><text:span text:style-name="T147">"Banana"</text:span><text:span text:style-name="T63">, </text:span><text:span text:style-name="T147">"Orange"</text:span><text:span text:style-name="T63">, </text:span><text:span text:style-name="T147">"Lemon"</text:span><text:span text:style-name="T63">, </text:span><text:span text:style-name="T147">"Apple"</text:span><text:span text:style-name="T63">, </text:span><text:span text:style-name="T147">"Mango"</text:span><text:span text:style-name="T63">];</text:span><text:span text:style-name="T109"><text:line-break/></text:span><text:span text:style-name="T26">var</text:span><text:span text:style-name="T109"> </text:span><text:span text:style-name="T63">citrus = fruits.slice(</text:span><text:span text:style-name="T121">1</text:span><text:span text:style-name="T63">, </text:span><text:span text:style-name="T121">3</text:span><text:span text:style-name="T63">);</text:span><text:span text:style-name="T109">//[Orange, Lemon];</text:span></text:p>
        </text:list-item>
      </text:list>
      <text:p text:style-name="P23"/>
      <text:p text:style-name="P108">Test Driven Development (TDD):</text:p>
      <text:p text:style-name="P109">writing automated tests that describe how your code should work before you actually write the code.</text:p>
      <text:p text:style-name="P109"/>
      <text:p text:style-name="P109"/>
      <text:h text:style-name="P48" text:outline-level="3"><text:a xlink:type="simple" xlink:href="https://www.theodinproject.com/courses/web-development-101/lessons/dom-manipulation#dom---document-object-model" text:style-name="Internet_20_link" text:visited-style-name="Visited_20_Internet_20_Link">DOM - Document Object Model</text:a><text:span text:style-name="T260">:</text:span></text:h>
      <text:p text:style-name="P111">We have the tree of nodes:</text:p>
      <text:p text:style-name="P54"><text:span text:style-name="Source_20_Text"><text:span text:style-name="T263">&lt;</text:span></text:span><text:span text:style-name="Source_20_Text"><text:span text:style-name="T272">div </text:span></text:span><text:span text:style-name="Source_20_Text"><text:span text:style-name="T274">id</text:span></text:span><text:span text:style-name="Source_20_Text"><text:span text:style-name="T263">="</text:span></text:span><text:span text:style-name="Source_20_Text"><text:span text:style-name="T280">container</text:span></text:span><text:span text:style-name="Source_20_Text"><text:span text:style-name="T263">"&gt;</text:span></text:span></text:p>
      <text:p text:style-name="P54"><text:span text:style-name="Source_20_Text"><text:span text:style-name="T266"><text:s text:c="2"/>&lt;</text:span></text:span><text:span text:style-name="Source_20_Text"><text:span text:style-name="T273">div </text:span></text:span><text:span text:style-name="Source_20_Text"><text:span text:style-name="T277">class</text:span></text:span><text:span text:style-name="Source_20_Text"><text:span text:style-name="T266">="</text:span></text:span><text:span text:style-name="Source_20_Text"><text:span text:style-name="T283">display</text:span></text:span><text:span text:style-name="Source_20_Text"><text:span text:style-name="T266">"&gt;&lt;/</text:span></text:span><text:span text:style-name="Source_20_Text"><text:span text:style-name="T273">div</text:span></text:span><text:span text:style-name="Source_20_Text"><text:span text:style-name="T266">&gt;</text:span></text:span></text:p>
      <text:p text:style-name="P53"><text:span text:style-name="Source_20_Text"><text:span text:style-name="T271"><text:s text:c="2"/></text:span></text:span><text:span text:style-name="Source_20_Text"><text:span text:style-name="T266">&lt;</text:span></text:span><text:span text:style-name="Source_20_Text"><text:span text:style-name="T273">div </text:span></text:span><text:span text:style-name="Source_20_Text"><text:span text:style-name="T277">class</text:span></text:span><text:span text:style-name="Source_20_Text"><text:span text:style-name="T266">="</text:span></text:span><text:span text:style-name="Source_20_Text"><text:span text:style-name="T283">controls</text:span></text:span><text:span text:style-name="Source_20_Text"><text:span text:style-name="T266">"&gt;&lt;/</text:span></text:span><text:span text:style-name="Source_20_Text"><text:span text:style-name="T273">div</text:span></text:span><text:span text:style-name="Source_20_Text"><text:span text:style-name="T266">&gt;</text:span></text:span></text:p>
      <text:p text:style-name="P56"><text:span text:style-name="Source_20_Text"><text:span text:style-name="T266">&lt;/</text:span></text:span><text:span text:style-name="Source_20_Text"><text:span text:style-name="T273">div</text:span></text:span><text:span text:style-name="Source_20_Text"><text:span text:style-name="T266">&gt;</text:span></text:span></text:p>
      <text:h text:style-name="P220" text:outline-level="4"><text:a xlink:type="simple" xlink:href="https://www.theodinproject.com/courses/web-development-101/lessons/dom-manipulation#targeting-nodes-with-selectors" text:style-name="Internet_20_link" text:visited-style-name="Visited_20_Internet_20_Link"><text:span text:style-name="T261"/></text:a></text:h>
      <text:h text:style-name="P220" text:outline-level="4"><text:a xlink:type="simple" xlink:href="https://www.theodinproject.com/courses/web-development-101/lessons/dom-manipulation#targeting-nodes-with-selectors" text:style-name="Internet_20_link" text:visited-style-name="Visited_20_Internet_20_Link"><text:span text:style-name="T261"/></text:a></text:h>
      <text:p text:style-name="P113"/>
      <text:p text:style-name="P113"/>
      <text:p text:style-name="P113"><text:soft-page-break/></text:p>
      <text:h text:style-name="P220" text:outline-level="4"><text:a xlink:type="simple" xlink:href="https://www.theodinproject.com/courses/web-development-101/lessons/dom-manipulation#targeting-nodes-with-selectors" text:style-name="Internet_20_link" text:visited-style-name="Visited_20_Internet_20_Link">Targeting Nodes with Selectors</text:a><text:span text:style-name="T261">:</text:span></text:h>
      <text:p text:style-name="P113"><text:tab/></text:p>
      <text:p text:style-name="P16"><text:span text:style-name="Source_20_Text"><text:span text:style-name="T286">const</text:span></text:span><text:span text:style-name="Source_20_Text"><text:span text:style-name="T264"> container = document.</text:span></text:span><text:span text:style-name="Source_20_Text"><text:span text:style-name="T281">querySelector</text:span></text:span><text:span text:style-name="Source_20_Text"><text:span text:style-name="T264">(</text:span></text:span><text:span text:style-name="Source_20_Text"><text:span text:style-name="T275">'#container'</text:span></text:span><text:span text:style-name="Source_20_Text"><text:span text:style-name="T264">);</text:span></text:span></text:p>
      <text:p text:style-name="P16"><text:span text:style-name="Source_20_Text"><text:span text:style-name="T235">// select the #container div (don't worry about the syntax, we'll get there)</text:span></text:span></text:p>
      <text:p text:style-name="P16"><text:span text:style-name="Source_20_Text"><text:span text:style-name="T286">const</text:span></text:span><text:span text:style-name="Source_20_Text"><text:span text:style-name="T264"> container = document.</text:span></text:span><text:span text:style-name="Source_20_Text"><text:span text:style-name="T281">querySelector</text:span></text:span><text:span text:style-name="Source_20_Text"><text:span text:style-name="T264">(</text:span></text:span><text:span text:style-name="Source_20_Text"><text:span text:style-name="T275">'#container'</text:span></text:span><text:span text:style-name="Source_20_Text"><text:span text:style-name="T264">);</text:span></text:span></text:p>
      <text:p text:style-name="P53"><text:span text:style-name="Source_20_Text"><text:span text:style-name="T265">console.</text:span></text:span><text:span text:style-name="Source_20_Text"><text:span text:style-name="T282">dir</text:span></text:span><text:span text:style-name="Source_20_Text"><text:span text:style-name="T265">(container.firstElementChild); <text:s text:c="21"/></text:span></text:span></text:p>
      <text:p text:style-name="P53"><text:span text:style-name="Source_20_Text"><text:span text:style-name="T235">// select the first child of #container =&gt; .display</text:span></text:span></text:p>
      <text:p text:style-name="P53"/>
      <text:p text:style-name="P53"><text:span text:style-name="Source_20_Text"><text:span text:style-name="T287">const</text:span></text:span><text:span text:style-name="Source_20_Text"><text:span text:style-name="T265"> controls = document.</text:span></text:span><text:span text:style-name="Source_20_Text"><text:span text:style-name="T282">querySelector</text:span></text:span><text:span text:style-name="Source_20_Text"><text:span text:style-name="T265">(</text:span></text:span><text:span text:style-name="Source_20_Text"><text:span text:style-name="T276">'.controls'</text:span></text:span><text:span text:style-name="Source_20_Text"><text:span text:style-name="T265">); <text:s text:c="2"/></text:span></text:span></text:p>
      <text:p text:style-name="P53"><text:span text:style-name="Source_20_Text"><text:span text:style-name="T235">// select the .controls div</text:span></text:span></text:p>
      <text:p text:style-name="P53"/>
      <text:p text:style-name="P53"><text:span text:style-name="Source_20_Text"><text:span text:style-name="T265">console.</text:span></text:span><text:span text:style-name="Source_20_Text"><text:span text:style-name="T282">dir</text:span></text:span><text:span text:style-name="Source_20_Text"><text:span text:style-name="T265">(controls.previousElementSibling); <text:s text:c="17"/></text:span></text:span></text:p>
      <text:p text:style-name="P55"><text:span text:style-name="Source_20_Text"><text:span text:style-name="T235">// selects the prior sibling =&gt; .display</text:span></text:span></text:p>
      <text:p text:style-name="P6">DOM methods:</text:p>
      <text:p text:style-name="P110">When your HTML code is parsed by a web browser, it is converted to the DOM as was mentioned above. One of the primary differences is that these nodes are objects that have many properties and methods attached to them.</text:p>
      <text:list xml:id="list15994827" text:style-name="L32">
        <text:list-item>
          <text:p text:style-name="P112"><text:bookmark text:name="query-selectors"/>Query Selectors:</text:p>
        </text:list-item>
      </text:list>
      <text:p text:style-name="P17"><text:span text:style-name="T258"><text:tab/>→</text:span><text:span text:style-name="T259"> </text:span><text:span text:style-name="Emphasis"><text:span text:style-name="T262">element</text:span></text:span><text:span text:style-name="T262">.querySelector(</text:span><text:span text:style-name="Emphasis"><text:span text:style-name="T262">selector</text:span></text:span><text:span text:style-name="T262">) returns reference to the first match <text:tab/><text:tab/>of </text:span><text:span text:style-name="Emphasis"><text:span text:style-name="T262">selector.</text:span></text:span></text:p>
      <text:list xml:id="list1060632240" text:style-name="L33">
        <text:list-header>
          <text:p text:style-name="P190"><text:span text:style-name="Emphasis"><text:span text:style-name="T290">→</text:span></text:span><text:span text:style-name="Emphasis"><text:span text:style-name="T291"> </text:span></text:span><text:span text:style-name="Emphasis"><text:span text:style-name="T290">element</text:span></text:span><text:span text:style-name="T290">.querySelectorAll(</text:span><text:span text:style-name="Emphasis"><text:span text:style-name="T290">selectors</text:span></text:span><text:span text:style-name="T290">) returns a “nodelist” containing </text:span><text:span text:style-name="T292">references to all of the matches of the </text:span><text:span text:style-name="Emphasis"><text:span text:style-name="T292">selectors. </text:span></text:span><text:span text:style-name="Emphasis"><text:span text:style-name="T295">***</text:span></text:span><text:span text:style-name="Emphasis"><text:span text:style-name="T252">It’s important to note that when using querySelectorAll, the return value is </text:span></text:span><text:span text:style-name="Emphasis"><text:span text:style-name="Strong_20_Emphasis"><text:span text:style-name="T255">not</text:span></text:span></text:span><text:span text:style-name="Emphasis"><text:span text:style-name="T252"> an array. It looks like an array, and it somewhat acts like an array, but it’s really a “nodelist”. The big distinction is that several array methods are missing from nodelists. One solution, if problems arise, is to convert the nodelist into an array. You can do this with Array.from()</text:span></text:span><text:span text:style-name="Emphasis"><text:span text:style-name="T246">.</text:span></text:span></text:p>
          <text:p text:style-name="P183"><text:span text:style-name="Emphasis"><text:span text:style-name="T246"/></text:span></text:p>
        </text:list-header>
        <text:list-item>
          <text:p text:style-name="P183"><text:bookmark text:name="element-creation"/><text:soft-page-break/><text:span text:style-name="Emphasis"><text:span text:style-name="T249">Element Creation: </text:span></text:span><text:span text:style-name="Emphasis"><text:span text:style-name="T250">document.createElement(tagName[, options]) creates a new element of tag type tagName.</text:span></text:span></text:p>
          <text:p text:style-name="P184"><text:span text:style-name="Emphasis"><text:span text:style-name="T250">→ </text:span></text:span><text:span text:style-name="Emphasis"><text:span text:style-name="Source_20_Text"><text:span text:style-name="T289">const</text:span></text:span></text:span><text:span text:style-name="Emphasis"><text:span text:style-name="Source_20_Text"><text:span text:style-name="T269"> div = document.</text:span></text:span></text:span><text:span text:style-name="Emphasis"><text:span text:style-name="Source_20_Text"><text:span text:style-name="T285">createElement</text:span></text:span></text:span><text:span text:style-name="Emphasis"><text:span text:style-name="Source_20_Text"><text:span text:style-name="T269">(</text:span></text:span></text:span><text:span text:style-name="Emphasis"><text:span text:style-name="Source_20_Text"><text:span text:style-name="T279">'div'</text:span></text:span></text:span><text:span text:style-name="Emphasis"><text:span text:style-name="Source_20_Text"><text:span text:style-name="T269">);</text:span></text:span></text:span></text:p>
          <text:p text:style-name="P184"><text:span text:style-name="Source_20_Text"><text:span text:style-name="T269"/></text:span></text:p>
        </text:list-item>
        <text:list-item>
          <text:p text:style-name="P185"><text:bookmark text:name="append-elements"/>Append Elements:</text:p>
        </text:list-item>
      </text:list>
      <text:list xml:id="list2863266369" text:style-name="L34">
        <text:list-header>
          <text:p text:style-name="P186"><text:span text:style-name="Emphasis"><text:span text:style-name="T290">→</text:span></text:span><text:span text:style-name="Emphasis"><text:span text:style-name="T293"> </text:span></text:span><text:span text:style-name="Emphasis"><text:span text:style-name="T290">parentNode</text:span></text:span><text:span text:style-name="T290">.appendChild(</text:span><text:span text:style-name="Emphasis"><text:span text:style-name="T290">childNode</text:span></text:span><text:span text:style-name="T290">) appends </text:span><text:span text:style-name="Emphasis"><text:span text:style-name="T290">childNode</text:span></text:span><text:span text:style-name="T290"> as the las</text:span><text:span text:style-name="T293">t </text:span><text:span text:style-name="T290">child of </text:span><text:span text:style-name="Emphasis"><text:span text:style-name="T290">parentNode.</text:span></text:span></text:p>
          <text:p text:style-name="P187"><text:span text:style-name="Emphasis"><text:span text:style-name="T290">→</text:span></text:span><text:span text:style-name="Emphasis"><text:span text:style-name="T293"> </text:span></text:span><text:span text:style-name="Emphasis"><text:span text:style-name="T290">parentNode</text:span></text:span><text:span text:style-name="T290">.insertBefore(</text:span><text:span text:style-name="Emphasis"><text:span text:style-name="T290">newNode</text:span></text:span><text:span text:style-name="T290">, </text:span><text:span text:style-name="Emphasis"><text:span text:style-name="T290">referenceNode</text:span></text:span><text:span text:style-name="T290">) inserts </text:span><text:span text:style-name="Emphasis"><text:span text:style-name="T290">newNode</text:span></text:span><text:span text:style-name="T290"> into </text:span><text:span text:style-name="Emphasis"><text:span text:style-name="T290">parentNode</text:span></text:span><text:span text:style-name="T290"> before </text:span><text:span text:style-name="Emphasis"><text:span text:style-name="T290">referenceNode.</text:span></text:span></text:p>
        </text:list-header>
        <text:list-item>
          <text:p text:style-name="P187"><text:bookmark text:name="remove-elements"/><text:span text:style-name="Emphasis"><text:span text:style-name="T249">Remove Elements:</text:span></text:span></text:p>
        </text:list-item>
      </text:list>
      <text:list xml:id="list1719598420" text:style-name="L35">
        <text:list-header>
          <text:p text:style-name="P188"><text:span text:style-name="Emphasis"><text:span text:style-name="T290">→</text:span></text:span><text:span text:style-name="Emphasis"><text:span text:style-name="T294"> </text:span></text:span><text:span text:style-name="Emphasis"><text:span text:style-name="T290">parentNode</text:span></text:span><text:span text:style-name="T290">.removeChild(</text:span><text:span text:style-name="Emphasis"><text:span text:style-name="T290">child</text:span></text:span><text:span text:style-name="T290">) removes </text:span><text:span text:style-name="Emphasis"><text:span text:style-name="T290">child</text:span></text:span><text:span text:style-name="T290"> from </text:span><text:span text:style-name="Emphasis"><text:span text:style-name="T290">parentNode</text:span></text:span><text:span text:style-name="T290"> on the DOM and returns reference to </text:span><text:span text:style-name="Emphasis"><text:span text:style-name="T290">child.</text:span></text:span></text:p>
          <text:p text:style-name="P188"><text:span text:style-name="Emphasis"><text:span text:style-name="T290"/></text:span></text:p>
        </text:list-header>
        <text:list-item>
          <text:p text:style-name="P188"><text:bookmark text:name="altering-elements"/><text:span text:style-name="Emphasis"><text:span text:style-name="T249">Altering Elements:</text:span></text:span></text:p>
        </text:list-item>
      </text:list>
      <text:p text:style-name="P32">When you have a reference to an element, you can use that reference to alter the element’s own properties. This allows you to do many useful alterations, like adding/removing and altering attributes, changing classes, adding inline style information and more.</text:p>
      <text:p text:style-name="P155">→ Adding inline-style:</text:p>
      <text:p text:style-name="P33"><text:span text:style-name="Source_20_Text"><text:span text:style-name="T265">div.style.color = </text:span></text:span><text:span text:style-name="Source_20_Text"><text:span text:style-name="T276">'blue'</text:span></text:span><text:span text:style-name="Source_20_Text"><text:span text:style-name="T265">; <text:s text:c="37"/></text:span></text:span></text:p>
      <text:p text:style-name="P53"><text:span text:style-name="Source_20_Text"><text:span text:style-name="T235">// adds the indicated style rule</text:span></text:span></text:p>
      <text:p text:style-name="P53"/>
      <text:p text:style-name="P53"><text:span text:style-name="Source_20_Text"><text:span text:style-name="T265">div.style.cssText = </text:span></text:span><text:span text:style-name="Source_20_Text"><text:span text:style-name="T276">'color: blue; background: white'</text:span></text:span><text:span text:style-name="Source_20_Text"><text:span text:style-name="T265">; <text:s text:c="9"/></text:span></text:span></text:p>
      <text:p text:style-name="P53"><text:span text:style-name="Source_20_Text"><text:span text:style-name="T235">// adds several style rules</text:span></text:span></text:p>
      <text:p text:style-name="P53"/>
      <text:p text:style-name="P53"><text:span text:style-name="Source_20_Text"><text:span text:style-name="T265">div.</text:span></text:span><text:span text:style-name="Source_20_Text"><text:span text:style-name="T282">setAttribute</text:span></text:span><text:span text:style-name="Source_20_Text"><text:span text:style-name="T265">(</text:span></text:span><text:span text:style-name="Source_20_Text"><text:span text:style-name="T276">'style'</text:span></text:span><text:span text:style-name="Source_20_Text"><text:span text:style-name="T265">, </text:span></text:span><text:span text:style-name="Source_20_Text"><text:span text:style-name="T276">'color: blue; background: white'</text:span></text:span><text:span text:style-name="Source_20_Text"><text:span text:style-name="T265">); <text:s text:c="3"/></text:span></text:span></text:p>
      <text:p text:style-name="P55"><text:span text:style-name="Source_20_Text"><text:span text:style-name="T235">// adds several style rules</text:span></text:span></text:p>
      <text:h text:style-name="P221" text:outline-level="4">→<text:span text:style-name="T360"> </text:span>Editing Attributes:</text:h>
      <text:p text:style-name="P33"><text:span text:style-name="Source_20_Text"><text:span text:style-name="T265">div.</text:span></text:span><text:span text:style-name="Source_20_Text"><text:span text:style-name="T282">setAttribute</text:span></text:span><text:span text:style-name="Source_20_Text"><text:span text:style-name="T265">(</text:span></text:span><text:span text:style-name="Source_20_Text"><text:span text:style-name="T276">'id'</text:span></text:span><text:span text:style-name="Source_20_Text"><text:span text:style-name="T265">, </text:span></text:span><text:span text:style-name="Source_20_Text"><text:span text:style-name="T276">'theDiv'</text:span></text:span><text:span text:style-name="Source_20_Text"><text:span text:style-name="T265">); <text:s text:c="29"/></text:span></text:span></text:p>
      <text:p text:style-name="P53"><text:span text:style-name="Source_20_Text"><text:span text:style-name="T235">// if id exists update it to 'theDiv' else create an id</text:span></text:span></text:p>
      <text:p text:style-name="P53"><text:span text:style-name="Source_20_Text"><text:span text:style-name="T235">// with value "theDiv"</text:span></text:span></text:p>
      <text:p text:style-name="P53"/>
      <text:p text:style-name="P53"><text:soft-page-break/><text:span text:style-name="Source_20_Text"><text:span text:style-name="T265">div.</text:span></text:span><text:span text:style-name="Source_20_Text"><text:span text:style-name="T282">getAttribute</text:span></text:span><text:span text:style-name="Source_20_Text"><text:span text:style-name="T265">(</text:span></text:span><text:span text:style-name="Source_20_Text"><text:span text:style-name="T276">'id'</text:span></text:span><text:span text:style-name="Source_20_Text"><text:span text:style-name="T265">); <text:s text:c="39"/></text:span></text:span></text:p>
      <text:p text:style-name="P53"><text:span text:style-name="Source_20_Text"><text:span text:style-name="T235">// returns value of specified attribute, in this case</text:span></text:span></text:p>
      <text:p text:style-name="P53"><text:span text:style-name="Source_20_Text"><text:span text:style-name="T235">// "theDiv"</text:span></text:span></text:p>
      <text:p text:style-name="P53"/>
      <text:p text:style-name="P53"><text:span text:style-name="Source_20_Text"><text:span text:style-name="T265">div.</text:span></text:span><text:span text:style-name="Source_20_Text"><text:span text:style-name="T282">removeAttribute</text:span></text:span><text:span text:style-name="Source_20_Text"><text:span text:style-name="T265">(</text:span></text:span><text:span text:style-name="Source_20_Text"><text:span text:style-name="T276">'id'</text:span></text:span><text:span text:style-name="Source_20_Text"><text:span text:style-name="T265">); <text:s text:c="36"/></text:span></text:span></text:p>
      <text:p text:style-name="P55"><text:span text:style-name="Source_20_Text"><text:span text:style-name="T235">// removes specified attribute</text:span></text:span></text:p>
      <text:h text:style-name="P222" text:outline-level="4"><text:span text:style-name="Emphasis"><text:span text:style-name="T256">→</text:span></text:span><text:span text:style-name="Emphasis"><text:span text:style-name="T257"> </text:span></text:span><text:span text:style-name="Emphasis"><text:span text:style-name="T256">Working with classes:</text:span></text:span></text:h>
      <text:p text:style-name="P33"><text:span text:style-name="Source_20_Text"><text:span text:style-name="T265">div.classList.</text:span></text:span><text:span text:style-name="Source_20_Text"><text:span text:style-name="T282">add</text:span></text:span><text:span text:style-name="Source_20_Text"><text:span text:style-name="T265">(</text:span></text:span><text:span text:style-name="Source_20_Text"><text:span text:style-name="T276">'new'</text:span></text:span><text:span text:style-name="Source_20_Text"><text:span text:style-name="T265">); <text:s text:c="37"/></text:span></text:span></text:p>
      <text:p text:style-name="P53"><text:span text:style-name="Source_20_Text"><text:span text:style-name="T235">// adds class "new" to your new div</text:span></text:span></text:p>
      <text:p text:style-name="P53"/>
      <text:p text:style-name="P53"><text:span text:style-name="Source_20_Text"><text:span text:style-name="T265">div.classList.</text:span></text:span><text:span text:style-name="Source_20_Text"><text:span text:style-name="T282">remove</text:span></text:span><text:span text:style-name="Source_20_Text"><text:span text:style-name="T265">(</text:span></text:span><text:span text:style-name="Source_20_Text"><text:span text:style-name="T276">'new'</text:span></text:span><text:span text:style-name="Source_20_Text"><text:span text:style-name="T265">); <text:s text:c="34"/></text:span></text:span></text:p>
      <text:p text:style-name="P53"><text:span text:style-name="Source_20_Text"><text:span text:style-name="T235">// remove "new" class from div</text:span></text:span></text:p>
      <text:p text:style-name="P53"/>
      <text:p text:style-name="P53"><text:span text:style-name="Source_20_Text"><text:span text:style-name="T265">div.classList.</text:span></text:span><text:span text:style-name="Source_20_Text"><text:span text:style-name="T282">toggle</text:span></text:span><text:span text:style-name="Source_20_Text"><text:span text:style-name="T265">(</text:span></text:span><text:span text:style-name="Source_20_Text"><text:span text:style-name="T276">'active'</text:span></text:span><text:span text:style-name="Source_20_Text"><text:span text:style-name="T265">); <text:s text:c="31"/></text:span></text:span></text:p>
      <text:p text:style-name="P53"><text:span text:style-name="Source_20_Text"><text:span text:style-name="T235">// if div doesn't have class "active" then add it, or if</text:span></text:span></text:p>
      <text:p text:style-name="P55"><text:span text:style-name="Source_20_Text"><text:span text:style-name="T235">// it does, then remove it</text:span></text:span></text:p>
      <text:h text:style-name="P222" text:outline-level="4"><text:span text:style-name="Emphasis"><text:span text:style-name="T253">→</text:span></text:span><text:span text:style-name="Emphasis"><text:span text:style-name="T254"> </text:span></text:span><text:span text:style-name="Emphasis"><text:span text:style-name="T253">Adding text content:</text:span></text:span></text:h>
      <text:p text:style-name="P33"><text:span text:style-name="Source_20_Text"><text:span text:style-name="T265">div.textContent = </text:span></text:span><text:span text:style-name="Source_20_Text"><text:span text:style-name="T276">'Hello World!'</text:span></text:span><text:span text:style-name="Source_20_Text"><text:span text:style-name="T265"> <text:s text:c="30"/></text:span></text:span></text:p>
      <text:p text:style-name="P53"><text:span text:style-name="Source_20_Text"><text:span text:style-name="T235">// creates a text node containing "Hello World!" and</text:span></text:span></text:p>
      <text:p text:style-name="P55"><text:span text:style-name="Source_20_Text"><text:span text:style-name="T235">// inserts it in div</text:span></text:span></text:p>
      <text:h text:style-name="P223" text:outline-level="4">→<text:span text:style-name="T361"> </text:span>Adding HTML content:</text:h>
      <text:p text:style-name="P33"><text:span text:style-name="Source_20_Text"><text:span text:style-name="T265">div.innerHTML = </text:span></text:span><text:span text:style-name="Source_20_Text"><text:span text:style-name="T276">'&lt;span&gt;Hello World!&lt;/span&gt;'</text:span></text:span><text:span text:style-name="Source_20_Text"><text:span text:style-name="T265">; <text:s text:c="18"/></text:span></text:span></text:p>
      <text:p text:style-name="P55"><text:span text:style-name="Source_20_Text"><text:span text:style-name="T235">// renders the html inside div</text:span></text:span></text:p>
      <text:p text:style-name="P153"><text:span text:style-name="Emphasis"><text:span text:style-name="T296">Events: </text:span></text:span><text:span text:style-name="Emphasis"><text:span text:style-name="T251">Events are actions that occur on your webpage such as mouse-clicks or keypresses, and using JavaScript we can make our webpage listen and react to these events.</text:span></text:span><text:span text:style-name="T246">There are three primary ways to go about this: you can attach functions attributes directly on your HTML elements, you can set the “on_event_” property on the DOM object in your JavaScript, or you can attach event listeners to the </text:span><text:soft-page-break/><text:span text:style-name="T246">nodes in your JavaScript. </text:span><text:span text:style-name="T247">(Event listeners are definitely the preferred method).</text:span></text:p>
      <text:p text:style-name="P213"><text:span text:style-name="Source_20_Text"><text:span text:style-name="T267"/></text:span></text:p>
      <text:p text:style-name="P209"><text:span text:style-name="Source_20_Text"><text:span text:style-name="T267">btn.</text:span></text:span><text:span text:style-name="Source_20_Text"><text:span text:style-name="T284">addEventListener</text:span></text:span><text:span text:style-name="Source_20_Text"><text:span text:style-name="T267">(</text:span></text:span><text:span text:style-name="Source_20_Text"><text:span text:style-name="T278">'click'</text:span></text:span><text:span text:style-name="Source_20_Text"><text:span text:style-name="T267">, </text:span></text:span><text:span text:style-name="Source_20_Text"><text:span text:style-name="T288">function</text:span></text:span><text:span text:style-name="Source_20_Text"><text:span text:style-name="T267">(e){</text:span></text:span></text:p>
      <text:p text:style-name="P209"><text:span text:style-name="Source_20_Text"><text:span text:style-name="T265">console.</text:span></text:span><text:span text:style-name="Source_20_Text"><text:span text:style-name="T282">log</text:span></text:span><text:span text:style-name="Source_20_Text"><text:span text:style-name="T265">(e);</text:span></text:span></text:p>
      <text:p text:style-name="P55"><text:span text:style-name="Source_20_Text"><text:span text:style-name="T265">})</text:span></text:span></text:p>
      <text:p text:style-name="P153"><text:span text:style-name="T247">The </text:span><text:span text:style-name="Source_20_Text"><text:span text:style-name="T297">e</text:span></text:span><text:span text:style-name="T247"> in that function is an object that references the </text:span><text:span text:style-name="Strong_20_Emphasis"><text:span text:style-name="T248">event</text:span></text:span><text:span text:style-name="T247"> itself. Within that object you have access to many useful properties and functions such as which mouse button or key was pressed, or information about the event’s </text:span><text:span text:style-name="Strong_20_Emphasis"><text:span text:style-name="T248">target</text:span></text:span><text:span text:style-name="T247"> - the DOM node that was clicked.(console.log(e.target)).</text:span></text:p>
      <text:p text:style-name="P210"><text:span text:style-name="Source_20_Text"><text:span text:style-name="T265">btn.</text:span></text:span><text:span text:style-name="Source_20_Text"><text:span text:style-name="T282">addEventListener</text:span></text:span><text:span text:style-name="Source_20_Text"><text:span text:style-name="T265">(</text:span></text:span><text:span text:style-name="Source_20_Text"><text:span text:style-name="T276">'click'</text:span></text:span><text:span text:style-name="Source_20_Text"><text:span text:style-name="T265">, </text:span></text:span><text:span text:style-name="Source_20_Text"><text:span text:style-name="T287">function</text:span></text:span><text:span text:style-name="Source_20_Text"><text:span text:style-name="T265">(e){</text:span></text:span></text:p>
      <text:p text:style-name="P210"><text:span text:style-name="Source_20_Text"><text:span text:style-name="T265">e.target.style.background = </text:span></text:span><text:span text:style-name="Source_20_Text"><text:span text:style-name="T276">'blue'</text:span></text:span><text:span text:style-name="Source_20_Text"><text:span text:style-name="T265">;</text:span></text:span></text:p>
      <text:p text:style-name="P55"><text:span text:style-name="Source_20_Text"><text:span text:style-name="T265">}) //</text:span></text:span><text:span text:style-name="Source_20_Text"><text:span text:style-name="T268">the botton that you clicked (that the target of the event click) on will be background color – blue.</text:span></text:span></text:p>
      <text:h text:style-name="P198" text:outline-level="2">Finding HTML Elements</text:h>
      <table:table table:name="Table2" table:style-name="Table2">
        <table:table-column table:style-name="Table2.A"/>
        <table:table-column table:style-name="Table2.B"/>
        <table:table-row table:style-name="Table2.1">
          <table:table-cell table:style-name="Table2.A1" office:value-type="string">
            <text:p text:style-name="P50">Method</text:p>
          </table:table-cell>
          <table:table-cell table:style-name="Table2.A1" office:value-type="string">
            <text:p text:style-name="P50">Description</text:p>
          </table:table-cell>
        </table:table-row>
        <table:table-row table:style-name="Table2.2">
          <table:table-cell table:style-name="Table2.A1" office:value-type="string">
            <text:p text:style-name="P49">document.getElementById(<text:span text:style-name="Emphasis">id</text:span>)</text:p>
          </table:table-cell>
          <table:table-cell table:style-name="Table2.A1" office:value-type="string">
            <text:p text:style-name="P49">Find an element by element id</text:p>
          </table:table-cell>
        </table:table-row>
        <table:table-row table:style-name="Table2.1">
          <table:table-cell table:style-name="Table2.A1" office:value-type="string">
            <text:p text:style-name="P49">document.getElementsByTagName(<text:span text:style-name="Emphasis">name</text:span>)</text:p>
          </table:table-cell>
          <table:table-cell table:style-name="Table2.A1" office:value-type="string">
            <text:p text:style-name="P49">Find elements by tag name <text:span text:style-name="T362">(“p”, “h1”...)</text:span></text:p>
          </table:table-cell>
        </table:table-row>
        <table:table-row table:style-name="Table2.2">
          <table:table-cell table:style-name="Table2.A1" office:value-type="string">
            <text:p text:style-name="P49">document.getElementsByClassName(<text:span text:style-name="Emphasis">name</text:span>)</text:p>
          </table:table-cell>
          <table:table-cell table:style-name="Table2.A1" office:value-type="string">
            <text:p text:style-name="P49">Find elements by class name</text:p>
          </table:table-cell>
        </table:table-row>
      </table:table>
      <text:p text:style-name="Horizontal_20_Line"/>
      <text:h text:style-name="P202" text:outline-level="2">Changing HTML Elements</text:h>
      <table:table table:name="Table3" table:style-name="Table3">
        <table:table-column table:style-name="Table3.A"/>
        <table:table-column table:style-name="Table3.B"/>
        <table:table-row table:style-name="Table3.1">
          <table:table-cell table:style-name="Table3.A1" office:value-type="string">
            <text:p text:style-name="P50">Property</text:p>
          </table:table-cell>
          <table:table-cell table:style-name="Table3.A1" office:value-type="string">
            <text:p text:style-name="P50">Description</text:p>
          </table:table-cell>
        </table:table-row>
        <table:table-row table:style-name="Table3.2">
          <table:table-cell table:style-name="Table3.A1" office:value-type="string">
            <text:p text:style-name="P49"><text:span text:style-name="Emphasis">element</text:span>.innerHTML =  <text:span text:style-name="Emphasis">new html content</text:span></text:p>
          </table:table-cell>
          <table:table-cell table:style-name="Table3.A1" office:value-type="string">
            <text:p text:style-name="P49">Change the inner HTML of an element</text:p>
          </table:table-cell>
        </table:table-row>
        <table:table-row table:style-name="Table3.1">
          <table:table-cell table:style-name="Table3.A1" office:value-type="string">
            <text:p text:style-name="P49"><text:span text:style-name="Emphasis">element</text:span>.<text:span text:style-name="Emphasis">attribute = new value</text:span></text:p>
          </table:table-cell>
          <table:table-cell table:style-name="Table3.A1" office:value-type="string">
            <text:p text:style-name="P49">Change the attribute value of an HTML element</text:p>
          </table:table-cell>
        </table:table-row>
        <table:table-row table:style-name="Table3.2">
          <table:table-cell table:style-name="Table3.A1" office:value-type="string">
            <text:p text:style-name="P49"><text:span text:style-name="Emphasis">element</text:span>.style.<text:span text:style-name="Emphasis">property = new style</text:span></text:p>
          </table:table-cell>
          <table:table-cell table:style-name="Table3.A1" office:value-type="string">
            <text:p text:style-name="P49">Change the style of an HTML element</text:p>
          </table:table-cell>
        </table:table-row>
        <table:table-row table:style-name="Table3.1">
          <table:table-cell table:style-name="Table3.A1" office:value-type="string">
            <text:p text:style-name="P50">Method</text:p>
          </table:table-cell>
          <table:table-cell table:style-name="Table3.A1" office:value-type="string">
            <text:p text:style-name="P50">Description</text:p>
          </table:table-cell>
        </table:table-row>
        <table:table-row table:style-name="Table3.2">
          <table:table-cell table:style-name="Table3.A1" office:value-type="string">
            <text:p text:style-name="P49"><text:span text:style-name="Emphasis">element</text:span>.setAttribute<text:span text:style-name="Emphasis">(attribute, value)</text:span></text:p>
          </table:table-cell>
          <table:table-cell table:style-name="Table3.A1" office:value-type="string">
            <text:p text:style-name="P49">Change the attribute value of an HTML element</text:p>
          </table:table-cell>
        </table:table-row>
      </table:table>
      <text:p text:style-name="Horizontal_20_Line"/>
      <text:h text:style-name="P202" text:outline-level="2"><text:soft-page-break/>Adding and Deleting Elements</text:h>
      <table:table table:name="Table4" table:style-name="Table4">
        <table:table-column table:style-name="Table4.A"/>
        <table:table-column table:style-name="Table4.B"/>
        <table:table-row table:style-name="Table4.1">
          <table:table-cell table:style-name="Table4.A1" office:value-type="string">
            <text:p text:style-name="P50">Method</text:p>
          </table:table-cell>
          <table:table-cell table:style-name="Table4.A1" office:value-type="string">
            <text:p text:style-name="P50">Description</text:p>
          </table:table-cell>
        </table:table-row>
        <table:table-row table:style-name="Table4.2">
          <table:table-cell table:style-name="Table4.A1" office:value-type="string">
            <text:p text:style-name="P49">document.createElement(<text:span text:style-name="Emphasis">element</text:span>)</text:p>
          </table:table-cell>
          <table:table-cell table:style-name="Table4.A1" office:value-type="string">
            <text:p text:style-name="P49">Create an HTML element</text:p>
          </table:table-cell>
        </table:table-row>
        <table:table-row table:style-name="Table4.1">
          <table:table-cell table:style-name="Table4.A1" office:value-type="string">
            <text:p text:style-name="P49">document.removeChild(<text:span text:style-name="Emphasis">element</text:span>)</text:p>
          </table:table-cell>
          <table:table-cell table:style-name="Table4.A1" office:value-type="string">
            <text:p text:style-name="P49">Remove an HTML element</text:p>
          </table:table-cell>
        </table:table-row>
        <table:table-row table:style-name="Table4.2">
          <table:table-cell table:style-name="Table4.A1" office:value-type="string">
            <text:p text:style-name="P49">document.appendChild(<text:span text:style-name="Emphasis">element</text:span>)</text:p>
          </table:table-cell>
          <table:table-cell table:style-name="Table4.A1" office:value-type="string">
            <text:p text:style-name="P49">Add an HTML element</text:p>
          </table:table-cell>
        </table:table-row>
        <table:table-row table:style-name="Table4.1">
          <table:table-cell table:style-name="Table4.A1" office:value-type="string">
            <text:p text:style-name="P49">document.replaceChild(<text:span text:style-name="Emphasis">new, old</text:span>)</text:p>
          </table:table-cell>
          <table:table-cell table:style-name="Table4.A1" office:value-type="string">
            <text:p text:style-name="P49">Replace an HTML element</text:p>
          </table:table-cell>
        </table:table-row>
        <table:table-row table:style-name="Table4.2">
          <table:table-cell table:style-name="Table4.A1" office:value-type="string">
            <text:p text:style-name="P49">document.write(<text:span text:style-name="Emphasis">text</text:span>)</text:p>
          </table:table-cell>
          <table:table-cell table:style-name="Table4.B6" office:value-type="string">
            <text:p text:style-name="P208"/>
          </table:table-cell>
        </table:table-row>
      </table:table>
      <text:h text:style-name="P198" text:outline-level="2">Adding Events Handlers</text:h>
      <table:table table:name="Table5" table:style-name="Table5">
        <table:table-column table:style-name="Table5.A"/>
        <table:table-column table:style-name="Table5.B"/>
        <table:table-row table:style-name="Table5.1">
          <table:table-cell table:style-name="Table5.A1" office:value-type="string">
            <text:p text:style-name="P50">Method</text:p>
          </table:table-cell>
          <table:table-cell table:style-name="Table5.A1" office:value-type="string">
            <text:p text:style-name="P50">Description</text:p>
          </table:table-cell>
        </table:table-row>
        <table:table-row table:style-name="Table5.2">
          <table:table-cell table:style-name="Table5.A1" office:value-type="string">
            <text:p text:style-name="P49">document.getElementById(<text:span text:style-name="Emphasis">id</text:span>).onclick = function(){<text:span text:style-name="Emphasis">code</text:span>}</text:p>
          </table:table-cell>
          <table:table-cell table:style-name="Table5.A1" office:value-type="string">
            <text:p text:style-name="P49">Adding event handler code to an onclick event</text:p>
          </table:table-cell>
        </table:table-row>
      </table:table>
      <text:p text:style-name="P181"><text:line-break/><text:span text:style-name="T70">The </text:span><text:span text:style-name="Source_20_Text"><text:span text:style-name="T159">onload</text:span></text:span><text:span text:style-name="T70"> and </text:span><text:span text:style-name="Source_20_Text"><text:span text:style-name="T159">onunload</text:span></text:span><text:span text:style-name="T70"> events are triggered when the user enters or leaves the page.</text:span></text:p>
      <text:p text:style-name="P175"><text:line-break/><text:span text:style-name="T70">The </text:span><text:span text:style-name="Source_20_Text"><text:span text:style-name="T159">onchange</text:span></text:span><text:span text:style-name="T70"> event is often used in combination with validation of input fields.</text:span></text:p>
      <text:p text:style-name="Text_20_body"><text:line-break/><text:span text:style-name="T70">The </text:span><text:span text:style-name="Source_20_Text"><text:span text:style-name="T159">onmouseover</text:span></text:span><text:span text:style-name="T70"> and </text:span><text:span text:style-name="Source_20_Text"><text:span text:style-name="T159">onmouseout</text:span></text:span><text:span text:style-name="T70"> events can be used to trigger a function when the user mouses over, or out of, an HTML element:</text:span></text:p>
      <text:p text:style-name="P136"><text:span text:style-name="T70">The </text:span><text:span text:style-name="Source_20_Text"><text:span text:style-name="T159">onmousedown</text:span></text:span><text:span text:style-name="T70">, </text:span><text:span text:style-name="Source_20_Text"><text:span text:style-name="T159">onmouseup</text:span></text:span><text:span text:style-name="T70">, and </text:span><text:span text:style-name="Source_20_Text"><text:span text:style-name="T159">onclick</text:span></text:span><text:span text:style-name="T68"> </text:span><text:span text:style-name="T70">events are all parts of a mouse-click. First when a mouse-button is clicked, the onmousedown event is triggered, then, when the mouse-button is released, the onmouseup event is triggered, finally, when the mouse-click is completed, the onclick event is triggered.</text:span></text:p>
      <text:h text:style-name="P203" text:outline-level="2"><text:span text:style-name="T97">The addEventListener() method: </text:span><text:span text:style-name="T104">The </text:span><text:span text:style-name="Source_20_Text"><text:span text:style-name="T175">addEventListener()</text:span></text:span><text:span text:style-name="T104"> method attaches an event handler to the specified element.</text:span></text:h>
      <text:p text:style-name="P154"><text:span text:style-name="T70">The </text:span><text:span text:style-name="Source_20_Text"><text:span text:style-name="T159">addEventListener()</text:span></text:span><text:span text:style-name="T70"> method attaches an event handler to an element without overwriting existing event handlers.</text:span></text:p>
      <text:p text:style-name="P152">You can add many event handlers to one element.</text:p>
      <text:p text:style-name="P152">You can add many event handlers of the same type to one element, i.e two "click" events.</text:p>
      <text:p text:style-name="P152">You can add event listeners to any DOM object not only HTML elements. i.e the window object.</text:p>
      <text:p text:style-name="P154"><text:span text:style-name="T70">The </text:span><text:span text:style-name="Source_20_Text"><text:span text:style-name="T159">addEventListener()</text:span></text:span><text:span text:style-name="T70"> method makes it easier to control how the event reacts to bubbling.</text:span></text:p>
      <text:p text:style-name="P154"><text:span text:style-name="T70">When using the </text:span><text:span text:style-name="Source_20_Text"><text:span text:style-name="T159">addEventListener()</text:span></text:span><text:span text:style-name="T70"> method, the JavaScript is separated from the HTML markup, for better readability and allows you to add event listeners even when you do not control the HTML markup.</text:span></text:p>
      <text:p text:style-name="P20"><text:span text:style-name="T70">You can easily remove an event listener by using. the </text:span><text:span text:style-name="Source_20_Text"><text:span text:style-name="T159">removeEventListener()</text:span></text:span><text:span text:style-name="T70"> method.</text:span></text:p>
      <text:p text:style-name="P63"><text:span text:style-name="Emphasis"><text:span text:style-name="T303">element</text:span></text:span><text:span text:style-name="T304">.addEventListener(</text:span><text:span text:style-name="Emphasis"><text:span text:style-name="T303">event, function, useCapture</text:span></text:span><text:span text:style-name="T304">);</text:span></text:p>
      <text:p text:style-name="P20"><text:span text:style-name="T70">The first parameter is the type of the event (like "</text:span><text:span text:style-name="Source_20_Text"><text:span text:style-name="T159">click</text:span></text:span><text:span text:style-name="T70">" or "</text:span><text:span text:style-name="Source_20_Text"><text:span text:style-name="T159">mousedown</text:span></text:span><text:span text:style-name="T70">" or any other </text:span><text:a xlink:type="simple" xlink:href="https://www.w3schools.com/jsref/dom_obj_event.asp" text:style-name="Internet_20_link" text:visited-style-name="Visited_20_Internet_20_Link"><text:span text:style-name="T90">HTML DOM Event</text:span></text:a><text:span text:style-name="T70">.)</text:span></text:p>
      <text:p text:style-name="P18">The second parameter is the function we want to call when the event occurs.</text:p>
      <text:p text:style-name="P18"><text:soft-page-break/>The third parameter is a boolean value specifying whether to use event bubbling or event capturing. This parameter is optional.</text:p>
      <text:p text:style-name="P136"><text:span text:style-name="T105">Add event-handler to an element: </text:span><text:span text:style-name="Emphasis"><text:span text:style-name="T61">element</text:span></text:span><text:span text:style-name="T61">.addEventListener(</text:span><text:span text:style-name="T145">"click"</text:span><text:span text:style-name="T61">, </text:span><text:span text:style-name="T24">function</text:span><text:span text:style-name="T61">(){ alert(</text:span><text:span text:style-name="T145">"Hello World!"</text:span><text:span text:style-name="T61">); });</text:span></text:p>
      <text:h text:style-name="P202" text:outline-level="2">Event Bubbling or Event Capturing?</text:h>
      <text:p text:style-name="P18">There are two ways of event propagation in the HTML DOM, bubbling and capturing.</text:p>
      <text:p text:style-name="P18">Event propagation is a way of defining the element order when an event occurs. If you have a &lt;p&gt; element inside a &lt;div&gt; element, and the user clicks on the &lt;p&gt; element, which element's "click" event should be handled first?</text:p>
      <text:p text:style-name="P20"><text:span text:style-name="T70">In </text:span><text:span text:style-name="Emphasis"><text:span text:style-name="T70">bubbling </text:span></text:span><text:span text:style-name="T70">the inner most element's event is handled first and then the outer: the &lt;p&gt; element's click event is handled first, then the &lt;div&gt; element's click event.</text:span></text:p>
      <text:p text:style-name="P20"><text:span text:style-name="T70">In </text:span><text:span text:style-name="Emphasis"><text:span text:style-name="T70">capturing </text:span></text:span><text:span text:style-name="T70">the outer most element's event is handled first and then the inner: the &lt;div&gt; element's click event will be handled first, then the &lt;p&gt; element's click event.</text:span></text:p>
      <text:p text:style-name="P18">With the addEventListener() method you can specify the propagation type by using the "useCapture" parameter:</text:p>
      <text:p text:style-name="P157"><text:span text:style-name="T46">addEventListener(</text:span><text:span text:style-name="Emphasis"><text:span text:style-name="T46">event</text:span></text:span><text:span text:style-name="T46">, </text:span><text:span text:style-name="Emphasis"><text:span text:style-name="T46">function</text:span></text:span><text:span text:style-name="T46">, </text:span><text:span text:style-name="Emphasis"><text:span text:style-name="T298">useCapture</text:span></text:span><text:span text:style-name="T46">);</text:span></text:p>
      <text:p text:style-name="P18">The default value is false, which will use the bubbling propagation, when the value is set to true, the event uses the capturing propagation.</text:p>
      <text:h text:style-name="P202" text:outline-level="2">Add an Event Handler to the window Object</text:h>
      <text:p text:style-name="P20"><text:span text:style-name="T70">The </text:span><text:span text:style-name="Source_20_Text"><text:span text:style-name="T159">addEventListener()</text:span></text:span><text:span text:style-name="T70"> method allows you to add event listeners on any HTML DOM object such as HTML elements, the HTML document, the window object, or other objects that support events, like the </text:span><text:span text:style-name="Source_20_Text"><text:span text:style-name="T159">xmlHttpRequest</text:span></text:span><text:span text:style-name="T70"> object.</text:span></text:p>
      <text:p text:style-name="P191">Add an event listener that fires when a user resizes the window:</text:p>
      <text:p text:style-name="P192"><text:span text:style-name="T47">window.addEventListener(</text:span><text:span text:style-name="T137">"resize"</text:span><text:span text:style-name="T47">, </text:span><text:span text:style-name="T15">function</text:span><text:span text:style-name="T47">(){<text:line-break/>  document.getElementById(</text:span><text:span text:style-name="T137">"demo"</text:span><text:span text:style-name="T47">).innerHTML = </text:span><text:span text:style-name="Emphasis"><text:span text:style-name="T47">sometext</text:span></text:span><text:span text:style-name="T47">;<text:line-break/>});</text:span></text:p>
      <text:p text:style-name="Standard"><text:line-break/></text:p>
      <text:p text:style-name="P23"/>
      <text:p text:style-name="P135"><text:soft-page-break/>Array propertys:</text:p>
      <text:p text:style-name="P73">const inventors = [</text:p>
      <text:p text:style-name="P74">{ first: 'Albert', last: 'Einstein', year: 1879, passed: 1955 },</text:p>
      <text:p text:style-name="P74">{ first: 'Isaac', last: 'Newton', year: 1643, passed: 1727 },</text:p>
      <text:p text:style-name="P74">{ first: 'Galileo', last: 'Galilei', year: 1564, passed: 1642 },</text:p>
      <text:p text:style-name="P74">{ first: 'Marie', last: 'Curie', year: 1867, passed: 1934 },</text:p>
      <text:p text:style-name="P74">{ first: 'Johannes', last: 'Kepler', year: 1571, passed: 1630 },</text:p>
      <text:p text:style-name="P74">{ first: 'Nicolaus', last: 'Copernicus', year: 1473, passed: 1543 },</text:p>
      <text:p text:style-name="P74">{ first: 'Max', last: 'Planck', year: 1858, passed: 1947 },</text:p>
      <text:p text:style-name="P74">{ first: 'Katherine', last: 'Blodgett', year: 1898, passed: 1979 },</text:p>
      <text:p text:style-name="P74">{ first: 'Ada', last: 'Lovelace', year: 1815, passed: 1852 },</text:p>
      <text:p text:style-name="P74">{ first: 'Sarah E.', last: 'Goode', year: 1855, passed: 1905 },</text:p>
      <text:p text:style-name="P74">{ first: 'Lise', last: 'Meitner', year: 1878, passed: 1968 },</text:p>
      <text:p text:style-name="P74">{ first: 'Hanna', last: 'Hammarström', year: 1829, passed: 1909 }</text:p>
      <text:p text:style-name="P74">];</text:p>
      <text:p text:style-name="P137"/>
      <text:p text:style-name="P138"><text:span text:style-name="T365">→ </text:span><text:span text:style-name="T372">// Array.prototype.filter() -Filter the list of inventors for those who were born in the 1500's:</text:span></text:p>
      <text:p text:style-name="P75"><text:tab/>const fiften = inventors.filter(function(obj){</text:p>
      <text:p text:style-name="P74"><text:tab/><text:tab/>if(obj.year &gt;= 1500 &amp;&amp; obj.year &lt; 1600){</text:p>
      <text:p text:style-name="P74"><text:tab/><text:tab/>return true //keep it - else ignore it.</text:p>
      <text:p text:style-name="P74"><text:tab/><text:tab/>}</text:p>
      <text:p text:style-name="P74"><text:tab/>});</text:p>
      <text:p text:style-name="P76">output: console.log(fiften) :</text:p>
      <text:p text:style-name="P76"/>
      <text:p text:style-name="P79">0: Object { first: "Galileo", last: "Galilei", year: 1564, <text:span text:style-name="T312">passed: 1642</text:span> }</text:p>
      <text:section text:style-name="Sect1" text:name="Symbol(server0.conn5.child1/obj208/1)">
        <text:p text:style-name="Standard">​</text:p>
      </text:section>
      <text:section text:style-name="Sect1" text:name="Section1">
        <text:p text:style-name="P79"><text:bookmark text:name="Symbol(server0.conn5.child1/obj208/1)"/>1: Object { first: "Johannes", last: "Kepler", year: 1571, <text:span text:style-name="T312">passed: 1630</text:span> }</text:p>
      </text:section>
      <text:section text:style-name="Sect1" text:name="Symbol(server0.conn5.child1/obj208/length)">
        <text:p text:style-name="Standard">​</text:p>
        <text:p text:style-name="Standard">length: 2</text:p>
      </text:section>
      <text:p text:style-name="Standard"/>
      <text:p text:style-name="P77">→<text:span text:style-name="T375"> </text:span><text:span text:style-name="T372">// Array.prototype.map() - Give us an array of the inventors' first and last names:</text:span></text:p>
      <text:p text:style-name="P77"><text:span text:style-name="T372"/></text:p>
      <text:p text:style-name="P74"><text:tab/>const fullNames = inventors.map(obj=&gt; `${obj.first} ${obj.last}`);</text:p>
      <text:p text:style-name="P80">output: console.log(fullNames);</text:p>
      <text:p text:style-name="P80"/>
      <text:p text:style-name="P76">0: "Albert Einstein"</text:p>
      <text:section text:style-name="Sect1" text:name="Symbol(server0.conn5.child1/obj238/1)">
        <text:p text:style-name="Standard">​</text:p>
        <text:p text:style-name="Standard">1: "Isaac Newton"</text:p>
      </text:section>
      <text:section text:style-name="Sect1" text:name="Symbol(server0.conn5.child1/obj238/2)">
        <text:p text:style-name="Standard">​</text:p>
        <text:p text:style-name="Standard">2: "Galileo Galilei"</text:p>
      </text:section>
      <text:section text:style-name="Sect1" text:name="Symbol(server0.conn5.child1/obj238/3)">
        <text:p text:style-name="Standard">​</text:p>
        <text:p text:style-name="Standard">3: "Marie Curie"</text:p>
      </text:section>
      <text:section text:style-name="Sect1" text:name="Symbol(server0.conn5.child1/obj238/4)">
        <text:p text:style-name="Standard">​</text:p>
        <text:p text:style-name="Standard">4: "Johannes Kepler"</text:p>
      </text:section>
      <text:section text:style-name="Sect1" text:name="Symbol(server0.conn5.child1/obj238/5)">
        <text:p text:style-name="Standard">​</text:p>
        <text:p text:style-name="Standard">5: "Nicolaus Copernicus"</text:p>
      </text:section>
      <text:section text:style-name="Sect1" text:name="Symbol(server0.conn5.child1/obj238/6)">
        <text:p text:style-name="Standard">​</text:p>
        <text:p text:style-name="Standard">6: "Max Planck"</text:p>
      </text:section>
      <text:section text:style-name="Sect1" text:name="Symbol(server0.conn5.child1/obj238/7)">
        <text:p text:style-name="Standard">​</text:p>
        <text:p text:style-name="Standard">7: "Katherine Blodgett"</text:p>
      </text:section>
      <text:section text:style-name="Sect1" text:name="Symbol(server0.conn5.child1/obj238/8)">
        <text:p text:style-name="Standard"><text:soft-page-break/>​</text:p>
        <text:p text:style-name="Standard">8: "Ada Lovelace"</text:p>
      </text:section>
      <text:section text:style-name="Sect1" text:name="Symbol(server0.conn5.child1/obj238/9)">
        <text:p text:style-name="Standard">​</text:p>
        <text:p text:style-name="Standard">9: "Sarah E. Goode"</text:p>
      </text:section>
      <text:section text:style-name="Sect1" text:name="Symbol(server0.conn5.child1/obj238/10)">
        <text:p text:style-name="Standard">​</text:p>
        <text:p text:style-name="Standard">10: "Lise Meitner"</text:p>
      </text:section>
      <text:section text:style-name="Sect1" text:name="Symbol(server0.conn5.child1/obj238/11)">
        <text:p text:style-name="Standard">​</text:p>
        <text:p text:style-name="Standard">11: "Hanna Hammarström"</text:p>
      </text:section>
      <text:section text:style-name="Sect1" text:name="Symbol(server0.conn5.child1/obj238/length)">
        <text:p text:style-name="Standard">​</text:p>
        <text:p text:style-name="Standard">length: 12</text:p>
      </text:section>
      <text:p text:style-name="P138"><text:span text:style-name="T372"><text:tab/></text:span></text:p>
      <text:p text:style-name="P138"><text:span text:style-name="T365">→ </text:span><text:span text:style-name="T372">// Array.prototype.sort() - Sort the inventors by birthdate, oldest to youngest:</text:span></text:p>
      <text:p text:style-name="P74"><text:tab/>const ordered = inventors.sort((a,b) =&gt; a.yaer &gt; b.year ? 1 : -1);</text:p>
      <text:p text:style-name="P74"/>
      <text:p text:style-name="P74"><text:span text:style-name="T377">output – </text:span>console.log(ordered):</text:p>
      <text:p text:style-name="P74">0: Object { first: "Albert", last: "Einstein", year: 1879, … }</text:p>
      <text:section text:style-name="Sect1" text:name="Symbol(server0.conn5.child1/obj244/1)">
        <text:p text:style-name="Standard">​</text:p>
      </text:section>
      <text:section text:style-name="Sect1" text:name="Section2">
        <text:p text:style-name="Standard"><text:bookmark text:name="Symbol(server0.conn5.child1/obj244/1)"/>1: Object { first: "Isaac", last: "Newton", year: 1643, … }</text:p>
      </text:section>
      <text:section text:style-name="Sect1" text:name="Symbol(server0.conn5.child1/obj244/2)">
        <text:p text:style-name="Standard">​</text:p>
      </text:section>
      <text:section text:style-name="Sect1" text:name="Section3">
        <text:p text:style-name="Standard"><text:bookmark text:name="Symbol(server0.conn5.child1/obj244/2)"/>2: Object { first: "Galileo", last: "Galilei", year: 1564, … }</text:p>
      </text:section>
      <text:section text:style-name="Sect1" text:name="Symbol(server0.conn5.child1/obj244/3)">
        <text:p text:style-name="Standard">​</text:p>
      </text:section>
      <text:section text:style-name="Sect1" text:name="Section4">
        <text:p text:style-name="Standard"><text:bookmark text:name="Symbol(server0.conn5.child1/obj244/3)"/>3: Object { first: "Marie", last: "Curie", year: 1867, … }</text:p>
      </text:section>
      <text:section text:style-name="Sect1" text:name="Symbol(server0.conn5.child1/obj244/4)">
        <text:p text:style-name="Standard">​</text:p>
      </text:section>
      <text:section text:style-name="Sect1" text:name="Section5">
        <text:p text:style-name="Standard"><text:bookmark text:name="Symbol(server0.conn5.child1/obj244/4)"/>4: Object { first: "Johannes", last: "Kepler", year: 1571, … }</text:p>
      </text:section>
      <text:section text:style-name="Sect1" text:name="Symbol(server0.conn5.child1/obj244/5)">
        <text:p text:style-name="Standard">​</text:p>
      </text:section>
      <text:section text:style-name="Sect1" text:name="Section6">
        <text:p text:style-name="Standard"><text:bookmark text:name="Symbol(server0.conn5.child1/obj244/5)"/>5: Object { first: "Nicolaus", last: "Copernicus", year: 1473, … }</text:p>
      </text:section>
      <text:section text:style-name="Sect1" text:name="Symbol(server0.conn5.child1/obj244/6)">
        <text:p text:style-name="Standard">​</text:p>
      </text:section>
      <text:section text:style-name="Sect1" text:name="Section7">
        <text:p text:style-name="Standard"><text:bookmark text:name="Symbol(server0.conn5.child1/obj244/6)"/>6: Object { first: "Max", last: "Planck", year: 1858, … }</text:p>
      </text:section>
      <text:section text:style-name="Sect1" text:name="Symbol(server0.conn5.child1/obj244/7)">
        <text:p text:style-name="Standard">​</text:p>
      </text:section>
      <text:section text:style-name="Sect1" text:name="Section8">
        <text:p text:style-name="Standard"><text:bookmark text:name="Symbol(server0.conn5.child1/obj244/7)"/>7: Object { first: "Katherine", last: "Blodgett", year: 1898, … }</text:p>
      </text:section>
      <text:section text:style-name="Sect1" text:name="Symbol(server0.conn5.child1/obj244/8)">
        <text:p text:style-name="Standard">​</text:p>
      </text:section>
      <text:section text:style-name="Sect1" text:name="Section9">
        <text:p text:style-name="Standard"><text:bookmark text:name="Symbol(server0.conn5.child1/obj244/8)"/>8: Object { first: "Ada", last: "Lovelace", year: 1815, … }</text:p>
      </text:section>
      <text:section text:style-name="Sect1" text:name="Symbol(server0.conn5.child1/obj244/9)">
        <text:p text:style-name="Standard">​</text:p>
      </text:section>
      <text:section text:style-name="Sect1" text:name="Section10">
        <text:p text:style-name="Standard"><text:bookmark text:name="Symbol(server0.conn5.child1/obj244/9)"/>9: Object { first: "Sarah E.", last: "Goode", year: 1855, … }</text:p>
      </text:section>
      <text:section text:style-name="Sect1" text:name="Symbol(server0.conn5.child1/obj244/10)">
        <text:p text:style-name="Standard">​</text:p>
      </text:section>
      <text:section text:style-name="Sect1" text:name="Section11">
        <text:p text:style-name="Standard"><text:bookmark text:name="Symbol(server0.conn5.child1/obj244/10)"/>10: Object { first: "Lise", last: "Meitner", year: 1878, … }</text:p>
      </text:section>
      <text:section text:style-name="Sect1" text:name="Symbol(server0.conn5.child1/obj244/11)">
        <text:p text:style-name="Standard">​</text:p>
      </text:section>
      <text:p text:style-name="Standard">11: Object { first: "Hanna", last: "Hammarström", year: 1829, … }</text:p>
      <text:p text:style-name="P139"/>
      <text:p text:style-name="P182">→<text:span text:style-name="T378"> </text:span><text:span text:style-name="T372">// Array.prototype.reduce() - How many years did all the inventors live?</text:span></text:p>
      <text:p text:style-name="P74"><text:tab/>const totalYear = inventors.reduce((total, obj) =&gt; {</text:p>
      <text:p text:style-name="P74"><text:tab/>return total + (obj.passed - obj.year);</text:p>
      <text:p text:style-name="P74"><text:tab/>},0);</text:p>
      <text:p text:style-name="P74"><text:span text:style-name="T378">output: </text:span>console.log(totalYear): <text:span text:style-name="T378">821.</text:span></text:p>
      <text:p text:style-name="P72"/>
      <text:p text:style-name="P72"/>
      <text:p text:style-name="P72"/>
      <text:p text:style-name="P72"/>
      <text:p text:style-name="P72"/>
      <text:p text:style-name="P72"/>
      <text:p text:style-name="P72"/>
      <text:p text:style-name="P72"/>
      <text:p text:style-name="P74"><text:soft-page-break/>const people = [</text:p>
      <text:p text:style-name="P74">{ name: 'Wes', year: 1988 },</text:p>
      <text:p text:style-name="P74">{ name: 'Kait', year: 1986 },</text:p>
      <text:p text:style-name="P74">{ name: 'Irv', year: 1970 },</text:p>
      <text:p text:style-name="P74">{ name: 'Lux', year: 2015 }</text:p>
      <text:p text:style-name="P74">];</text:p>
      <text:p text:style-name="P74">const comments = [</text:p>
      <text:p text:style-name="P74">{ text: 'Love this!', id: 523423 },</text:p>
      <text:p text:style-name="P74">{ text: 'Super good', id: 823423 },</text:p>
      <text:p text:style-name="P74">{ text: 'You are the best', id: 2039842 },</text:p>
      <text:p text:style-name="P74">{ text: 'Ramen is my fav food ever', id: 123523 },</text:p>
      <text:p text:style-name="P74">{ text: 'Nice Nice Nice!', id: 542328 }</text:p>
      <text:p text:style-name="P74">];</text:p>
      <text:p text:style-name="P74"/>
      <text:p text:style-name="P74">→<text:span text:style-name="T379"> </text:span>// Some and Every Checks- Array.prototype.some() // is at least one person 19 or older?</text:p>
      <text:p text:style-name="P74"><text:tab/>const isAdult = people.some(function(person){</text:p>
      <text:p text:style-name="P74"><text:tab/>const currentYear = (new Date()).getFullYear();</text:p>
      <text:p text:style-name="P74"><text:tab/>if(currentYear - person.year &gt;= 19){</text:p>
      <text:p text:style-name="P74"><text:tab/>return true;</text:p>
      <text:p text:style-name="P74"><text:tab/>}</text:p>
      <text:p text:style-name="P74"><text:tab/>});</text:p>
      <text:p text:style-name="P74"><text:span text:style-name="T379">output- </text:span>console.log(isAdult); : <text:span text:style-name="T379">true.</text:span></text:p>
      <text:p text:style-name="P74"/>
      <text:p text:style-name="P74">→<text:span text:style-name="T381"> </text:span>// Array.prototype.every() // is everyone 19 or older?</text:p>
      <text:p text:style-name="P74"><text:tab/>const allAdult = people.every(function(person){</text:p>
      <text:p text:style-name="P74"><text:tab/>const currentYear = (new Date()).getFullYear();</text:p>
      <text:p text:style-name="P74"><text:tab/>if(currentYear - person.year &gt;= 19){</text:p>
      <text:p text:style-name="P74"><text:tab/>return true;</text:p>
      <text:p text:style-name="P74"><text:tab/>}</text:p>
      <text:p text:style-name="P74"><text:tab/>});</text:p>
      <text:p text:style-name="P74"/>
      <text:p text:style-name="P81"><text:span text:style-name="T379">output- </text:span>console.log(allAdult); : <text:span text:style-name="T381">false.</text:span></text:p>
      <text:p text:style-name="P81"/>
      <text:p text:style-name="P81">→<text:span text:style-name="T383"> </text:span>// Array.prototype.find()- Find is like filter, but instead returns just the one you are looking for</text:p>
      <text:p text:style-name="P74">// find the comment with the ID of 823423:</text:p>
      <text:p text:style-name="P74"><text:tab/>const commet = comments.find(function(person){</text:p>
      <text:p text:style-name="P74"><text:tab/>return person.id === 823423;</text:p>
      <text:p text:style-name="P74"><text:tab/>});</text:p>
      <text:p text:style-name="P78"><text:span text:style-name="T313">output- </text:span><text:span text:style-name="T312">console.log(commet); : </text:span><text:span text:style-name="T371">Object { text: "Super good", id: 823423 }</text:span></text:p>
      <text:p text:style-name="P81"><text:s/></text:p>
      <text:p text:style-name="P82">→<text:span text:style-name="T385"> </text:span>// Array.prototype.findIndex()-Find the comment with this ID-823423: </text:p>
      <text:p text:style-name="P74"><text:tab/>const indexFind = comments.findIndex(function(person){</text:p>
      <text:p text:style-name="P74"><text:tab/>return person.id === 823423;</text:p>
      <text:p text:style-name="P74"><text:tab/>});</text:p>
      <text:p text:style-name="P74"><text:span text:style-name="T385">output: </text:span>console.log(indexFind); <text:span text:style-name="T385">1;</text:span></text:p>
      <text:p text:style-name="P74"/>
      <text:p text:style-name="P74"/>
      <text:p text:style-name="P74"/>
      <text:p text:style-name="P74"/>
      <text:p text:style-name="P74"/>
      <text:p text:style-name="P81"><text:soft-page-break/>→<text:span text:style-name="T387"> </text:span>// delete the comment with the ID of 823423</text:p>
      <text:p text:style-name="P74"><text:tab/>comments.s<text:span text:style-name="T387">p</text:span>lice(indexFind, 1);</text:p>
      <text:p text:style-name="P74"><text:tab/></text:p>
      <text:p text:style-name="P83"><text:span text:style-name="T314">output:console.log(comments); </text:span><text:s/></text:p>
      <text:p text:style-name="P83">0: Object { text: "Love this!", id: 523423 }</text:p>
      <text:section text:style-name="Sect1" text:name="Symbol(server0.conn5.child1/obj742/1)">
        <text:p text:style-name="Standard">​</text:p>
      </text:section>
      <text:section text:style-name="Sect1" text:name="Section12">
        <text:p text:style-name="Standard"><text:bookmark text:name="Symbol(server0.conn5.child1/obj742/1)"/>1: Object { text: "You are the best", id: 2039842 }</text:p>
      </text:section>
      <text:section text:style-name="Sect1" text:name="Symbol(server0.conn5.child1/obj742/2)">
        <text:p text:style-name="Standard">​</text:p>
      </text:section>
      <text:section text:style-name="Sect1" text:name="Section13">
        <text:p text:style-name="Standard"><text:bookmark text:name="Symbol(server0.conn5.child1/obj742/2)"/>2: Object { text: "Ramen is my fav food ever", id: 123523 }</text:p>
      </text:section>
      <text:section text:style-name="Sect1" text:name="Symbol(server0.conn5.child1/obj742/3)">
        <text:p text:style-name="Standard">​</text:p>
      </text:section>
      <text:p text:style-name="Standard"><text:span text:style-name="T314">3: Object { text: "Nice Nice Nice!", id: 54232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SFMono-Regular1" svg:font-family="SFMono-Regular, Consolas, 'Liberation Mono', Menlo, monospace"/>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variant="normal" fo:text-transform="none" fo:color="#000000" style:font-name="Verdana" fo:font-family="Verdana, sans-serif" fo:font-size="11.25pt" fo:letter-spacing="normal" fo:font-style="normal"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_31_" style:display-name="1" style:family="paragraph" style:parent-style-name="Standard"/>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2:13:38.208721245</meta:creation-date>
    <dc:date>2019-11-22T15:59:31.025051078</dc:date>
    <meta:editing-duration>P7DT21H27M34S</meta:editing-duration>
    <meta:editing-cycles>128</meta:editing-cycles>
    <meta:generator>LibreOffice/6.0.7.3$Linux_X86_64 LibreOffice_project/00m0$Build-3</meta:generator>
    <meta:document-statistic meta:table-count="5" meta:image-count="0" meta:object-count="0" meta:page-count="24" meta:paragraph-count="792" meta:word-count="5366" meta:character-count="31658" meta:non-whitespace-character-count="26359"/>
  </office:meta>
</office:document-meta>
</file>